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2000000357CDC4ACEF9FAECC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Arial" svg:font-family="Arial, sans-serif"/>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6.544cm" table:align="left" style:writing-mode="lr-tb"/>
    </style:style>
    <style:style style:name="Tabla5.A" style:family="table-column">
      <style:table-column-properties style:column-width="4.14cm"/>
    </style:style>
    <style:style style:name="Tabla5.B" style:family="table-column">
      <style:table-column-properties style:column-width="3.785cm"/>
    </style:style>
    <style:style style:name="Tabla5.C" style:family="table-column">
      <style:table-column-properties style:column-width="2.064cm"/>
    </style:style>
    <style:style style:name="Tabla5.D" style:family="table-column">
      <style:table-column-properties style:column-width="4.129cm"/>
    </style:style>
    <style:style style:name="Tabla5.E" style:family="table-column">
      <style:table-column-properties style:column-width="2.425cm"/>
    </style:style>
    <style:style style:name="Tabla5.1" style:family="table-row">
      <style:table-row-properties style:min-row-height="0.829cm" fo:keep-together="auto"/>
    </style:style>
    <style:style style:name="Tab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5.2" style:family="table-row">
      <style:table-row-properties style:min-row-height="0.573cm" fo:keep-together="auto"/>
    </style:style>
    <style:style style:name="Tabla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E2" style:family="table-cell">
      <style:table-cell-properties style:vertical-align="top" fo:padding-left="0.123cm" fo:padding-right="0.123cm" fo:padding-top="0cm" fo:padding-bottom="0cm" fo:border="0.5pt solid #000000" style:writing-mode="lr-tb"/>
    </style:style>
    <style:style style:name="Tabla6" style:family="table">
      <style:table-properties style:width="16.544cm" table:align="left" style:writing-mode="lr-tb"/>
    </style:style>
    <style:style style:name="Tabla6.A" style:family="table-column">
      <style:table-column-properties style:column-width="16.544cm"/>
    </style:style>
    <style:style style:name="Tabla6.1" style:family="table-row">
      <style:table-row-properties style:min-row-height="2.91cm" fo:keep-together="auto"/>
    </style:style>
    <style:style style:name="Tabla6.A1" style:family="table-cell">
      <style:table-cell-properties style:vertical-align="top" fo:padding-left="0.123cm" fo:padding-right="0.123cm" fo:padding-top="0cm" fo:padding-bottom="0cm" fo:border="0.5pt solid #000000" style:writing-mode="lr-tb"/>
    </style:style>
    <style:style style:name="Tabla7" style:family="table">
      <style:table-properties style:width="16.544cm" table:align="left" style:writing-mode="lr-tb"/>
    </style:style>
    <style:style style:name="Tabla7.A" style:family="table-column">
      <style:table-column-properties style:column-width="4.14cm"/>
    </style:style>
    <style:style style:name="Tabla7.B" style:family="table-column">
      <style:table-column-properties style:column-width="3.785cm"/>
    </style:style>
    <style:style style:name="Tabla7.C" style:family="table-column">
      <style:table-column-properties style:column-width="2.064cm"/>
    </style:style>
    <style:style style:name="Tabla7.D" style:family="table-column">
      <style:table-column-properties style:column-width="4.129cm"/>
    </style:style>
    <style:style style:name="Tabla7.E" style:family="table-column">
      <style:table-column-properties style:column-width="2.425cm"/>
    </style:style>
    <style:style style:name="Tabla7.1" style:family="table-row">
      <style:table-row-properties style:min-row-height="0.829cm" fo:keep-together="auto"/>
    </style:style>
    <style:style style:name="Tabla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7.2" style:family="table-row">
      <style:table-row-properties style:min-row-height="0.573cm" fo:keep-together="auto"/>
    </style:style>
    <style:style style:name="Tabla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E2" style:family="table-cell" style:data-style-name="N0">
      <style:table-cell-properties style:vertical-align="top" fo:padding-left="0.123cm" fo:padding-right="0.123cm" fo:padding-top="0cm" fo:padding-bottom="0cm" fo:border="0.5pt solid #000000" style:writing-mode="lr-tb"/>
    </style:style>
    <style:style style:name="Tabla8" style:family="table">
      <style:table-properties style:width="16.544cm" table:align="left" style:writing-mode="lr-tb"/>
    </style:style>
    <style:style style:name="Tabla8.A" style:family="table-column">
      <style:table-column-properties style:column-width="16.544cm"/>
    </style:style>
    <style:style style:name="Tabla8.1" style:family="table-row">
      <style:table-row-properties style:min-row-height="6.131cm" fo:keep-together="auto"/>
    </style:style>
    <style:style style:name="Tabla8.A1"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544cm" table:align="left" style:writing-mode="lr-tb"/>
    </style:style>
    <style:style style:name="Tabla11.A" style:family="table-column">
      <style:table-column-properties style:column-width="4.14cm"/>
    </style:style>
    <style:style style:name="Tabla11.B" style:family="table-column">
      <style:table-column-properties style:column-width="3.785cm"/>
    </style:style>
    <style:style style:name="Tabla11.C" style:family="table-column">
      <style:table-column-properties style:column-width="2.064cm"/>
    </style:style>
    <style:style style:name="Tabla11.D" style:family="table-column">
      <style:table-column-properties style:column-width="4.129cm"/>
    </style:style>
    <style:style style:name="Tabla11.E" style:family="table-column">
      <style:table-column-properties style:column-width="2.425cm"/>
    </style:style>
    <style:style style:name="Tabla11.1" style:family="table-row">
      <style:table-row-properties style:min-row-height="0.829cm" fo:keep-together="auto"/>
    </style:style>
    <style:style style:name="Tabla1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1.2" style:family="table-row">
      <style:table-row-properties style:min-row-height="0.573cm" fo:keep-together="auto"/>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544cm" table:align="left" style:writing-mode="lr-tb"/>
    </style:style>
    <style:style style:name="Tabla12.A" style:family="table-column">
      <style:table-column-properties style:column-width="16.544cm"/>
    </style:style>
    <style:style style:name="Tabla12.1" style:family="table-row">
      <style:table-row-properties style:min-row-height="6.131cm" fo:keep-together="auto"/>
    </style:style>
    <style:style style:name="Tabla12.A1" style:family="table-cell">
      <style:table-cell-properties style:vertical-align="top" fo:padding-left="0.123cm" fo:padding-right="0.123cm" fo:padding-top="0cm" fo:padding-bottom="0cm" fo:border="0.5pt solid #000000" style:writing-mode="lr-tb"/>
    </style:style>
    <style:style style:name="Tabla1" style:family="table">
      <style:table-properties style:width="16.579cm" table:align="left" style:writing-mode="lr-tb"/>
    </style:style>
    <style:style style:name="Tabla1.A" style:family="table-column">
      <style:table-column-properties style:column-width="4.14cm"/>
    </style:style>
    <style:style style:name="Tabla1.B" style:family="table-column">
      <style:table-column-properties style:column-width="3.785cm"/>
    </style:style>
    <style:style style:name="Tabla1.C" style:family="table-column">
      <style:table-column-properties style:column-width="2.064cm"/>
    </style:style>
    <style:style style:name="Tabla1.D" style:family="table-column">
      <style:table-column-properties style:column-width="4.129cm"/>
    </style:style>
    <style:style style:name="Tabla1.E" style:family="table-column">
      <style:table-column-properties style:column-width="2.461cm"/>
    </style:style>
    <style:style style:name="Tabla1.1" style:family="table-row">
      <style:table-row-properties style:min-row-height="0.829cm" fo:keep-together="auto"/>
    </style:style>
    <style:style style:name="Tabla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 style:family="table-row">
      <style:table-row-properties style:min-row-height="0.855cm" fo:keep-together="auto"/>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579cm" table:align="left" style:writing-mode="lr-tb"/>
    </style:style>
    <style:style style:name="Tabla2.A" style:family="table-column">
      <style:table-column-properties style:column-width="16.579cm"/>
    </style:style>
    <style:style style:name="Tabla2.1" style:family="table-row">
      <style:table-row-properties style:min-row-height="6.131cm" fo:keep-together="auto"/>
    </style:style>
    <style:style style:name="Tabla2.A1" style:family="table-cell">
      <style:table-cell-properties style:vertical-align="top" fo:padding-left="0.123cm" fo:padding-right="0.123cm" fo:padding-top="0cm" fo:padding-bottom="0cm" fo:border="0.5pt solid #000000" style:writing-mode="lr-tb"/>
    </style:style>
    <style:style style:name="Tabla17" style:family="table">
      <style:table-properties style:width="16.544cm" table:align="left" style:writing-mode="lr-tb"/>
    </style:style>
    <style:style style:name="Tabla17.A" style:family="table-column">
      <style:table-column-properties style:column-width="4.14cm"/>
    </style:style>
    <style:style style:name="Tabla17.B" style:family="table-column">
      <style:table-column-properties style:column-width="3.785cm"/>
    </style:style>
    <style:style style:name="Tabla17.C" style:family="table-column">
      <style:table-column-properties style:column-width="2.064cm"/>
    </style:style>
    <style:style style:name="Tabla17.D" style:family="table-column">
      <style:table-column-properties style:column-width="4.129cm"/>
    </style:style>
    <style:style style:name="Tabla17.E" style:family="table-column">
      <style:table-column-properties style:column-width="2.425cm"/>
    </style:style>
    <style:style style:name="Tabla17.1" style:family="table-row">
      <style:table-row-properties style:min-row-height="0.829cm" fo:keep-together="auto"/>
    </style:style>
    <style:style style:name="Tabla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7.2" style:family="table-row">
      <style:table-row-properties style:min-row-height="0.855cm" fo:keep-together="auto"/>
    </style:style>
    <style:style style:name="Tabla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E2" style:family="table-cell">
      <style:table-cell-properties style:vertical-align="top" fo:padding-left="0.123cm" fo:padding-right="0.123cm" fo:padding-top="0cm" fo:padding-bottom="0cm" fo:border="0.5pt solid #000000" style:writing-mode="lr-tb"/>
    </style:style>
    <style:style style:name="Tabla18" style:family="table">
      <style:table-properties style:width="16.544cm" table:align="left" style:writing-mode="lr-tb"/>
    </style:style>
    <style:style style:name="Tabla18.A" style:family="table-column">
      <style:table-column-properties style:column-width="16.544cm"/>
    </style:style>
    <style:style style:name="Tabla18.1" style:family="table-row">
      <style:table-row-properties style:min-row-height="1.61cm" fo:keep-together="auto"/>
    </style:style>
    <style:style style:name="Tabla18.A1" style:family="table-cell">
      <style:table-cell-properties style:vertical-align="top" fo:padding-left="0.123cm" fo:padding-right="0.123cm" fo:padding-top="0cm" fo:padding-bottom="0cm" fo:border="0.5pt solid #000000" style:writing-mode="lr-tb"/>
    </style:style>
    <style:style style:name="Tabla19" style:family="table">
      <style:table-properties style:width="16.544cm" table:align="left" style:writing-mode="lr-tb"/>
    </style:style>
    <style:style style:name="Tabla19.A" style:family="table-column">
      <style:table-column-properties style:column-width="4.14cm"/>
    </style:style>
    <style:style style:name="Tabla19.B" style:family="table-column">
      <style:table-column-properties style:column-width="3.785cm"/>
    </style:style>
    <style:style style:name="Tabla19.C" style:family="table-column">
      <style:table-column-properties style:column-width="2.064cm"/>
    </style:style>
    <style:style style:name="Tabla19.D" style:family="table-column">
      <style:table-column-properties style:column-width="4.129cm"/>
    </style:style>
    <style:style style:name="Tabla19.E" style:family="table-column">
      <style:table-column-properties style:column-width="2.425cm"/>
    </style:style>
    <style:style style:name="Tabla19.1" style:family="table-row">
      <style:table-row-properties style:min-row-height="0.829cm" fo:keep-together="auto"/>
    </style:style>
    <style:style style:name="Tabla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9.2" style:family="table-row">
      <style:table-row-properties style:min-row-height="0.855cm" fo:keep-together="auto"/>
    </style:style>
    <style:style style:name="Tabla1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E2" style:family="table-cell">
      <style:table-cell-properties style:vertical-align="top" fo:padding-left="0.123cm" fo:padding-right="0.123cm" fo:padding-top="0cm" fo:padding-bottom="0cm" fo:border="0.5pt solid #000000" style:writing-mode="lr-tb"/>
    </style:style>
    <style:style style:name="Tabla20" style:family="table">
      <style:table-properties style:width="16.544cm" table:align="left" style:writing-mode="lr-tb"/>
    </style:style>
    <style:style style:name="Tabla20.A" style:family="table-column">
      <style:table-column-properties style:column-width="16.544cm"/>
    </style:style>
    <style:style style:name="Tabla20.1" style:family="table-row">
      <style:table-row-properties style:min-row-height="6.131cm" fo:keep-together="auto"/>
    </style:style>
    <style:style style:name="Tabla20.A1"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544cm" table:align="left" style:writing-mode="lr-tb"/>
    </style:style>
    <style:style style:name="Tabla13.A" style:family="table-column">
      <style:table-column-properties style:column-width="4.14cm"/>
    </style:style>
    <style:style style:name="Tabla13.B" style:family="table-column">
      <style:table-column-properties style:column-width="3.785cm"/>
    </style:style>
    <style:style style:name="Tabla13.C" style:family="table-column">
      <style:table-column-properties style:column-width="2.064cm"/>
    </style:style>
    <style:style style:name="Tabla13.D" style:family="table-column">
      <style:table-column-properties style:column-width="4.129cm"/>
    </style:style>
    <style:style style:name="Tabla13.E" style:family="table-column">
      <style:table-column-properties style:column-width="2.425cm"/>
    </style:style>
    <style:style style:name="Tabla13.1" style:family="table-row">
      <style:table-row-properties style:min-row-height="0.829cm" fo:keep-together="auto"/>
    </style:style>
    <style:style style:name="Tabla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3.2" style:family="table-row">
      <style:table-row-properties style:min-row-height="0.573cm" fo:keep-together="auto"/>
    </style:style>
    <style:style style:name="Tabla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E2"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544cm" table:align="left" style:writing-mode="lr-tb"/>
    </style:style>
    <style:style style:name="Tabla14.A" style:family="table-column">
      <style:table-column-properties style:column-width="16.544cm"/>
    </style:style>
    <style:style style:name="Tabla14.1" style:family="table-row">
      <style:table-row-properties style:min-row-height="6.131cm" fo:keep-together="auto"/>
    </style:style>
    <style:style style:name="Tabla14.A1" style:family="table-cell">
      <style:table-cell-properties style:vertical-align="top" fo:padding-left="0.123cm" fo:padding-right="0.123cm" fo:padding-top="0cm" fo:padding-bottom="0cm" fo:border="0.5pt solid #000000" style:writing-mode="lr-tb"/>
    </style:style>
    <style:style style:name="Tabla21" style:family="table">
      <style:table-properties style:width="16.544cm" table:align="left" style:writing-mode="lr-tb"/>
    </style:style>
    <style:style style:name="Tabla21.A" style:family="table-column">
      <style:table-column-properties style:column-width="4.14cm"/>
    </style:style>
    <style:style style:name="Tabla21.B" style:family="table-column">
      <style:table-column-properties style:column-width="3.785cm"/>
    </style:style>
    <style:style style:name="Tabla21.C" style:family="table-column">
      <style:table-column-properties style:column-width="2.064cm"/>
    </style:style>
    <style:style style:name="Tabla21.D" style:family="table-column">
      <style:table-column-properties style:column-width="4.129cm"/>
    </style:style>
    <style:style style:name="Tabla21.E" style:family="table-column">
      <style:table-column-properties style:column-width="2.425cm"/>
    </style:style>
    <style:style style:name="Tabla21.1" style:family="table-row">
      <style:table-row-properties style:min-row-height="0.829cm" fo:keep-together="auto"/>
    </style:style>
    <style:style style:name="Tabla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1.2" style:family="table-row">
      <style:table-row-properties style:min-row-height="0.855cm" fo:keep-together="auto"/>
    </style:style>
    <style:style style:name="Tabla2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E2" style:family="table-cell">
      <style:table-cell-properties style:vertical-align="top" fo:padding-left="0.123cm" fo:padding-right="0.123cm" fo:padding-top="0cm" fo:padding-bottom="0cm" fo:border="0.5pt solid #000000" style:writing-mode="lr-tb"/>
    </style:style>
    <style:style style:name="Tabla22" style:family="table">
      <style:table-properties style:width="16.544cm" table:align="left" style:writing-mode="lr-tb"/>
    </style:style>
    <style:style style:name="Tabla22.A" style:family="table-column">
      <style:table-column-properties style:column-width="16.544cm"/>
    </style:style>
    <style:style style:name="Tabla22.1" style:family="table-row">
      <style:table-row-properties style:min-row-height="6.131cm" fo:keep-together="auto"/>
    </style:style>
    <style:style style:name="Tabla22.A1"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579cm" table:align="left" style:writing-mode="lr-tb"/>
    </style:style>
    <style:style style:name="Tabla3.A" style:family="table-column">
      <style:table-column-properties style:column-width="4.14cm"/>
    </style:style>
    <style:style style:name="Tabla3.B" style:family="table-column">
      <style:table-column-properties style:column-width="3.785cm"/>
    </style:style>
    <style:style style:name="Tabla3.C" style:family="table-column">
      <style:table-column-properties style:column-width="2.064cm"/>
    </style:style>
    <style:style style:name="Tabla3.D" style:family="table-column">
      <style:table-column-properties style:column-width="4.129cm"/>
    </style:style>
    <style:style style:name="Tabla3.E" style:family="table-column">
      <style:table-column-properties style:column-width="2.461cm"/>
    </style:style>
    <style:style style:name="Tabla3.1" style:family="table-row">
      <style:table-row-properties style:min-row-height="0.829cm" fo:keep-together="auto"/>
    </style:style>
    <style:style style:name="Tabla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 style:family="table-row">
      <style:table-row-properties style:min-row-height="0.855cm" fo:keep-together="auto"/>
    </style:style>
    <style:style style:name="Tab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E2" style:family="table-cell">
      <style:table-cell-properties style:vertical-align="top" fo:padding-left="0.123cm" fo:padding-right="0.123cm" fo:padding-top="0cm" fo:padding-bottom="0cm" fo:border="0.5pt solid #000000" style:writing-mode="lr-tb"/>
    </style:style>
    <style:style style:name="Tabla4" style:family="table">
      <style:table-properties style:width="16.579cm" table:align="left" style:writing-mode="lr-tb"/>
    </style:style>
    <style:style style:name="Tabla4.A" style:family="table-column">
      <style:table-column-properties style:column-width="16.579cm"/>
    </style:style>
    <style:style style:name="Tabla4.1" style:family="table-row">
      <style:table-row-properties style:min-row-height="6.131cm" fo:keep-together="auto"/>
    </style:style>
    <style:style style:name="Tabla4.A1" style:family="table-cell">
      <style:table-cell-properties style:vertical-align="top" fo:padding-left="0.123cm" fo:padding-right="0.123cm" fo:padding-top="0cm" fo:padding-bottom="0cm" fo:border="0.5pt solid #000000" style:writing-mode="lr-tb"/>
    </style:style>
    <style:style style:name="Tabla15" style:family="table">
      <style:table-properties style:width="16.579cm" table:align="left" style:writing-mode="lr-tb"/>
    </style:style>
    <style:style style:name="Tabla15.A" style:family="table-column">
      <style:table-column-properties style:column-width="4.14cm"/>
    </style:style>
    <style:style style:name="Tabla15.B" style:family="table-column">
      <style:table-column-properties style:column-width="3.785cm"/>
    </style:style>
    <style:style style:name="Tabla15.C" style:family="table-column">
      <style:table-column-properties style:column-width="2.064cm"/>
    </style:style>
    <style:style style:name="Tabla15.D" style:family="table-column">
      <style:table-column-properties style:column-width="4.129cm"/>
    </style:style>
    <style:style style:name="Tabla15.E" style:family="table-column">
      <style:table-column-properties style:column-width="2.461cm"/>
    </style:style>
    <style:style style:name="Tabla15.1" style:family="table-row">
      <style:table-row-properties style:min-row-height="0.829cm" fo:keep-together="auto"/>
    </style:style>
    <style:style style:name="Tabla1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5.2" style:family="table-row">
      <style:table-row-properties style:min-row-height="0.855cm" fo:keep-together="auto"/>
    </style:style>
    <style:style style:name="Tabla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E2" style:family="table-cell">
      <style:table-cell-properties style:vertical-align="top" fo:padding-left="0.123cm" fo:padding-right="0.123cm" fo:padding-top="0cm" fo:padding-bottom="0cm" fo:border="0.5pt solid #000000" style:writing-mode="lr-tb"/>
    </style:style>
    <style:style style:name="Tabla16" style:family="table">
      <style:table-properties style:width="16.579cm" table:align="left" style:writing-mode="lr-tb"/>
    </style:style>
    <style:style style:name="Tabla16.A" style:family="table-column">
      <style:table-column-properties style:column-width="16.579cm"/>
    </style:style>
    <style:style style:name="Tabla16.1" style:family="table-row">
      <style:table-row-properties style:min-row-height="115.596cm" fo:keep-together="auto"/>
    </style:style>
    <style:style style:name="Tabla16.A1" style:family="table-cell">
      <style:table-cell-properties style:vertical-align="top" fo:padding-left="0.123cm" fo:padding-right="0.123cm" fo:padding-top="0cm" fo:padding-bottom="0cm" fo:border="0.5pt solid #000000" style:writing-mode="lr-tb"/>
    </style:style>
    <style:style style:name="Tabla9" style:family="table">
      <style:table-properties style:width="17cm" table:align="left" style:writing-mode="lr-tb"/>
    </style:style>
    <style:style style:name="Tabla9.A" style:family="table-column">
      <style:table-column-properties style:column-width="4.493cm"/>
    </style:style>
    <style:style style:name="Tabla9.B" style:family="table-column">
      <style:table-column-properties style:column-width="3.485cm"/>
    </style:style>
    <style:style style:name="Tabla9.C" style:family="table-column">
      <style:table-column-properties style:column-width="2.815cm"/>
    </style:style>
    <style:style style:name="Tabla9.D" style:family="table-column">
      <style:table-column-properties style:column-width="3.424cm"/>
    </style:style>
    <style:style style:name="Tabla9.E" style:family="table-column">
      <style:table-column-properties style:column-width="2.783cm"/>
    </style:style>
    <style:style style:name="Tabla9.A1" style:family="table-cell">
      <style:table-cell-properties style:vertical-align="middle" fo:padding-left="0.079cm" fo:padding-right="0.079cm" fo:padding-top="0.049cm" fo:padding-bottom="0.049cm" fo:border="0.05pt dotted #000000"/>
    </style:style>
    <style:style style:name="Tabla9.B1" style:family="table-cell">
      <style:table-cell-properties style:vertical-align="middle" fo:padding-left="0cm" fo:padding-right="0.079cm" fo:padding-top="0.049cm" fo:padding-bottom="0.049cm" fo:border-left="none" fo:border-right="0.05pt dotted #000000" fo:border-top="0.05pt dotted #000000" fo:border-bottom="0.05pt dotted #000000"/>
    </style:style>
    <style:style style:name="Tabla9.A2" style:family="table-cell">
      <style:table-cell-properties style:vertical-align="middle" fo:padding-left="0.079cm" fo:padding-right="0.079cm" fo:padding-top="0cm" fo:padding-bottom="0.049cm" fo:border-left="0.05pt dotted #000000" fo:border-right="0.05pt dotted #000000" fo:border-top="none" fo:border-bottom="0.05pt dotted #000000"/>
    </style:style>
    <style:style style:name="Tabla9.B2" style:family="table-cell">
      <style:table-cell-properties style:vertical-align="middle" fo:padding-left="0cm" fo:padding-right="0.079cm" fo:padding-top="0cm" fo:padding-bottom="0.049cm" fo:border-left="none" fo:border-right="0.05pt dotted #000000" fo:border-top="none" fo:border-bottom="0.05pt dotted #000000"/>
    </style:style>
    <style:style style:name="Tabla10" style:family="table">
      <style:table-properties style:width="16.544cm" table:align="left" style:writing-mode="lr-tb"/>
    </style:style>
    <style:style style:name="Tabla10.A" style:family="table-column">
      <style:table-column-properties style:column-width="4.14cm"/>
    </style:style>
    <style:style style:name="Tabla10.B" style:family="table-column">
      <style:table-column-properties style:column-width="3.785cm"/>
    </style:style>
    <style:style style:name="Tabla10.C" style:family="table-column">
      <style:table-column-properties style:column-width="2.064cm"/>
    </style:style>
    <style:style style:name="Tabla10.D" style:family="table-column">
      <style:table-column-properties style:column-width="4.129cm"/>
    </style:style>
    <style:style style:name="Tabla10.E" style:family="table-column">
      <style:table-column-properties style:column-width="2.425cm"/>
    </style:style>
    <style:style style:name="Tabla10.1" style:family="table-row">
      <style:table-row-properties style:min-row-height="0.829cm" fo:keep-together="auto"/>
    </style:style>
    <style:style style:name="Tabla1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0.2" style:family="table-row">
      <style:table-row-properties style:min-row-height="0.573cm" fo:keep-together="auto"/>
    </style:style>
    <style:style style:name="Tabla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E2" style:family="table-cell">
      <style:table-cell-properties style:vertical-align="top" fo:padding-left="0.123cm" fo:padding-right="0.123cm" fo:padding-top="0cm" fo:padding-bottom="0cm" fo:border="0.5pt solid #000000" style:writing-mode="lr-tb"/>
    </style:style>
    <style:style style:name="Tabla23" style:family="table">
      <style:table-properties style:width="16.544cm" table:align="left" style:writing-mode="lr-tb"/>
    </style:style>
    <style:style style:name="Tabla23.A" style:family="table-column">
      <style:table-column-properties style:column-width="16.544cm"/>
    </style:style>
    <style:style style:name="Tabla23.1" style:family="table-row">
      <style:table-row-properties style:min-row-height="6.131cm" fo:keep-together="auto"/>
    </style:style>
    <style:style style:name="Tabla23.A1" style:family="table-cell">
      <style:table-cell-properties style:vertical-align="top" fo:padding-left="0.123cm" fo:padding-right="0.123cm" fo:padding-top="0cm" fo:padding-bottom="0cm" fo:border="0.5pt solid #000000" style:writing-mode="lr-tb"/>
    </style:style>
    <style:style style:name="Tabla24" style:family="table">
      <style:table-properties style:width="16.544cm" table:align="left" style:writing-mode="lr-tb"/>
    </style:style>
    <style:style style:name="Tabla24.A" style:family="table-column">
      <style:table-column-properties style:column-width="4.14cm"/>
    </style:style>
    <style:style style:name="Tabla24.B" style:family="table-column">
      <style:table-column-properties style:column-width="3.785cm"/>
    </style:style>
    <style:style style:name="Tabla24.C" style:family="table-column">
      <style:table-column-properties style:column-width="2.064cm"/>
    </style:style>
    <style:style style:name="Tabla24.D" style:family="table-column">
      <style:table-column-properties style:column-width="4.129cm"/>
    </style:style>
    <style:style style:name="Tabla24.E" style:family="table-column">
      <style:table-column-properties style:column-width="2.425cm"/>
    </style:style>
    <style:style style:name="Tabla24.1" style:family="table-row">
      <style:table-row-properties style:min-row-height="0.829cm" fo:keep-together="auto"/>
    </style:style>
    <style:style style:name="Tabla2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4.2" style:family="table-row">
      <style:table-row-properties style:min-row-height="0.573cm" fo:keep-together="auto"/>
    </style:style>
    <style:style style:name="Tabla2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E2" style:family="table-cell" style:data-style-name="N0">
      <style:table-cell-properties style:vertical-align="top" fo:padding-left="0.123cm" fo:padding-right="0.123cm" fo:padding-top="0cm" fo:padding-bottom="0cm" fo:border="0.5pt solid #000000" style:writing-mode="lr-tb"/>
    </style:style>
    <style:style style:name="Tabla25" style:family="table">
      <style:table-properties style:width="16.544cm" table:align="left" style:writing-mode="lr-tb"/>
    </style:style>
    <style:style style:name="Tabla25.A" style:family="table-column">
      <style:table-column-properties style:column-width="16.544cm"/>
    </style:style>
    <style:style style:name="Tabla25.1" style:family="table-row">
      <style:table-row-properties style:min-row-height="1.499cm"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544cm" table:align="left" style:writing-mode="lr-tb"/>
    </style:style>
    <style:style style:name="Tabla26.A" style:family="table-column">
      <style:table-column-properties style:column-width="4.14cm"/>
    </style:style>
    <style:style style:name="Tabla26.B" style:family="table-column">
      <style:table-column-properties style:column-width="3.785cm"/>
    </style:style>
    <style:style style:name="Tabla26.C" style:family="table-column">
      <style:table-column-properties style:column-width="2.064cm"/>
    </style:style>
    <style:style style:name="Tabla26.D" style:family="table-column">
      <style:table-column-properties style:column-width="4.129cm"/>
    </style:style>
    <style:style style:name="Tabla26.E" style:family="table-column">
      <style:table-column-properties style:column-width="2.425cm"/>
    </style:style>
    <style:style style:name="Tabla26.1" style:family="table-row">
      <style:table-row-properties style:min-row-height="0.829cm" fo:keep-together="auto"/>
    </style:style>
    <style:style style:name="Tabla2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6.2" style:family="table-row">
      <style:table-row-properties style:min-row-height="0.573cm" fo:keep-together="auto"/>
    </style:style>
    <style:style style:name="Tabla2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E2" style:family="table-cell">
      <style:table-cell-properties style:vertical-align="top" fo:padding-left="0.123cm" fo:padding-right="0.123cm" fo:padding-top="0cm" fo:padding-bottom="0cm" fo:border="0.5pt solid #000000" style:writing-mode="lr-tb"/>
    </style:style>
    <style:style style:name="Tabla27" style:family="table">
      <style:table-properties style:width="16.544cm" table:align="left" style:writing-mode="lr-tb"/>
    </style:style>
    <style:style style:name="Tabla27.A" style:family="table-column">
      <style:table-column-properties style:column-width="16.544cm"/>
    </style:style>
    <style:style style:name="Tabla27.1" style:family="table-row">
      <style:table-row-properties style:min-row-height="6.131cm" fo:keep-together="auto"/>
    </style:style>
    <style:style style:name="Tabla27.A1" style:family="table-cell">
      <style:table-cell-properties style:vertical-align="top" fo:padding-left="0.123cm" fo:padding-right="0.123cm" fo:padding-top="0cm" fo:padding-bottom="0cm" fo:border="0.5pt solid #000000" style:writing-mode="lr-tb"/>
    </style:style>
    <style:style style:name="Tabla28" style:family="table">
      <style:table-properties style:width="16.579cm" table:align="left" style:writing-mode="lr-tb"/>
    </style:style>
    <style:style style:name="Tabla28.A" style:family="table-column">
      <style:table-column-properties style:column-width="4.14cm"/>
    </style:style>
    <style:style style:name="Tabla28.B" style:family="table-column">
      <style:table-column-properties style:column-width="3.785cm"/>
    </style:style>
    <style:style style:name="Tabla28.C" style:family="table-column">
      <style:table-column-properties style:column-width="2.064cm"/>
    </style:style>
    <style:style style:name="Tabla28.D" style:family="table-column">
      <style:table-column-properties style:column-width="4.129cm"/>
    </style:style>
    <style:style style:name="Tabla28.E" style:family="table-column">
      <style:table-column-properties style:column-width="2.461cm"/>
    </style:style>
    <style:style style:name="Tabla28.1" style:family="table-row">
      <style:table-row-properties style:min-row-height="0.829cm" fo:keep-together="auto"/>
    </style:style>
    <style:style style:name="Tabla2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8.2" style:family="table-row">
      <style:table-row-properties style:min-row-height="0.855cm" fo:keep-together="auto"/>
    </style:style>
    <style:style style:name="Tabla2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E2"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579cm" table:align="left" style:writing-mode="lr-tb"/>
    </style:style>
    <style:style style:name="Tabla29.A" style:family="table-column">
      <style:table-column-properties style:column-width="16.579cm"/>
    </style:style>
    <style:style style:name="Tabla29.1" style:family="table-row">
      <style:table-row-properties style:min-row-height="6.131cm"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614cm" table:align="left" style:writing-mode="lr-tb"/>
    </style:style>
    <style:style style:name="Tabla30.A" style:family="table-column">
      <style:table-column-properties style:column-width="4.14cm"/>
    </style:style>
    <style:style style:name="Tabla30.B" style:family="table-column">
      <style:table-column-properties style:column-width="3.785cm"/>
    </style:style>
    <style:style style:name="Tabla30.C" style:family="table-column">
      <style:table-column-properties style:column-width="2.064cm"/>
    </style:style>
    <style:style style:name="Tabla30.D" style:family="table-column">
      <style:table-column-properties style:column-width="4.129cm"/>
    </style:style>
    <style:style style:name="Tabla30.E" style:family="table-column">
      <style:table-column-properties style:column-width="2.496cm"/>
    </style:style>
    <style:style style:name="Tabla30.1" style:family="table-row">
      <style:table-row-properties style:min-row-height="0.829cm" fo:keep-together="auto"/>
    </style:style>
    <style:style style:name="Tabla3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0.2" style:family="table-row">
      <style:table-row-properties style:min-row-height="0.855cm" fo:keep-together="auto"/>
    </style:style>
    <style:style style:name="Tabla3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E2" style:family="table-cell">
      <style:table-cell-properties style:vertical-align="top" fo:padding-left="0.123cm" fo:padding-right="0.123cm" fo:padding-top="0cm" fo:padding-bottom="0cm" fo:border="0.5pt solid #000000" style:writing-mode="lr-tb"/>
    </style:style>
    <style:style style:name="Tabla31" style:family="table">
      <style:table-properties style:width="16.614cm" table:align="left" style:writing-mode="lr-tb"/>
    </style:style>
    <style:style style:name="Tabla31.A" style:family="table-column">
      <style:table-column-properties style:column-width="16.614cm"/>
    </style:style>
    <style:style style:name="Tabla31.1" style:family="table-row">
      <style:table-row-properties style:min-row-height="6.131cm" fo:keep-together="auto"/>
    </style:style>
    <style:style style:name="Tabla31.A1" style:family="table-cell">
      <style:table-cell-properties style:vertical-align="top" fo:padding-left="0.123cm" fo:padding-right="0.123cm" fo:padding-top="0cm" fo:padding-bottom="0cm" fo:border="0.5pt solid #000000" style:writing-mode="lr-tb"/>
    </style:style>
    <style:style style:name="Tabla32" style:family="table">
      <style:table-properties style:width="16.614cm" table:align="left" style:writing-mode="lr-tb"/>
    </style:style>
    <style:style style:name="Tabla32.A" style:family="table-column">
      <style:table-column-properties style:column-width="4.14cm"/>
    </style:style>
    <style:style style:name="Tabla32.B" style:family="table-column">
      <style:table-column-properties style:column-width="3.785cm"/>
    </style:style>
    <style:style style:name="Tabla32.C" style:family="table-column">
      <style:table-column-properties style:column-width="2.064cm"/>
    </style:style>
    <style:style style:name="Tabla32.D" style:family="table-column">
      <style:table-column-properties style:column-width="4.129cm"/>
    </style:style>
    <style:style style:name="Tabla32.E" style:family="table-column">
      <style:table-column-properties style:column-width="2.496cm"/>
    </style:style>
    <style:style style:name="Tabla32.1" style:family="table-row">
      <style:table-row-properties style:min-row-height="0.829cm" fo:keep-together="auto"/>
    </style:style>
    <style:style style:name="Tabla3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2" style:family="table-row">
      <style:table-row-properties style:min-row-height="0.855cm" fo:keep-together="auto"/>
    </style:style>
    <style:style style:name="Tabla3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E2" style:family="table-cell">
      <style:table-cell-properties style:vertical-align="top" fo:padding-left="0.123cm" fo:padding-right="0.123cm" fo:padding-top="0cm" fo:padding-bottom="0cm" fo:border="0.5pt solid #000000" style:writing-mode="lr-tb"/>
    </style:style>
    <style:style style:name="Tabla33" style:family="table">
      <style:table-properties style:width="16.614cm" table:align="left" style:writing-mode="lr-tb"/>
    </style:style>
    <style:style style:name="Tabla33.A" style:family="table-column">
      <style:table-column-properties style:column-width="16.614cm"/>
    </style:style>
    <style:style style:name="Tabla33.1" style:family="table-row">
      <style:table-row-properties style:min-row-height="6.131cm"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6.544cm" table:align="left" style:writing-mode="lr-tb"/>
    </style:style>
    <style:style style:name="Tabla34.A" style:family="table-column">
      <style:table-column-properties style:column-width="4.14cm"/>
    </style:style>
    <style:style style:name="Tabla34.B" style:family="table-column">
      <style:table-column-properties style:column-width="3.785cm"/>
    </style:style>
    <style:style style:name="Tabla34.C" style:family="table-column">
      <style:table-column-properties style:column-width="2.064cm"/>
    </style:style>
    <style:style style:name="Tabla34.D" style:family="table-column">
      <style:table-column-properties style:column-width="4.129cm"/>
    </style:style>
    <style:style style:name="Tabla34.E" style:family="table-column">
      <style:table-column-properties style:column-width="2.425cm"/>
    </style:style>
    <style:style style:name="Tabla34.1" style:family="table-row">
      <style:table-row-properties style:min-row-height="0.829cm" fo:keep-together="auto"/>
    </style:style>
    <style:style style:name="Tabla3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4.2" style:family="table-row">
      <style:table-row-properties style:min-row-height="0.573cm" fo:keep-together="auto"/>
    </style:style>
    <style:style style:name="Tabla3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E2" style:family="table-cell">
      <style:table-cell-properties style:vertical-align="top" fo:padding-left="0.123cm" fo:padding-right="0.123cm" fo:padding-top="0cm" fo:padding-bottom="0cm" fo:border="0.5pt solid #000000" style:writing-mode="lr-tb"/>
    </style:style>
    <style:style style:name="Tabla35" style:family="table">
      <style:table-properties style:width="16.544cm" table:align="left" style:writing-mode="lr-tb"/>
    </style:style>
    <style:style style:name="Tabla35.A" style:family="table-column">
      <style:table-column-properties style:column-width="16.544cm"/>
    </style:style>
    <style:style style:name="Tabla35.1" style:family="table-row">
      <style:table-row-properties style:min-row-height="6.131cm" fo:keep-together="auto"/>
    </style:style>
    <style:style style:name="Tabla35.A1" style:family="table-cell">
      <style:table-cell-properties style:vertical-align="top" fo:padding-left="0.123cm" fo:padding-right="0.123cm" fo:padding-top="0cm" fo:padding-bottom="0cm" fo:border="0.5pt solid #000000" style:writing-mode="lr-tb"/>
    </style:style>
    <style:style style:name="Tabla36" style:family="table">
      <style:table-properties style:width="16.614cm" table:align="left" style:writing-mode="lr-tb"/>
    </style:style>
    <style:style style:name="Tabla36.A" style:family="table-column">
      <style:table-column-properties style:column-width="4.14cm"/>
    </style:style>
    <style:style style:name="Tabla36.B" style:family="table-column">
      <style:table-column-properties style:column-width="3.785cm"/>
    </style:style>
    <style:style style:name="Tabla36.C" style:family="table-column">
      <style:table-column-properties style:column-width="2.064cm"/>
    </style:style>
    <style:style style:name="Tabla36.D" style:family="table-column">
      <style:table-column-properties style:column-width="4.129cm"/>
    </style:style>
    <style:style style:name="Tabla36.E" style:family="table-column">
      <style:table-column-properties style:column-width="2.496cm"/>
    </style:style>
    <style:style style:name="Tabla36.1" style:family="table-row">
      <style:table-row-properties style:min-row-height="0.829cm" fo:keep-together="auto"/>
    </style:style>
    <style:style style:name="Tabla3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6.2" style:family="table-row">
      <style:table-row-properties style:min-row-height="0.855cm" fo:keep-together="auto"/>
    </style:style>
    <style:style style:name="Tabla3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E2" style:family="table-cell">
      <style:table-cell-properties style:vertical-align="top" fo:padding-left="0.123cm" fo:padding-right="0.123cm" fo:padding-top="0cm" fo:padding-bottom="0cm" fo:border="0.5pt solid #000000" style:writing-mode="lr-tb"/>
    </style:style>
    <style:style style:name="Tabla37" style:family="table">
      <style:table-properties style:width="16.614cm" table:align="left" style:writing-mode="lr-tb"/>
    </style:style>
    <style:style style:name="Tabla37.A" style:family="table-column">
      <style:table-column-properties style:column-width="16.614cm"/>
    </style:style>
    <style:style style:name="Tabla37.1" style:family="table-row">
      <style:table-row-properties style:min-row-height="6.131cm" fo:keep-together="auto"/>
    </style:style>
    <style:style style:name="Tabla37.A1" style:family="table-cell">
      <style:table-cell-properties style:vertical-align="top" fo:padding-left="0.123cm" fo:padding-right="0.123cm" fo:padding-top="0cm" fo:padding-bottom="0cm" fo:border="0.5pt solid #000000" style:writing-mode="lr-tb"/>
    </style:style>
    <style:style style:name="Tabla38" style:family="table">
      <style:table-properties style:width="16.579cm" table:align="left" style:writing-mode="lr-tb"/>
    </style:style>
    <style:style style:name="Tabla38.A" style:family="table-column">
      <style:table-column-properties style:column-width="4.14cm"/>
    </style:style>
    <style:style style:name="Tabla38.B" style:family="table-column">
      <style:table-column-properties style:column-width="3.785cm"/>
    </style:style>
    <style:style style:name="Tabla38.C" style:family="table-column">
      <style:table-column-properties style:column-width="2.064cm"/>
    </style:style>
    <style:style style:name="Tabla38.D" style:family="table-column">
      <style:table-column-properties style:column-width="4.129cm"/>
    </style:style>
    <style:style style:name="Tabla38.E" style:family="table-column">
      <style:table-column-properties style:column-width="2.461cm"/>
    </style:style>
    <style:style style:name="Tabla38.1" style:family="table-row">
      <style:table-row-properties style:min-row-height="0.829cm" fo:keep-together="auto"/>
    </style:style>
    <style:style style:name="Tabla3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8.2" style:family="table-row">
      <style:table-row-properties style:min-row-height="0.855cm" fo:keep-together="auto"/>
    </style:style>
    <style:style style:name="Tabla3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E2" style:family="table-cell">
      <style:table-cell-properties style:vertical-align="top" fo:padding-left="0.123cm" fo:padding-right="0.123cm" fo:padding-top="0cm" fo:padding-bottom="0cm" fo:border="0.5pt solid #000000" style:writing-mode="lr-tb"/>
    </style:style>
    <style:style style:name="Tabla39" style:family="table">
      <style:table-properties style:width="16.579cm" table:align="left" style:writing-mode="lr-tb"/>
    </style:style>
    <style:style style:name="Tabla39.A" style:family="table-column">
      <style:table-column-properties style:column-width="16.579cm"/>
    </style:style>
    <style:style style:name="Tabla39.1" style:family="table-row">
      <style:table-row-properties style:min-row-height="2.602cm" fo:keep-together="auto"/>
    </style:style>
    <style:style style:name="Tabla39.A1" style:family="table-cell">
      <style:table-cell-properties style:vertical-align="top" fo:padding-left="0.123cm" fo:padding-right="0.123cm" fo:padding-top="0cm" fo:padding-bottom="0cm" fo:border="0.5pt solid #000000" style:writing-mode="lr-tb"/>
    </style:style>
    <style:style style:name="Tabla40" style:family="table">
      <style:table-properties style:width="16.579cm" table:align="left" style:writing-mode="lr-tb"/>
    </style:style>
    <style:style style:name="Tabla40.A" style:family="table-column">
      <style:table-column-properties style:column-width="4.14cm"/>
    </style:style>
    <style:style style:name="Tabla40.B" style:family="table-column">
      <style:table-column-properties style:column-width="3.785cm"/>
    </style:style>
    <style:style style:name="Tabla40.C" style:family="table-column">
      <style:table-column-properties style:column-width="2.064cm"/>
    </style:style>
    <style:style style:name="Tabla40.D" style:family="table-column">
      <style:table-column-properties style:column-width="4.129cm"/>
    </style:style>
    <style:style style:name="Tabla40.E" style:family="table-column">
      <style:table-column-properties style:column-width="2.461cm"/>
    </style:style>
    <style:style style:name="Tabla40.1" style:family="table-row">
      <style:table-row-properties style:min-row-height="0.829cm" fo:keep-together="auto"/>
    </style:style>
    <style:style style:name="Tabla4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40.2" style:family="table-row">
      <style:table-row-properties style:min-row-height="0.855cm" fo:keep-together="auto"/>
    </style:style>
    <style:style style:name="Tabla4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E2" style:family="table-cell">
      <style:table-cell-properties style:vertical-align="top" fo:padding-left="0.123cm" fo:padding-right="0.123cm" fo:padding-top="0cm" fo:padding-bottom="0cm" fo:border="0.5pt solid #000000" style:writing-mode="lr-tb"/>
    </style:style>
    <style:style style:name="Tabla41" style:family="table">
      <style:table-properties style:width="16.579cm" table:align="left" style:writing-mode="lr-tb"/>
    </style:style>
    <style:style style:name="Tabla41.A" style:family="table-column">
      <style:table-column-properties style:column-width="16.579cm"/>
    </style:style>
    <style:style style:name="Tabla41.1" style:family="table-row">
      <style:table-row-properties style:min-row-height="6.131cm" fo:keep-together="auto"/>
    </style:style>
    <style:style style:name="Tabla41.A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officeooo:paragraph-rsid="002f81b4"/>
    </style:style>
    <style:style style:name="P2" style:family="paragraph" style:parent-style-name="Header">
      <style:paragraph-properties fo:margin-left="-0.208cm" fo:margin-right="-0.261cm" fo:margin-top="0cm" fo:margin-bottom="0cm" loext:contextual-spacing="false" fo:text-indent="0cm" style:auto-text-indent="false" fo:padding="0.049cm" fo:border="0.06pt solid #000000" style:shadow="none">
        <style:tab-stops>
          <style:tab-stop style:position="0.053cm"/>
        </style:tab-stops>
      </style:paragraph-properties>
      <style:text-properties fo:font-size="9pt" officeooo:paragraph-rsid="002f81b4" style:font-size-asian="9pt" style:font-size-complex="9pt"/>
    </style:style>
    <style:style style:name="P3" style:family="paragraph" style:parent-style-name="Text_20_body">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officeooo:paragraph-rsid="002f81b4" style:font-size-asian="9pt" style:font-size-complex="9pt"/>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1b3d45" style:font-style-asian="italic" style:font-style-complex="italic"/>
    </style:style>
    <style:style style:name="P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1c7b1b" style:font-style-asian="italic" style:font-style-complex="italic"/>
    </style:style>
    <style:style style:name="P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2ab867" style:font-style-asian="italic" style:font-style-complex="italic"/>
    </style:style>
    <style:style style:name="P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31d240" style:font-style-asian="italic" style:font-style-complex="italic"/>
    </style:style>
    <style:style style:name="P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36771c" style:font-style-asian="italic" style:font-style-complex="italic"/>
    </style:style>
    <style:style style:name="P1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44535d" style:font-style-asian="italic" style:font-style-complex="italic"/>
    </style:style>
    <style:style style:name="P1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490527" style:font-style-asian="italic" style:font-style-complex="italic"/>
    </style:style>
    <style:style style:name="P1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510aab" style:font-style-asian="italic" style:font-style-complex="italic"/>
    </style:style>
    <style:style style:name="P1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5c2301" style:font-style-asian="italic" style:font-style-complex="italic"/>
    </style:style>
    <style:style style:name="P1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649e80" style:font-style-asian="italic" style:font-style-complex="italic"/>
    </style:style>
    <style:style style:name="P1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78cb82" style:font-style-asian="italic" style:font-style-complex="italic"/>
    </style:style>
    <style:style style:name="P1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8310a2" style:font-style-asian="italic" style:font-style-complex="italic"/>
    </style:style>
    <style:style style:name="P1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8c866c" style:font-style-asian="italic" style:font-style-complex="italic"/>
    </style:style>
    <style:style style:name="P1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92d596" style:font-style-asian="italic" style:font-style-complex="italic"/>
    </style:style>
    <style:style style:name="P1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9b7781" style:font-style-asian="italic" style:font-style-complex="italic"/>
    </style:style>
    <style:style style:name="P2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a38ad9" style:font-style-asian="italic" style:font-style-complex="italic"/>
    </style:style>
    <style:style style:name="P2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a9fcfe" style:font-style-asian="italic" style:font-style-complex="italic"/>
    </style:style>
    <style:style style:name="P2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b7cb75" style:font-style-asian="italic" style:font-style-complex="italic"/>
    </style:style>
    <style:style style:name="P2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c1227f" style:font-style-asian="italic" style:font-style-complex="italic"/>
    </style:style>
    <style:style style:name="P2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c8c45b" style:font-style-asian="italic" style:font-style-complex="italic"/>
    </style:style>
    <style:style style:name="P2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d5ada4" style:font-style-asian="italic" style:font-style-complex="italic"/>
    </style:style>
    <style:style style:name="P2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de4edf" style:font-style-asian="italic" style:font-style-complex="italic"/>
    </style:style>
    <style:style style:name="P2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eaeac7" style:font-style-asian="italic" style:font-style-complex="italic"/>
    </style:style>
    <style:style style:name="P2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f2b948" style:font-style-asian="italic" style:font-style-complex="italic"/>
    </style:style>
    <style:style style:name="P2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f82139" style:font-style-asian="italic" style:font-style-complex="italic"/>
    </style:style>
    <style:style style:name="P3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10e91cc" style:font-style-asian="italic" style:font-style-complex="italic"/>
    </style:style>
    <style:style style:name="P3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115db23" style:font-style-asian="italic" style:font-style-complex="italic"/>
    </style:style>
    <style:style style:name="P3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11ec6ca" style:font-style-asian="italic" style:font-style-complex="italic"/>
    </style:style>
    <style:style style:name="P3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13a7d13" style:font-style-asian="italic" style:font-style-complex="italic"/>
    </style:style>
    <style:style style:name="P3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13c2bc1" style:font-style-asian="italic" style:font-style-complex="italic"/>
    </style:style>
    <style:style style:name="P35"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1b3d45" style:font-style-asian="italic" style:font-style-complex="italic"/>
    </style:style>
    <style:style style:name="P36"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2ab867" style:font-style-asian="italic" style:font-style-complex="italic"/>
    </style:style>
    <style:style style:name="P37"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31d240" style:font-style-asian="italic" style:font-style-complex="italic"/>
    </style:style>
    <style:style style:name="P38"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36771c" style:font-style-asian="italic" style:font-style-complex="italic"/>
    </style:style>
    <style:style style:name="P39"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44535d" style:font-style-asian="italic" style:font-style-complex="italic"/>
    </style:style>
    <style:style style:name="P40"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510aab" style:font-style-asian="italic" style:font-style-complex="italic"/>
    </style:style>
    <style:style style:name="P41"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5c2301" style:font-style-asian="italic" style:font-style-complex="italic"/>
    </style:style>
    <style:style style:name="P42"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649e80" style:font-style-asian="italic" style:font-style-complex="italic"/>
    </style:style>
    <style:style style:name="P43"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78cb82" style:font-style-asian="italic" style:font-style-complex="italic"/>
    </style:style>
    <style:style style:name="P44"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8310a2" style:font-style-asian="italic" style:font-style-complex="italic"/>
    </style:style>
    <style:style style:name="P45"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8c866c" style:font-style-asian="italic" style:font-style-complex="italic"/>
    </style:style>
    <style:style style:name="P46"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92d596" style:font-style-asian="italic" style:font-style-complex="italic"/>
    </style:style>
    <style:style style:name="P47"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9b7781" style:font-style-asian="italic" style:font-style-complex="italic"/>
    </style:style>
    <style:style style:name="P48"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a38ad9" style:font-style-asian="italic" style:font-style-complex="italic"/>
    </style:style>
    <style:style style:name="P49"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a9fcfe" style:font-style-asian="italic" style:font-style-complex="italic"/>
    </style:style>
    <style:style style:name="P50"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b7cb75" style:font-style-asian="italic" style:font-style-complex="italic"/>
    </style:style>
    <style:style style:name="P51"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c1227f" style:font-style-asian="italic" style:font-style-complex="italic"/>
    </style:style>
    <style:style style:name="P52"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c8c45b" style:font-style-asian="italic" style:font-style-complex="italic"/>
    </style:style>
    <style:style style:name="P53"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d5ada4" style:font-style-asian="italic" style:font-style-complex="italic"/>
    </style:style>
    <style:style style:name="P54"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de4edf" style:font-style-asian="italic" style:font-style-complex="italic"/>
    </style:style>
    <style:style style:name="P55"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eaeac7" style:font-style-asian="italic" style:font-style-complex="italic"/>
    </style:style>
    <style:style style:name="P56"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f2b948" style:font-style-asian="italic" style:font-style-complex="italic"/>
    </style:style>
    <style:style style:name="P57"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0f82139" style:font-style-asian="italic" style:font-style-complex="italic"/>
    </style:style>
    <style:style style:name="P58"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10e91cc" style:font-style-asian="italic" style:font-style-complex="italic"/>
    </style:style>
    <style:style style:name="P59"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115db23" style:font-style-asian="italic" style:font-style-complex="italic"/>
    </style:style>
    <style:style style:name="P60"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11ec6ca" style:font-style-asian="italic" style:font-style-complex="italic"/>
    </style:style>
    <style:style style:name="P61"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13a7d13" style:font-style-asian="italic" style:font-style-complex="italic"/>
    </style:style>
    <style:style style:name="P62"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paragraph-rsid="013c2bc1" style:font-style-asian="italic" style:font-style-complex="italic"/>
    </style:style>
    <style:style style:name="P6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1c7b1b" style:font-style-asian="italic" style:font-style-complex="italic"/>
    </style:style>
    <style:style style:name="P6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1b3d45" style:font-style-asian="italic" style:font-style-complex="italic"/>
    </style:style>
    <style:style style:name="P6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2ab867" style:font-style-asian="italic" style:font-style-complex="italic"/>
    </style:style>
    <style:style style:name="P6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31d240" style:font-style-asian="italic" style:font-style-complex="italic"/>
    </style:style>
    <style:style style:name="P6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36771c" style:font-style-asian="italic" style:font-style-complex="italic"/>
    </style:style>
    <style:style style:name="P6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44535d" style:font-style-asian="italic" style:font-style-complex="italic"/>
    </style:style>
    <style:style style:name="P6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510aab" style:font-style-asian="italic" style:font-style-complex="italic"/>
    </style:style>
    <style:style style:name="P7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5c2301" style:font-style-asian="italic" style:font-style-complex="italic"/>
    </style:style>
    <style:style style:name="P7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649e80" style:font-style-asian="italic" style:font-style-complex="italic"/>
    </style:style>
    <style:style style:name="P7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78cb82" style:font-style-asian="italic" style:font-style-complex="italic"/>
    </style:style>
    <style:style style:name="P7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8310a2" style:font-style-asian="italic" style:font-style-complex="italic"/>
    </style:style>
    <style:style style:name="P7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8c866c" style:font-style-asian="italic" style:font-style-complex="italic"/>
    </style:style>
    <style:style style:name="P7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92d596" style:font-style-asian="italic" style:font-style-complex="italic"/>
    </style:style>
    <style:style style:name="P7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9b7781" style:font-style-asian="italic" style:font-style-complex="italic"/>
    </style:style>
    <style:style style:name="P7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a38ad9" style:font-style-asian="italic" style:font-style-complex="italic"/>
    </style:style>
    <style:style style:name="P7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a9fcfe" style:font-style-asian="italic" style:font-style-complex="italic"/>
    </style:style>
    <style:style style:name="P7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b7cb75" style:font-style-asian="italic" style:font-style-complex="italic"/>
    </style:style>
    <style:style style:name="P8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c1227f" style:font-style-asian="italic" style:font-style-complex="italic"/>
    </style:style>
    <style:style style:name="P8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c8c45b" style:font-style-asian="italic" style:font-style-complex="italic"/>
    </style:style>
    <style:style style:name="P8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d5ada4" style:font-style-asian="italic" style:font-style-complex="italic"/>
    </style:style>
    <style:style style:name="P8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de4edf" style:font-style-asian="italic" style:font-style-complex="italic"/>
    </style:style>
    <style:style style:name="P8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eaeac7" style:font-style-asian="italic" style:font-style-complex="italic"/>
    </style:style>
    <style:style style:name="P8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f2b948" style:font-style-asian="italic" style:font-style-complex="italic"/>
    </style:style>
    <style:style style:name="P8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0f82139" style:font-style-asian="italic" style:font-style-complex="italic"/>
    </style:style>
    <style:style style:name="P8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10e91cc" style:font-style-asian="italic" style:font-style-complex="italic"/>
    </style:style>
    <style:style style:name="P8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115db23" style:font-style-asian="italic" style:font-style-complex="italic"/>
    </style:style>
    <style:style style:name="P8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11ec6ca" style:font-style-asian="italic" style:font-style-complex="italic"/>
    </style:style>
    <style:style style:name="P9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96b2d" officeooo:paragraph-rsid="013af367" style:font-style-asian="italic" style:font-style-complex="italic"/>
    </style:style>
    <style:style style:name="P9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230549" officeooo:paragraph-rsid="00230549" style:font-style-asian="italic" style:font-style-complex="italic"/>
    </style:style>
    <style:style style:name="P9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235edf" officeooo:paragraph-rsid="00240405" style:font-style-asian="italic" style:font-style-complex="italic"/>
    </style:style>
    <style:style style:name="P9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240405" officeooo:paragraph-rsid="00251745" style:font-style-asian="italic" style:font-style-complex="italic"/>
    </style:style>
    <style:style style:name="P9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2548f2" officeooo:paragraph-rsid="00251745" style:font-style-asian="italic" style:font-style-complex="italic"/>
    </style:style>
    <style:style style:name="P9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2548f2" officeooo:paragraph-rsid="002548f2" style:font-style-asian="italic" style:font-style-complex="italic"/>
    </style:style>
    <style:style style:name="P9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25ac00" officeooo:paragraph-rsid="002548f2" style:font-style-asian="italic" style:font-style-complex="italic"/>
    </style:style>
    <style:style style:name="P9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26cd5e" officeooo:paragraph-rsid="0026cd5e" style:font-style-asian="italic" style:font-style-complex="italic"/>
    </style:style>
    <style:style style:name="P9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2c536a" officeooo:paragraph-rsid="002c536a" style:font-style-asian="italic" style:font-style-complex="italic"/>
    </style:style>
    <style:style style:name="P9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31d240" officeooo:paragraph-rsid="0031d240" style:font-style-asian="italic" style:font-style-complex="italic"/>
    </style:style>
    <style:style style:name="P10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322d35" officeooo:paragraph-rsid="0031d240" style:font-style-asian="italic" style:font-style-complex="italic"/>
    </style:style>
    <style:style style:name="P10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329fbf" officeooo:paragraph-rsid="00322d35" style:font-style-asian="italic" style:font-style-complex="italic"/>
    </style:style>
    <style:style style:name="P10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39298f" officeooo:paragraph-rsid="0039298f" style:font-style-asian="italic" style:font-style-complex="italic"/>
    </style:style>
    <style:style style:name="P10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39298f" officeooo:paragraph-rsid="003e0c7b" style:font-style-asian="italic" style:font-style-complex="italic"/>
    </style:style>
    <style:style style:name="P10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3b2189" officeooo:paragraph-rsid="003b2189" style:font-style-asian="italic" style:font-style-complex="italic"/>
    </style:style>
    <style:style style:name="P10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3c343c" officeooo:paragraph-rsid="003c343c" style:font-style-asian="italic" style:font-style-complex="italic"/>
    </style:style>
    <style:style style:name="P10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3e0c7b" officeooo:paragraph-rsid="003e0c7b" style:font-style-asian="italic" style:font-style-complex="italic"/>
    </style:style>
    <style:style style:name="P10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45fcfb" officeooo:paragraph-rsid="0045fcfb" style:font-style-asian="italic" style:font-style-complex="italic"/>
    </style:style>
    <style:style style:name="P10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4779c7" officeooo:paragraph-rsid="004779c7" style:font-style-asian="italic" style:font-style-complex="italic"/>
    </style:style>
    <style:style style:name="P10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47e9f0" officeooo:paragraph-rsid="0047e9f0" style:font-style-asian="italic" style:font-style-complex="italic"/>
    </style:style>
    <style:style style:name="P11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490527" officeooo:paragraph-rsid="00490527" style:font-style-asian="italic" style:font-style-complex="italic"/>
    </style:style>
    <style:style style:name="P11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4c01d3" officeooo:paragraph-rsid="004c01d3" style:font-style-asian="italic" style:font-style-complex="italic"/>
    </style:style>
    <style:style style:name="P11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4600d" officeooo:paragraph-rsid="0054600d" style:font-style-asian="italic" style:font-style-complex="italic"/>
    </style:style>
    <style:style style:name="P11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4600d" officeooo:paragraph-rsid="005c2301" style:font-style-asian="italic" style:font-style-complex="italic"/>
    </style:style>
    <style:style style:name="P11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4600d" officeooo:paragraph-rsid="00649e80" style:font-style-asian="italic" style:font-style-complex="italic"/>
    </style:style>
    <style:style style:name="P11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47603" officeooo:paragraph-rsid="00547603" style:font-style-asian="italic" style:font-style-complex="italic"/>
    </style:style>
    <style:style style:name="P11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47603" officeooo:paragraph-rsid="0055e27e" style:font-style-asian="italic" style:font-style-complex="italic"/>
    </style:style>
    <style:style style:name="P11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47603" officeooo:paragraph-rsid="0059cc6a" style:font-style-asian="italic" style:font-style-complex="italic"/>
    </style:style>
    <style:style style:name="P11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5e27e" officeooo:paragraph-rsid="0055e27e" style:font-style-asian="italic" style:font-style-complex="italic"/>
    </style:style>
    <style:style style:name="P11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60d58" officeooo:paragraph-rsid="00560d58" style:font-style-asian="italic" style:font-style-complex="italic"/>
    </style:style>
    <style:style style:name="P12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81401" officeooo:paragraph-rsid="00581401" style:font-style-asian="italic" style:font-style-complex="italic"/>
    </style:style>
    <style:style style:name="P12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8a24c" officeooo:paragraph-rsid="0058a24c" style:font-style-asian="italic" style:font-style-complex="italic"/>
    </style:style>
    <style:style style:name="P12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5f906e" officeooo:paragraph-rsid="005f906e" style:font-style-asian="italic" style:font-style-complex="italic"/>
    </style:style>
    <style:style style:name="P12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1563c" officeooo:paragraph-rsid="0061563c" style:font-style-asian="italic" style:font-style-complex="italic"/>
    </style:style>
    <style:style style:name="P12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21bfa" officeooo:paragraph-rsid="00621bfa" style:font-style-asian="italic" style:font-style-complex="italic"/>
    </style:style>
    <style:style style:name="P12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b7d3f" officeooo:paragraph-rsid="006b7d3f" style:font-style-asian="italic" style:font-style-complex="italic"/>
    </style:style>
    <style:style style:name="P12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6ed0f2" officeooo:paragraph-rsid="006ed0f2" style:font-style-asian="italic" style:font-style-complex="italic"/>
    </style:style>
    <style:style style:name="P12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07e7e" officeooo:paragraph-rsid="00707e7e" style:font-style-asian="italic" style:font-style-complex="italic"/>
    </style:style>
    <style:style style:name="P12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3d8e2" officeooo:paragraph-rsid="0073d8e2" style:font-style-asian="italic" style:font-style-complex="italic"/>
    </style:style>
    <style:style style:name="P12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cdd55" officeooo:paragraph-rsid="007cdd55" style:font-style-asian="italic" style:font-style-complex="italic"/>
    </style:style>
    <style:style style:name="P13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d6748" officeooo:paragraph-rsid="007d6748" style:font-style-asian="italic" style:font-style-complex="italic"/>
    </style:style>
    <style:style style:name="P13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d6748" officeooo:paragraph-rsid="008310a2" style:font-style-asian="italic" style:font-style-complex="italic"/>
    </style:style>
    <style:style style:name="P13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d6748" officeooo:paragraph-rsid="008c866c" style:font-style-asian="italic" style:font-style-complex="italic"/>
    </style:style>
    <style:style style:name="P13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d6748" officeooo:paragraph-rsid="0092d596" style:font-style-asian="italic" style:font-style-complex="italic"/>
    </style:style>
    <style:style style:name="P13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d6748" officeooo:paragraph-rsid="009e5460" style:font-style-asian="italic" style:font-style-complex="italic"/>
    </style:style>
    <style:style style:name="P13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d6748" officeooo:paragraph-rsid="00a38ad9" style:font-style-asian="italic" style:font-style-complex="italic"/>
    </style:style>
    <style:style style:name="P13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d6748" officeooo:paragraph-rsid="00a9fcfe" style:font-style-asian="italic" style:font-style-complex="italic"/>
    </style:style>
    <style:style style:name="P13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7d6748" officeooo:paragraph-rsid="00b7cb75" style:font-style-asian="italic" style:font-style-complex="italic"/>
    </style:style>
    <style:style style:name="P13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817970" officeooo:paragraph-rsid="00817970" style:font-style-asian="italic" style:font-style-complex="italic"/>
    </style:style>
    <style:style style:name="P13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817970" officeooo:paragraph-rsid="008310a2" style:font-style-asian="italic" style:font-style-complex="italic"/>
    </style:style>
    <style:style style:name="P14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817970" officeooo:paragraph-rsid="008c866c" style:font-style-asian="italic" style:font-style-complex="italic"/>
    </style:style>
    <style:style style:name="P14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85f3b7" officeooo:paragraph-rsid="0085f3b7" style:font-style-asian="italic" style:font-style-complex="italic"/>
    </style:style>
    <style:style style:name="P14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8dadf3" officeooo:paragraph-rsid="008dadf3" style:font-style-asian="italic" style:font-style-complex="italic"/>
    </style:style>
    <style:style style:name="P14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8eb961" officeooo:paragraph-rsid="008eb961" style:font-style-asian="italic" style:font-style-complex="italic"/>
    </style:style>
    <style:style style:name="P14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8f7e2a" officeooo:paragraph-rsid="008f7e2a" style:font-style-asian="italic" style:font-style-complex="italic"/>
    </style:style>
    <style:style style:name="P14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9066d6" officeooo:paragraph-rsid="009066d6" style:font-style-asian="italic" style:font-style-complex="italic"/>
    </style:style>
    <style:style style:name="P14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92d596" officeooo:paragraph-rsid="0092d596" style:font-style-asian="italic" style:font-style-complex="italic"/>
    </style:style>
    <style:style style:name="P14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93d209" officeooo:paragraph-rsid="0093d209" style:font-style-asian="italic" style:font-style-complex="italic"/>
    </style:style>
    <style:style style:name="P14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95e3d6" officeooo:paragraph-rsid="0095e3d6" style:font-style-asian="italic" style:font-style-complex="italic"/>
    </style:style>
    <style:style style:name="P14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9e5460" officeooo:paragraph-rsid="009e5460" style:font-style-asian="italic" style:font-style-complex="italic"/>
    </style:style>
    <style:style style:name="P15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9f1c32" officeooo:paragraph-rsid="009f1c32" style:font-style-asian="italic" style:font-style-complex="italic"/>
    </style:style>
    <style:style style:name="P15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a38ad9" officeooo:paragraph-rsid="00a38ad9" style:font-style-asian="italic" style:font-style-complex="italic"/>
    </style:style>
    <style:style style:name="P15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a3e1b4" officeooo:paragraph-rsid="00a3e1b4" style:font-style-asian="italic" style:font-style-complex="italic"/>
    </style:style>
    <style:style style:name="P15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a68cea" officeooo:paragraph-rsid="00a68cea" style:font-style-asian="italic" style:font-style-complex="italic"/>
    </style:style>
    <style:style style:name="P15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ac1c48" officeooo:paragraph-rsid="00ac1c48" style:font-style-asian="italic" style:font-style-complex="italic"/>
    </style:style>
    <style:style style:name="P15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affb74" officeooo:paragraph-rsid="00affb74" style:font-style-asian="italic" style:font-style-complex="italic"/>
    </style:style>
    <style:style style:name="P15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b997db" officeooo:paragraph-rsid="00b997db" style:font-style-asian="italic" style:font-style-complex="italic"/>
    </style:style>
    <style:style style:name="P15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bb70ad" officeooo:paragraph-rsid="00bb70ad" style:font-style-asian="italic" style:font-style-complex="italic"/>
    </style:style>
    <style:style style:name="P15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14df7" officeooo:paragraph-rsid="00c8c45b" style:font-style-asian="italic" style:font-style-complex="italic"/>
    </style:style>
    <style:style style:name="P15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14df7" officeooo:paragraph-rsid="00d5ada4" style:font-style-asian="italic" style:font-style-complex="italic"/>
    </style:style>
    <style:style style:name="P16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14df7" officeooo:paragraph-rsid="00de4edf" style:font-style-asian="italic" style:font-style-complex="italic"/>
    </style:style>
    <style:style style:name="P16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14df7" officeooo:paragraph-rsid="00eaeac7" style:font-style-asian="italic" style:font-style-complex="italic"/>
    </style:style>
    <style:style style:name="P16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14df7" officeooo:paragraph-rsid="00f2b948" style:font-style-asian="italic" style:font-style-complex="italic"/>
    </style:style>
    <style:style style:name="P16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14df7" officeooo:paragraph-rsid="00f82139" style:font-style-asian="italic" style:font-style-complex="italic"/>
    </style:style>
    <style:style style:name="P16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c247e" officeooo:paragraph-rsid="00cc247e" style:font-style-asian="italic" style:font-style-complex="italic"/>
    </style:style>
    <style:style style:name="P16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e0aa9" officeooo:paragraph-rsid="00ce0aa9" style:font-style-asian="italic" style:font-style-complex="italic"/>
    </style:style>
    <style:style style:name="P16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e0aa9" officeooo:paragraph-rsid="00de4edf" style:font-style-asian="italic" style:font-style-complex="italic"/>
    </style:style>
    <style:style style:name="P16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ce0aa9" officeooo:paragraph-rsid="00eaeac7" style:font-style-asian="italic" style:font-style-complex="italic"/>
    </style:style>
    <style:style style:name="P16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d5ddcb" officeooo:paragraph-rsid="00d5ddcb" style:font-style-asian="italic" style:font-style-complex="italic"/>
    </style:style>
    <style:style style:name="P16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d5ddcb" officeooo:paragraph-rsid="00d63eb6" style:font-style-asian="italic" style:font-style-complex="italic"/>
    </style:style>
    <style:style style:name="P17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d784d4" officeooo:paragraph-rsid="00d784d4" style:font-style-asian="italic" style:font-style-complex="italic"/>
    </style:style>
    <style:style style:name="P171"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e34028" officeooo:paragraph-rsid="00e34028" style:font-style-asian="italic" style:font-style-complex="italic"/>
    </style:style>
    <style:style style:name="P172"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e4840e" officeooo:paragraph-rsid="00e4840e" style:font-style-asian="italic" style:font-style-complex="italic"/>
    </style:style>
    <style:style style:name="P17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e52017" officeooo:paragraph-rsid="00e52017" style:font-style-asian="italic" style:font-style-complex="italic"/>
    </style:style>
    <style:style style:name="P17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edb313" officeooo:paragraph-rsid="00edb313" style:font-style-asian="italic" style:font-style-complex="italic"/>
    </style:style>
    <style:style style:name="P175"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ef6a6e" officeooo:paragraph-rsid="00ef6a6e" style:font-style-asian="italic" style:font-style-complex="italic"/>
    </style:style>
    <style:style style:name="P176"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f04498" officeooo:paragraph-rsid="00f04498" style:font-style-asian="italic" style:font-style-complex="italic"/>
    </style:style>
    <style:style style:name="P177"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f3738a" officeooo:paragraph-rsid="00f3738a" style:font-style-asian="italic" style:font-style-complex="italic"/>
    </style:style>
    <style:style style:name="P178"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f43d0a" officeooo:paragraph-rsid="00f43d0a" style:font-style-asian="italic" style:font-style-complex="italic"/>
    </style:style>
    <style:style style:name="P179"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f48b9f" officeooo:paragraph-rsid="00f48b9f" style:font-style-asian="italic" style:font-style-complex="italic"/>
    </style:style>
    <style:style style:name="P180"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rsid="00fa0c89" officeooo:paragraph-rsid="00fa0c89" style:font-style-asian="italic" style:font-style-complex="italic"/>
    </style:style>
    <style:style style:name="P181" style:family="paragraph" style:parent-style-name="Text_20_body">
      <style:paragraph-properties fo:margin-top="0cm" fo:margin-bottom="0cm" loext:contextual-spacing="false" fo:line-height="100%" fo:text-align="end" style:justify-single-word="false"/>
      <style:text-properties style:font-name="Arial" fo:font-size="11pt" fo:font-style="italic" officeooo:rsid="000f6461" officeooo:paragraph-rsid="013c2bc1" style:font-style-asian="italic" style:font-style-complex="italic"/>
    </style:style>
    <style:style style:name="P182" style:family="paragraph" style:parent-style-name="Text_20_body">
      <style:paragraph-properties fo:margin-top="0cm" fo:margin-bottom="0cm" loext:contextual-spacing="false" fo:line-height="100%" fo:text-align="start" style:justify-single-word="false"/>
      <style:text-properties fo:font-style="italic" officeooo:paragraph-rsid="001b3d45" style:font-style-asian="italic" style:font-style-complex="italic"/>
    </style:style>
    <style:style style:name="P183" style:family="paragraph" style:parent-style-name="Text_20_body">
      <style:paragraph-properties fo:margin-top="0cm" fo:margin-bottom="0cm" loext:contextual-spacing="false" fo:line-height="100%" fo:text-align="start" style:justify-single-word="false"/>
      <style:text-properties fo:font-style="italic" officeooo:paragraph-rsid="00251745" style:font-style-asian="italic" style:font-style-complex="italic"/>
    </style:style>
    <style:style style:name="P184" style:family="paragraph" style:parent-style-name="Text_20_body">
      <style:paragraph-properties fo:margin-top="0cm" fo:margin-bottom="0cm" loext:contextual-spacing="false" fo:line-height="100%" fo:text-align="start" style:justify-single-word="false"/>
      <style:text-properties fo:font-style="italic" officeooo:paragraph-rsid="002ab867" style:font-style-asian="italic" style:font-style-complex="italic"/>
    </style:style>
    <style:style style:name="P185" style:family="paragraph" style:parent-style-name="Text_20_body">
      <style:paragraph-properties fo:margin-top="0cm" fo:margin-bottom="0cm" loext:contextual-spacing="false" fo:line-height="100%" fo:text-align="start" style:justify-single-word="false"/>
      <style:text-properties fo:font-style="italic" officeooo:paragraph-rsid="0031d240" style:font-style-asian="italic" style:font-style-complex="italic"/>
    </style:style>
    <style:style style:name="P186" style:family="paragraph" style:parent-style-name="Text_20_body">
      <style:paragraph-properties fo:margin-top="0cm" fo:margin-bottom="0cm" loext:contextual-spacing="false" fo:line-height="100%" fo:text-align="start" style:justify-single-word="false"/>
      <style:text-properties fo:font-style="italic" officeooo:paragraph-rsid="0036771c" style:font-style-asian="italic" style:font-style-complex="italic"/>
    </style:style>
    <style:style style:name="P187" style:family="paragraph" style:parent-style-name="Text_20_body">
      <style:paragraph-properties fo:margin-top="0cm" fo:margin-bottom="0cm" loext:contextual-spacing="false" fo:line-height="100%" fo:text-align="start" style:justify-single-word="false"/>
      <style:text-properties fo:font-style="italic" officeooo:paragraph-rsid="0044535d" style:font-style-asian="italic" style:font-style-complex="italic"/>
    </style:style>
    <style:style style:name="P188" style:family="paragraph" style:parent-style-name="Text_20_body">
      <style:paragraph-properties fo:margin-top="0cm" fo:margin-bottom="0cm" loext:contextual-spacing="false" fo:line-height="100%" fo:text-align="start" style:justify-single-word="false"/>
      <style:text-properties fo:font-style="italic" officeooo:paragraph-rsid="00510aab" style:font-style-asian="italic" style:font-style-complex="italic"/>
    </style:style>
    <style:style style:name="P189" style:family="paragraph" style:parent-style-name="Text_20_body">
      <style:paragraph-properties fo:margin-top="0cm" fo:margin-bottom="0cm" loext:contextual-spacing="false" fo:line-height="100%" fo:text-align="start" style:justify-single-word="false"/>
      <style:text-properties fo:font-style="italic" officeooo:paragraph-rsid="005c2301" style:font-style-asian="italic" style:font-style-complex="italic"/>
    </style:style>
    <style:style style:name="P190" style:family="paragraph" style:parent-style-name="Text_20_body">
      <style:paragraph-properties fo:margin-top="0cm" fo:margin-bottom="0cm" loext:contextual-spacing="false" fo:line-height="100%" fo:text-align="start" style:justify-single-word="false"/>
      <style:text-properties fo:font-style="italic" officeooo:paragraph-rsid="00649e80" style:font-style-asian="italic" style:font-style-complex="italic"/>
    </style:style>
    <style:style style:name="P191" style:family="paragraph" style:parent-style-name="Text_20_body">
      <style:paragraph-properties fo:margin-top="0cm" fo:margin-bottom="0cm" loext:contextual-spacing="false" fo:line-height="100%" fo:text-align="start" style:justify-single-word="false"/>
      <style:text-properties fo:font-style="italic" officeooo:paragraph-rsid="0078cb82" style:font-style-asian="italic" style:font-style-complex="italic"/>
    </style:style>
    <style:style style:name="P192" style:family="paragraph" style:parent-style-name="Text_20_body">
      <style:paragraph-properties fo:margin-top="0cm" fo:margin-bottom="0cm" loext:contextual-spacing="false" fo:line-height="100%" fo:text-align="start" style:justify-single-word="false"/>
      <style:text-properties fo:font-style="italic" officeooo:paragraph-rsid="008310a2" style:font-style-asian="italic" style:font-style-complex="italic"/>
    </style:style>
    <style:style style:name="P193" style:family="paragraph" style:parent-style-name="Text_20_body">
      <style:paragraph-properties fo:margin-top="0cm" fo:margin-bottom="0cm" loext:contextual-spacing="false" fo:line-height="100%" fo:text-align="start" style:justify-single-word="false"/>
      <style:text-properties fo:font-style="italic" officeooo:paragraph-rsid="008c866c" style:font-style-asian="italic" style:font-style-complex="italic"/>
    </style:style>
    <style:style style:name="P194" style:family="paragraph" style:parent-style-name="Text_20_body">
      <style:paragraph-properties fo:margin-top="0cm" fo:margin-bottom="0cm" loext:contextual-spacing="false" fo:line-height="100%" fo:text-align="start" style:justify-single-word="false"/>
      <style:text-properties fo:font-style="italic" officeooo:paragraph-rsid="0092d596" style:font-style-asian="italic" style:font-style-complex="italic"/>
    </style:style>
    <style:style style:name="P195" style:family="paragraph" style:parent-style-name="Text_20_body">
      <style:paragraph-properties fo:margin-top="0cm" fo:margin-bottom="0cm" loext:contextual-spacing="false" fo:line-height="100%" fo:text-align="start" style:justify-single-word="false"/>
      <style:text-properties fo:font-style="italic" officeooo:paragraph-rsid="009b7781" style:font-style-asian="italic" style:font-style-complex="italic"/>
    </style:style>
    <style:style style:name="P196" style:family="paragraph" style:parent-style-name="Text_20_body">
      <style:paragraph-properties fo:margin-top="0cm" fo:margin-bottom="0cm" loext:contextual-spacing="false" fo:line-height="100%" fo:text-align="start" style:justify-single-word="false"/>
      <style:text-properties fo:font-style="italic" officeooo:paragraph-rsid="00a38ad9" style:font-style-asian="italic" style:font-style-complex="italic"/>
    </style:style>
    <style:style style:name="P197" style:family="paragraph" style:parent-style-name="Text_20_body">
      <style:paragraph-properties fo:margin-top="0cm" fo:margin-bottom="0cm" loext:contextual-spacing="false" fo:line-height="100%" fo:text-align="start" style:justify-single-word="false"/>
      <style:text-properties fo:font-style="italic" officeooo:paragraph-rsid="00a9fcfe" style:font-style-asian="italic" style:font-style-complex="italic"/>
    </style:style>
    <style:style style:name="P198" style:family="paragraph" style:parent-style-name="Text_20_body">
      <style:paragraph-properties fo:margin-top="0cm" fo:margin-bottom="0cm" loext:contextual-spacing="false" fo:line-height="100%" fo:text-align="start" style:justify-single-word="false"/>
      <style:text-properties fo:font-style="italic" officeooo:paragraph-rsid="00b7cb75" style:font-style-asian="italic" style:font-style-complex="italic"/>
    </style:style>
    <style:style style:name="P199" style:family="paragraph" style:parent-style-name="Text_20_body">
      <style:paragraph-properties fo:margin-top="0cm" fo:margin-bottom="0cm" loext:contextual-spacing="false" fo:line-height="100%" fo:text-align="start" style:justify-single-word="false"/>
      <style:text-properties fo:font-style="italic" officeooo:paragraph-rsid="00c1227f" style:font-style-asian="italic" style:font-style-complex="italic"/>
    </style:style>
    <style:style style:name="P200" style:family="paragraph" style:parent-style-name="Text_20_body">
      <style:paragraph-properties fo:margin-top="0cm" fo:margin-bottom="0cm" loext:contextual-spacing="false" fo:line-height="100%" fo:text-align="start" style:justify-single-word="false"/>
      <style:text-properties fo:font-style="italic" officeooo:paragraph-rsid="00c8c45b" style:font-style-asian="italic" style:font-style-complex="italic"/>
    </style:style>
    <style:style style:name="P201" style:family="paragraph" style:parent-style-name="Text_20_body">
      <style:paragraph-properties fo:margin-top="0cm" fo:margin-bottom="0cm" loext:contextual-spacing="false" fo:line-height="100%" fo:text-align="start" style:justify-single-word="false"/>
      <style:text-properties fo:font-style="italic" officeooo:paragraph-rsid="00d5ada4" style:font-style-asian="italic" style:font-style-complex="italic"/>
    </style:style>
    <style:style style:name="P202" style:family="paragraph" style:parent-style-name="Text_20_body">
      <style:paragraph-properties fo:margin-top="0cm" fo:margin-bottom="0cm" loext:contextual-spacing="false" fo:line-height="100%" fo:text-align="start" style:justify-single-word="false"/>
      <style:text-properties fo:font-style="italic" officeooo:paragraph-rsid="00de4edf" style:font-style-asian="italic" style:font-style-complex="italic"/>
    </style:style>
    <style:style style:name="P203" style:family="paragraph" style:parent-style-name="Text_20_body">
      <style:paragraph-properties fo:margin-top="0cm" fo:margin-bottom="0cm" loext:contextual-spacing="false" fo:line-height="100%" fo:text-align="start" style:justify-single-word="false"/>
      <style:text-properties fo:font-style="italic" officeooo:paragraph-rsid="00eaeac7" style:font-style-asian="italic" style:font-style-complex="italic"/>
    </style:style>
    <style:style style:name="P204" style:family="paragraph" style:parent-style-name="Text_20_body">
      <style:paragraph-properties fo:margin-top="0cm" fo:margin-bottom="0cm" loext:contextual-spacing="false" fo:line-height="100%" fo:text-align="start" style:justify-single-word="false"/>
      <style:text-properties fo:font-style="italic" officeooo:paragraph-rsid="00f2b948" style:font-style-asian="italic" style:font-style-complex="italic"/>
    </style:style>
    <style:style style:name="P205" style:family="paragraph" style:parent-style-name="Text_20_body">
      <style:paragraph-properties fo:margin-top="0cm" fo:margin-bottom="0cm" loext:contextual-spacing="false" fo:line-height="100%" fo:text-align="start" style:justify-single-word="false"/>
      <style:text-properties fo:font-style="italic" officeooo:paragraph-rsid="00f82139" style:font-style-asian="italic" style:font-style-complex="italic"/>
    </style:style>
    <style:style style:name="P206" style:family="paragraph" style:parent-style-name="Text_20_body">
      <style:paragraph-properties fo:margin-top="0cm" fo:margin-bottom="0cm" loext:contextual-spacing="false" fo:line-height="100%" fo:text-align="start" style:justify-single-word="false"/>
      <style:text-properties fo:font-style="italic" officeooo:paragraph-rsid="010e91cc" style:font-style-asian="italic" style:font-style-complex="italic"/>
    </style:style>
    <style:style style:name="P207" style:family="paragraph" style:parent-style-name="Text_20_body">
      <style:paragraph-properties fo:margin-top="0cm" fo:margin-bottom="0cm" loext:contextual-spacing="false" fo:line-height="100%" fo:text-align="start" style:justify-single-word="false"/>
      <style:text-properties fo:font-style="italic" officeooo:paragraph-rsid="0115db23" style:font-style-asian="italic" style:font-style-complex="italic"/>
    </style:style>
    <style:style style:name="P208" style:family="paragraph" style:parent-style-name="Text_20_body">
      <style:paragraph-properties fo:margin-top="0cm" fo:margin-bottom="0cm" loext:contextual-spacing="false" fo:line-height="100%" fo:text-align="start" style:justify-single-word="false"/>
      <style:text-properties fo:font-style="italic" officeooo:paragraph-rsid="011ec6ca" style:font-style-asian="italic" style:font-style-complex="italic"/>
    </style:style>
    <style:style style:name="P209" style:family="paragraph" style:parent-style-name="Text_20_body">
      <style:paragraph-properties fo:margin-top="0cm" fo:margin-bottom="0cm" loext:contextual-spacing="false" fo:line-height="100%" fo:text-align="start" style:justify-single-word="false"/>
      <style:text-properties fo:font-style="italic" officeooo:paragraph-rsid="013a7d13" style:font-style-asian="italic" style:font-style-complex="italic"/>
    </style:style>
    <style:style style:name="P210" style:family="paragraph" style:parent-style-name="Text_20_body">
      <style:paragraph-properties fo:margin-top="0cm" fo:margin-bottom="0cm" loext:contextual-spacing="false" fo:line-height="100%" fo:text-align="start" style:justify-single-word="false"/>
      <style:text-properties fo:font-style="italic" officeooo:paragraph-rsid="013c2bc1" style:font-style-asian="italic" style:font-style-complex="italic"/>
    </style:style>
    <style:style style:name="P211" style:family="paragraph" style:parent-style-name="Text_20_body">
      <style:paragraph-properties fo:margin-top="0cm" fo:margin-bottom="0cm" loext:contextual-spacing="false" fo:line-height="100%" fo:text-align="end" style:justify-single-word="false"/>
      <style:text-properties fo:font-style="italic" officeooo:paragraph-rsid="001b3d45" style:font-style-asian="italic" style:font-style-complex="italic"/>
    </style:style>
    <style:style style:name="P212" style:family="paragraph" style:parent-style-name="Text_20_body">
      <style:paragraph-properties fo:margin-top="0cm" fo:margin-bottom="0cm" loext:contextual-spacing="false" fo:line-height="100%" fo:text-align="end" style:justify-single-word="false"/>
      <style:text-properties fo:font-style="italic" officeooo:paragraph-rsid="002ab867" style:font-style-asian="italic" style:font-style-complex="italic"/>
    </style:style>
    <style:style style:name="P213" style:family="paragraph" style:parent-style-name="Text_20_body">
      <style:paragraph-properties fo:margin-top="0cm" fo:margin-bottom="0cm" loext:contextual-spacing="false" fo:line-height="100%" fo:text-align="end" style:justify-single-word="false"/>
      <style:text-properties fo:font-style="italic" officeooo:paragraph-rsid="0031d240" style:font-style-asian="italic" style:font-style-complex="italic"/>
    </style:style>
    <style:style style:name="P214" style:family="paragraph" style:parent-style-name="Text_20_body">
      <style:paragraph-properties fo:margin-top="0cm" fo:margin-bottom="0cm" loext:contextual-spacing="false" fo:line-height="100%" fo:text-align="end" style:justify-single-word="false"/>
      <style:text-properties fo:font-style="italic" officeooo:paragraph-rsid="0036771c" style:font-style-asian="italic" style:font-style-complex="italic"/>
    </style:style>
    <style:style style:name="P215" style:family="paragraph" style:parent-style-name="Text_20_body">
      <style:paragraph-properties fo:margin-top="0cm" fo:margin-bottom="0cm" loext:contextual-spacing="false" fo:line-height="100%" fo:text-align="end" style:justify-single-word="false"/>
      <style:text-properties fo:font-style="italic" officeooo:paragraph-rsid="0044535d" style:font-style-asian="italic" style:font-style-complex="italic"/>
    </style:style>
    <style:style style:name="P216" style:family="paragraph" style:parent-style-name="Text_20_body">
      <style:paragraph-properties fo:margin-top="0cm" fo:margin-bottom="0cm" loext:contextual-spacing="false" fo:line-height="100%" fo:text-align="end" style:justify-single-word="false"/>
      <style:text-properties fo:font-style="italic" officeooo:paragraph-rsid="00510aab" style:font-style-asian="italic" style:font-style-complex="italic"/>
    </style:style>
    <style:style style:name="P217" style:family="paragraph" style:parent-style-name="Text_20_body">
      <style:paragraph-properties fo:margin-top="0cm" fo:margin-bottom="0cm" loext:contextual-spacing="false" fo:line-height="100%" fo:text-align="end" style:justify-single-word="false"/>
      <style:text-properties fo:font-style="italic" officeooo:paragraph-rsid="005c2301" style:font-style-asian="italic" style:font-style-complex="italic"/>
    </style:style>
    <style:style style:name="P218" style:family="paragraph" style:parent-style-name="Text_20_body">
      <style:paragraph-properties fo:margin-top="0cm" fo:margin-bottom="0cm" loext:contextual-spacing="false" fo:line-height="100%" fo:text-align="end" style:justify-single-word="false"/>
      <style:text-properties fo:font-style="italic" officeooo:paragraph-rsid="00649e80" style:font-style-asian="italic" style:font-style-complex="italic"/>
    </style:style>
    <style:style style:name="P219" style:family="paragraph" style:parent-style-name="Text_20_body">
      <style:paragraph-properties fo:margin-top="0cm" fo:margin-bottom="0cm" loext:contextual-spacing="false" fo:line-height="100%" fo:text-align="end" style:justify-single-word="false"/>
      <style:text-properties fo:font-style="italic" officeooo:paragraph-rsid="0078cb82" style:font-style-asian="italic" style:font-style-complex="italic"/>
    </style:style>
    <style:style style:name="P220" style:family="paragraph" style:parent-style-name="Text_20_body">
      <style:paragraph-properties fo:margin-top="0cm" fo:margin-bottom="0cm" loext:contextual-spacing="false" fo:line-height="100%" fo:text-align="end" style:justify-single-word="false"/>
      <style:text-properties fo:font-style="italic" officeooo:paragraph-rsid="008310a2" style:font-style-asian="italic" style:font-style-complex="italic"/>
    </style:style>
    <style:style style:name="P221" style:family="paragraph" style:parent-style-name="Text_20_body">
      <style:paragraph-properties fo:margin-top="0cm" fo:margin-bottom="0cm" loext:contextual-spacing="false" fo:line-height="100%" fo:text-align="end" style:justify-single-word="false"/>
      <style:text-properties fo:font-style="italic" officeooo:paragraph-rsid="008c866c" style:font-style-asian="italic" style:font-style-complex="italic"/>
    </style:style>
    <style:style style:name="P222" style:family="paragraph" style:parent-style-name="Text_20_body">
      <style:paragraph-properties fo:margin-top="0cm" fo:margin-bottom="0cm" loext:contextual-spacing="false" fo:line-height="100%" fo:text-align="end" style:justify-single-word="false"/>
      <style:text-properties fo:font-style="italic" officeooo:paragraph-rsid="0092d596" style:font-style-asian="italic" style:font-style-complex="italic"/>
    </style:style>
    <style:style style:name="P223" style:family="paragraph" style:parent-style-name="Text_20_body">
      <style:paragraph-properties fo:margin-top="0cm" fo:margin-bottom="0cm" loext:contextual-spacing="false" fo:line-height="100%" fo:text-align="end" style:justify-single-word="false"/>
      <style:text-properties fo:font-style="italic" officeooo:paragraph-rsid="009b7781" style:font-style-asian="italic" style:font-style-complex="italic"/>
    </style:style>
    <style:style style:name="P224" style:family="paragraph" style:parent-style-name="Text_20_body">
      <style:paragraph-properties fo:margin-top="0cm" fo:margin-bottom="0cm" loext:contextual-spacing="false" fo:line-height="100%" fo:text-align="end" style:justify-single-word="false"/>
      <style:text-properties fo:font-style="italic" officeooo:paragraph-rsid="00a38ad9" style:font-style-asian="italic" style:font-style-complex="italic"/>
    </style:style>
    <style:style style:name="P225" style:family="paragraph" style:parent-style-name="Text_20_body">
      <style:paragraph-properties fo:margin-top="0cm" fo:margin-bottom="0cm" loext:contextual-spacing="false" fo:line-height="100%" fo:text-align="end" style:justify-single-word="false"/>
      <style:text-properties fo:font-style="italic" officeooo:paragraph-rsid="00a9fcfe" style:font-style-asian="italic" style:font-style-complex="italic"/>
    </style:style>
    <style:style style:name="P226" style:family="paragraph" style:parent-style-name="Text_20_body">
      <style:paragraph-properties fo:margin-top="0cm" fo:margin-bottom="0cm" loext:contextual-spacing="false" fo:line-height="100%" fo:text-align="end" style:justify-single-word="false"/>
      <style:text-properties fo:font-style="italic" officeooo:paragraph-rsid="00b7cb75" style:font-style-asian="italic" style:font-style-complex="italic"/>
    </style:style>
    <style:style style:name="P227" style:family="paragraph" style:parent-style-name="Text_20_body">
      <style:paragraph-properties fo:margin-top="0cm" fo:margin-bottom="0cm" loext:contextual-spacing="false" fo:line-height="100%" fo:text-align="end" style:justify-single-word="false"/>
      <style:text-properties fo:font-style="italic" officeooo:paragraph-rsid="00c1227f" style:font-style-asian="italic" style:font-style-complex="italic"/>
    </style:style>
    <style:style style:name="P228" style:family="paragraph" style:parent-style-name="Text_20_body">
      <style:paragraph-properties fo:margin-top="0cm" fo:margin-bottom="0cm" loext:contextual-spacing="false" fo:line-height="100%" fo:text-align="end" style:justify-single-word="false"/>
      <style:text-properties fo:font-style="italic" officeooo:paragraph-rsid="00c8c45b" style:font-style-asian="italic" style:font-style-complex="italic"/>
    </style:style>
    <style:style style:name="P229" style:family="paragraph" style:parent-style-name="Text_20_body">
      <style:paragraph-properties fo:margin-top="0cm" fo:margin-bottom="0cm" loext:contextual-spacing="false" fo:line-height="100%" fo:text-align="end" style:justify-single-word="false"/>
      <style:text-properties fo:font-style="italic" officeooo:paragraph-rsid="00d5ada4" style:font-style-asian="italic" style:font-style-complex="italic"/>
    </style:style>
    <style:style style:name="P230" style:family="paragraph" style:parent-style-name="Text_20_body">
      <style:paragraph-properties fo:margin-top="0cm" fo:margin-bottom="0cm" loext:contextual-spacing="false" fo:line-height="100%" fo:text-align="end" style:justify-single-word="false"/>
      <style:text-properties fo:font-style="italic" officeooo:paragraph-rsid="00de4edf" style:font-style-asian="italic" style:font-style-complex="italic"/>
    </style:style>
    <style:style style:name="P231" style:family="paragraph" style:parent-style-name="Text_20_body">
      <style:paragraph-properties fo:margin-top="0cm" fo:margin-bottom="0cm" loext:contextual-spacing="false" fo:line-height="100%" fo:text-align="end" style:justify-single-word="false"/>
      <style:text-properties fo:font-style="italic" officeooo:paragraph-rsid="00eaeac7" style:font-style-asian="italic" style:font-style-complex="italic"/>
    </style:style>
    <style:style style:name="P232" style:family="paragraph" style:parent-style-name="Text_20_body">
      <style:paragraph-properties fo:margin-top="0cm" fo:margin-bottom="0cm" loext:contextual-spacing="false" fo:line-height="100%" fo:text-align="end" style:justify-single-word="false"/>
      <style:text-properties fo:font-style="italic" officeooo:paragraph-rsid="00f2b948" style:font-style-asian="italic" style:font-style-complex="italic"/>
    </style:style>
    <style:style style:name="P233" style:family="paragraph" style:parent-style-name="Text_20_body">
      <style:paragraph-properties fo:margin-top="0cm" fo:margin-bottom="0cm" loext:contextual-spacing="false" fo:line-height="100%" fo:text-align="end" style:justify-single-word="false"/>
      <style:text-properties fo:font-style="italic" officeooo:paragraph-rsid="00f82139" style:font-style-asian="italic" style:font-style-complex="italic"/>
    </style:style>
    <style:style style:name="P234" style:family="paragraph" style:parent-style-name="Text_20_body">
      <style:paragraph-properties fo:margin-top="0cm" fo:margin-bottom="0cm" loext:contextual-spacing="false" fo:line-height="100%" fo:text-align="end" style:justify-single-word="false"/>
      <style:text-properties fo:font-style="italic" officeooo:paragraph-rsid="010e91cc" style:font-style-asian="italic" style:font-style-complex="italic"/>
    </style:style>
    <style:style style:name="P235" style:family="paragraph" style:parent-style-name="Text_20_body">
      <style:paragraph-properties fo:margin-top="0cm" fo:margin-bottom="0cm" loext:contextual-spacing="false" fo:line-height="100%" fo:text-align="end" style:justify-single-word="false"/>
      <style:text-properties fo:font-style="italic" officeooo:paragraph-rsid="0115db23" style:font-style-asian="italic" style:font-style-complex="italic"/>
    </style:style>
    <style:style style:name="P236" style:family="paragraph" style:parent-style-name="Text_20_body">
      <style:paragraph-properties fo:margin-top="0cm" fo:margin-bottom="0cm" loext:contextual-spacing="false" fo:line-height="100%" fo:text-align="end" style:justify-single-word="false"/>
      <style:text-properties fo:font-style="italic" officeooo:paragraph-rsid="011ec6ca" style:font-style-asian="italic" style:font-style-complex="italic"/>
    </style:style>
    <style:style style:name="P237" style:family="paragraph" style:parent-style-name="Text_20_body">
      <style:paragraph-properties fo:margin-top="0cm" fo:margin-bottom="0cm" loext:contextual-spacing="false" fo:line-height="100%" fo:text-align="end" style:justify-single-word="false"/>
      <style:text-properties fo:font-style="italic" officeooo:paragraph-rsid="013a7d13" style:font-style-asian="italic" style:font-style-complex="italic"/>
    </style:style>
    <style:style style:name="P238" style:family="paragraph" style:parent-style-name="Text_20_body">
      <style:paragraph-properties fo:margin-top="0cm" fo:margin-bottom="0cm" loext:contextual-spacing="false" fo:line-height="100%" fo:text-align="end" style:justify-single-word="false"/>
      <style:text-properties fo:font-style="italic" officeooo:paragraph-rsid="013c2bc1" style:font-style-asian="italic" style:font-style-complex="italic"/>
    </style:style>
    <style:style style:name="P239" style:family="paragraph" style:parent-style-name="Text_20_body">
      <style:paragraph-properties fo:margin-top="0cm" fo:margin-bottom="0cm" loext:contextual-spacing="false" fo:line-height="100%"/>
      <style:text-properties fo:font-style="italic" officeooo:paragraph-rsid="001b3d45" style:font-style-asian="italic" style:font-style-complex="italic"/>
    </style:style>
    <style:style style:name="P240" style:family="paragraph" style:parent-style-name="Text_20_body">
      <style:paragraph-properties fo:margin-top="0cm" fo:margin-bottom="0cm" loext:contextual-spacing="false" fo:line-height="100%"/>
      <style:text-properties fo:font-style="italic" officeooo:paragraph-rsid="002ab867" style:font-style-asian="italic" style:font-style-complex="italic"/>
    </style:style>
    <style:style style:name="P241" style:family="paragraph" style:parent-style-name="Text_20_body">
      <style:paragraph-properties fo:margin-top="0cm" fo:margin-bottom="0cm" loext:contextual-spacing="false" fo:line-height="100%" fo:text-align="start" style:justify-single-word="false"/>
      <style:text-properties fo:font-style="italic" officeooo:rsid="002548f2" officeooo:paragraph-rsid="002548f2" style:font-style-asian="italic" style:font-style-complex="italic"/>
    </style:style>
    <style:style style:name="P242" style:family="paragraph" style:parent-style-name="Text_20_body">
      <style:paragraph-properties fo:margin-top="0cm" fo:margin-bottom="0cm" loext:contextual-spacing="false" fo:line-height="100%" fo:text-align="start" style:justify-single-word="false"/>
      <style:text-properties fo:font-style="italic" officeooo:rsid="0026cd5e" officeooo:paragraph-rsid="0026cd5e" style:font-style-asian="italic" style:font-style-complex="italic"/>
    </style:style>
    <style:style style:name="P243" style:family="paragraph" style:parent-style-name="Text_20_body">
      <style:paragraph-properties fo:margin-top="0cm" fo:margin-bottom="0cm" loext:contextual-spacing="false" fo:line-height="100%" fo:text-align="start" style:justify-single-word="false"/>
      <style:text-properties fo:font-style="italic" officeooo:rsid="0026d558" officeooo:paragraph-rsid="0026d558" style:font-style-asian="italic" style:font-style-complex="italic"/>
    </style:style>
    <style:style style:name="P244" style:family="paragraph" style:parent-style-name="Text_20_body">
      <style:paragraph-properties fo:margin-top="0cm" fo:margin-bottom="0cm" loext:contextual-spacing="false" fo:line-height="100%" fo:text-align="start" style:justify-single-word="false"/>
      <style:text-properties fo:font-style="italic" officeooo:rsid="0031d240" officeooo:paragraph-rsid="0031d240" style:font-style-asian="italic" style:font-style-complex="italic"/>
    </style:style>
    <style:style style:name="P245" style:family="paragraph" style:parent-style-name="Text_20_body">
      <style:paragraph-properties fo:margin-top="0cm" fo:margin-bottom="0cm" loext:contextual-spacing="false" fo:line-height="100%" fo:text-align="start" style:justify-single-word="false"/>
      <style:text-properties fo:font-style="italic" officeooo:rsid="00322d35" officeooo:paragraph-rsid="00322d35" style:font-style-asian="italic" style:font-style-complex="italic"/>
    </style:style>
    <style:style style:name="P246" style:family="paragraph" style:parent-style-name="Text_20_body">
      <style:paragraph-properties fo:margin-top="0cm" fo:margin-bottom="0cm" loext:contextual-spacing="false" fo:line-height="100%" fo:text-align="start" style:justify-single-word="false"/>
      <style:text-properties fo:font-style="italic" officeooo:rsid="0034321e" officeooo:paragraph-rsid="0034321e" style:font-style-asian="italic" style:font-style-complex="italic"/>
    </style:style>
    <style:style style:name="P247" style:family="paragraph" style:parent-style-name="Text_20_body">
      <style:paragraph-properties fo:margin-top="0cm" fo:margin-bottom="0cm" loext:contextual-spacing="false" fo:line-height="100%" fo:text-align="start" style:justify-single-word="false"/>
      <style:text-properties fo:font-style="italic" officeooo:rsid="0076faf8" officeooo:paragraph-rsid="0076faf8" style:font-style-asian="italic" style:font-style-complex="italic"/>
    </style:style>
    <style:style style:name="P248" style:family="paragraph" style:parent-style-name="Text_20_body">
      <style:paragraph-properties fo:margin-top="0cm" fo:margin-bottom="0cm" loext:contextual-spacing="false" fo:line-height="100%" fo:text-align="start" style:justify-single-word="false"/>
      <style:text-properties fo:font-style="italic" officeooo:rsid="0076faf8" officeooo:paragraph-rsid="0078cb82" style:font-style-asian="italic" style:font-style-complex="italic"/>
    </style:style>
    <style:style style:name="P249" style:family="paragraph" style:parent-style-name="Text_20_body">
      <style:paragraph-properties fo:margin-top="0cm" fo:margin-bottom="0cm" loext:contextual-spacing="false" fo:line-height="100%" fo:text-align="start" style:justify-single-word="false"/>
      <style:text-properties fo:font-style="italic" officeooo:rsid="0076faf8" officeooo:paragraph-rsid="008310a2" style:font-style-asian="italic" style:font-style-complex="italic"/>
    </style:style>
    <style:style style:name="P250" style:family="paragraph" style:parent-style-name="Text_20_body">
      <style:paragraph-properties fo:margin-top="0cm" fo:margin-bottom="0cm" loext:contextual-spacing="false" fo:line-height="100%" fo:text-align="start" style:justify-single-word="false"/>
      <style:text-properties fo:font-style="italic" officeooo:rsid="0076faf8" officeooo:paragraph-rsid="008c866c" style:font-style-asian="italic" style:font-style-complex="italic"/>
    </style:style>
    <style:style style:name="P251" style:family="paragraph" style:parent-style-name="Text_20_body">
      <style:paragraph-properties fo:margin-top="0cm" fo:margin-bottom="0cm" loext:contextual-spacing="false" fo:line-height="100%" fo:text-align="start" style:justify-single-word="false"/>
      <style:text-properties fo:font-style="italic" officeooo:rsid="0076faf8" officeooo:paragraph-rsid="0092d596" style:font-style-asian="italic" style:font-style-complex="italic"/>
    </style:style>
    <style:style style:name="P252"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9f4c85" style:font-style-asian="italic" style:font-style-complex="italic"/>
    </style:style>
    <style:style style:name="P253"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a38ad9" style:font-style-asian="italic" style:font-style-complex="italic"/>
    </style:style>
    <style:style style:name="P254"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a9fcfe" style:font-style-asian="italic" style:font-style-complex="italic"/>
    </style:style>
    <style:style style:name="P255"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ac1c48" style:font-style-asian="italic" style:font-style-complex="italic"/>
    </style:style>
    <style:style style:name="P256"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b7cb75" style:font-style-asian="italic" style:font-style-complex="italic"/>
    </style:style>
    <style:style style:name="P257"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c1227f" style:font-style-asian="italic" style:font-style-complex="italic"/>
    </style:style>
    <style:style style:name="P258"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c8c45b" style:font-style-asian="italic" style:font-style-complex="italic"/>
    </style:style>
    <style:style style:name="P259"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de4edf" style:font-style-asian="italic" style:font-style-complex="italic"/>
    </style:style>
    <style:style style:name="P260" style:family="paragraph" style:parent-style-name="Text_20_body">
      <style:paragraph-properties fo:margin-top="0cm" fo:margin-bottom="0cm" loext:contextual-spacing="false" fo:line-height="100%" fo:text-align="start" style:justify-single-word="false"/>
      <style:text-properties fo:font-style="italic" officeooo:rsid="009f4c85" officeooo:paragraph-rsid="00f2b948" style:font-style-asian="italic" style:font-style-complex="italic"/>
    </style:style>
    <style:style style:name="P261" style:family="paragraph" style:parent-style-name="Text_20_body">
      <style:paragraph-properties fo:margin-top="0cm" fo:margin-bottom="0cm" loext:contextual-spacing="false" fo:line-height="100%" fo:text-align="start" style:justify-single-word="false"/>
      <style:text-properties fo:font-style="italic" officeooo:rsid="00b7cb75" officeooo:paragraph-rsid="00b7cb75" style:font-style-asian="italic" style:font-style-complex="italic"/>
    </style:style>
    <style:style style:name="P262" style:family="paragraph" style:parent-style-name="Text_20_body">
      <style:paragraph-properties fo:margin-top="0cm" fo:margin-bottom="0cm" loext:contextual-spacing="false" fo:line-height="100%" fo:text-align="start" style:justify-single-word="false"/>
      <style:text-properties fo:font-style="italic" officeooo:rsid="00b90319" officeooo:paragraph-rsid="00b90319" style:font-style-asian="italic" style:font-style-complex="italic"/>
    </style:style>
    <style:style style:name="P263" style:family="paragraph" style:parent-style-name="Text_20_body">
      <style:paragraph-properties fo:margin-top="0cm" fo:margin-bottom="0cm" loext:contextual-spacing="false" fo:line-height="100%" fo:text-align="start" style:justify-single-word="false"/>
      <style:text-properties fo:font-style="italic" officeooo:rsid="00bed487" officeooo:paragraph-rsid="00bed487" style:font-style-asian="italic" style:font-style-complex="italic"/>
    </style:style>
    <style:style style:name="P264" style:family="paragraph" style:parent-style-name="Text_20_body">
      <style:paragraph-properties fo:margin-top="0cm" fo:margin-bottom="0cm" loext:contextual-spacing="false" fo:line-height="100%" fo:text-align="start" style:justify-single-word="false"/>
      <style:text-properties fo:font-style="italic" officeooo:rsid="00c5ecc9" officeooo:paragraph-rsid="00c5ecc9" style:font-style-asian="italic" style:font-style-complex="italic"/>
    </style:style>
    <style:style style:name="P265" style:family="paragraph" style:parent-style-name="Text_20_body">
      <style:paragraph-properties fo:margin-top="0cm" fo:margin-bottom="0cm" loext:contextual-spacing="false" fo:line-height="100%" fo:text-align="start" style:justify-single-word="false"/>
      <style:text-properties fo:font-style="italic" officeooo:rsid="00c8c45b" officeooo:paragraph-rsid="00c8c45b" style:font-style-asian="italic" style:font-style-complex="italic"/>
    </style:style>
    <style:style style:name="P266" style:family="paragraph" style:parent-style-name="Text_20_body">
      <style:paragraph-properties fo:margin-top="0cm" fo:margin-bottom="0cm" loext:contextual-spacing="false" fo:line-height="100%" fo:text-align="start" style:justify-single-word="false"/>
      <style:text-properties fo:font-style="italic" officeooo:rsid="00d1e178" officeooo:paragraph-rsid="00d1e178" style:font-style-asian="italic" style:font-style-complex="italic"/>
    </style:style>
    <style:style style:name="P267" style:family="paragraph" style:parent-style-name="Text_20_body">
      <style:paragraph-properties fo:margin-top="0cm" fo:margin-bottom="0cm" loext:contextual-spacing="false" fo:line-height="100%" fo:text-align="start" style:justify-single-word="false"/>
      <style:text-properties fo:font-style="italic" officeooo:rsid="00d90d38" officeooo:paragraph-rsid="00d90d38" style:font-style-asian="italic" style:font-style-complex="italic"/>
    </style:style>
    <style:style style:name="P268" style:family="paragraph" style:parent-style-name="Text_20_body">
      <style:paragraph-properties fo:margin-top="0cm" fo:margin-bottom="0cm" loext:contextual-spacing="false" fo:line-height="100%" fo:text-align="start" style:justify-single-word="false"/>
      <style:text-properties fo:font-style="italic" officeooo:rsid="00d9ecd2" officeooo:paragraph-rsid="00d9ecd2" style:font-style-asian="italic" style:font-style-complex="italic"/>
    </style:style>
    <style:style style:name="P269" style:family="paragraph" style:parent-style-name="Text_20_body">
      <style:paragraph-properties fo:margin-top="0cm" fo:margin-bottom="0cm" loext:contextual-spacing="false" fo:line-height="100%" fo:text-align="start" style:justify-single-word="false"/>
      <style:text-properties fo:font-style="italic" officeooo:rsid="00e832e4" officeooo:paragraph-rsid="00f2b948" style:font-style-asian="italic" style:font-style-complex="italic"/>
    </style:style>
    <style:style style:name="P270" style:family="paragraph" style:parent-style-name="Text_20_body">
      <style:paragraph-properties fo:margin-top="0cm" fo:margin-bottom="0cm" loext:contextual-spacing="false" fo:line-height="100%" fo:text-align="start" style:justify-single-word="false"/>
      <style:text-properties fo:font-style="italic" officeooo:rsid="00e832e4" officeooo:paragraph-rsid="00f82139" style:font-style-asian="italic" style:font-style-complex="italic"/>
    </style:style>
    <style:style style:name="P271" style:family="paragraph" style:parent-style-name="Text_20_body">
      <style:paragraph-properties fo:margin-top="0cm" fo:margin-bottom="0cm" loext:contextual-spacing="false" fo:line-height="100%" fo:text-align="start" style:justify-single-word="false"/>
      <style:text-properties fo:font-style="italic" officeooo:rsid="01232a45" officeooo:paragraph-rsid="01232a45" style:font-style-asian="italic" style:font-style-complex="italic"/>
    </style:style>
    <style:style style:name="P27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1b3d45" style:font-style-asian="italic" style:font-style-complex="italic"/>
    </style:style>
    <style:style style:name="P27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2ab867" style:font-style-asian="italic" style:font-style-complex="italic"/>
    </style:style>
    <style:style style:name="P27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31d240" style:font-style-asian="italic" style:font-style-complex="italic"/>
    </style:style>
    <style:style style:name="P27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36771c" style:font-style-asian="italic" style:font-style-complex="italic"/>
    </style:style>
    <style:style style:name="P27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44535d" style:font-style-asian="italic" style:font-style-complex="italic"/>
    </style:style>
    <style:style style:name="P27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510aab" style:font-style-asian="italic" style:font-style-complex="italic"/>
    </style:style>
    <style:style style:name="P27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5c2301" style:font-style-asian="italic" style:font-style-complex="italic"/>
    </style:style>
    <style:style style:name="P27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649e80" style:font-style-asian="italic" style:font-style-complex="italic"/>
    </style:style>
    <style:style style:name="P28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78cb82" style:font-style-asian="italic" style:font-style-complex="italic"/>
    </style:style>
    <style:style style:name="P28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8310a2" style:font-style-asian="italic" style:font-style-complex="italic"/>
    </style:style>
    <style:style style:name="P28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8c866c" style:font-style-asian="italic" style:font-style-complex="italic"/>
    </style:style>
    <style:style style:name="P28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92d596" style:font-style-asian="italic" style:font-style-complex="italic"/>
    </style:style>
    <style:style style:name="P28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9b7781" style:font-style-asian="italic" style:font-style-complex="italic"/>
    </style:style>
    <style:style style:name="P28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a38ad9" style:font-style-asian="italic" style:font-style-complex="italic"/>
    </style:style>
    <style:style style:name="P28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a9fcfe" style:font-style-asian="italic" style:font-style-complex="italic"/>
    </style:style>
    <style:style style:name="P28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b7cb75" style:font-style-asian="italic" style:font-style-complex="italic"/>
    </style:style>
    <style:style style:name="P28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c1227f" style:font-style-asian="italic" style:font-style-complex="italic"/>
    </style:style>
    <style:style style:name="P28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c8c45b" style:font-style-asian="italic" style:font-style-complex="italic"/>
    </style:style>
    <style:style style:name="P29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ca2bcc" style:font-style-asian="italic" style:font-style-complex="italic"/>
    </style:style>
    <style:style style:name="P29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d5ada4" style:font-style-asian="italic" style:font-style-complex="italic"/>
    </style:style>
    <style:style style:name="P29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de4edf" style:font-style-asian="italic" style:font-style-complex="italic"/>
    </style:style>
    <style:style style:name="P29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eaeac7" style:font-style-asian="italic" style:font-style-complex="italic"/>
    </style:style>
    <style:style style:name="P29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f2b948" style:font-style-asian="italic" style:font-style-complex="italic"/>
    </style:style>
    <style:style style:name="P29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0f82139" style:font-style-asian="italic" style:font-style-complex="italic"/>
    </style:style>
    <style:style style:name="P29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10e91cc" style:font-style-asian="italic" style:font-style-complex="italic"/>
    </style:style>
    <style:style style:name="P29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115db23" style:font-style-asian="italic" style:font-style-complex="italic"/>
    </style:style>
    <style:style style:name="P29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11ec6ca" style:font-style-asian="italic" style:font-style-complex="italic"/>
    </style:style>
    <style:style style:name="P29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120202f" style:font-style-asian="italic" style:font-style-complex="italic"/>
    </style:style>
    <style:style style:name="P30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13a7d13" style:font-style-asian="italic" style:font-style-complex="italic"/>
    </style:style>
    <style:style style:name="P30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paragraph-rsid="013c2bc1" style:font-style-asian="italic" style:font-style-complex="italic"/>
    </style:style>
    <style:style style:name="P30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2e1c8e" officeooo:paragraph-rsid="002e1c8e" style:font-style-asian="italic" style:font-style-complex="italic"/>
    </style:style>
    <style:style style:name="P30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2e1c8e" officeooo:paragraph-rsid="013a7d13" style:font-style-asian="italic" style:font-style-complex="italic"/>
    </style:style>
    <style:style style:name="P30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31d240" officeooo:paragraph-rsid="0031d240" style:font-style-asian="italic" style:font-style-complex="italic"/>
    </style:style>
    <style:style style:name="P30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44535d" officeooo:paragraph-rsid="0044535d" style:font-style-asian="italic" style:font-style-complex="italic"/>
    </style:style>
    <style:style style:name="P30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44535d" officeooo:paragraph-rsid="00510aab" style:font-style-asian="italic" style:font-style-complex="italic"/>
    </style:style>
    <style:style style:name="P30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44535d" officeooo:paragraph-rsid="005c2301" style:font-style-asian="italic" style:font-style-complex="italic"/>
    </style:style>
    <style:style style:name="P30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44535d" officeooo:paragraph-rsid="00649e80" style:font-style-asian="italic" style:font-style-complex="italic"/>
    </style:style>
    <style:style style:name="P30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44535d" officeooo:paragraph-rsid="0078cb82" style:font-style-asian="italic" style:font-style-complex="italic"/>
    </style:style>
    <style:style style:name="P31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8310a2" officeooo:paragraph-rsid="008310a2" style:font-style-asian="italic" style:font-style-complex="italic"/>
    </style:style>
    <style:style style:name="P31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aba40b" officeooo:paragraph-rsid="00aba40b" style:font-style-asian="italic" style:font-style-complex="italic"/>
    </style:style>
    <style:style style:name="P31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aba40b" officeooo:paragraph-rsid="00b7cb75" style:font-style-asian="italic" style:font-style-complex="italic"/>
    </style:style>
    <style:style style:name="P31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b283e9" officeooo:paragraph-rsid="00b283e9" style:font-style-asian="italic" style:font-style-complex="italic"/>
    </style:style>
    <style:style style:name="P31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ca2bcc" officeooo:paragraph-rsid="00ca2bcc" style:font-style-asian="italic" style:font-style-complex="italic"/>
    </style:style>
    <style:style style:name="P31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ca2bcc" officeooo:paragraph-rsid="00d5ada4" style:font-style-asian="italic" style:font-style-complex="italic"/>
    </style:style>
    <style:style style:name="P31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ca2bcc" officeooo:paragraph-rsid="00de4edf" style:font-style-asian="italic" style:font-style-complex="italic"/>
    </style:style>
    <style:style style:name="P31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0f82139" officeooo:paragraph-rsid="00f82139" style:font-style-asian="italic" style:font-style-complex="italic"/>
    </style:style>
    <style:style style:name="P31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115db23" officeooo:paragraph-rsid="0115db23" style:font-style-asian="italic" style:font-style-complex="italic"/>
    </style:style>
    <style:style style:name="P31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115db23" officeooo:paragraph-rsid="011ec6ca" style:font-style-asian="italic" style:font-style-complex="italic"/>
    </style:style>
    <style:style style:name="P32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 fo:font-size="11pt" fo:font-style="italic" officeooo:rsid="0120202f" officeooo:paragraph-rsid="0120202f" style:font-style-asian="italic" style:font-style-complex="italic"/>
    </style:style>
    <style:style style:name="P32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1b3d45" style:font-style-asian="italic" style:font-style-complex="italic"/>
    </style:style>
    <style:style style:name="P32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2ab867" style:font-style-asian="italic" style:font-style-complex="italic"/>
    </style:style>
    <style:style style:name="P32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31d240" style:font-style-asian="italic" style:font-style-complex="italic"/>
    </style:style>
    <style:style style:name="P32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36771c" style:font-style-asian="italic" style:font-style-complex="italic"/>
    </style:style>
    <style:style style:name="P32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44535d" style:font-style-asian="italic" style:font-style-complex="italic"/>
    </style:style>
    <style:style style:name="P32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510aab" style:font-style-asian="italic" style:font-style-complex="italic"/>
    </style:style>
    <style:style style:name="P32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5c2301" style:font-style-asian="italic" style:font-style-complex="italic"/>
    </style:style>
    <style:style style:name="P32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649e80" style:font-style-asian="italic" style:font-style-complex="italic"/>
    </style:style>
    <style:style style:name="P32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78cb82" style:font-style-asian="italic" style:font-style-complex="italic"/>
    </style:style>
    <style:style style:name="P33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8310a2" style:font-style-asian="italic" style:font-style-complex="italic"/>
    </style:style>
    <style:style style:name="P33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8c866c" style:font-style-asian="italic" style:font-style-complex="italic"/>
    </style:style>
    <style:style style:name="P33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92d596" style:font-style-asian="italic" style:font-style-complex="italic"/>
    </style:style>
    <style:style style:name="P33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9b7781" style:font-style-asian="italic" style:font-style-complex="italic"/>
    </style:style>
    <style:style style:name="P33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a38ad9" style:font-style-asian="italic" style:font-style-complex="italic"/>
    </style:style>
    <style:style style:name="P33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a9fcfe" style:font-style-asian="italic" style:font-style-complex="italic"/>
    </style:style>
    <style:style style:name="P33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b7cb75" style:font-style-asian="italic" style:font-style-complex="italic"/>
    </style:style>
    <style:style style:name="P33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c1227f" style:font-style-asian="italic" style:font-style-complex="italic"/>
    </style:style>
    <style:style style:name="P33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c8c45b" style:font-style-asian="italic" style:font-style-complex="italic"/>
    </style:style>
    <style:style style:name="P33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d5ada4" style:font-style-asian="italic" style:font-style-complex="italic"/>
    </style:style>
    <style:style style:name="P34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de4edf" style:font-style-asian="italic" style:font-style-complex="italic"/>
    </style:style>
    <style:style style:name="P34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eaeac7" style:font-style-asian="italic" style:font-style-complex="italic"/>
    </style:style>
    <style:style style:name="P34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f2b948" style:font-style-asian="italic" style:font-style-complex="italic"/>
    </style:style>
    <style:style style:name="P34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0f82139" style:font-style-asian="italic" style:font-style-complex="italic"/>
    </style:style>
    <style:style style:name="P34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10e91cc" style:font-style-asian="italic" style:font-style-complex="italic"/>
    </style:style>
    <style:style style:name="P34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115db23" style:font-style-asian="italic" style:font-style-complex="italic"/>
    </style:style>
    <style:style style:name="P34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11ec6ca" style:font-style-asian="italic" style:font-style-complex="italic"/>
    </style:style>
    <style:style style:name="P34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13a7d13" style:font-style-asian="italic" style:font-style-complex="italic"/>
    </style:style>
    <style:style style:name="P34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style="italic" officeooo:paragraph-rsid="013c2bc1" style:font-style-asian="italic" style:font-style-complex="italic"/>
    </style:style>
    <style:style style:name="P349" style:family="paragraph" style:parent-style-name="Standard">
      <style:text-properties officeooo:paragraph-rsid="002f81b4"/>
    </style:style>
    <style:style style:name="P350" style:family="paragraph" style:parent-style-name="Standard">
      <style:text-properties officeooo:rsid="002f81b4" officeooo:paragraph-rsid="002f81b4"/>
    </style:style>
    <style:style style:name="P351" style:family="paragraph" style:parent-style-name="Standard">
      <style:paragraph-properties fo:text-align="justify" style:justify-single-word="false"/>
      <style:text-properties style:font-name="Arial2" fo:font-size="12pt" officeooo:paragraph-rsid="00b57fac" style:font-size-asian="12pt" style:font-size-complex="12pt"/>
    </style:style>
    <style:style style:name="P352" style:family="paragraph" style:parent-style-name="Standard">
      <style:paragraph-properties fo:text-align="justify" style:justify-single-word="false"/>
      <style:text-properties style:font-name="Arial2" fo:font-size="12pt" officeooo:rsid="0019a20c" officeooo:paragraph-rsid="00b57fac" style:font-size-asian="12pt" style:font-size-complex="12pt"/>
    </style:style>
    <style:style style:name="P353" style:family="paragraph" style:parent-style-name="Standard">
      <style:paragraph-properties fo:text-align="justify" style:justify-single-word="false"/>
      <style:text-properties style:font-name="Arial2" fo:font-size="12pt" officeooo:rsid="001a6f2d" officeooo:paragraph-rsid="00b57fac" style:font-size-asian="12pt" style:font-size-complex="12pt"/>
    </style:style>
    <style:style style:name="P354" style:family="paragraph" style:parent-style-name="Standard">
      <style:text-properties style:font-name="Arial2" fo:font-size="12pt" officeooo:rsid="0015d6f1" officeooo:paragraph-rsid="00b57fac" style:font-size-asian="12pt" style:font-size-complex="12pt"/>
    </style:style>
    <style:style style:name="P355" style:family="paragraph" style:parent-style-name="Standard">
      <style:text-properties style:font-name="Arial2" fo:font-size="12pt" officeooo:rsid="001a1946" officeooo:paragraph-rsid="00b57fac" style:font-size-asian="12pt" style:font-size-complex="12pt"/>
    </style:style>
    <style:style style:name="P356" style:family="paragraph" style:parent-style-name="Standard">
      <style:paragraph-properties fo:text-align="justify" style:justify-single-word="false"/>
      <style:text-properties style:font-name="Arial2" fo:font-size="12pt" officeooo:rsid="0018708f" officeooo:paragraph-rsid="00b57fac" style:font-size-asian="12pt" style:font-size-complex="12pt"/>
    </style:style>
    <style:style style:name="P357" style:family="paragraph" style:parent-style-name="Standard">
      <style:paragraph-properties fo:text-align="center" style:justify-single-word="false"/>
      <style:text-properties style:font-name="Arial2" fo:font-size="12pt" officeooo:paragraph-rsid="00b57fac" style:font-size-asian="12pt" style:font-size-complex="12pt"/>
    </style:style>
    <style:style style:name="P358" style:family="paragraph" style:parent-style-name="Standard">
      <style:paragraph-properties fo:text-align="justify" style:justify-single-word="false"/>
      <style:text-properties style:font-name="Arial2" fo:font-size="12pt" officeooo:rsid="0018ae6b" officeooo:paragraph-rsid="00b57fac" style:font-size-asian="12pt" style:font-size-complex="12pt"/>
    </style:style>
    <style:style style:name="P359" style:family="paragraph" style:parent-style-name="Standard">
      <style:text-properties style:font-name="Arial2" fo:font-size="12pt" officeooo:paragraph-rsid="00b57fac" style:font-size-asian="12pt" style:font-size-complex="12pt"/>
    </style:style>
    <style:style style:name="P360" style:family="paragraph" style:parent-style-name="Standard">
      <style:paragraph-properties fo:text-align="justify" style:justify-single-word="false"/>
      <style:text-properties style:font-name="Arial2" fo:font-size="12pt" officeooo:rsid="00192f7f" officeooo:paragraph-rsid="00b57fac" style:font-size-asian="12pt" style:font-size-complex="12pt"/>
    </style:style>
    <style:style style:name="P361" style:family="paragraph" style:parent-style-name="Standard">
      <style:text-properties style:font-name="Arial2" fo:font-size="12pt" officeooo:rsid="001cdbc2" officeooo:paragraph-rsid="00b57fac" style:font-size-asian="12pt" style:font-size-complex="12pt"/>
    </style:style>
    <style:style style:name="P362" style:family="paragraph" style:parent-style-name="Standard">
      <style:paragraph-properties fo:text-align="start" style:justify-single-word="false"/>
      <style:text-properties style:font-name="Arial2" fo:font-size="12pt" officeooo:rsid="0104166c" officeooo:paragraph-rsid="013c2bc1" style:font-size-asian="12pt" style:font-size-complex="12pt"/>
    </style:style>
    <style:style style:name="P363" style:family="paragraph" style:parent-style-name="Standard">
      <style:paragraph-properties fo:text-align="center" style:justify-single-word="false"/>
      <style:text-properties style:font-name="Arial2" fo:font-size="12pt" officeooo:rsid="001a930f" officeooo:paragraph-rsid="00b57fac" style:font-size-asian="12pt" style:font-name-complex="Arial2" style:font-size-complex="12pt"/>
    </style:style>
    <style:style style:name="P364" style:family="paragraph" style:parent-style-name="Standard">
      <style:paragraph-properties fo:text-align="center" style:justify-single-word="false"/>
      <style:text-properties style:font-name="Arial2" fo:font-size="12pt" officeooo:rsid="001abafe" officeooo:paragraph-rsid="00b57fac" style:font-size-asian="12pt" style:font-name-complex="Arial2" style:font-size-complex="12pt"/>
    </style:style>
    <style:style style:name="P365" style:family="paragraph" style:parent-style-name="Standard">
      <style:text-properties style:font-name="Arial2" fo:font-size="12pt" officeooo:paragraph-rsid="00b57fac" style:font-size-asian="12pt" style:font-name-complex="Arial2" style:font-size-complex="12pt"/>
    </style:style>
    <style:style style:name="P366" style:family="paragraph" style:parent-style-name="Standard">
      <style:paragraph-properties fo:text-align="center" style:justify-single-word="false"/>
      <style:text-properties style:font-name="Arial2" fo:font-size="12pt" fo:font-weight="bold" officeooo:rsid="001b6b89" officeooo:paragraph-rsid="00b57fac" style:font-size-asian="12pt" style:font-weight-asian="bold" style:font-name-complex="Arial2" style:font-size-complex="12pt" style:font-weight-complex="bold"/>
    </style:style>
    <style:style style:name="P367" style:family="paragraph" style:parent-style-name="Standard">
      <style:paragraph-properties fo:text-align="center" style:justify-single-word="false"/>
      <style:text-properties style:font-name="Arial2" fo:font-size="12pt" fo:font-weight="bold" officeooo:rsid="00192f7f" officeooo:paragraph-rsid="00b57fac" style:font-size-asian="12pt" style:font-weight-asian="bold" style:font-name-complex="Arial2" style:font-size-complex="12pt" style:font-weight-complex="bold"/>
    </style:style>
    <style:style style:name="P368" style:family="paragraph" style:parent-style-name="Standard">
      <style:paragraph-properties fo:text-align="center" style:justify-single-word="false"/>
      <style:text-properties style:font-name="Arial2" fo:font-size="12pt" fo:font-weight="bold" officeooo:rsid="001b540e" officeooo:paragraph-rsid="00b57fac" style:font-size-asian="12pt" style:font-weight-asian="bold" style:font-name-complex="Arial2" style:font-size-complex="12pt" style:font-weight-complex="bold"/>
    </style:style>
    <style:style style:name="P369" style:family="paragraph" style:parent-style-name="Standard">
      <style:paragraph-properties fo:text-align="center" style:justify-single-word="false"/>
      <style:text-properties style:font-name="Arial2" fo:font-size="12pt" fo:font-weight="bold" officeooo:rsid="001951c3" officeooo:paragraph-rsid="00b57fac" style:font-size-asian="12pt" style:font-weight-asian="bold" style:font-name-complex="Arial2" style:font-size-complex="12pt" style:font-weight-complex="bold"/>
    </style:style>
    <style:style style:name="P370" style:family="paragraph" style:parent-style-name="Standard">
      <style:paragraph-properties fo:text-align="center" style:justify-single-word="false" style:snap-to-layout-grid="false"/>
      <style:text-properties style:font-name="Arial2" fo:font-size="12pt" fo:font-weight="bold" officeooo:rsid="00164052" officeooo:paragraph-rsid="00b57fac" style:font-size-asian="12pt" style:font-weight-asian="bold" style:font-name-complex="Arial2" style:font-size-complex="12pt"/>
    </style:style>
    <style:style style:name="P371" style:family="paragraph" style:parent-style-name="Standard">
      <style:paragraph-properties fo:text-align="center" style:justify-single-word="false" style:snap-to-layout-grid="false"/>
      <style:text-properties style:font-name="Arial2" fo:font-size="12pt" fo:font-weight="bold" officeooo:rsid="001da3af" officeooo:paragraph-rsid="00b57fac" style:font-size-asian="12pt" style:font-weight-asian="bold" style:font-name-complex="Arial2" style:font-size-complex="12pt"/>
    </style:style>
    <style:style style:name="P372" style:family="paragraph" style:parent-style-name="Standard">
      <style:text-properties style:font-name="Arial2" fo:font-size="12pt" fo:font-weight="bold" officeooo:paragraph-rsid="00b57fac" style:font-size-asian="12pt" style:font-weight-asian="bold" style:font-name-complex="Arial2" style:font-size-complex="12pt"/>
    </style:style>
    <style:style style:name="P373" style:family="paragraph" style:parent-style-name="Standard">
      <style:text-properties style:font-name="Arial2" fo:font-size="12pt" fo:font-weight="bold" officeooo:paragraph-rsid="00b57fac" style:font-size-asian="12pt" style:font-weight-asian="bold" style:font-name-complex="Times New Roman" style:font-size-complex="12pt" style:font-style-complex="italic"/>
    </style:style>
    <style:style style:name="P374" style:family="paragraph" style:parent-style-name="Standard">
      <style:text-properties style:font-name="Arial2" fo:font-size="12pt" fo:font-weight="normal" officeooo:rsid="00164052" officeooo:paragraph-rsid="00b57fac" style:font-size-asian="12pt" style:font-weight-asian="normal" style:font-name-complex="Times New Roman" style:font-size-complex="12pt" style:font-style-complex="italic" style:font-weight-complex="normal"/>
    </style:style>
    <style:style style:name="P375" style:family="paragraph" style:parent-style-name="Standard">
      <style:text-properties style:font-name="Arial2" fo:font-size="12pt" fo:font-weight="normal" officeooo:rsid="001d8e5f" officeooo:paragraph-rsid="00b57fac" style:font-size-asian="12pt" style:font-weight-asian="normal" style:font-name-complex="Times New Roman" style:font-size-complex="12pt" style:font-style-complex="italic" style:font-weight-complex="normal"/>
    </style:style>
    <style:style style:name="P376" style:family="paragraph" style:parent-style-name="Standard">
      <style:text-properties style:font-name="Arial2" fo:font-size="12pt" fo:font-weight="normal" officeooo:rsid="001c532c" officeooo:paragraph-rsid="00b57fac" style:font-size-asian="12pt" style:font-weight-asian="normal" style:font-name-complex="Times New Roman" style:font-size-complex="12pt" style:font-style-complex="italic" style:font-weight-complex="normal"/>
    </style:style>
    <style:style style:name="P377" style:family="paragraph" style:parent-style-name="Standard">
      <style:text-properties style:font-name="Arial2" fo:font-size="12pt" fo:font-weight="normal" officeooo:paragraph-rsid="00b57fac" style:font-size-asian="12pt" style:font-weight-asian="normal" style:font-name-complex="Times New Roman" style:font-size-complex="12pt" style:font-style-complex="italic" style:font-weight-complex="normal"/>
    </style:style>
    <style:style style:name="P378" style:family="paragraph" style:parent-style-name="Standard">
      <style:paragraph-properties fo:text-align="justify" style:justify-single-word="false"/>
      <style:text-properties style:font-name="Arial2" officeooo:paragraph-rsid="00fc4dd4"/>
    </style:style>
    <style:style style:name="P379" style:family="paragraph" style:parent-style-name="Standard">
      <style:paragraph-properties fo:text-align="start" style:justify-single-word="false"/>
      <style:text-properties style:font-name="Arial2" fo:font-size="11pt" officeooo:rsid="0019a20c" officeooo:paragraph-rsid="00fd3576" style:font-size-asian="11pt" style:font-size-complex="11pt"/>
    </style:style>
    <style:style style:name="P380" style:family="paragraph" style:parent-style-name="Standard">
      <style:paragraph-properties fo:text-align="start" style:justify-single-word="false"/>
      <style:text-properties style:font-name="Arial2" fo:font-size="11pt" officeooo:paragraph-rsid="00fd3576" style:font-size-asian="11pt" style:font-size-complex="11pt"/>
    </style:style>
    <style:style style:name="P381" style:family="paragraph" style:parent-style-name="Standard">
      <style:paragraph-properties fo:text-align="start" style:justify-single-word="false"/>
      <style:text-properties style:font-name="Arial2" fo:font-size="11pt" officeooo:paragraph-rsid="00fe1715" style:font-size-asian="11pt" style:font-size-complex="11pt"/>
    </style:style>
    <style:style style:name="P382" style:family="paragraph" style:parent-style-name="Standard">
      <style:paragraph-properties fo:text-align="start" style:justify-single-word="false"/>
      <style:text-properties style:font-name="Arial2" fo:font-size="11pt" officeooo:rsid="00192f7f" officeooo:paragraph-rsid="00fd3576" style:font-size-asian="11pt" style:font-size-complex="11pt"/>
    </style:style>
    <style:style style:name="P383" style:family="paragraph" style:parent-style-name="Standard">
      <style:paragraph-properties fo:text-align="start" style:justify-single-word="false"/>
      <style:text-properties style:font-name="Arial2" fo:font-size="11pt" officeooo:rsid="001a6f2d" officeooo:paragraph-rsid="00fe1715" style:font-size-asian="11pt" style:font-size-complex="11pt"/>
    </style:style>
    <style:style style:name="P384" style:family="paragraph" style:parent-style-name="Standard">
      <style:paragraph-properties fo:text-align="start" style:justify-single-word="false"/>
      <style:text-properties style:font-name="Arial2" fo:font-size="11pt" officeooo:rsid="0015d6f1" officeooo:paragraph-rsid="00fe1715" style:font-size-asian="11pt" style:font-size-complex="11pt"/>
    </style:style>
    <style:style style:name="P385" style:family="paragraph" style:parent-style-name="Standard">
      <style:paragraph-properties fo:text-align="start" style:justify-single-word="false"/>
      <style:text-properties style:font-name="Arial2" fo:font-size="11pt" officeooo:rsid="001a1946" officeooo:paragraph-rsid="00fe1715" style:font-size-asian="11pt" style:font-size-complex="11pt"/>
    </style:style>
    <style:style style:name="P386" style:family="paragraph" style:parent-style-name="Standard">
      <style:paragraph-properties fo:text-align="start" style:justify-single-word="false"/>
      <style:text-properties style:font-name="Arial2" fo:font-size="11pt" officeooo:rsid="0018708f" officeooo:paragraph-rsid="00fe1715" style:font-size-asian="11pt" style:font-size-complex="11pt"/>
    </style:style>
    <style:style style:name="P387" style:family="paragraph" style:parent-style-name="Standard">
      <style:paragraph-properties fo:text-align="start" style:justify-single-word="false"/>
      <style:text-properties style:font-name="Arial2" fo:font-size="11pt" officeooo:rsid="0018ae6b" officeooo:paragraph-rsid="00fe1715" style:font-size-asian="11pt" style:font-size-complex="11pt"/>
    </style:style>
    <style:style style:name="P388" style:family="paragraph" style:parent-style-name="Standard">
      <style:paragraph-properties fo:text-align="start" style:justify-single-word="false"/>
      <style:text-properties style:font-name="Arial2" fo:font-size="11pt" officeooo:rsid="001cdbc2" officeooo:paragraph-rsid="00fe1715" style:font-size-asian="11pt" style:font-size-complex="11pt"/>
    </style:style>
    <style:style style:name="P389" style:family="paragraph" style:parent-style-name="Standard">
      <style:paragraph-properties fo:text-align="start" style:justify-single-word="false"/>
      <style:text-properties style:font-name="Arial2" fo:font-size="11pt" officeooo:paragraph-rsid="00fd3576" style:font-size-asian="11pt" style:font-name-complex="Arial2" style:font-size-complex="11pt"/>
    </style:style>
    <style:style style:name="P390" style:family="paragraph" style:parent-style-name="Standard">
      <style:paragraph-properties fo:text-align="start" style:justify-single-word="false"/>
      <style:text-properties style:font-name="Arial2" fo:font-size="11pt" officeooo:paragraph-rsid="00fe1715" style:font-size-asian="11pt" style:font-name-complex="Arial2" style:font-size-complex="11pt"/>
    </style:style>
    <style:style style:name="P391" style:family="paragraph" style:parent-style-name="Standard">
      <style:paragraph-properties fo:text-align="center" style:justify-single-word="false"/>
      <style:text-properties style:font-name="Arial2" fo:font-size="11pt" officeooo:paragraph-rsid="00fe1715" style:font-size-asian="11pt" style:font-name-complex="Arial2" style:font-size-complex="11pt"/>
    </style:style>
    <style:style style:name="P392" style:family="paragraph" style:parent-style-name="Standard">
      <style:paragraph-properties fo:text-align="start" style:justify-single-word="false"/>
      <style:text-properties style:font-name="Arial2" fo:font-size="11pt" officeooo:rsid="001cdbc2" officeooo:paragraph-rsid="00fe1715" style:font-size-asian="11pt" style:font-name-complex="Arial2" style:font-size-complex="11pt"/>
    </style:style>
    <style:style style:name="P393" style:family="paragraph" style:parent-style-name="Standard">
      <style:paragraph-properties fo:text-align="center" style:justify-single-word="false"/>
      <style:text-properties style:font-name="Arial2" fo:font-size="11pt" fo:font-weight="bold" officeooo:rsid="001b6b89" officeooo:paragraph-rsid="00fd3576" style:font-size-asian="11pt" style:font-weight-asian="bold" style:font-name-complex="Arial2" style:font-size-complex="11pt" style:font-weight-complex="bold"/>
    </style:style>
    <style:style style:name="P394" style:family="paragraph" style:parent-style-name="Standard">
      <style:paragraph-properties fo:text-align="center" style:justify-single-word="false"/>
      <style:text-properties style:font-name="Arial2" fo:font-size="11pt" fo:font-weight="bold" officeooo:rsid="00192f7f" officeooo:paragraph-rsid="00fd3576" style:font-size-asian="11pt" style:font-weight-asian="bold" style:font-name-complex="Arial2" style:font-size-complex="11pt" style:font-weight-complex="bold"/>
    </style:style>
    <style:style style:name="P395" style:family="paragraph" style:parent-style-name="Standard">
      <style:paragraph-properties fo:text-align="center" style:justify-single-word="false"/>
      <style:text-properties style:font-name="Arial2" fo:font-size="11pt" fo:font-weight="bold" officeooo:rsid="001b540e" officeooo:paragraph-rsid="00fe1715" style:font-size-asian="11pt" style:font-weight-asian="bold" style:font-name-complex="Arial2" style:font-size-complex="11pt" style:font-weight-complex="bold"/>
    </style:style>
    <style:style style:name="P396" style:family="paragraph" style:parent-style-name="Standard">
      <style:paragraph-properties fo:text-align="center" style:justify-single-word="false"/>
      <style:text-properties style:font-name="Arial2" fo:font-size="11pt" fo:font-weight="bold" officeooo:rsid="002f4a71" officeooo:paragraph-rsid="00fe1715" style:font-size-asian="11pt" style:font-weight-asian="bold" style:font-name-complex="Arial2" style:font-size-complex="11pt" style:font-weight-complex="bold"/>
    </style:style>
    <style:style style:name="P397" style:family="paragraph" style:parent-style-name="Standard">
      <style:paragraph-properties fo:text-align="center" style:justify-single-word="false"/>
      <style:text-properties style:font-name="Arial2" fo:font-size="11pt" fo:font-weight="bold" officeooo:rsid="001951c3" officeooo:paragraph-rsid="00fe1715" style:font-size-asian="11pt" style:font-weight-asian="bold" style:font-name-complex="Arial2" style:font-size-complex="11pt" style:font-weight-complex="bold"/>
    </style:style>
    <style:style style:name="P398" style:family="paragraph" style:parent-style-name="Standard">
      <style:paragraph-properties fo:text-align="center" style:justify-single-word="false"/>
      <style:text-properties style:font-name="Arial2" fo:font-size="11pt" fo:font-weight="bold" officeooo:rsid="001f214b" officeooo:paragraph-rsid="00fe1715" style:font-size-asian="11pt" style:font-weight-asian="bold" style:font-name-complex="Arial2" style:font-size-complex="11pt" style:font-weight-complex="bold"/>
    </style:style>
    <style:style style:name="P399" style:family="paragraph" style:parent-style-name="Standard">
      <style:paragraph-properties fo:text-align="center" style:justify-single-word="false" style:snap-to-layout-grid="false"/>
      <style:text-properties style:font-name="Arial2" fo:font-size="11pt" fo:font-weight="bold" officeooo:rsid="002617a1" officeooo:paragraph-rsid="00fe1715" style:font-size-asian="11pt" style:font-weight-asian="bold" style:font-name-complex="Arial2" style:font-size-complex="11pt"/>
    </style:style>
    <style:style style:name="P400" style:family="paragraph" style:parent-style-name="Standard">
      <style:paragraph-properties fo:text-align="center" style:justify-single-word="false" style:snap-to-layout-grid="false"/>
      <style:text-properties style:font-name="Arial2" fo:font-size="11pt" fo:font-weight="bold" officeooo:rsid="001da3af" officeooo:paragraph-rsid="00fe1715" style:font-size-asian="11pt" style:font-weight-asian="bold" style:font-name-complex="Arial2" style:font-size-complex="11pt"/>
    </style:style>
    <style:style style:name="P401" style:family="paragraph" style:parent-style-name="Standard">
      <style:paragraph-properties fo:text-align="start" style:justify-single-word="false"/>
      <style:text-properties style:font-name="Arial2" fo:font-size="11pt" fo:font-weight="bold" officeooo:paragraph-rsid="00fd3576" style:font-size-asian="11pt" style:font-weight-asian="bold" style:font-name-complex="Times New Roman" style:font-size-complex="11pt" style:font-style-complex="italic"/>
    </style:style>
    <style:style style:name="P402" style:family="paragraph" style:parent-style-name="Standard">
      <style:paragraph-properties fo:text-align="start" style:justify-single-word="false"/>
      <style:text-properties style:font-name="Arial2" fo:font-size="11pt" fo:font-weight="bold" officeooo:paragraph-rsid="00fe1715" style:font-size-asian="11pt" style:font-weight-asian="bold" style:font-name-complex="Times New Roman" style:font-size-complex="11pt" style:font-style-complex="italic"/>
    </style:style>
    <style:style style:name="P403" style:family="paragraph" style:parent-style-name="Standard">
      <style:paragraph-properties fo:text-align="start" style:justify-single-word="false"/>
      <style:text-properties style:font-name="Arial2" fo:font-size="11pt" fo:font-weight="normal" officeooo:paragraph-rsid="00fe1715" style:font-size-asian="11pt" style:font-weight-asian="normal" style:font-name-complex="Times New Roman" style:font-size-complex="11pt" style:font-style-complex="italic" style:font-weight-complex="normal"/>
    </style:style>
    <style:style style:name="P404" style:family="paragraph" style:parent-style-name="Standard">
      <style:paragraph-properties fo:text-align="start" style:justify-single-word="false"/>
      <style:text-properties style:font-name="Arial2" fo:font-size="11pt" fo:font-weight="normal" officeooo:rsid="002617a1" officeooo:paragraph-rsid="00fe1715" style:font-size-asian="11pt" style:font-weight-asian="normal" style:font-name-complex="Times New Roman" style:font-size-complex="11pt" style:font-style-complex="italic" style:font-weight-complex="normal"/>
    </style:style>
    <style:style style:name="P405" style:family="paragraph" style:parent-style-name="Standard">
      <style:paragraph-properties fo:text-align="start" style:justify-single-word="false"/>
      <style:text-properties style:font-name="Arial2" fo:font-size="11pt" fo:font-style="italic" officeooo:rsid="00fc4dd4" officeooo:paragraph-rsid="00fd3576" style:font-size-asian="11pt" style:font-style-asian="italic" style:font-size-complex="11pt" style:font-style-complex="italic"/>
    </style:style>
    <style:style style:name="P406" style:family="paragraph" style:parent-style-name="Standard">
      <style:text-properties style:font-name="Arial2" fo:font-style="italic" officeooo:rsid="010502fe" officeooo:paragraph-rsid="010e91cc" style:font-style-asian="italic" style:font-style-complex="italic"/>
    </style:style>
    <style:style style:name="P407" style:family="paragraph" style:parent-style-name="Standard">
      <style:text-properties style:font-name="Arial2" fo:font-style="italic" officeooo:rsid="010502fe" officeooo:paragraph-rsid="0115db23" style:font-style-asian="italic" style:font-style-complex="italic"/>
    </style:style>
    <style:style style:name="P408" style:family="paragraph" style:parent-style-name="Standard">
      <style:text-properties style:font-name="Arial2" fo:font-style="italic" officeooo:rsid="010502fe" officeooo:paragraph-rsid="011ec6ca" style:font-style-asian="italic" style:font-style-complex="italic"/>
    </style:style>
    <style:style style:name="P409" style:family="paragraph" style:parent-style-name="Standard">
      <style:text-properties style:font-name="Arial2" fo:font-style="italic" officeooo:rsid="010fff5c" officeooo:paragraph-rsid="010fff5c" style:font-style-asian="italic" style:font-style-complex="italic"/>
    </style:style>
    <style:style style:name="P410" style:family="paragraph" style:parent-style-name="Standard">
      <style:text-properties style:font-name="Arial2" fo:font-style="italic" officeooo:rsid="011030d7" officeooo:paragraph-rsid="011030d7" style:font-style-asian="italic" style:font-style-complex="italic"/>
    </style:style>
    <style:style style:name="P411" style:family="paragraph" style:parent-style-name="Standard">
      <style:text-properties style:font-name="Arial2" fo:font-style="italic" officeooo:rsid="01111639" officeooo:paragraph-rsid="01111639" style:font-style-asian="italic" style:font-style-complex="italic"/>
    </style:style>
    <style:style style:name="P412" style:family="paragraph" style:parent-style-name="Standard">
      <style:text-properties style:font-name="Arial2" fo:font-style="italic" officeooo:rsid="0114b04d" officeooo:paragraph-rsid="0114b04d" style:font-style-asian="italic" style:font-style-complex="italic"/>
    </style:style>
    <style:style style:name="P413" style:family="paragraph" style:parent-style-name="Standard">
      <style:text-properties style:font-name="Arial2" fo:font-style="italic" officeooo:rsid="01186645" officeooo:paragraph-rsid="01186645" style:font-style-asian="italic" style:font-style-complex="italic"/>
    </style:style>
    <style:style style:name="P414" style:family="paragraph" style:parent-style-name="Standard">
      <style:text-properties style:font-name="Arial2" fo:font-style="italic" officeooo:rsid="01197d3b" officeooo:paragraph-rsid="01197d3b" style:font-style-asian="italic" style:font-style-complex="italic"/>
    </style:style>
    <style:style style:name="P415" style:family="paragraph" style:parent-style-name="Standard">
      <style:text-properties style:font-name="Arial2" fo:font-style="italic" officeooo:rsid="011a4357" officeooo:paragraph-rsid="011a4357" style:font-style-asian="italic" style:font-style-complex="italic"/>
    </style:style>
    <style:style style:name="P416" style:family="paragraph" style:parent-style-name="Standard">
      <style:text-properties style:font-name="Arial2" fo:font-style="italic" officeooo:rsid="011c7805" officeooo:paragraph-rsid="011c7805" style:font-style-asian="italic" style:font-style-complex="italic"/>
    </style:style>
    <style:style style:name="P417" style:family="paragraph" style:parent-style-name="Standard">
      <style:text-properties style:font-name="Arial2" fo:font-style="italic" officeooo:rsid="0132342d" officeooo:paragraph-rsid="0132342d" style:font-style-asian="italic" style:font-style-complex="italic"/>
    </style:style>
    <style:style style:name="P418" style:family="paragraph" style:parent-style-name="Standard">
      <style:text-properties style:font-name="Arial2" fo:font-style="italic" officeooo:rsid="01337dea" officeooo:paragraph-rsid="01337dea" style:font-style-asian="italic" style:font-style-complex="italic"/>
    </style:style>
    <style:style style:name="P419" style:family="paragraph" style:parent-style-name="Standard">
      <style:text-properties style:font-name="Arial2" fo:font-style="italic" officeooo:rsid="0133ab7c" officeooo:paragraph-rsid="0133ab7c" style:font-style-asian="italic" style:font-style-complex="italic"/>
    </style:style>
    <style:style style:name="P420" style:family="paragraph" style:parent-style-name="Standard">
      <style:text-properties style:font-name="Arial2" fo:font-style="italic" officeooo:rsid="01353533" officeooo:paragraph-rsid="01353533" style:font-style-asian="italic" style:font-style-complex="italic"/>
    </style:style>
    <style:style style:name="P421" style:family="paragraph" style:parent-style-name="Standard">
      <style:text-properties style:font-name="Arial2" fo:font-style="italic" officeooo:rsid="01372885" officeooo:paragraph-rsid="01372885" style:font-style-asian="italic" style:font-style-complex="italic"/>
    </style:style>
    <style:style style:name="P422" style:family="paragraph" style:parent-style-name="Standard">
      <style:text-properties style:font-name="Arial2" officeooo:paragraph-rsid="0115db23"/>
    </style:style>
    <style:style style:name="P423" style:family="paragraph" style:parent-style-name="Standard">
      <style:text-properties style:font-name="Arial2" officeooo:paragraph-rsid="011ec6ca"/>
    </style:style>
    <style:style style:name="P424" style:family="paragraph" style:parent-style-name="Standard">
      <style:text-properties style:use-window-font-color="true" style:font-name="Arial2" fo:font-size="12pt" fo:language="es" fo:country="ES" fo:font-weight="normal" officeooo:rsid="001960a6" officeooo:paragraph-rsid="00b57fa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425" style:family="paragraph" style:parent-style-name="Standard">
      <style:paragraph-properties fo:text-align="start" style:justify-single-word="false"/>
      <style:text-properties style:use-window-font-color="true" style:font-name="Arial2" fo:font-size="11pt" fo:language="es" fo:country="ES" fo:font-weight="normal" officeooo:rsid="001960a6" officeooo:paragraph-rsid="00fe1715"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426" style:family="paragraph" style:parent-style-name="Standard">
      <style:paragraph-properties fo:text-align="start" style:justify-single-word="false"/>
      <style:text-properties officeooo:rsid="000f6461" officeooo:paragraph-rsid="013c2bc1"/>
    </style:style>
    <style:style style:name="P427" style:family="paragraph" style:parent-style-name="Standard">
      <style:paragraph-properties fo:text-align="start" style:justify-single-word="false"/>
      <style:text-properties officeooo:rsid="000f6461" officeooo:paragraph-rsid="013e9931"/>
    </style:style>
    <style:style style:name="P428" style:family="paragraph" style:parent-style-name="Text_20_body">
      <style:text-properties style:font-name="Arial2" officeooo:rsid="002e1c8e" officeooo:paragraph-rsid="002e1c8e"/>
    </style:style>
    <style:style style:name="P429" style:family="paragraph" style:parent-style-name="Text_20_body">
      <style:text-properties style:font-name="Arial2" officeooo:rsid="002e1c8e" officeooo:paragraph-rsid="013a7d13"/>
    </style:style>
    <style:style style:name="P430" style:family="paragraph" style:parent-style-name="Text_20_body">
      <style:text-properties style:font-name="Arial2" fo:font-style="italic" officeooo:rsid="002e1c8e" officeooo:paragraph-rsid="002e1c8e" style:font-style-asian="italic" style:font-style-complex="italic"/>
    </style:style>
    <style:style style:name="P431" style:family="paragraph" style:parent-style-name="Text_20_body">
      <style:text-properties style:font-name="Arial2" fo:font-style="italic" officeooo:rsid="002e1c8e" officeooo:paragraph-rsid="013a7d13" style:font-style-asian="italic" style:font-style-complex="italic"/>
    </style:style>
    <style:style style:name="P432" style:family="paragraph" style:parent-style-name="Text_20_body">
      <style:paragraph-properties fo:text-align="justify" style:justify-single-word="false"/>
      <style:text-properties style:font-name="Arial2" fo:font-size="12pt" officeooo:paragraph-rsid="00b57fac" style:font-size-asian="12pt" style:font-size-complex="12pt"/>
    </style:style>
    <style:style style:name="P433" style:family="paragraph" style:parent-style-name="Text_20_body">
      <style:paragraph-properties fo:text-align="start" style:justify-single-word="false"/>
      <style:text-properties style:font-name="Arial2" fo:font-size="11pt" officeooo:paragraph-rsid="00fe1715" style:font-size-asian="11pt" style:font-size-complex="11pt"/>
    </style:style>
    <style:style style:name="P434" style:family="paragraph" style:parent-style-name="Text_20_body">
      <style:text-properties style:font-name="Arial2" fo:font-size="11pt" officeooo:rsid="0129ded1" officeooo:paragraph-rsid="0129ded1" style:font-size-asian="11pt" style:font-size-complex="11pt"/>
    </style:style>
    <style:style style:name="P435" style:family="paragraph" style:parent-style-name="Text_20_body">
      <style:text-properties style:font-name="Arial2" fo:font-size="11pt" officeooo:rsid="012ece8d" officeooo:paragraph-rsid="012ece8d" style:font-size-asian="11pt" style:font-size-complex="11pt"/>
    </style:style>
    <style:style style:name="P436" style:family="paragraph" style:parent-style-name="Text_20_body">
      <style:text-properties style:font-name="Arial2" fo:font-size="11pt" fo:font-style="italic" officeooo:rsid="0128050f" officeooo:paragraph-rsid="0128050f" style:font-size-asian="11pt" style:font-style-asian="italic" style:font-size-complex="11pt" style:font-style-complex="italic"/>
    </style:style>
    <style:style style:name="P437" style:family="paragraph" style:parent-style-name="Text_20_body">
      <style:text-properties style:font-name="Arial2" fo:font-size="11pt" fo:font-style="italic" officeooo:rsid="0129ded1" officeooo:paragraph-rsid="0129ded1" style:font-size-asian="11pt" style:font-style-asian="italic" style:font-size-complex="11pt" style:font-style-complex="italic"/>
    </style:style>
    <style:style style:name="P438" style:family="paragraph" style:parent-style-name="Text_20_body">
      <style:text-properties style:font-name="Arial2" fo:font-size="11pt" fo:font-style="italic" officeooo:rsid="0129ded1" officeooo:paragraph-rsid="012bb939" style:font-size-asian="11pt" style:font-style-asian="italic" style:font-size-complex="11pt" style:font-style-complex="italic"/>
    </style:style>
    <style:style style:name="P439" style:family="paragraph" style:parent-style-name="Text_20_body">
      <style:text-properties style:font-name="Arial2" fo:font-size="11pt" fo:font-style="italic" officeooo:rsid="012ece8d" officeooo:paragraph-rsid="012ece8d" style:font-size-asian="11pt" style:font-style-asian="italic" style:font-size-complex="11pt" style:font-style-complex="italic"/>
    </style:style>
    <style:style style:name="P440" style:family="paragraph" style:parent-style-name="Text_20_body">
      <style:text-properties style:font-name="Arial2" fo:font-size="11pt" fo:font-style="italic" officeooo:rsid="012ece8d" officeooo:paragraph-rsid="012fe297" style:font-size-asian="11pt" style:font-style-asian="italic" style:font-size-complex="11pt" style:font-style-complex="italic"/>
    </style:style>
    <style:style style:name="P441" style:family="paragraph" style:parent-style-name="Text_20_body">
      <style:text-properties style:font-name="Arial2" fo:font-size="11pt" fo:font-style="italic" officeooo:rsid="012fe297" officeooo:paragraph-rsid="012fe297" style:font-size-asian="11pt" style:font-style-asian="italic" style:font-size-complex="11pt" style:font-style-complex="italic"/>
    </style:style>
    <style:style style:name="P442" style:family="paragraph" style:parent-style-name="Text_20_body">
      <style:text-properties style:font-name="Arial2" fo:font-size="11pt" fo:font-style="italic" fo:font-weight="bold" officeooo:rsid="0129ded1" officeooo:paragraph-rsid="0129ded1" style:font-size-asian="11pt" style:font-style-asian="italic" style:font-weight-asian="bold" style:font-size-complex="11pt" style:font-style-complex="italic" style:font-weight-complex="bold"/>
    </style:style>
    <style:style style:name="P443" style:family="paragraph" style:parent-style-name="Text_20_body">
      <style:text-properties style:font-name="Arial2" fo:font-size="11pt" fo:font-style="italic" fo:font-weight="bold" officeooo:rsid="012ece8d" officeooo:paragraph-rsid="012ece8d" style:font-size-asian="11pt" style:font-style-asian="italic" style:font-weight-asian="bold" style:font-size-complex="11pt" style:font-style-complex="italic" style:font-weight-complex="bold"/>
    </style:style>
    <style:style style:name="P444" style:family="paragraph" style:parent-style-name="Text_20_body">
      <style:text-properties style:font-name="Arial2" officeooo:paragraph-rsid="010e91cc"/>
    </style:style>
    <style:style style:name="P445" style:family="paragraph" style:parent-style-name="Text_20_body">
      <style:text-properties officeooo:rsid="0031d240" officeooo:paragraph-rsid="0031d240"/>
    </style:style>
    <style:style style:name="P446" style:family="paragraph" style:parent-style-name="Text_20_body">
      <style:text-properties fo:font-style="italic" officeooo:rsid="0044535d" officeooo:paragraph-rsid="0044535d" style:font-style-asian="italic" style:font-style-complex="italic"/>
    </style:style>
    <style:style style:name="P447" style:family="paragraph" style:parent-style-name="Text_20_body">
      <style:text-properties fo:font-style="italic" officeooo:rsid="0052f8a5" officeooo:paragraph-rsid="0052f8a5" style:font-style-asian="italic" style:font-style-complex="italic"/>
    </style:style>
    <style:style style:name="P448" style:family="paragraph" style:parent-style-name="Text_20_body">
      <style:text-properties fo:font-style="italic" officeooo:rsid="005c2301" officeooo:paragraph-rsid="005c2301" style:font-style-asian="italic" style:font-style-complex="italic"/>
    </style:style>
    <style:style style:name="P449" style:family="paragraph" style:parent-style-name="Text_20_body">
      <style:text-properties fo:font-style="italic" officeooo:rsid="005c2301" officeooo:paragraph-rsid="00649e80" style:font-style-asian="italic" style:font-style-complex="italic"/>
    </style:style>
    <style:style style:name="P450" style:family="paragraph" style:parent-style-name="Text_20_body">
      <style:text-properties fo:font-style="italic" officeooo:rsid="005c2301" officeooo:paragraph-rsid="0078cb82" style:font-style-asian="italic" style:font-style-complex="italic"/>
    </style:style>
    <style:style style:name="P451" style:family="paragraph" style:parent-style-name="Text_20_body">
      <style:text-properties fo:font-style="italic" officeooo:rsid="005c2301" officeooo:paragraph-rsid="008310a2" style:font-style-asian="italic" style:font-style-complex="italic"/>
    </style:style>
    <style:style style:name="P452" style:family="paragraph" style:parent-style-name="Text_20_body">
      <style:text-properties fo:font-style="italic" officeooo:rsid="00b0a087" officeooo:paragraph-rsid="00b0a087" style:font-style-asian="italic" style:font-style-complex="italic"/>
    </style:style>
    <style:style style:name="P453" style:family="paragraph" style:parent-style-name="Text_20_body">
      <style:text-properties fo:font-style="italic" officeooo:rsid="00b7cb75" officeooo:paragraph-rsid="00b7cb75" style:font-style-asian="italic" style:font-style-complex="italic"/>
    </style:style>
    <style:style style:name="P454" style:family="paragraph" style:parent-style-name="Text_20_body">
      <style:text-properties fo:font-style="italic" officeooo:rsid="00c14df7" officeooo:paragraph-rsid="00c14df7" style:font-style-asian="italic" style:font-style-complex="italic"/>
    </style:style>
    <style:style style:name="P455" style:family="paragraph" style:parent-style-name="Text_20_body">
      <style:text-properties fo:font-style="italic" officeooo:rsid="00ca2bcc" officeooo:paragraph-rsid="00ca2bcc" style:font-style-asian="italic" style:font-style-complex="italic"/>
    </style:style>
    <style:style style:name="P456" style:family="paragraph" style:parent-style-name="Text_20_body">
      <style:text-properties fo:font-style="italic" officeooo:rsid="00d05ccf" officeooo:paragraph-rsid="00d05ccf" style:font-style-asian="italic" style:font-style-complex="italic"/>
    </style:style>
    <style:style style:name="P457" style:family="paragraph" style:parent-style-name="Text_20_body">
      <style:text-properties fo:font-style="italic" officeooo:rsid="00d5ada4" officeooo:paragraph-rsid="00d5ada4" style:font-style-asian="italic" style:font-style-complex="italic"/>
    </style:style>
    <style:style style:name="P458" style:family="paragraph" style:parent-style-name="Text_20_body">
      <style:text-properties fo:font-style="italic" officeooo:rsid="00daf2ce" officeooo:paragraph-rsid="00daf2ce" style:font-style-asian="italic" style:font-style-complex="italic"/>
    </style:style>
    <style:style style:name="P459" style:family="paragraph" style:parent-style-name="Text_20_body">
      <style:text-properties fo:font-style="italic" officeooo:rsid="00de4edf" officeooo:paragraph-rsid="00de4edf" style:font-style-asian="italic" style:font-style-complex="italic"/>
    </style:style>
    <style:style style:name="P460" style:family="paragraph" style:parent-style-name="Text_20_body">
      <style:text-properties fo:font-style="italic" officeooo:rsid="00fc4dd4" officeooo:paragraph-rsid="00fc4dd4" style:font-style-asian="italic" style:font-style-complex="italic"/>
    </style:style>
    <style:style style:name="P461" style:family="paragraph" style:parent-style-name="Text_20_body">
      <style:text-properties fo:font-style="italic" officeooo:rsid="011677e5" officeooo:paragraph-rsid="011677e5" style:font-style-asian="italic" style:font-style-complex="italic"/>
    </style:style>
    <style:style style:name="P462" style:family="paragraph" style:parent-style-name="Text_20_body">
      <style:text-properties fo:font-style="italic" officeooo:rsid="0124a838" officeooo:paragraph-rsid="0124a838" style:font-style-asian="italic" style:font-style-complex="italic"/>
    </style:style>
    <style:style style:name="P463" style:family="paragraph" style:parent-style-name="Text_20_body">
      <style:text-properties fo:font-style="italic" officeooo:rsid="0125a446" officeooo:paragraph-rsid="0125a446" style:font-style-asian="italic" style:font-style-complex="italic"/>
    </style:style>
    <style:style style:name="P464" style:family="paragraph" style:parent-style-name="Text_20_body">
      <style:text-properties fo:font-style="italic" officeooo:rsid="0125a446" officeooo:paragraph-rsid="012616b9" style:font-style-asian="italic" style:font-style-complex="italic"/>
    </style:style>
    <style:style style:name="P465" style:family="paragraph" style:parent-style-name="Text_20_body">
      <style:text-properties fo:font-style="italic" officeooo:rsid="0125a446" officeooo:paragraph-rsid="0128050f" style:font-style-asian="italic" style:font-style-complex="italic"/>
    </style:style>
    <style:style style:name="P466" style:family="paragraph" style:parent-style-name="Text_20_body">
      <style:text-properties fo:font-style="italic" officeooo:rsid="0128050f" officeooo:paragraph-rsid="0128050f" style:font-style-asian="italic" style:font-style-complex="italic"/>
    </style:style>
    <style:style style:name="P467" style:family="paragraph" style:parent-style-name="Text_20_body">
      <style:text-properties fo:font-style="italic" officeooo:rsid="0120202f" officeooo:paragraph-rsid="0120202f" style:font-style-asian="italic" style:font-style-complex="italic"/>
    </style:style>
    <style:style style:name="P468" style:family="paragraph" style:parent-style-name="Text_20_body">
      <style:text-properties fo:font-style="italic" fo:font-weight="bold" officeooo:rsid="0124a838" officeooo:paragraph-rsid="0124a838" style:font-style-asian="italic" style:font-weight-asian="bold" style:font-style-complex="italic" style:font-weight-complex="bold"/>
    </style:style>
    <style:style style:name="P469" style:family="paragraph" style:parent-style-name="Text_20_body">
      <style:text-properties fo:font-style="italic" fo:font-weight="bold" officeooo:rsid="0128c042" officeooo:paragraph-rsid="0128c042" style:font-style-asian="italic" style:font-weight-asian="bold" style:font-style-complex="italic" style:font-weight-complex="bold"/>
    </style:style>
    <style:style style:name="P470" style:family="paragraph" style:parent-style-name="Text_20_body">
      <style:text-properties fo:font-style="italic" fo:font-weight="bold" officeooo:rsid="0125a446" officeooo:paragraph-rsid="0125a446" style:font-style-asian="italic" style:font-weight-asian="bold" style:font-style-complex="italic" style:font-weight-complex="bold"/>
    </style:style>
    <style:style style:name="P471" style:family="paragraph" style:parent-style-name="Text_20_body">
      <style:text-properties officeooo:rsid="004e5a2d" officeooo:paragraph-rsid="004e5a2d"/>
    </style:style>
    <style:style style:name="P472" style:family="paragraph" style:parent-style-name="Text_20_body">
      <style:text-properties officeooo:rsid="0052f8a5" officeooo:paragraph-rsid="0052f8a5"/>
    </style:style>
    <style:style style:name="P473" style:family="paragraph" style:parent-style-name="Text_20_body">
      <style:text-properties officeooo:paragraph-rsid="00649e80"/>
    </style:style>
    <style:style style:name="P474" style:family="paragraph" style:parent-style-name="Text_20_body">
      <style:text-properties officeooo:paragraph-rsid="0078cb82"/>
    </style:style>
    <style:style style:name="P475" style:family="paragraph" style:parent-style-name="Text_20_body">
      <style:text-properties officeooo:rsid="0084c713" officeooo:paragraph-rsid="0084c713"/>
    </style:style>
    <style:style style:name="P476" style:family="paragraph" style:parent-style-name="Text_20_body">
      <style:text-properties officeooo:rsid="008580d1" officeooo:paragraph-rsid="008580d1"/>
    </style:style>
    <style:style style:name="P477" style:family="paragraph" style:parent-style-name="Text_20_body">
      <style:paragraph-properties fo:text-align="justify" style:justify-single-word="false"/>
      <style:text-properties style:use-window-font-color="true" style:font-name="Arial2" fo:font-size="12pt" fo:language="es" fo:country="ES" fo:font-weight="normal" officeooo:rsid="0021cdc6" officeooo:paragraph-rsid="00b57fa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478" style:family="paragraph" style:parent-style-name="Text_20_body">
      <style:text-properties officeooo:rsid="00febb38" officeooo:paragraph-rsid="00febb38"/>
    </style:style>
    <style:style style:name="P479" style:family="paragraph" style:parent-style-name="Text_20_body">
      <style:text-properties officeooo:paragraph-rsid="00febb38"/>
    </style:style>
    <style:style style:name="P480" style:family="paragraph" style:parent-style-name="Text_20_body">
      <style:text-properties officeooo:rsid="011677e5" officeooo:paragraph-rsid="011677e5"/>
    </style:style>
    <style:style style:name="P481" style:family="paragraph" style:parent-style-name="Text_20_body">
      <style:text-properties officeooo:rsid="01197d3b" officeooo:paragraph-rsid="01197d3b"/>
    </style:style>
    <style:style style:name="P482" style:family="paragraph" style:parent-style-name="Text_20_body">
      <style:text-properties officeooo:rsid="0120202f" officeooo:paragraph-rsid="0120202f"/>
    </style:style>
    <style:style style:name="P483" style:family="paragraph" style:parent-style-name="Text_20_body">
      <style:text-properties officeooo:rsid="0124a838" officeooo:paragraph-rsid="0124a838"/>
    </style:style>
    <style:style style:name="P484" style:family="paragraph" style:parent-style-name="Text_20_body">
      <style:text-properties fo:font-weight="bold" style:font-weight-asian="bold" style:font-weight-complex="bold"/>
    </style:style>
    <style:style style:name="P485" style:family="paragraph" style:parent-style-name="Text_20_body">
      <style:text-properties officeooo:rsid="0125a446" officeooo:paragraph-rsid="0125a446"/>
    </style:style>
    <style:style style:name="P486" style:family="paragraph" style:parent-style-name="Text_20_body">
      <style:text-properties officeooo:rsid="0125a446" officeooo:paragraph-rsid="0128050f"/>
    </style:style>
    <style:style style:name="P487" style:family="paragraph" style:parent-style-name="Text_20_body">
      <style:text-properties officeooo:rsid="0128050f" officeooo:paragraph-rsid="0128050f"/>
    </style:style>
    <style:style style:name="P488" style:family="paragraph" style:parent-style-name="Text_20_body">
      <style:text-properties fo:font-style="normal" fo:font-weight="normal" officeooo:rsid="012c4581" officeooo:paragraph-rsid="012c4581" style:font-style-asian="normal" style:font-weight-asian="normal" style:font-style-complex="normal" style:font-weight-complex="normal"/>
    </style:style>
    <style:style style:name="P489" style:family="paragraph" style:parent-style-name="Standard">
      <style:paragraph-properties fo:margin-left="0cm" fo:margin-right="0cm" fo:text-align="start" style:justify-single-word="false" fo:text-indent="0cm" style:auto-text-indent="false"/>
      <style:text-properties style:font-name="Arial" fo:font-size="11pt" fo:font-style="italic" officeooo:rsid="00388caf" officeooo:paragraph-rsid="002ab867" style:font-size-asian="11pt" style:font-style-asian="italic" style:font-size-complex="11pt" style:font-style-complex="italic"/>
    </style:style>
    <style:style style:name="P490" style:family="paragraph" style:parent-style-name="Standard">
      <style:paragraph-properties fo:margin-left="0cm" fo:margin-right="0cm" fo:text-align="start" style:justify-single-word="false" fo:text-indent="0cm" style:auto-text-indent="false"/>
      <style:text-properties style:font-name="Arial2" fo:font-size="11pt" fo:font-style="italic" officeooo:rsid="00388caf" officeooo:paragraph-rsid="001b3d45" style:font-size-asian="11pt" style:font-style-asian="italic" style:font-size-complex="11pt" style:font-style-complex="italic"/>
    </style:style>
    <style:style style:name="P491" style:family="paragraph" style:parent-style-name="Standard">
      <style:paragraph-properties fo:margin-left="0cm" fo:margin-right="0cm" fo:text-align="start" style:justify-single-word="false" fo:text-indent="0cm" style:auto-text-indent="false"/>
      <style:text-properties style:font-name="Arial2" fo:font-size="11pt" fo:font-weight="bold" officeooo:paragraph-rsid="00fe1715" style:font-size-asian="11pt" style:font-weight-asian="bold" style:font-name-complex="Arial2" style:font-size-complex="11pt"/>
    </style:style>
    <style:style style:name="P492" style:family="paragraph" style:parent-style-name="Standard">
      <style:paragraph-properties fo:margin-left="0cm" fo:margin-right="0cm" fo:text-align="justify" style:justify-single-word="false" fo:text-indent="0cm" style:auto-text-indent="false"/>
      <style:text-properties style:font-name="Arial2" fo:font-size="12pt" fo:font-style="italic" officeooo:rsid="00b283e9" officeooo:paragraph-rsid="00b57fac" style:font-size-asian="12pt" style:font-style-asian="italic" style:font-size-complex="12pt" style:font-style-complex="italic"/>
    </style:style>
    <style:style style:name="P493" style:family="paragraph" style:parent-style-name="Standard">
      <style:paragraph-properties fo:margin-left="0cm" fo:margin-right="0cm" fo:text-align="justify" style:justify-single-word="false" fo:text-indent="0cm" style:auto-text-indent="false"/>
      <style:text-properties style:font-name="Arial2" fo:font-size="12pt" officeooo:paragraph-rsid="00fc4dd4" style:font-size-asian="12pt" style:font-size-complex="12pt"/>
    </style:style>
    <style:style style:name="P494"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fc4dd4" style:font-size-asian="12pt" style:font-size-complex="12pt"/>
    </style:style>
    <style:style style:name="P495"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31d240" style:font-size-asian="11pt" style:font-style-asian="italic" style:font-size-complex="11pt" style:font-style-complex="italic"/>
    </style:style>
    <style:style style:name="P496"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36771c" style:font-size-asian="11pt" style:font-style-asian="italic" style:font-size-complex="11pt" style:font-style-complex="italic"/>
    </style:style>
    <style:style style:name="P497"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44535d" style:font-size-asian="11pt" style:font-style-asian="italic" style:font-size-complex="11pt" style:font-style-complex="italic"/>
    </style:style>
    <style:style style:name="P498"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510aab" style:font-size-asian="11pt" style:font-style-asian="italic" style:font-size-complex="11pt" style:font-style-complex="italic"/>
    </style:style>
    <style:style style:name="P499"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5c2301" style:font-size-asian="11pt" style:font-style-asian="italic" style:font-size-complex="11pt" style:font-style-complex="italic"/>
    </style:style>
    <style:style style:name="P500"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649e80" style:font-size-asian="11pt" style:font-style-asian="italic" style:font-size-complex="11pt" style:font-style-complex="italic"/>
    </style:style>
    <style:style style:name="P501"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78cb82" style:font-size-asian="11pt" style:font-style-asian="italic" style:font-size-complex="11pt" style:font-style-complex="italic"/>
    </style:style>
    <style:style style:name="P502"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8310a2" style:font-size-asian="11pt" style:font-style-asian="italic" style:font-size-complex="11pt" style:font-style-complex="italic"/>
    </style:style>
    <style:style style:name="P503"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8c866c" style:font-size-asian="11pt" style:font-style-asian="italic" style:font-size-complex="11pt" style:font-style-complex="italic"/>
    </style:style>
    <style:style style:name="P504"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92d596" style:font-size-asian="11pt" style:font-style-asian="italic" style:font-size-complex="11pt" style:font-style-complex="italic"/>
    </style:style>
    <style:style style:name="P505"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9b7781" style:font-size-asian="11pt" style:font-style-asian="italic" style:font-size-complex="11pt" style:font-style-complex="italic"/>
    </style:style>
    <style:style style:name="P506"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a38ad9" style:font-size-asian="11pt" style:font-style-asian="italic" style:font-size-complex="11pt" style:font-style-complex="italic"/>
    </style:style>
    <style:style style:name="P507"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a9fcfe" style:font-size-asian="11pt" style:font-style-asian="italic" style:font-size-complex="11pt" style:font-style-complex="italic"/>
    </style:style>
    <style:style style:name="P508"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b7cb75" style:font-size-asian="11pt" style:font-style-asian="italic" style:font-size-complex="11pt" style:font-style-complex="italic"/>
    </style:style>
    <style:style style:name="P509"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c1227f" style:font-size-asian="11pt" style:font-style-asian="italic" style:font-size-complex="11pt" style:font-style-complex="italic"/>
    </style:style>
    <style:style style:name="P510"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c8c45b" style:font-size-asian="11pt" style:font-style-asian="italic" style:font-size-complex="11pt" style:font-style-complex="italic"/>
    </style:style>
    <style:style style:name="P511"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d5ada4" style:font-size-asian="11pt" style:font-style-asian="italic" style:font-size-complex="11pt" style:font-style-complex="italic"/>
    </style:style>
    <style:style style:name="P512"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de4edf" style:font-size-asian="11pt" style:font-style-asian="italic" style:font-size-complex="11pt" style:font-style-complex="italic"/>
    </style:style>
    <style:style style:name="P513"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f2b948" style:font-size-asian="11pt" style:font-style-asian="italic" style:font-size-complex="11pt" style:font-style-complex="italic"/>
    </style:style>
    <style:style style:name="P514"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f82139" style:font-size-asian="11pt" style:font-style-asian="italic" style:font-size-complex="11pt" style:font-style-complex="italic"/>
    </style:style>
    <style:style style:name="P51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font-name="Arial" fo:font-size="11pt" fo:font-style="italic" officeooo:rsid="00388caf" officeooo:paragraph-rsid="0036771c" style:font-size-asian="11pt" style:font-style-asian="italic" style:font-size-complex="11pt" style:font-style-complex="italic"/>
    </style:style>
    <style:style style:name="P516"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paragraph-rsid="0115db23" style:font-size-asian="12pt" style:font-style-asian="italic" style:font-size-complex="12pt" style:font-style-complex="italic"/>
    </style:style>
    <style:style style:name="P517"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paragraph-rsid="011ec6ca" style:font-size-asian="12pt" style:font-style-asian="italic" style:font-size-complex="12pt" style:font-style-complex="italic"/>
    </style:style>
    <style:style style:name="P518"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paragraph-rsid="013a7d13" style:font-size-asian="12pt" style:font-style-asian="italic" style:font-size-complex="12pt" style:font-style-complex="italic"/>
    </style:style>
    <style:style style:name="P51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font-name="Arial" fo:font-size="11pt" fo:font-style="italic" officeooo:paragraph-rsid="013a7d13" style:font-size-asian="12pt" style:font-style-asian="italic" style:font-size-complex="12pt" style:font-style-complex="italic"/>
    </style:style>
    <style:style style:name="P520"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Arial" fo:font-size="14pt" fo:font-style="italic" officeooo:rsid="010502fe" officeooo:paragraph-rsid="010e91cc" style:font-size-asian="14pt" style:font-style-asian="italic" style:font-size-complex="14pt" style:font-style-complex="italic"/>
    </style:style>
    <style:style style:name="P521" style:family="paragraph" style:parent-style-name="Text_20_body">
      <style:paragraph-properties fo:margin-left="0cm" fo:margin-right="0cm" fo:margin-top="0cm" fo:margin-bottom="0cm" loext:contextual-spacing="false" fo:text-indent="0cm" style:auto-text-indent="false"/>
      <style:text-properties style:font-name="Arial2" fo:font-size="11pt" fo:font-style="italic" officeooo:rsid="0125a446" officeooo:paragraph-rsid="0128050f" style:font-size-asian="11pt" style:font-style-asian="italic" style:font-size-complex="11pt" style:font-style-complex="italic"/>
    </style:style>
    <style:style style:name="P522" style:family="paragraph" style:parent-style-name="Text_20_body">
      <style:paragraph-properties fo:margin-left="0cm" fo:margin-right="0cm" fo:margin-top="0cm" fo:margin-bottom="0cm" loext:contextual-spacing="false" fo:text-indent="0cm" style:auto-text-indent="false"/>
      <style:text-properties style:font-name="Arial2" fo:font-size="11pt" fo:font-style="italic" officeooo:rsid="0129ded1" officeooo:paragraph-rsid="0129ded1" style:font-size-asian="11pt" style:font-style-asian="italic" style:font-size-complex="11pt" style:font-style-complex="italic"/>
    </style:style>
    <style:style style:name="P5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Arial" fo:font-size="11pt" fo:font-style="italic" officeooo:rsid="000f6461" officeooo:paragraph-rsid="013e9931" style:font-size-asian="12pt" style:font-style-asian="italic" style:font-size-complex="12pt" style:font-style-complex="italic"/>
    </style:style>
    <style:style style:name="P5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Arial" fo:font-size="11pt" fo:font-style="italic" officeooo:rsid="013c2bc1" officeooo:paragraph-rsid="013e9931" style:font-size-asian="12pt" style:font-style-asian="italic" style:font-size-complex="12pt" style:font-style-complex="italic"/>
    </style:style>
    <style:style style:name="P525" style:family="paragraph" style:parent-style-name="Standard">
      <style:paragraph-properties fo:margin-left="0cm" fo:margin-right="0cm" fo:margin-top="0cm" fo:margin-bottom="0cm" loext:contextual-spacing="false" fo:text-indent="0cm" style:auto-text-indent="false"/>
      <style:text-properties style:font-name="Arial2" fo:font-size="11pt" officeooo:paragraph-rsid="012dc3b8" style:font-size-asian="11pt" style:font-size-complex="11pt"/>
    </style:style>
    <style:style style:name="P526"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font-name="Arial2" fo:font-size="12pt" officeooo:paragraph-rsid="00b57fac" style:font-size-asian="12pt" style:font-size-complex="12pt"/>
    </style:style>
    <style:style style:name="P527"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font-name="Arial2" fo:font-size="12pt" fo:font-weight="normal" officeooo:rsid="001960a6" officeooo:paragraph-rsid="00b57fac" style:font-size-asian="12pt" style:font-weight-asian="normal" style:font-size-complex="12pt" style:font-weight-complex="normal"/>
    </style:style>
    <style:style style:name="P528"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2" fo:font-size="11pt" officeooo:paragraph-rsid="00fd3576" style:font-size-asian="11pt" style:font-size-complex="11pt"/>
    </style:style>
    <style:style style:name="P529"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2" fo:font-size="11pt" officeooo:paragraph-rsid="00fe1715" style:font-size-asian="11pt" style:font-size-complex="11pt"/>
    </style:style>
    <style:style style:name="P530"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2" fo:font-size="11pt" officeooo:rsid="00353d60" officeooo:paragraph-rsid="00fe1715" style:font-size-asian="11pt" style:font-name-complex="Times New Roman" style:font-size-complex="11pt"/>
    </style:style>
    <style:style style:name="P531"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2" fo:font-size="11pt" fo:font-weight="bold" officeooo:rsid="001960a6" officeooo:paragraph-rsid="00fe1715" style:font-size-asian="11pt" style:font-weight-asian="bold" style:font-size-complex="11pt" style:font-weight-complex="normal"/>
    </style:style>
    <style:style style:name="P532"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2" fo:font-size="11pt" fo:font-weight="normal" officeooo:rsid="001960a6" officeooo:paragraph-rsid="00fe1715" style:font-size-asian="11pt" style:font-weight-asian="normal" style:font-size-complex="11pt" style:font-weight-complex="normal"/>
    </style:style>
    <style:style style:name="P533"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use-window-font-color="true" style:font-name="Arial2" fo:font-size="12pt" fo:language="es" fo:country="ES" fo:font-weight="normal" officeooo:rsid="001960a6" officeooo:paragraph-rsid="00b57fa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534"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2" fo:font-size="11pt" fo:language="es" fo:country="ES" fo:font-weight="normal" officeooo:rsid="001960a6" officeooo:paragraph-rsid="00fd3576"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35"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2" fo:font-size="11pt" fo:language="es" fo:country="ES" fo:font-weight="normal" officeooo:rsid="001960a6" officeooo:paragraph-rsid="00fe1715"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36" style:family="paragraph" style:parent-style-name="Footnote">
      <style:paragraph-properties fo:margin-left="0cm" fo:margin-right="0cm" fo:margin-top="0cm" fo:margin-bottom="0.101cm" loext:contextual-spacing="false" fo:line-height="100%" fo:text-align="justify" style:justify-single-word="false" fo:text-indent="0cm" style:auto-text-indent="false"/>
      <style:text-properties style:font-name="Arial2" fo:font-size="12pt" fo:font-weight="bold" officeooo:rsid="001960a6" officeooo:paragraph-rsid="00b57fac" style:font-size-asian="12pt" style:font-weight-asian="bold" style:font-name-complex="Arial2" style:font-size-complex="12pt" style:font-weight-complex="bold"/>
    </style:style>
    <style:style style:name="P537" style:family="paragraph" style:parent-style-name="Standard">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2" fo:font-size="11pt" fo:language="es" fo:country="ES" fo:font-weight="normal" officeooo:rsid="00275fe6" officeooo:paragraph-rsid="00fd3576"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38" style:family="paragraph" style:parent-style-name="Standard">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2" fo:font-size="11pt" fo:language="es" fo:country="ES" fo:font-weight="normal" officeooo:rsid="00275fe6" officeooo:paragraph-rsid="00fe1715"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39" style:family="paragraph" style:parent-style-name="Standard">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2" fo:font-size="11pt" fo:language="es" fo:country="ES" fo:font-weight="normal" officeooo:rsid="001960a6" officeooo:paragraph-rsid="00fe1715"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40"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use-window-font-color="true" style:font-name="Arial2" fo:font-size="12pt" fo:language="es" fo:country="ES" fo:font-weight="normal" officeooo:rsid="001960a6" officeooo:paragraph-rsid="00b57fa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541"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use-window-font-color="true" style:font-name="Arial2" fo:font-size="11pt" fo:language="es" fo:country="ES" fo:font-weight="normal" officeooo:rsid="001960a6" officeooo:paragraph-rsid="00fd3576"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42"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2" fo:font-size="12pt" officeooo:paragraph-rsid="00b57fac" style:font-size-asian="12pt" style:font-size-complex="12pt"/>
    </style:style>
    <style:style style:name="P543"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2" fo:font-size="12pt" fo:font-weight="normal" officeooo:paragraph-rsid="00b57fac" style:font-size-asian="12pt" style:font-weight-asian="normal" style:font-size-complex="12pt" style:font-weight-complex="normal"/>
    </style:style>
    <style:style style:name="P544"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2" fo:font-size="12pt" fo:font-weight="normal" officeooo:rsid="00181e18" officeooo:paragraph-rsid="00b57fac" style:font-size-asian="12pt" style:font-weight-asian="normal" style:font-size-complex="12pt" style:font-weight-complex="normal"/>
    </style:style>
    <style:style style:name="P545"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snap-to-layout-grid="false"/>
      <style:text-properties style:font-name="Arial2" fo:font-size="12pt" fo:font-weight="normal" officeooo:rsid="00181e18" officeooo:paragraph-rsid="00b57fac" style:font-size-asian="12pt" style:font-weight-asian="normal" style:font-name-complex="Arial2" style:font-size-complex="12pt" style:font-weight-complex="normal"/>
    </style:style>
    <style:style style:name="P546"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2" fo:font-size="11pt" officeooo:paragraph-rsid="00fd3576" style:font-size-asian="11pt" style:font-size-complex="11pt"/>
    </style:style>
    <style:style style:name="P547"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2" fo:font-size="11pt" officeooo:paragraph-rsid="00fe1715" style:font-size-asian="11pt" style:font-name-complex="Times New Roman" style:font-size-complex="11pt"/>
    </style:style>
    <style:style style:name="P548"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2" fo:font-size="11pt" officeooo:rsid="00353d60" officeooo:paragraph-rsid="00fe1715" style:font-size-asian="11pt" style:font-name-complex="Times New Roman" style:font-size-complex="11pt"/>
    </style:style>
    <style:style style:name="P549"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2" fo:font-size="11pt" fo:font-weight="normal" officeooo:paragraph-rsid="00fe1715" style:font-size-asian="11pt" style:font-weight-asian="normal" style:font-size-complex="11pt" style:font-weight-complex="normal"/>
    </style:style>
    <style:style style:name="P550"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2" fo:font-size="11pt" fo:font-weight="normal" officeooo:rsid="00181e18" officeooo:paragraph-rsid="00fe1715" style:font-size-asian="11pt" style:font-weight-asian="normal" style:font-size-complex="11pt" style:font-weight-complex="normal"/>
    </style:style>
    <style:style style:name="P551"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2" fo:font-size="11pt" fo:font-weight="normal" officeooo:rsid="00353d60" officeooo:paragraph-rsid="00fe1715" style:font-size-asian="11pt" style:font-weight-asian="normal" style:font-name-complex="Times New Roman" style:font-size-complex="11pt" style:font-weight-complex="normal"/>
    </style:style>
    <style:style style:name="P552"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snap-to-layout-grid="false"/>
      <style:text-properties style:font-name="Arial2" fo:font-size="11pt" fo:font-weight="normal" officeooo:rsid="002bb5e9" officeooo:paragraph-rsid="00fe1715" style:font-size-asian="11pt" style:font-weight-asian="normal" style:font-name-complex="Arial2" style:font-size-complex="11pt" style:font-weight-complex="normal"/>
    </style:style>
    <style:style style:name="P553"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snap-to-layout-grid="false"/>
      <style:text-properties style:font-name="Arial2" fo:font-size="11pt" fo:font-weight="normal" officeooo:rsid="00181e18" officeooo:paragraph-rsid="00fe1715" style:font-size-asian="11pt" style:font-weight-asian="normal" style:font-name-complex="Arial2" style:font-size-complex="11pt" style:font-weight-complex="normal"/>
    </style:style>
    <style:style style:name="P554" style:family="paragraph" style:parent-style-name="Footnote">
      <style:paragraph-properties fo:margin-left="0cm" fo:margin-right="0cm" fo:margin-top="0cm" fo:margin-bottom="0cm" loext:contextual-spacing="true" fo:line-height="100%" fo:text-align="justify" style:justify-single-word="false" fo:text-indent="0cm" style:auto-text-indent="false"/>
      <style:text-properties style:font-name="Arial2" fo:font-size="12pt" officeooo:paragraph-rsid="00b57fac" style:font-size-asian="12pt" style:font-size-complex="12pt"/>
    </style:style>
    <style:style style:name="P555" style:family="paragraph" style:parent-style-name="Footnote">
      <style:paragraph-properties fo:margin-left="0cm" fo:margin-right="0cm" fo:margin-top="0cm" fo:margin-bottom="0cm" loext:contextual-spacing="true" fo:line-height="100%" fo:text-align="justify" style:justify-single-word="false" fo:text-indent="0cm" style:auto-text-indent="false" style:snap-to-layout-grid="false"/>
      <style:text-properties style:font-name="Arial2" fo:font-size="12pt" fo:font-weight="bold" officeooo:rsid="00141e7c" officeooo:paragraph-rsid="00b57fac" style:font-size-asian="12pt" style:font-weight-asian="bold" style:font-name-complex="Arial2" style:font-size-complex="12pt"/>
    </style:style>
    <style:style style:name="P556" style:family="paragraph" style:parent-style-name="Footnote">
      <style:paragraph-properties fo:margin-left="0cm" fo:margin-right="0cm" fo:text-align="start" style:justify-single-word="false" fo:text-indent="0cm" style:auto-text-indent="false"/>
      <style:text-properties style:font-name="Arial2" fo:font-size="11pt" officeooo:paragraph-rsid="00fe1715" style:font-size-asian="11pt" style:font-size-complex="11pt"/>
    </style:style>
    <style:style style:name="P557" style:family="paragraph" style:parent-style-name="Standard">
      <style:paragraph-properties fo:margin-top="0cm" fo:margin-bottom="0.101cm" loext:contextual-spacing="false"/>
      <style:text-properties style:font-name="Arial2" fo:font-size="12pt" fo:font-weight="bold" officeooo:paragraph-rsid="00b57fac" style:font-size-asian="12pt" style:font-weight-asian="bold" style:font-name-complex="Times New Roman" style:font-size-complex="12pt" style:font-style-complex="italic"/>
    </style:style>
    <style:style style:name="P558" style:family="paragraph" style:parent-style-name="Standard">
      <style:paragraph-properties fo:margin-top="0cm" fo:margin-bottom="0.101cm" loext:contextual-spacing="false"/>
      <style:text-properties style:font-name="Arial2" fo:font-size="12pt" officeooo:paragraph-rsid="00b57fac" style:font-size-asian="12pt" style:font-size-complex="12pt"/>
    </style:style>
    <style:style style:name="P559" style:family="paragraph" style:parent-style-name="Standard">
      <style:paragraph-properties fo:margin-top="0cm" fo:margin-bottom="0.101cm" loext:contextual-spacing="false" fo:text-align="start" style:justify-single-word="false"/>
      <style:text-properties style:font-name="Arial2" fo:font-size="11pt" fo:font-weight="bold" officeooo:paragraph-rsid="00fd3576" style:font-size-asian="11pt" style:font-weight-asian="bold" style:font-name-complex="Times New Roman" style:font-size-complex="11pt" style:font-style-complex="italic"/>
    </style:style>
    <style:style style:name="P560" style:family="paragraph" style:parent-style-name="Standard">
      <style:paragraph-properties fo:margin-top="0cm" fo:margin-bottom="0.101cm" loext:contextual-spacing="false" fo:text-align="start" style:justify-single-word="false"/>
      <style:text-properties style:font-name="Arial2" fo:font-size="11pt" fo:font-weight="bold" officeooo:paragraph-rsid="00fe1715" style:font-size-asian="11pt" style:font-weight-asian="bold" style:font-size-complex="11pt"/>
    </style:style>
    <style:style style:name="P561" style:family="paragraph" style:parent-style-name="Standard">
      <style:paragraph-properties fo:margin-top="0cm" fo:margin-bottom="0.101cm" loext:contextual-spacing="false" fo:text-align="start" style:justify-single-word="false"/>
      <style:text-properties style:font-name="Arial2" fo:font-size="11pt" officeooo:paragraph-rsid="00fd3576" style:font-size-asian="11pt" style:font-size-complex="11pt"/>
    </style:style>
    <style:style style:name="P562" style:family="paragraph" style:parent-style-name="Standard">
      <style:paragraph-properties fo:margin-top="0cm" fo:margin-bottom="0.101cm" loext:contextual-spacing="false"/>
      <style:text-properties style:use-window-font-color="true" style:font-name="Arial2" fo:font-size="12pt" fo:language="es" fo:country="ES" fo:font-weight="normal" officeooo:rsid="001960a6" officeooo:paragraph-rsid="00b57fa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563" style:family="paragraph" style:parent-style-name="Standard">
      <style:paragraph-properties fo:margin-top="0cm" fo:margin-bottom="0.101cm" loext:contextual-spacing="false" fo:text-align="start" style:justify-single-word="false"/>
      <style:text-properties style:use-window-font-color="true" style:font-name="Arial2" fo:font-size="11pt" fo:language="es" fo:country="ES" fo:font-weight="normal" officeooo:rsid="001960a6" officeooo:paragraph-rsid="00fd3576"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64" style:family="paragraph" style:parent-style-name="Standard">
      <style:paragraph-properties fo:margin-top="0cm" fo:margin-bottom="0.101cm" loext:contextual-spacing="false" fo:text-align="start" style:justify-single-word="false"/>
      <style:text-properties style:use-window-font-color="true" style:font-name="Arial2" fo:font-size="11pt" fo:language="es" fo:country="ES" fo:font-weight="normal" officeooo:rsid="001960a6" officeooo:paragraph-rsid="00fe1715"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65" style:family="paragraph" style:parent-style-name="Text_20_body">
      <style:paragraph-properties fo:margin-top="0cm" fo:margin-bottom="0.101cm" loext:contextual-spacing="false" fo:text-align="justify" style:justify-single-word="false"/>
      <style:text-properties style:use-window-font-color="true" style:font-name="Arial2" fo:font-size="12pt" fo:language="es" fo:country="ES" fo:font-weight="normal" officeooo:rsid="001960a6" officeooo:paragraph-rsid="00b57fa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566" style:family="paragraph" style:parent-style-name="Text_20_body">
      <style:paragraph-properties fo:margin-top="0cm" fo:margin-bottom="0.101cm" loext:contextual-spacing="false" fo:text-align="start" style:justify-single-word="false"/>
      <style:text-properties style:use-window-font-color="true" style:font-name="Arial2" fo:font-size="11pt" fo:language="es" fo:country="ES" fo:font-weight="normal" officeooo:rsid="001960a6" officeooo:paragraph-rsid="00fd3576"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67" style:family="paragraph" style:parent-style-name="Text_20_body">
      <style:paragraph-properties fo:margin-top="0cm" fo:margin-bottom="0.101cm" loext:contextual-spacing="false" fo:text-align="start" style:justify-single-word="false"/>
      <style:text-properties style:use-window-font-color="true" style:font-name="Arial2" fo:font-size="11pt" fo:language="es" fo:country="ES" fo:font-weight="normal" officeooo:rsid="001960a6" officeooo:paragraph-rsid="00fe1715" style:font-name-asian="Times New Roman" style:font-size-asian="11pt" style:font-weight-asian="normal" style:font-name-complex="Times New Roman" style:font-size-complex="11pt" style:language-complex="ar" style:country-complex="SA" style:font-style-complex="italic" style:font-weight-complex="normal"/>
    </style:style>
    <style:style style:name="P568" style:family="paragraph" style:parent-style-name="Text_20_body">
      <style:paragraph-properties fo:margin-top="0cm" fo:margin-bottom="0.101cm" loext:contextual-spacing="false" fo:text-align="justify" style:justify-single-word="false"/>
      <style:text-properties fo:color="#000000" style:font-name="Arial2" fo:font-size="12pt" fo:font-weight="normal" officeooo:paragraph-rsid="00b57fac" style:font-size-asian="12pt" style:font-weight-asian="normal" style:font-size-complex="12pt"/>
    </style:style>
    <style:style style:name="P569" style:family="paragraph" style:parent-style-name="Text_20_body">
      <style:paragraph-properties fo:margin-top="0cm" fo:margin-bottom="0.101cm" loext:contextual-spacing="false" fo:text-align="start" style:justify-single-word="false"/>
      <style:text-properties fo:color="#000000" style:font-name="Arial2" fo:font-size="11pt" fo:font-weight="normal" officeooo:paragraph-rsid="00fe1715" style:font-size-asian="11pt" style:font-weight-asian="normal" style:font-size-complex="11pt"/>
    </style:style>
    <style:style style:name="P570" style:family="paragraph" style:parent-style-name="Standard">
      <style:paragraph-properties fo:margin-left="0cm" fo:margin-right="0cm" fo:text-align="justify" style:justify-single-word="false" fo:text-indent="2.858cm" style:auto-text-indent="false"/>
      <style:text-properties style:font-name="Arial2" fo:font-size="12pt" officeooo:paragraph-rsid="00b57fac" style:font-size-asian="12pt" style:font-size-complex="12pt"/>
    </style:style>
    <style:style style:name="P571" style:family="paragraph" style:parent-style-name="Footnote">
      <style:paragraph-properties fo:margin-left="0cm" fo:margin-right="0cm" fo:text-align="start" style:justify-single-word="false" fo:text-indent="2.858cm" style:auto-text-indent="false"/>
      <style:text-properties style:font-name="Arial2" fo:font-size="11pt" fo:font-weight="bold" officeooo:paragraph-rsid="00fe1715" style:font-size-asian="11pt" style:font-weight-asian="bold" style:font-name-complex="Arial2" style:font-size-complex="11pt"/>
    </style:style>
    <style:style style:name="P572" style:family="paragraph" style:parent-style-name="Footnote">
      <style:paragraph-properties fo:text-align="center" style:justify-single-word="false"/>
      <style:text-properties style:font-name="Arial2" fo:font-size="12pt" fo:font-weight="bold" officeooo:paragraph-rsid="00b57fac" style:font-size-asian="12pt" style:font-weight-asian="bold" style:font-name-complex="Arial2" style:font-size-complex="12pt"/>
    </style:style>
    <style:style style:name="P573" style:family="paragraph" style:parent-style-name="Footnote">
      <style:paragraph-properties fo:text-align="center" style:justify-single-word="false"/>
      <style:text-properties style:font-name="Arial2" fo:font-size="12pt" fo:font-weight="bold" officeooo:rsid="001b6b89" officeooo:paragraph-rsid="00b57fac" style:font-size-asian="12pt" style:font-weight-asian="bold" style:font-name-complex="Arial2" style:font-size-complex="12pt" style:font-weight-complex="bold"/>
    </style:style>
    <style:style style:name="P574" style:family="paragraph" style:parent-style-name="Footnote">
      <style:paragraph-properties fo:text-align="center" style:justify-single-word="false"/>
      <style:text-properties style:font-name="Arial2" fo:font-size="12pt" fo:font-weight="bold" officeooo:rsid="00192f7f" officeooo:paragraph-rsid="00b57fac" style:font-size-asian="12pt" style:font-weight-asian="bold" style:font-name-complex="Arial2" style:font-size-complex="12pt" style:font-weight-complex="bold"/>
    </style:style>
    <style:style style:name="P575" style:family="paragraph" style:parent-style-name="Footnote">
      <style:paragraph-properties fo:text-align="center" style:justify-single-word="false"/>
      <style:text-properties style:font-name="Arial2" fo:font-size="12pt" fo:font-weight="bold" officeooo:rsid="001b540e" officeooo:paragraph-rsid="00b57fac" style:font-size-asian="12pt" style:font-weight-asian="bold" style:font-name-complex="Arial2" style:font-size-complex="12pt" style:font-weight-complex="bold"/>
    </style:style>
    <style:style style:name="P576" style:family="paragraph" style:parent-style-name="Footnote">
      <style:paragraph-properties fo:text-align="center" style:justify-single-word="false"/>
      <style:text-properties style:font-name="Arial2" fo:font-size="12pt" fo:font-weight="bold" officeooo:rsid="001951c3" officeooo:paragraph-rsid="00b57fac" style:font-size-asian="12pt" style:font-weight-asian="bold" style:font-name-complex="Arial2" style:font-size-complex="12pt" style:font-weight-complex="bold"/>
    </style:style>
    <style:style style:name="P577" style:family="paragraph" style:parent-style-name="Footnote">
      <style:paragraph-properties fo:text-align="justify" style:justify-single-word="false" style:snap-to-layout-grid="false"/>
      <style:text-properties style:font-name="Arial2" fo:font-size="12pt" fo:font-weight="bold" officeooo:paragraph-rsid="00b57fac" style:font-size-asian="12pt" style:font-weight-asian="bold" style:font-name-complex="Arial2" style:font-size-complex="12pt"/>
    </style:style>
    <style:style style:name="P578" style:family="paragraph" style:parent-style-name="Footnote">
      <style:paragraph-properties fo:text-align="justify" style:justify-single-word="false"/>
      <style:text-properties style:font-name="Arial2" fo:font-size="12pt" fo:font-weight="bold" officeooo:paragraph-rsid="00b57fac" style:font-size-asian="12pt" style:font-weight-asian="bold" style:font-name-complex="Arial2" style:font-size-complex="12pt"/>
    </style:style>
    <style:style style:name="P579" style:family="paragraph" style:parent-style-name="Footnote">
      <style:paragraph-properties fo:text-align="center" style:justify-single-word="false" style:snap-to-layout-grid="false"/>
      <style:text-properties style:font-name="Arial2" fo:font-size="12pt" fo:font-weight="bold" officeooo:rsid="00164052" officeooo:paragraph-rsid="00b57fac" style:font-size-asian="12pt" style:font-weight-asian="bold" style:font-name-complex="Arial2" style:font-size-complex="12pt"/>
    </style:style>
    <style:style style:name="P580" style:family="paragraph" style:parent-style-name="Footnote">
      <style:paragraph-properties fo:text-align="justify" style:justify-single-word="false"/>
      <style:text-properties style:font-name="Arial2" fo:font-size="12pt" fo:font-weight="bold" officeooo:rsid="0012ed56" officeooo:paragraph-rsid="00b57fac" style:font-size-asian="12pt" style:font-weight-asian="bold" style:font-name-complex="Arial2" style:font-size-complex="12pt"/>
    </style:style>
    <style:style style:name="P581" style:family="paragraph" style:parent-style-name="Footnote">
      <style:paragraph-properties fo:text-align="justify" style:justify-single-word="false" style:snap-to-layout-grid="false"/>
      <style:text-properties style:font-name="Arial2" fo:font-size="12pt" fo:font-weight="bold" officeooo:rsid="00141e7c" officeooo:paragraph-rsid="00b57fac" style:font-size-asian="12pt" style:font-weight-asian="bold" style:font-name-complex="Arial2" style:font-size-complex="12pt"/>
    </style:style>
    <style:style style:name="P582" style:family="paragraph" style:parent-style-name="Footnote">
      <style:paragraph-properties fo:text-align="center" style:justify-single-word="false" style:snap-to-layout-grid="false"/>
      <style:text-properties style:font-name="Arial2" fo:font-size="12pt" fo:font-weight="bold" officeooo:rsid="001da3af" officeooo:paragraph-rsid="00b57fac" style:font-size-asian="12pt" style:font-weight-asian="bold" style:font-name-complex="Arial2" style:font-size-complex="12pt"/>
    </style:style>
    <style:style style:name="P583" style:family="paragraph" style:parent-style-name="Footnote">
      <style:paragraph-properties fo:text-align="justify" style:justify-single-word="false"/>
      <style:text-properties style:font-name="Arial2" fo:font-size="12pt" fo:font-weight="bold" officeooo:paragraph-rsid="00b57fac" style:font-size-asian="12pt" style:font-weight-asian="bold" style:font-size-complex="12pt"/>
    </style:style>
    <style:style style:name="P584" style:family="paragraph" style:parent-style-name="Footnote">
      <style:paragraph-properties fo:text-align="justify" style:justify-single-word="false"/>
      <style:text-properties style:font-name="Arial2" fo:font-size="12pt" fo:font-weight="bold" officeooo:rsid="001d9404" officeooo:paragraph-rsid="00b57fac" style:font-size-asian="12pt" style:font-weight-asian="bold" style:font-size-complex="12pt"/>
    </style:style>
    <style:style style:name="P585" style:family="paragraph" style:parent-style-name="Footnote">
      <style:paragraph-properties fo:text-align="start" style:justify-single-word="false"/>
      <style:text-properties style:font-name="Arial2" fo:font-size="12pt" fo:font-weight="bold" officeooo:paragraph-rsid="00b57fac" style:font-size-asian="12pt" style:font-weight-asian="bold" style:font-size-complex="12pt"/>
    </style:style>
    <style:style style:name="P586" style:family="paragraph" style:parent-style-name="Footnote">
      <style:paragraph-properties fo:text-align="justify" style:justify-single-word="false"/>
      <style:text-properties style:font-name="Arial2" fo:font-size="12pt" officeooo:paragraph-rsid="00b57fac" style:font-size-asian="12pt" style:font-size-complex="12pt"/>
    </style:style>
    <style:style style:name="P587" style:family="paragraph" style:parent-style-name="Footnote">
      <style:paragraph-properties fo:text-align="justify" style:justify-single-word="false"/>
      <style:text-properties style:font-name="Arial2" fo:font-size="12pt" officeooo:rsid="001ea48a" officeooo:paragraph-rsid="00b57fac" style:font-size-asian="12pt" style:font-size-complex="12pt"/>
    </style:style>
    <style:style style:name="P588" style:family="paragraph" style:parent-style-name="Footnote">
      <style:paragraph-properties fo:text-align="center" style:justify-single-word="false"/>
      <style:text-properties style:font-name="Arial2" fo:font-size="12pt" officeooo:paragraph-rsid="00b57fac" style:font-size-asian="12pt" style:font-size-complex="12pt"/>
    </style:style>
    <style:style style:name="P589" style:family="paragraph" style:parent-style-name="Footnote">
      <style:paragraph-properties fo:text-align="center" style:justify-single-word="false" style:snap-to-layout-grid="false"/>
      <style:text-properties style:font-name="Arial2" fo:font-size="12pt" officeooo:rsid="00164052" officeooo:paragraph-rsid="00b57fac" style:font-size-asian="12pt" style:font-name-complex="Arial2" style:font-size-complex="12pt"/>
    </style:style>
    <style:style style:name="P590" style:family="paragraph" style:parent-style-name="Footnote">
      <style:paragraph-properties fo:text-align="center" style:justify-single-word="false"/>
      <style:text-properties style:font-name="Arial2" fo:font-size="12pt" officeooo:rsid="001a930f" officeooo:paragraph-rsid="00b57fac" style:font-size-asian="12pt" style:font-name-complex="Arial2" style:font-size-complex="12pt"/>
    </style:style>
    <style:style style:name="P591" style:family="paragraph" style:parent-style-name="Footnote">
      <style:paragraph-properties fo:text-align="center" style:justify-single-word="false"/>
      <style:text-properties style:font-name="Arial2" fo:font-size="12pt" officeooo:rsid="0022892d" officeooo:paragraph-rsid="00b57fac" style:font-size-asian="12pt" style:font-name-complex="Arial2" style:font-size-complex="12pt"/>
    </style:style>
    <style:style style:name="P592" style:family="paragraph" style:parent-style-name="Footnote">
      <style:paragraph-properties fo:text-align="center" style:justify-single-word="false"/>
      <style:text-properties style:font-name="Arial2" fo:font-size="12pt" officeooo:rsid="001abafe" officeooo:paragraph-rsid="00b57fac" style:font-size-asian="12pt" style:font-name-complex="Arial2" style:font-size-complex="12pt"/>
    </style:style>
    <style:style style:name="P593" style:family="paragraph" style:parent-style-name="Footnote">
      <style:paragraph-properties fo:text-align="center" style:justify-single-word="false" style:snap-to-layout-grid="false"/>
      <style:text-properties style:font-name="Arial2" fo:font-size="12pt" officeooo:rsid="001da3af" officeooo:paragraph-rsid="00b57fac" style:font-size-asian="12pt" style:font-name-complex="Arial2" style:font-size-complex="12pt"/>
    </style:style>
    <style:style style:name="P594" style:family="paragraph" style:parent-style-name="Footnote">
      <style:paragraph-properties fo:text-align="justify" style:justify-single-word="false"/>
      <style:text-properties style:font-name="Arial2" fo:font-size="12pt" fo:font-weight="normal" officeooo:paragraph-rsid="00b57fac" style:font-size-asian="12pt" style:font-weight-asian="normal" style:font-name-complex="Times New Roman" style:font-size-complex="12pt" style:font-style-complex="italic" style:font-weight-complex="normal"/>
    </style:style>
    <style:style style:name="P595" style:family="paragraph" style:parent-style-name="Footnote">
      <style:paragraph-properties fo:text-align="justify" style:justify-single-word="false"/>
      <style:text-properties style:font-name="Arial2" fo:font-size="12pt" fo:font-weight="normal" officeooo:rsid="0016c4ff" officeooo:paragraph-rsid="00b57fac" style:font-size-asian="12pt" style:font-weight-asian="normal" style:font-name-complex="Times New Roman" style:font-size-complex="12pt" style:font-style-complex="italic" style:font-weight-complex="normal"/>
    </style:style>
    <style:style style:name="P596" style:family="paragraph" style:parent-style-name="Footnote">
      <style:paragraph-properties fo:text-align="justify" style:justify-single-word="false"/>
      <style:text-properties style:font-name="Arial2" fo:font-size="12pt" fo:font-weight="normal" officeooo:paragraph-rsid="00b57fac" style:font-size-asian="12pt" style:font-weight-asian="normal" style:font-size-complex="12pt" style:font-weight-complex="normal"/>
    </style:style>
    <style:style style:name="P597" style:family="paragraph" style:parent-style-name="Footnote">
      <style:paragraph-properties fo:text-align="justify" style:justify-single-word="false"/>
      <style:text-properties style:font-name="Arial2" fo:font-size="12pt" fo:font-weight="normal" officeooo:rsid="001d9404" officeooo:paragraph-rsid="00b57fac" style:font-size-asian="12pt" style:font-weight-asian="normal" style:font-size-complex="12pt" style:font-weight-complex="normal"/>
    </style:style>
    <style:style style:name="P598" style:family="paragraph" style:parent-style-name="Footnote">
      <style:paragraph-properties fo:text-align="justify" style:justify-single-word="false"/>
      <style:text-properties style:font-name="Arial2" fo:font-size="12pt" fo:font-weight="normal" officeooo:rsid="001ee7bf" officeooo:paragraph-rsid="00b57fac" style:font-size-asian="12pt" style:font-weight-asian="normal" style:font-size-complex="12pt" style:font-weight-complex="normal"/>
    </style:style>
    <style:style style:name="P599" style:family="paragraph" style:parent-style-name="Footnote">
      <style:paragraph-properties fo:text-align="justify" style:justify-single-word="false"/>
      <style:text-properties style:font-name="Arial2" fo:font-size="12pt" fo:font-weight="normal" officeooo:paragraph-rsid="00b57fac" style:font-size-asian="12pt" style:font-weight-asian="normal" style:font-name-complex="Arial2" style:font-size-complex="12pt" style:font-weight-complex="normal"/>
    </style:style>
    <style:style style:name="P600" style:family="paragraph" style:parent-style-name="Footnote">
      <style:paragraph-properties fo:text-align="justify" style:justify-single-word="false" style:snap-to-layout-grid="false"/>
      <style:text-properties style:font-name="Arial2" fo:font-size="12pt" fo:font-weight="normal" officeooo:rsid="0016c4ff" officeooo:paragraph-rsid="00b57fac" style:font-size-asian="12pt" style:font-weight-asian="normal" style:font-name-complex="Arial2" style:font-size-complex="12pt" style:font-weight-complex="normal"/>
    </style:style>
    <style:style style:name="P601" style:family="paragraph" style:parent-style-name="Footnote">
      <style:paragraph-properties fo:text-align="justify" style:justify-single-word="false"/>
      <style:text-properties style:font-name="Arial2" fo:font-size="12pt" fo:font-weight="normal" officeooo:rsid="0016c4ff" officeooo:paragraph-rsid="00b57fac" style:font-size-asian="12pt" style:font-weight-asian="normal" style:font-name-complex="Arial2" style:font-size-complex="12pt" style:font-weight-complex="normal"/>
    </style:style>
    <style:style style:name="P602" style:family="paragraph" style:parent-style-name="Footnote">
      <style:paragraph-properties fo:text-align="justify" style:justify-single-word="false" style:snap-to-layout-grid="false"/>
      <style:text-properties style:font-name="Arial2" fo:font-size="12pt" fo:font-weight="normal" officeooo:rsid="001da3af" officeooo:paragraph-rsid="00b57fac" style:font-size-asian="12pt" style:font-weight-asian="normal" style:font-name-complex="Arial2" style:font-size-complex="12pt" style:font-weight-complex="normal"/>
    </style:style>
    <style:style style:name="P603" style:family="paragraph" style:parent-style-name="Footnote">
      <style:paragraph-properties fo:text-align="justify" style:justify-single-word="false" style:snap-to-layout-grid="false"/>
      <style:text-properties style:font-name="Arial2" fo:font-size="12pt" fo:font-weight="normal" officeooo:rsid="0022ffe2" officeooo:paragraph-rsid="00b57fac" style:font-size-asian="12pt" style:font-weight-asian="normal" style:font-name-complex="Arial2" style:font-size-complex="12pt" style:font-weight-complex="normal"/>
    </style:style>
    <style:style style:name="P604" style:family="paragraph" style:parent-style-name="Footnote">
      <style:paragraph-properties fo:text-align="justify" style:justify-single-word="false" style:snap-to-layout-grid="false"/>
      <style:text-properties style:font-name="Arial2" fo:font-size="12pt" fo:font-weight="normal" officeooo:rsid="0016c4ff" officeooo:paragraph-rsid="00b57fac" style:font-size-asian="12pt" style:font-weight-asian="normal" style:font-name-complex="Arial2" style:font-size-complex="12pt"/>
    </style:style>
    <style:style style:name="P605" style:family="paragraph" style:parent-style-name="Footnote">
      <style:paragraph-properties fo:text-align="center" style:justify-single-word="false"/>
      <style:text-properties style:font-name="Arial2" fo:font-size="11pt" fo:font-weight="bold" officeooo:paragraph-rsid="00fd3576" style:font-size-asian="11pt" style:font-weight-asian="bold" style:font-name-complex="Arial2" style:font-size-complex="11pt"/>
    </style:style>
    <style:style style:name="P606" style:family="paragraph" style:parent-style-name="Footnote">
      <style:paragraph-properties fo:text-align="center" style:justify-single-word="false"/>
      <style:text-properties style:font-name="Arial2" fo:font-size="11pt" fo:font-weight="bold" officeooo:paragraph-rsid="00fe1715" style:font-size-asian="11pt" style:font-weight-asian="bold" style:font-name-complex="Arial2" style:font-size-complex="11pt"/>
    </style:style>
    <style:style style:name="P607" style:family="paragraph" style:parent-style-name="Footnote">
      <style:paragraph-properties fo:text-align="center" style:justify-single-word="false"/>
      <style:text-properties style:font-name="Arial2" fo:font-size="11pt" fo:font-weight="bold" officeooo:rsid="001ddf74" officeooo:paragraph-rsid="00fd3576" style:font-size-asian="11pt" style:font-weight-asian="bold" style:font-name-complex="Arial2" style:font-size-complex="11pt" style:font-weight-complex="bold"/>
    </style:style>
    <style:style style:name="P608" style:family="paragraph" style:parent-style-name="Footnote">
      <style:paragraph-properties fo:text-align="center" style:justify-single-word="false"/>
      <style:text-properties style:font-name="Arial2" fo:font-size="11pt" fo:font-weight="bold" officeooo:rsid="00192f7f" officeooo:paragraph-rsid="00fd3576" style:font-size-asian="11pt" style:font-weight-asian="bold" style:font-name-complex="Arial2" style:font-size-complex="11pt" style:font-weight-complex="bold"/>
    </style:style>
    <style:style style:name="P609" style:family="paragraph" style:parent-style-name="Footnote">
      <style:paragraph-properties fo:text-align="center" style:justify-single-word="false"/>
      <style:text-properties style:font-name="Arial2" fo:font-size="11pt" fo:font-weight="bold" officeooo:rsid="002f4a71" officeooo:paragraph-rsid="00fe1715" style:font-size-asian="11pt" style:font-weight-asian="bold" style:font-name-complex="Arial2" style:font-size-complex="11pt" style:font-weight-complex="bold"/>
    </style:style>
    <style:style style:name="P610" style:family="paragraph" style:parent-style-name="Footnote">
      <style:paragraph-properties fo:text-align="center" style:justify-single-word="false"/>
      <style:text-properties style:font-name="Arial2" fo:font-size="11pt" fo:font-weight="bold" officeooo:rsid="001951c3" officeooo:paragraph-rsid="00fe1715" style:font-size-asian="11pt" style:font-weight-asian="bold" style:font-name-complex="Arial2" style:font-size-complex="11pt" style:font-weight-complex="bold"/>
    </style:style>
    <style:style style:name="P611" style:family="paragraph" style:parent-style-name="Footnote">
      <style:paragraph-properties fo:text-align="center" style:justify-single-word="false"/>
      <style:text-properties style:font-name="Arial2" fo:font-size="11pt" fo:font-weight="bold" officeooo:rsid="001f214b" officeooo:paragraph-rsid="00fe1715" style:font-size-asian="11pt" style:font-weight-asian="bold" style:font-name-complex="Arial2" style:font-size-complex="11pt" style:font-weight-complex="bold"/>
    </style:style>
    <style:style style:name="P612" style:family="paragraph" style:parent-style-name="Footnote">
      <style:paragraph-properties fo:text-align="start" style:justify-single-word="false" style:snap-to-layout-grid="false"/>
      <style:text-properties style:font-name="Arial2" fo:font-size="11pt" fo:font-weight="bold" officeooo:paragraph-rsid="00fe1715" style:font-size-asian="11pt" style:font-weight-asian="bold" style:font-name-complex="Arial2" style:font-size-complex="11pt"/>
    </style:style>
    <style:style style:name="P613" style:family="paragraph" style:parent-style-name="Footnote">
      <style:paragraph-properties fo:text-align="start" style:justify-single-word="false"/>
      <style:text-properties style:font-name="Arial2" fo:font-size="11pt" fo:font-weight="bold" officeooo:paragraph-rsid="00fd3576" style:font-size-asian="11pt" style:font-weight-asian="bold" style:font-name-complex="Arial2" style:font-size-complex="11pt"/>
    </style:style>
    <style:style style:name="P614" style:family="paragraph" style:parent-style-name="Footnote">
      <style:paragraph-properties fo:text-align="start" style:justify-single-word="false"/>
      <style:text-properties style:font-name="Arial2" fo:font-size="11pt" fo:font-weight="bold" officeooo:paragraph-rsid="00fe1715" style:font-size-asian="11pt" style:font-weight-asian="bold" style:font-name-complex="Arial2" style:font-size-complex="11pt"/>
    </style:style>
    <style:style style:name="P615" style:family="paragraph" style:parent-style-name="Footnote">
      <style:paragraph-properties fo:text-align="center" style:justify-single-word="false" style:snap-to-layout-grid="false"/>
      <style:text-properties style:font-name="Arial2" fo:font-size="11pt" fo:font-weight="bold" officeooo:rsid="002617a1" officeooo:paragraph-rsid="00fe1715" style:font-size-asian="11pt" style:font-weight-asian="bold" style:font-name-complex="Arial2" style:font-size-complex="11pt"/>
    </style:style>
    <style:style style:name="P616" style:family="paragraph" style:parent-style-name="Footnote">
      <style:paragraph-properties fo:text-align="start" style:justify-single-word="false"/>
      <style:text-properties style:font-name="Arial2" fo:font-size="11pt" fo:font-weight="bold" officeooo:rsid="0012ed56" officeooo:paragraph-rsid="00fe1715" style:font-size-asian="11pt" style:font-weight-asian="bold" style:font-name-complex="Arial2" style:font-size-complex="11pt"/>
    </style:style>
    <style:style style:name="P617" style:family="paragraph" style:parent-style-name="Footnote">
      <style:paragraph-properties fo:text-align="start" style:justify-single-word="false" style:snap-to-layout-grid="false"/>
      <style:text-properties style:font-name="Arial2" fo:font-size="11pt" fo:font-weight="bold" officeooo:rsid="00141e7c" officeooo:paragraph-rsid="00fe1715" style:font-size-asian="11pt" style:font-weight-asian="bold" style:font-name-complex="Arial2" style:font-size-complex="11pt" style:font-weight-complex="normal"/>
    </style:style>
    <style:style style:name="P618" style:family="paragraph" style:parent-style-name="Footnote">
      <style:paragraph-properties fo:text-align="center" style:justify-single-word="false" style:snap-to-layout-grid="false"/>
      <style:text-properties style:font-name="Arial2" fo:font-size="11pt" fo:font-weight="bold" officeooo:rsid="001da3af" officeooo:paragraph-rsid="00fe1715" style:font-size-asian="11pt" style:font-weight-asian="bold" style:font-name-complex="Arial2" style:font-size-complex="11pt"/>
    </style:style>
    <style:style style:name="P619" style:family="paragraph" style:parent-style-name="Footnote">
      <style:paragraph-properties fo:text-align="start" style:justify-single-word="false" style:snap-to-layout-grid="false"/>
      <style:text-properties style:font-name="Arial2" fo:font-size="11pt" fo:font-weight="bold" officeooo:rsid="00141e7c" officeooo:paragraph-rsid="00fe1715" style:font-size-asian="11pt" style:font-weight-asian="bold" style:font-name-complex="Arial2" style:font-size-complex="11pt"/>
    </style:style>
    <style:style style:name="P620" style:family="paragraph" style:parent-style-name="Footnote">
      <style:paragraph-properties fo:text-align="start" style:justify-single-word="false"/>
      <style:text-properties style:font-name="Arial2" fo:font-size="11pt" fo:font-weight="bold" officeooo:paragraph-rsid="00fe1715" style:font-size-asian="11pt" style:font-weight-asian="bold" style:font-size-complex="11pt"/>
    </style:style>
    <style:style style:name="P621" style:family="paragraph" style:parent-style-name="Footnote">
      <style:paragraph-properties fo:text-align="start" style:justify-single-word="false"/>
      <style:text-properties style:font-name="Arial2" fo:font-size="11pt" fo:font-weight="bold" officeooo:paragraph-rsid="00fd3576" style:font-size-asian="11pt" style:font-weight-asian="bold" style:font-size-complex="11pt"/>
    </style:style>
    <style:style style:name="P622" style:family="paragraph" style:parent-style-name="Footnote">
      <style:paragraph-properties fo:text-align="start" style:justify-single-word="false"/>
      <style:text-properties style:font-name="Arial2" fo:font-size="11pt" officeooo:paragraph-rsid="00fd3576" style:font-size-asian="11pt" style:font-size-complex="11pt"/>
    </style:style>
    <style:style style:name="P623" style:family="paragraph" style:parent-style-name="Footnote">
      <style:paragraph-properties fo:text-align="start" style:justify-single-word="false"/>
      <style:text-properties style:font-name="Arial2" fo:font-size="11pt" officeooo:paragraph-rsid="00fe1715" style:font-size-asian="11pt" style:font-size-complex="11pt"/>
    </style:style>
    <style:style style:name="P624" style:family="paragraph" style:parent-style-name="Footnote">
      <style:paragraph-properties fo:text-align="start" style:justify-single-word="false"/>
      <style:text-properties style:font-name="Arial2" fo:font-size="11pt" officeooo:rsid="001ea48a" officeooo:paragraph-rsid="00fd3576" style:font-size-asian="11pt" style:font-size-complex="11pt"/>
    </style:style>
    <style:style style:name="P625" style:family="paragraph" style:parent-style-name="Footnote">
      <style:paragraph-properties fo:text-align="center" style:justify-single-word="false" style:snap-to-layout-grid="false"/>
      <style:text-properties style:font-name="Arial2" fo:font-size="11pt" officeooo:rsid="00164052" officeooo:paragraph-rsid="00fe1715" style:font-size-asian="11pt" style:font-name-complex="Arial2" style:font-size-complex="11pt"/>
    </style:style>
    <style:style style:name="P626" style:family="paragraph" style:parent-style-name="Footnote">
      <style:paragraph-properties fo:text-align="center" style:justify-single-word="false" style:snap-to-layout-grid="false"/>
      <style:text-properties style:font-name="Arial2" fo:font-size="11pt" officeooo:rsid="002617a1" officeooo:paragraph-rsid="00fe1715" style:font-size-asian="11pt" style:font-name-complex="Arial2" style:font-size-complex="11pt"/>
    </style:style>
    <style:style style:name="P627" style:family="paragraph" style:parent-style-name="Footnote">
      <style:paragraph-properties fo:text-align="center" style:justify-single-word="false"/>
      <style:text-properties style:font-name="Arial2" fo:font-size="11pt" officeooo:paragraph-rsid="00fe1715" style:font-size-asian="11pt" style:font-name-complex="Arial2" style:font-size-complex="11pt"/>
    </style:style>
    <style:style style:name="P628" style:family="paragraph" style:parent-style-name="Footnote">
      <style:paragraph-properties fo:text-align="center" style:justify-single-word="false" style:snap-to-layout-grid="false"/>
      <style:text-properties style:font-name="Arial2" fo:font-size="11pt" officeooo:rsid="001da3af" officeooo:paragraph-rsid="00fe1715" style:font-size-asian="11pt" style:font-name-complex="Arial2" style:font-size-complex="11pt"/>
    </style:style>
    <style:style style:name="P629" style:family="paragraph" style:parent-style-name="Footnote">
      <style:paragraph-properties fo:text-align="start" style:justify-single-word="false"/>
      <style:text-properties style:font-name="Arial2" fo:font-size="11pt" fo:font-weight="normal" officeooo:paragraph-rsid="00fe1715" style:font-size-asian="11pt" style:font-weight-asian="normal" style:font-name-complex="Times New Roman" style:font-size-complex="11pt" style:font-style-complex="italic" style:font-weight-complex="normal"/>
    </style:style>
    <style:style style:name="P630" style:family="paragraph" style:parent-style-name="Footnote">
      <style:paragraph-properties fo:text-align="start" style:justify-single-word="false"/>
      <style:text-properties style:font-name="Arial2" fo:font-size="11pt" fo:font-weight="normal" officeooo:rsid="0016c4ff" officeooo:paragraph-rsid="00fe1715" style:font-size-asian="11pt" style:font-weight-asian="normal" style:font-name-complex="Times New Roman" style:font-size-complex="11pt" style:font-style-complex="italic" style:font-weight-complex="normal"/>
    </style:style>
    <style:style style:name="P631" style:family="paragraph" style:parent-style-name="Footnote">
      <style:paragraph-properties fo:text-align="start" style:justify-single-word="false"/>
      <style:text-properties style:font-name="Arial2" fo:font-size="11pt" fo:font-weight="normal" officeooo:rsid="002725c4" officeooo:paragraph-rsid="00fe1715" style:font-size-asian="11pt" style:font-weight-asian="normal" style:font-name-complex="Times New Roman" style:font-size-complex="11pt" style:font-style-complex="italic" style:font-weight-complex="normal"/>
    </style:style>
    <style:style style:name="P632" style:family="paragraph" style:parent-style-name="Footnote">
      <style:paragraph-properties fo:text-align="start" style:justify-single-word="false"/>
      <style:text-properties style:font-name="Arial2" fo:font-size="11pt" fo:font-weight="normal" officeooo:paragraph-rsid="00fe1715" style:font-size-asian="11pt" style:font-weight-asian="normal" style:font-size-complex="11pt" style:font-weight-complex="normal"/>
    </style:style>
    <style:style style:name="P633" style:family="paragraph" style:parent-style-name="Footnote">
      <style:paragraph-properties fo:text-align="start" style:justify-single-word="false"/>
      <style:text-properties style:font-name="Arial2" fo:font-size="11pt" fo:font-weight="normal" officeooo:paragraph-rsid="00fe1715" style:font-size-asian="11pt" style:font-weight-asian="normal" style:font-name-complex="Arial2" style:font-size-complex="11pt" style:font-weight-complex="normal"/>
    </style:style>
    <style:style style:name="P634" style:family="paragraph" style:parent-style-name="Footnote">
      <style:paragraph-properties fo:text-align="start" style:justify-single-word="false"/>
      <style:text-properties style:font-name="Arial2" fo:font-size="11pt" fo:font-weight="normal" officeooo:rsid="0016c4ff" officeooo:paragraph-rsid="00fe1715" style:font-size-asian="11pt" style:font-weight-asian="normal" style:font-name-complex="Arial2" style:font-size-complex="11pt" style:font-weight-complex="normal"/>
    </style:style>
    <style:style style:name="P635" style:family="paragraph" style:parent-style-name="Footnote">
      <style:paragraph-properties fo:text-align="start" style:justify-single-word="false" style:snap-to-layout-grid="false"/>
      <style:text-properties style:font-name="Arial2" fo:font-size="11pt" fo:font-weight="normal" officeooo:rsid="001da3af" officeooo:paragraph-rsid="00fe1715" style:font-size-asian="11pt" style:font-weight-asian="normal" style:font-name-complex="Arial2" style:font-size-complex="11pt" style:font-weight-complex="normal"/>
    </style:style>
    <style:style style:name="P636" style:family="paragraph" style:parent-style-name="Footnote">
      <style:paragraph-properties fo:text-align="start" style:justify-single-word="false" style:snap-to-layout-grid="false"/>
      <style:text-properties style:font-name="Arial2" fo:font-size="11pt" fo:font-weight="normal" officeooo:rsid="0022ffe2" officeooo:paragraph-rsid="00fe1715" style:font-size-asian="11pt" style:font-weight-asian="normal" style:font-name-complex="Arial2" style:font-size-complex="11pt" style:font-weight-complex="normal"/>
    </style:style>
    <style:style style:name="P637" style:family="paragraph" style:parent-style-name="Footnote">
      <style:paragraph-properties fo:text-align="start" style:justify-single-word="false"/>
      <style:text-properties style:font-name="Arial2" fo:font-size="11pt" fo:font-weight="normal" officeooo:rsid="0022ffe2" officeooo:paragraph-rsid="00fe1715" style:font-size-asian="11pt" style:font-weight-asian="normal" style:font-name-complex="Arial2" style:font-size-complex="11pt" style:font-weight-complex="normal"/>
    </style:style>
    <style:style style:name="P638" style:family="paragraph" style:parent-style-name="Footnote">
      <style:paragraph-properties fo:text-align="start" style:justify-single-word="false"/>
      <style:text-properties style:font-name="Arial2" fo:font-size="11pt" fo:font-weight="normal" officeooo:rsid="0029b8d0" officeooo:paragraph-rsid="00fe1715" style:font-size-asian="11pt" style:font-weight-asian="normal" style:font-name-complex="Arial2" style:font-size-complex="11pt" style:font-weight-complex="normal"/>
    </style:style>
    <style:style style:name="P639" style:family="paragraph" style:parent-style-name="Table_20_Contents">
      <style:text-properties style:font-name="Arial1"/>
    </style:style>
    <style:style style:name="P640" style:family="paragraph" style:parent-style-name="Table_20_Contents">
      <style:paragraph-properties fo:text-align="center" style:justify-single-word="false"/>
      <style:text-properties style:font-name="Arial1"/>
    </style:style>
    <style:style style:name="P641" style:family="paragraph" style:parent-style-name="Table_20_Contents">
      <style:text-properties style:font-name="Arial1" fo:font-weight="bold"/>
    </style:style>
    <style:style style:name="P642" style:family="paragraph" style:parent-style-name="Table_20_Contents">
      <style:paragraph-properties fo:text-align="center" style:justify-single-word="false"/>
      <style:text-properties style:font-name="Arial1" fo:font-weight="bold"/>
    </style:style>
    <style:style style:name="P643" style:family="paragraph" style:parent-style-name="Table_20_Contents">
      <style:text-properties fo:font-size="2pt" style:font-size-asian="2pt" style:font-size-complex="2pt"/>
    </style:style>
    <style:style style:name="P644" style:family="paragraph" style:parent-style-name="Standard">
      <style:paragraph-properties fo:margin-left="0cm" fo:margin-right="0cm" fo:text-align="justify" style:justify-single-word="false" fo:text-indent="1.249cm" style:auto-text-indent="false"/>
      <style:text-properties style:font-name="Arial2" officeooo:paragraph-rsid="00fc4dd4"/>
    </style:style>
    <style:style style:name="P645" style:family="paragraph" style:parent-style-name="Standard">
      <style:paragraph-properties fo:margin-left="0cm" fo:margin-right="0cm" fo:text-align="justify" style:justify-single-word="false" fo:text-indent="1.249cm" style:auto-text-indent="false" fo:padding-left="0cm" fo:padding-right="0cm" fo:padding-top="0.035cm" fo:padding-bottom="0cm" fo:border-left="none" fo:border-right="none" fo:border-top="0.51pt solid #000000" fo:border-bottom="none"/>
      <style:text-properties style:font-name="Arial2" officeooo:paragraph-rsid="00fc4dd4"/>
    </style:style>
    <style:style style:name="P646" style:family="paragraph" style:parent-style-name="Standard">
      <style:paragraph-properties fo:margin-left="0.005cm" fo:margin-right="0cm" fo:text-indent="-0.005cm" style:auto-text-indent="false"/>
      <style:text-properties style:font-name="Arial2" officeooo:paragraph-rsid="00fc4dd4"/>
    </style:style>
    <style:style style:name="P647" style:family="paragraph" style:parent-style-name="Standard">
      <style:paragraph-properties fo:text-align="start" style:justify-single-word="false" fo:break-before="auto" fo:break-after="auto"/>
      <style:text-properties style:font-name="Arial2" fo:font-size="11pt" officeooo:paragraph-rsid="00fe1715" style:font-size-asian="11pt" style:font-size-complex="11pt"/>
    </style:style>
    <style:style style:name="P648" style:family="paragraph" style:parent-style-name="Standard">
      <style:paragraph-properties fo:line-height="100%" fo:text-align="start" style:justify-single-word="false" style:writing-mode="lr-tb"/>
      <style:text-properties style:font-name="Arial2" fo:font-size="11pt" fo:font-style="italic" fo:font-weight="bold" officeooo:rsid="00fc4dd4" officeooo:paragraph-rsid="00fe1715" style:font-size-asian="11pt" style:font-style-asian="italic" style:font-weight-asian="bold" style:font-name-complex="Arial2" style:font-size-complex="11pt" style:font-style-complex="italic"/>
    </style:style>
    <style:style style:name="P649" style:family="paragraph" style:parent-style-name="Standard" style:list-style-name="L2">
      <style:text-properties officeooo:paragraph-rsid="002f81b4"/>
    </style:style>
    <style:style style:name="P650" style:family="paragraph" style:parent-style-name="Standard" style:list-style-name="L3">
      <style:text-properties officeooo:paragraph-rsid="002f81b4"/>
    </style:style>
    <style:style style:name="P651" style:family="paragraph" style:parent-style-name="Standard" style:list-style-name="L4">
      <style:text-properties officeooo:paragraph-rsid="002f81b4"/>
    </style:style>
    <style:style style:name="P652" style:family="paragraph" style:parent-style-name="Standard" style:list-style-name="L4">
      <style:paragraph-properties fo:margin-top="0cm" fo:margin-bottom="0cm" loext:contextual-spacing="false" fo:line-height="100%" fo:text-align="start" style:justify-single-word="false"/>
      <style:text-properties style:font-name="Arial" fo:font-size="11pt" fo:font-style="italic" officeooo:rsid="001501dd" officeooo:paragraph-rsid="002f81b4" style:font-style-asian="italic" style:font-style-complex="italic"/>
    </style:style>
    <style:style style:name="P653" style:family="paragraph" style:parent-style-name="Text_20_body" style:list-style-name="L7">
      <style:text-properties fo:font-style="italic" officeooo:rsid="0044535d" officeooo:paragraph-rsid="0044535d" style:font-style-asian="italic" style:font-style-complex="italic"/>
    </style:style>
    <style:style style:name="P654" style:family="paragraph" style:parent-style-name="Text_20_body" style:list-style-name="L8">
      <style:text-properties fo:font-style="italic" officeooo:rsid="011677e5" officeooo:paragraph-rsid="011677e5" style:font-style-asian="italic" style:font-style-complex="italic"/>
    </style:style>
    <style:style style:name="P655" style:family="paragraph" style:parent-style-name="Text_20_body" style:list-style-name="L8">
      <style:text-properties fo:font-style="italic" officeooo:rsid="011ea116" officeooo:paragraph-rsid="011ea116" style:font-style-asian="italic" style:font-style-complex="italic"/>
    </style:style>
    <style:style style:name="P656" style:family="paragraph" style:parent-style-name="Text_20_body" style:list-style-name="L9">
      <style:text-properties fo:font-style="italic" officeooo:rsid="0124a838" officeooo:paragraph-rsid="0124a838" style:font-style-asian="italic" style:font-style-complex="italic"/>
    </style:style>
    <style:style style:name="P657" style:family="paragraph" style:parent-style-name="Text_20_body" style:list-style-name="L10">
      <style:text-properties fo:font-style="italic" officeooo:rsid="0124a838" officeooo:paragraph-rsid="0124a838" style:font-style-asian="italic" style:font-style-complex="italic"/>
    </style:style>
    <style:style style:name="P658" style:family="paragraph" style:parent-style-name="Text_20_body" style:list-style-name="L11">
      <style:text-properties fo:font-style="italic" officeooo:rsid="0124a838" officeooo:paragraph-rsid="0124a838" style:font-style-asian="italic" style:font-style-complex="italic"/>
    </style:style>
    <style:style style:name="P659" style:family="paragraph" style:parent-style-name="Text_20_body" style:list-style-name="L12">
      <style:text-properties fo:font-style="italic" officeooo:rsid="0124a838" officeooo:paragraph-rsid="0124a838" style:font-style-asian="italic" style:font-style-complex="italic"/>
    </style:style>
    <style:style style:name="P660" style:family="paragraph" style:parent-style-name="Text_20_body" style:list-style-name="L13">
      <style:text-properties fo:font-style="italic" officeooo:rsid="0124a838" officeooo:paragraph-rsid="0124a838" style:font-style-asian="italic" style:font-style-complex="italic"/>
    </style:style>
    <style:style style:name="P661" style:family="paragraph" style:parent-style-name="Text_20_body" style:list-style-name="L15">
      <style:text-properties fo:font-style="italic" officeooo:rsid="0125a446" officeooo:paragraph-rsid="0128050f" style:font-style-asian="italic" style:font-style-complex="italic"/>
    </style:style>
    <style:style style:name="P662" style:family="paragraph" style:parent-style-name="Text_20_body" style:list-style-name="L15">
      <style:text-properties officeooo:paragraph-rsid="0128050f"/>
    </style:style>
    <style:style style:name="P663" style:family="paragraph" style:parent-style-name="Text_20_body" style:list-style-name="L16">
      <style:text-properties style:font-name="Arial2" fo:font-size="11pt" fo:font-style="italic" officeooo:rsid="0129ded1" officeooo:paragraph-rsid="0129ded1" style:font-size-asian="11pt" style:font-style-asian="italic" style:font-size-complex="11pt" style:font-style-complex="italic"/>
    </style:style>
    <style:style style:name="P664" style:family="paragraph" style:parent-style-name="Text_20_body" style:list-style-name="L17">
      <style:text-properties style:font-name="Arial2" fo:font-size="11pt" fo:font-style="italic" officeooo:rsid="0129ded1" officeooo:paragraph-rsid="012c4581" style:font-size-asian="11pt" style:font-style-asian="italic" style:font-size-complex="11pt" style:font-style-complex="italic"/>
    </style:style>
    <style:style style:name="P665" style:family="paragraph" style:parent-style-name="Text_20_body" style:list-style-name="L18">
      <style:text-properties style:font-name="Arial2" officeooo:rsid="013af367" officeooo:paragraph-rsid="013af367"/>
    </style:style>
    <style:style style:name="P666" style:family="paragraph" style:parent-style-name="Text_20_body" style:list-style-name="L18">
      <style:text-properties style:font-name="Arial2" officeooo:rsid="013b8e41" officeooo:paragraph-rsid="013b8e41"/>
    </style:style>
    <style:style style:name="P667"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rsid="00227f49" officeooo:paragraph-rsid="002ab867" style:font-style-asian="italic" style:font-style-complex="italic"/>
    </style:style>
    <style:style style:name="P668"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rsid="00227f49" officeooo:paragraph-rsid="010e91cc" style:font-style-asian="italic" style:font-style-complex="italic"/>
    </style:style>
    <style:style style:name="P669"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rsid="00227f49" officeooo:paragraph-rsid="0115db23" style:font-style-asian="italic" style:font-style-complex="italic"/>
    </style:style>
    <style:style style:name="P670"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rsid="00227f49" officeooo:paragraph-rsid="011ec6ca" style:font-style-asian="italic" style:font-style-complex="italic"/>
    </style:style>
    <style:style style:name="P671"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rsid="00227f49" officeooo:paragraph-rsid="013a7d13" style:font-style-asian="italic" style:font-style-complex="italic"/>
    </style:style>
    <style:style style:name="P672"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rsid="00227f49" officeooo:paragraph-rsid="013c2bc1" style:font-style-asian="italic" style:font-style-complex="italic"/>
    </style:style>
    <style:style style:name="P673"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227f49" style:font-style-asian="italic" style:font-style-complex="italic"/>
    </style:style>
    <style:style style:name="P674"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31d240" style:font-style-asian="italic" style:font-style-complex="italic"/>
    </style:style>
    <style:style style:name="P675"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36771c" style:font-style-asian="italic" style:font-style-complex="italic"/>
    </style:style>
    <style:style style:name="P676"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44535d" style:font-style-asian="italic" style:font-style-complex="italic"/>
    </style:style>
    <style:style style:name="P677"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510aab" style:font-style-asian="italic" style:font-style-complex="italic"/>
    </style:style>
    <style:style style:name="P678"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5c2301" style:font-style-asian="italic" style:font-style-complex="italic"/>
    </style:style>
    <style:style style:name="P679"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649e80" style:font-style-asian="italic" style:font-style-complex="italic"/>
    </style:style>
    <style:style style:name="P680"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78cb82" style:font-style-asian="italic" style:font-style-complex="italic"/>
    </style:style>
    <style:style style:name="P681"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8310a2" style:font-style-asian="italic" style:font-style-complex="italic"/>
    </style:style>
    <style:style style:name="P682"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8c866c" style:font-style-asian="italic" style:font-style-complex="italic"/>
    </style:style>
    <style:style style:name="P683"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92d596" style:font-style-asian="italic" style:font-style-complex="italic"/>
    </style:style>
    <style:style style:name="P684"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9b7781" style:font-style-asian="italic" style:font-style-complex="italic"/>
    </style:style>
    <style:style style:name="P685"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a38ad9" style:font-style-asian="italic" style:font-style-complex="italic"/>
    </style:style>
    <style:style style:name="P686"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a9fcfe" style:font-style-asian="italic" style:font-style-complex="italic"/>
    </style:style>
    <style:style style:name="P687"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b7cb75" style:font-style-asian="italic" style:font-style-complex="italic"/>
    </style:style>
    <style:style style:name="P688"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c1227f" style:font-style-asian="italic" style:font-style-complex="italic"/>
    </style:style>
    <style:style style:name="P689"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c8c45b" style:font-style-asian="italic" style:font-style-complex="italic"/>
    </style:style>
    <style:style style:name="P690"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d5ada4" style:font-style-asian="italic" style:font-style-complex="italic"/>
    </style:style>
    <style:style style:name="P691"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de4edf" style:font-style-asian="italic" style:font-style-complex="italic"/>
    </style:style>
    <style:style style:name="P692"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eaeac7" style:font-style-asian="italic" style:font-style-complex="italic"/>
    </style:style>
    <style:style style:name="P693"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f2b948" style:font-style-asian="italic" style:font-style-complex="italic"/>
    </style:style>
    <style:style style:name="P694"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227f49" officeooo:paragraph-rsid="00f82139" style:font-style-asian="italic" style:font-style-complex="italic"/>
    </style:style>
    <style:style style:name="P695"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paragraph-rsid="002ab867" style:font-style-asian="italic" style:font-style-complex="italic"/>
    </style:style>
    <style:style style:name="P696"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paragraph-rsid="010e91cc" style:font-style-asian="italic" style:font-style-complex="italic"/>
    </style:style>
    <style:style style:name="P697"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paragraph-rsid="0115db23" style:font-style-asian="italic" style:font-style-complex="italic"/>
    </style:style>
    <style:style style:name="P698"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paragraph-rsid="011ec6ca" style:font-style-asian="italic" style:font-style-complex="italic"/>
    </style:style>
    <style:style style:name="P699"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paragraph-rsid="013a7d13" style:font-style-asian="italic" style:font-style-complex="italic"/>
    </style:style>
    <style:style style:name="P700" style:family="paragraph" style:parent-style-name="Text_20_body" style:list-style-name="L1">
      <style:paragraph-properties fo:margin-top="0cm" fo:margin-bottom="0cm" loext:contextual-spacing="false" fo:line-height="100%" fo:text-align="start" style:justify-single-word="false"/>
      <style:text-properties style:font-name="Arial" fo:font-size="11pt" fo:font-style="italic" officeooo:paragraph-rsid="013c2bc1" style:font-style-asian="italic" style:font-style-complex="italic"/>
    </style:style>
    <style:style style:name="P701"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1b3d45" style:font-style-asian="italic" style:font-style-complex="italic"/>
    </style:style>
    <style:style style:name="P702"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31d240" style:font-style-asian="italic" style:font-style-complex="italic"/>
    </style:style>
    <style:style style:name="P703"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36771c" style:font-style-asian="italic" style:font-style-complex="italic"/>
    </style:style>
    <style:style style:name="P704"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44535d" style:font-style-asian="italic" style:font-style-complex="italic"/>
    </style:style>
    <style:style style:name="P705"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510aab" style:font-style-asian="italic" style:font-style-complex="italic"/>
    </style:style>
    <style:style style:name="P706"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5c2301" style:font-style-asian="italic" style:font-style-complex="italic"/>
    </style:style>
    <style:style style:name="P707"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649e80" style:font-style-asian="italic" style:font-style-complex="italic"/>
    </style:style>
    <style:style style:name="P708"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78cb82" style:font-style-asian="italic" style:font-style-complex="italic"/>
    </style:style>
    <style:style style:name="P709"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8310a2" style:font-style-asian="italic" style:font-style-complex="italic"/>
    </style:style>
    <style:style style:name="P710"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8c866c" style:font-style-asian="italic" style:font-style-complex="italic"/>
    </style:style>
    <style:style style:name="P711"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92d596" style:font-style-asian="italic" style:font-style-complex="italic"/>
    </style:style>
    <style:style style:name="P712"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9b7781" style:font-style-asian="italic" style:font-style-complex="italic"/>
    </style:style>
    <style:style style:name="P713"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a38ad9" style:font-style-asian="italic" style:font-style-complex="italic"/>
    </style:style>
    <style:style style:name="P714"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a9fcfe" style:font-style-asian="italic" style:font-style-complex="italic"/>
    </style:style>
    <style:style style:name="P715"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b7cb75" style:font-style-asian="italic" style:font-style-complex="italic"/>
    </style:style>
    <style:style style:name="P716"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c1227f" style:font-style-asian="italic" style:font-style-complex="italic"/>
    </style:style>
    <style:style style:name="P717"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c8c45b" style:font-style-asian="italic" style:font-style-complex="italic"/>
    </style:style>
    <style:style style:name="P718"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d5ada4" style:font-style-asian="italic" style:font-style-complex="italic"/>
    </style:style>
    <style:style style:name="P719"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de4edf" style:font-style-asian="italic" style:font-style-complex="italic"/>
    </style:style>
    <style:style style:name="P720"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eaeac7" style:font-style-asian="italic" style:font-style-complex="italic"/>
    </style:style>
    <style:style style:name="P721"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f2b948" style:font-style-asian="italic" style:font-style-complex="italic"/>
    </style:style>
    <style:style style:name="P722"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paragraph-rsid="00f82139" style:font-style-asian="italic" style:font-style-complex="italic"/>
    </style:style>
    <style:style style:name="P723"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eaeac7" style:font-style-asian="italic" style:font-style-complex="italic"/>
    </style:style>
    <style:style style:name="P724" style:family="paragraph" style:parent-style-name="Text_20_body">
      <style:paragraph-properties fo:margin-top="0cm" fo:margin-bottom="0cm" loext:contextual-spacing="false" fo:line-height="100%" fo:text-align="start" style:justify-single-word="false"/>
      <style:text-properties style:font-name="Arial" fo:font-size="11pt" fo:font-style="italic" officeooo:paragraph-rsid="00f48b9f" style:font-style-asian="italic" style:font-style-complex="italic"/>
    </style:style>
    <style:style style:name="P725" style:family="paragraph" style:parent-style-name="Text_20_body" style:list-style-name="L6">
      <style:paragraph-properties fo:margin-top="0cm" fo:margin-bottom="0cm" loext:contextual-spacing="false" fo:line-height="100%" fo:text-align="start" style:justify-single-word="false"/>
      <style:text-properties style:font-name="Arial" fo:font-size="11pt" fo:font-style="italic" officeooo:rsid="003e0c7b" officeooo:paragraph-rsid="003e0c7b" style:font-style-asian="italic" style:font-style-complex="italic"/>
    </style:style>
    <style:style style:name="P726" style:family="paragraph" style:parent-style-name="Text_20_body" style:list-style-name="L6">
      <style:paragraph-properties fo:margin-top="0cm" fo:margin-bottom="0cm" loext:contextual-spacing="false" fo:line-height="100%" fo:text-align="start" style:justify-single-word="false"/>
      <style:text-properties style:font-name="Arial" fo:font-size="11pt" fo:font-style="italic" officeooo:rsid="003fbebe" officeooo:paragraph-rsid="003fbebe" style:font-style-asian="italic" style:font-style-complex="italic"/>
    </style:style>
    <style:style style:name="P727" style:family="paragraph" style:parent-style-name="Text_20_body" style:list-style-name="L6">
      <style:paragraph-properties fo:margin-top="0cm" fo:margin-bottom="0cm" loext:contextual-spacing="false" fo:line-height="100%" fo:text-align="start" style:justify-single-word="false"/>
      <style:text-properties style:font-name="Arial" fo:font-size="11pt" fo:font-style="italic" officeooo:rsid="00401820" officeooo:paragraph-rsid="00401820" style:font-style-asian="italic" style:font-style-complex="italic"/>
    </style:style>
    <style:style style:name="P728" style:family="paragraph" style:parent-style-name="Text_20_body" style:list-style-name="L5">
      <style:paragraph-properties fo:margin-top="0cm" fo:margin-bottom="0cm" loext:contextual-spacing="false" fo:line-height="100%" fo:text-align="start" style:justify-single-word="false"/>
      <style:text-properties style:font-name="Arial" fo:font-size="11pt" fo:font-style="italic" officeooo:rsid="0044535d" officeooo:paragraph-rsid="0044535d" style:font-style-asian="italic" style:font-style-complex="italic"/>
    </style:style>
    <style:style style:name="P729" style:family="paragraph" style:parent-style-name="Text_20_body" style:list-style-name="L14">
      <style:paragraph-properties fo:margin-top="0cm" fo:margin-bottom="0cm" loext:contextual-spacing="false"/>
      <style:text-properties style:font-name="Arial2" fo:font-size="11pt" officeooo:paragraph-rsid="012dc3b8" style:font-size-asian="11pt" style:font-size-complex="11pt"/>
    </style:style>
    <style:style style:name="P730" style:family="paragraph" style:parent-style-name="Text_20_body" style:list-style-name="L14">
      <style:paragraph-properties fo:margin-top="0cm" fo:margin-bottom="0cm" loext:contextual-spacing="false"/>
      <style:text-properties style:font-name="Arial2" fo:font-size="11pt" fo:font-style="normal" fo:font-weight="normal" officeooo:rsid="012c4581" officeooo:paragraph-rsid="012dc3b8" style:font-size-asian="11pt" style:font-style-asian="normal" style:font-weight-asian="normal" style:font-size-complex="11pt" style:font-style-complex="normal" style:font-weight-complex="normal"/>
    </style:style>
    <style:style style:name="P731" style:family="paragraph" style:parent-style-name="Text_20_body">
      <style:paragraph-properties fo:margin-top="0cm" fo:margin-bottom="0cm" loext:contextual-spacing="false" fo:line-height="100%" fo:text-align="start" style:justify-single-word="false"/>
      <style:text-properties fo:font-style="italic" officeooo:paragraph-rsid="00eaeac7" style:font-style-asian="italic" style:font-style-complex="italic"/>
    </style:style>
    <style:style style:name="P732" style:family="paragraph" style:parent-style-name="Text_20_body">
      <style:paragraph-properties fo:margin-top="0cm" fo:margin-bottom="0cm" loext:contextual-spacing="false" fo:line-height="100%" fo:text-align="start" style:justify-single-word="false"/>
      <style:text-properties fo:font-style="italic" officeooo:paragraph-rsid="00de4edf" style:font-style-asian="italic" style:font-style-complex="italic"/>
    </style:style>
    <style:style style:name="P733" style:family="paragraph" style:parent-style-name="Text_20_body">
      <style:paragraph-properties fo:margin-top="0cm" fo:margin-bottom="0cm" loext:contextual-spacing="false" fo:line-height="100%" fo:text-align="start" style:justify-single-word="false"/>
      <style:text-properties fo:font-style="italic" officeooo:paragraph-rsid="00f2b948" style:font-style-asian="italic" style:font-style-complex="italic"/>
    </style:style>
    <style:style style:name="P734" style:family="paragraph" style:parent-style-name="Text_20_body">
      <style:paragraph-properties fo:margin-top="0cm" fo:margin-bottom="0cm" loext:contextual-spacing="false" fo:line-height="100%" fo:text-align="end" style:justify-single-word="false"/>
      <style:text-properties fo:font-style="italic" officeooo:paragraph-rsid="00eaeac7" style:font-style-asian="italic" style:font-style-complex="italic"/>
    </style:style>
    <style:style style:name="P735"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Arial" fo:font-size="11pt" fo:font-style="italic" officeooo:rsid="00388caf" officeooo:paragraph-rsid="00eaeac7" style:font-size-asian="11pt" style:font-style-asian="italic" style:font-size-complex="11pt" style:font-style-complex="italic"/>
    </style:style>
    <style:style style:name="P736"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2" fo:font-size="11pt" officeooo:paragraph-rsid="0142a8b9" style:font-size-asian="11pt" style:font-size-complex="11pt"/>
    </style:style>
    <style:style style:name="P737" style:family="paragraph" style:parent-style-name="Heading_20_4">
      <style:text-properties fo:font-style="italic" officeooo:paragraph-rsid="002ab867" style:font-style-asian="italic" style:font-style-complex="italic"/>
    </style:style>
    <style:style style:name="P738" style:family="paragraph" style:parent-style-name="Heading_20_4">
      <style:text-properties fo:font-style="italic" officeooo:paragraph-rsid="002e1c8e" style:font-style-asian="italic" style:font-style-complex="italic"/>
    </style:style>
    <style:style style:name="P739" style:family="paragraph" style:parent-style-name="Heading_20_4">
      <style:text-properties fo:font-style="italic" officeooo:rsid="002e1c8e" officeooo:paragraph-rsid="002e1c8e" style:font-style-asian="italic" style:font-style-complex="italic"/>
    </style:style>
    <style:style style:name="P740" style:family="paragraph" style:parent-style-name="Heading_20_4">
      <style:text-properties fo:font-style="italic" officeooo:rsid="002e1c8e" officeooo:paragraph-rsid="013a7d13" style:font-style-asian="italic" style:font-style-complex="italic"/>
    </style:style>
    <style:style style:name="P741" style:family="paragraph" style:parent-style-name="Heading_20_4">
      <style:text-properties fo:font-style="italic" officeooo:paragraph-rsid="001b3d45" style:font-style-asian="italic" style:font-style-complex="italic"/>
    </style:style>
    <style:style style:name="P742" style:family="paragraph" style:parent-style-name="Heading_20_4">
      <style:text-properties fo:font-style="italic" officeooo:paragraph-rsid="0031d240" style:font-style-asian="italic" style:font-style-complex="italic"/>
    </style:style>
    <style:style style:name="P743" style:family="paragraph" style:parent-style-name="Heading_20_4">
      <style:text-properties fo:font-style="italic" officeooo:paragraph-rsid="0036771c" style:font-style-asian="italic" style:font-style-complex="italic"/>
    </style:style>
    <style:style style:name="P744" style:family="paragraph" style:parent-style-name="Heading_20_4">
      <style:text-properties fo:font-style="italic" officeooo:paragraph-rsid="0044535d" style:font-style-asian="italic" style:font-style-complex="italic"/>
    </style:style>
    <style:style style:name="P745" style:family="paragraph" style:parent-style-name="Heading_20_4">
      <style:text-properties fo:font-style="italic" officeooo:rsid="0044535d" officeooo:paragraph-rsid="0044535d" style:font-style-asian="italic" style:font-style-complex="italic"/>
    </style:style>
    <style:style style:name="P746" style:family="paragraph" style:parent-style-name="Heading_20_4">
      <style:text-properties fo:font-style="italic" officeooo:rsid="0044535d" officeooo:paragraph-rsid="00510aab" style:font-style-asian="italic" style:font-style-complex="italic"/>
    </style:style>
    <style:style style:name="P747" style:family="paragraph" style:parent-style-name="Heading_20_4">
      <style:text-properties fo:font-style="italic" officeooo:rsid="0044535d" officeooo:paragraph-rsid="005c2301" style:font-style-asian="italic" style:font-style-complex="italic"/>
    </style:style>
    <style:style style:name="P748" style:family="paragraph" style:parent-style-name="Heading_20_4">
      <style:text-properties fo:font-style="italic" officeooo:rsid="0044535d" officeooo:paragraph-rsid="00649e80" style:font-style-asian="italic" style:font-style-complex="italic"/>
    </style:style>
    <style:style style:name="P749" style:family="paragraph" style:parent-style-name="Heading_20_4">
      <style:text-properties fo:font-style="italic" officeooo:rsid="0044535d" officeooo:paragraph-rsid="0078cb82" style:font-style-asian="italic" style:font-style-complex="italic"/>
    </style:style>
    <style:style style:name="P750" style:family="paragraph" style:parent-style-name="Heading_20_4">
      <style:text-properties fo:font-style="italic" officeooo:rsid="0044535d" officeooo:paragraph-rsid="008310a2" style:font-style-asian="italic" style:font-style-complex="italic"/>
    </style:style>
    <style:style style:name="P751" style:family="paragraph" style:parent-style-name="Heading_20_4">
      <style:text-properties fo:font-style="italic" officeooo:paragraph-rsid="00510aab" style:font-style-asian="italic" style:font-style-complex="italic"/>
    </style:style>
    <style:style style:name="P752" style:family="paragraph" style:parent-style-name="Heading_20_4">
      <style:text-properties fo:font-style="italic" officeooo:paragraph-rsid="005c2301" style:font-style-asian="italic" style:font-style-complex="italic"/>
    </style:style>
    <style:style style:name="P753" style:family="paragraph" style:parent-style-name="Heading_20_4">
      <style:text-properties fo:font-style="italic" officeooo:paragraph-rsid="00649e80" style:font-style-asian="italic" style:font-style-complex="italic"/>
    </style:style>
    <style:style style:name="P754" style:family="paragraph" style:parent-style-name="Heading_20_4">
      <style:text-properties fo:font-style="italic" officeooo:paragraph-rsid="0078cb82" style:font-style-asian="italic" style:font-style-complex="italic"/>
    </style:style>
    <style:style style:name="P755" style:family="paragraph" style:parent-style-name="Heading_20_4">
      <style:text-properties fo:font-style="italic" officeooo:paragraph-rsid="008310a2" style:font-style-asian="italic" style:font-style-complex="italic"/>
    </style:style>
    <style:style style:name="P756" style:family="paragraph" style:parent-style-name="Heading_20_4">
      <style:text-properties fo:font-style="italic" officeooo:paragraph-rsid="008c866c" style:font-style-asian="italic" style:font-style-complex="italic"/>
    </style:style>
    <style:style style:name="P757" style:family="paragraph" style:parent-style-name="Heading_20_4">
      <style:text-properties fo:font-style="italic" officeooo:paragraph-rsid="0092d596" style:font-style-asian="italic" style:font-style-complex="italic"/>
    </style:style>
    <style:style style:name="P758" style:family="paragraph" style:parent-style-name="Heading_20_4">
      <style:text-properties fo:font-style="italic" officeooo:paragraph-rsid="009b7781" style:font-style-asian="italic" style:font-style-complex="italic"/>
    </style:style>
    <style:style style:name="P759" style:family="paragraph" style:parent-style-name="Heading_20_4">
      <style:text-properties fo:font-style="italic" officeooo:paragraph-rsid="00b283e9" style:font-style-asian="italic" style:font-style-complex="italic"/>
    </style:style>
    <style:style style:name="P760" style:family="paragraph" style:parent-style-name="Heading_20_4">
      <style:text-properties fo:font-style="italic" officeooo:rsid="00b283e9" officeooo:paragraph-rsid="00b283e9" style:font-style-asian="italic" style:font-style-complex="italic"/>
    </style:style>
    <style:style style:name="P761" style:family="paragraph" style:parent-style-name="Heading_20_4">
      <style:text-properties fo:font-style="italic" officeooo:paragraph-rsid="00a38ad9" style:font-style-asian="italic" style:font-style-complex="italic"/>
    </style:style>
    <style:style style:name="P762" style:family="paragraph" style:parent-style-name="Heading_20_4">
      <style:text-properties fo:font-style="italic" officeooo:paragraph-rsid="00a9fcfe" style:font-style-asian="italic" style:font-style-complex="italic"/>
    </style:style>
    <style:style style:name="P763" style:family="paragraph" style:parent-style-name="Heading_20_4">
      <style:text-properties fo:font-style="italic" officeooo:paragraph-rsid="00aba40b" style:font-style-asian="italic" style:font-style-complex="italic"/>
    </style:style>
    <style:style style:name="P764" style:family="paragraph" style:parent-style-name="Heading_20_4">
      <style:text-properties fo:font-style="italic" officeooo:rsid="00aba40b" officeooo:paragraph-rsid="00aba40b" style:font-style-asian="italic" style:font-style-complex="italic"/>
    </style:style>
    <style:style style:name="P765" style:family="paragraph" style:parent-style-name="Heading_20_4">
      <style:text-properties fo:font-style="italic" officeooo:rsid="00aba40b" officeooo:paragraph-rsid="00b7cb75" style:font-style-asian="italic" style:font-style-complex="italic"/>
    </style:style>
    <style:style style:name="P766" style:family="paragraph" style:parent-style-name="Heading_20_4">
      <style:text-properties fo:font-style="italic" officeooo:rsid="00aba40b" officeooo:paragraph-rsid="00c1227f" style:font-style-asian="italic" style:font-style-complex="italic"/>
    </style:style>
    <style:style style:name="P767" style:family="paragraph" style:parent-style-name="Heading_20_4">
      <style:text-properties fo:font-style="italic" officeooo:rsid="00aba40b" officeooo:paragraph-rsid="00ca2bcc" style:font-style-asian="italic" style:font-style-complex="italic"/>
    </style:style>
    <style:style style:name="P768" style:family="paragraph" style:parent-style-name="Heading_20_4">
      <style:text-properties fo:font-style="italic" officeooo:rsid="00aba40b" officeooo:paragraph-rsid="00d5ada4" style:font-style-asian="italic" style:font-style-complex="italic"/>
    </style:style>
    <style:style style:name="P769" style:family="paragraph" style:parent-style-name="Heading_20_4">
      <style:text-properties fo:font-style="italic" officeooo:rsid="00aba40b" officeooo:paragraph-rsid="00de4edf" style:font-style-asian="italic" style:font-style-complex="italic"/>
    </style:style>
    <style:style style:name="P770" style:family="paragraph" style:parent-style-name="Heading_20_4">
      <style:text-properties fo:font-style="italic" officeooo:paragraph-rsid="00b7cb75" style:font-style-asian="italic" style:font-style-complex="italic"/>
    </style:style>
    <style:style style:name="P771" style:family="paragraph" style:parent-style-name="Heading_20_4">
      <style:text-properties fo:font-style="italic" officeooo:paragraph-rsid="00c1227f" style:font-style-asian="italic" style:font-style-complex="italic"/>
    </style:style>
    <style:style style:name="P772" style:family="paragraph" style:parent-style-name="Heading_20_4">
      <style:text-properties fo:font-style="italic" officeooo:paragraph-rsid="00c8c45b" style:font-style-asian="italic" style:font-style-complex="italic"/>
    </style:style>
    <style:style style:name="P773" style:family="paragraph" style:parent-style-name="Heading_20_4">
      <style:text-properties fo:font-style="italic" officeooo:paragraph-rsid="00d5ada4" style:font-style-asian="italic" style:font-style-complex="italic"/>
    </style:style>
    <style:style style:name="P774" style:family="paragraph" style:parent-style-name="Heading_20_4">
      <style:text-properties fo:font-style="italic" officeooo:paragraph-rsid="00de4edf" style:font-style-asian="italic" style:font-style-complex="italic"/>
    </style:style>
    <style:style style:name="P775" style:family="paragraph" style:parent-style-name="Heading_20_4">
      <style:text-properties fo:font-style="italic" officeooo:rsid="00c46c41" officeooo:paragraph-rsid="00de4edf" style:font-style-asian="italic" style:font-style-complex="italic"/>
    </style:style>
    <style:style style:name="P776" style:family="paragraph" style:parent-style-name="Heading_20_4">
      <style:text-properties fo:font-style="italic" officeooo:rsid="00c46c41" officeooo:paragraph-rsid="00eaeac7" style:font-style-asian="italic" style:font-style-complex="italic"/>
    </style:style>
    <style:style style:name="P777" style:family="paragraph" style:parent-style-name="Heading_20_4">
      <style:text-properties fo:font-style="italic" officeooo:rsid="00c46c41" officeooo:paragraph-rsid="00f2b948" style:font-style-asian="italic" style:font-style-complex="italic"/>
    </style:style>
    <style:style style:name="P778" style:family="paragraph" style:parent-style-name="Heading_20_4">
      <style:text-properties fo:font-style="italic" officeooo:rsid="00c46c41" officeooo:paragraph-rsid="00fc4dd4" style:font-style-asian="italic" style:font-style-complex="italic"/>
    </style:style>
    <style:style style:name="P779" style:family="paragraph" style:parent-style-name="Heading_20_4">
      <style:text-properties fo:font-style="italic" officeooo:rsid="00c46c41" officeooo:paragraph-rsid="00fe42c5" style:font-style-asian="italic" style:font-style-complex="italic"/>
    </style:style>
    <style:style style:name="P780" style:family="paragraph" style:parent-style-name="Heading_20_4">
      <style:text-properties fo:font-style="italic" officeooo:paragraph-rsid="00eaeac7" style:font-style-asian="italic" style:font-style-complex="italic"/>
    </style:style>
    <style:style style:name="P781" style:family="paragraph" style:parent-style-name="Heading_20_4">
      <style:text-properties fo:font-style="italic" officeooo:paragraph-rsid="00f2b948" style:font-style-asian="italic" style:font-style-complex="italic"/>
    </style:style>
    <style:style style:name="P782" style:family="paragraph" style:parent-style-name="Heading_20_4">
      <style:text-properties fo:font-style="italic" officeooo:paragraph-rsid="00f82139" style:font-style-asian="italic" style:font-style-complex="italic"/>
    </style:style>
    <style:style style:name="P783" style:family="paragraph" style:parent-style-name="Heading_20_4">
      <style:text-properties fo:font-style="italic" officeooo:rsid="00fe42c5" officeooo:paragraph-rsid="00fe42c5" style:font-style-asian="italic" style:font-style-complex="italic"/>
    </style:style>
    <style:style style:name="P784" style:family="paragraph" style:parent-style-name="Heading_20_4">
      <style:text-properties fo:font-style="italic" officeooo:paragraph-rsid="010e91cc" style:font-style-asian="italic" style:font-style-complex="italic"/>
    </style:style>
    <style:style style:name="P785" style:family="paragraph" style:parent-style-name="Heading_20_4">
      <style:text-properties fo:font-style="italic" officeooo:paragraph-rsid="0115db23" style:font-style-asian="italic" style:font-style-complex="italic"/>
    </style:style>
    <style:style style:name="P786" style:family="paragraph" style:parent-style-name="Heading_20_4">
      <style:text-properties fo:font-style="italic" officeooo:rsid="0115db23" officeooo:paragraph-rsid="0115db23" style:font-style-asian="italic" style:font-style-complex="italic"/>
    </style:style>
    <style:style style:name="P787" style:family="paragraph" style:parent-style-name="Heading_20_4">
      <style:text-properties fo:font-style="italic" officeooo:rsid="0115db23" officeooo:paragraph-rsid="0120202f" style:font-style-asian="italic" style:font-style-complex="italic"/>
    </style:style>
    <style:style style:name="P788" style:family="paragraph" style:parent-style-name="Heading_20_4">
      <style:text-properties fo:font-style="italic" officeooo:paragraph-rsid="011ec6ca" style:font-style-asian="italic" style:font-style-complex="italic"/>
    </style:style>
    <style:style style:name="P789" style:family="paragraph" style:parent-style-name="Heading_20_4">
      <style:text-properties fo:font-style="italic" officeooo:paragraph-rsid="0120202f" style:font-style-asian="italic" style:font-style-complex="italic"/>
    </style:style>
    <style:style style:name="P790" style:family="paragraph" style:parent-style-name="Heading_20_4">
      <style:text-properties fo:font-style="italic" officeooo:rsid="0120202f" officeooo:paragraph-rsid="0120202f" style:font-style-asian="italic" style:font-style-complex="italic"/>
    </style:style>
    <style:style style:name="P791" style:family="paragraph" style:parent-style-name="Heading_20_4">
      <style:text-properties fo:font-style="italic" officeooo:paragraph-rsid="013a7d13" style:font-style-asian="italic" style:font-style-complex="italic"/>
    </style:style>
    <style:style style:name="P792" style:family="paragraph" style:parent-style-name="Heading_20_4">
      <style:text-properties fo:font-style="italic" officeooo:paragraph-rsid="013c2bc1" style:font-style-asian="italic" style:font-style-complex="italic"/>
    </style:style>
    <style:style style:name="P793" style:family="paragraph" style:parent-style-name="Heading_20_4">
      <style:text-properties officeooo:rsid="0044535d" officeooo:paragraph-rsid="0044535d"/>
    </style:style>
    <style:style style:name="P794" style:family="paragraph" style:parent-style-name="Heading_20_4">
      <style:text-properties style:font-name="Arial" fo:font-size="11pt" fo:font-style="italic" officeooo:rsid="00fc4dd4" officeooo:paragraph-rsid="00fe42c5" style:font-style-asian="italic" style:font-style-complex="italic"/>
    </style:style>
    <style:style style:name="P795" style:family="paragraph" style:parent-style-name="Heading_20_3">
      <style:text-properties fo:font-style="italic" officeooo:paragraph-rsid="002ab867" style:font-style-asian="italic" style:font-style-complex="italic"/>
    </style:style>
    <style:style style:name="P796" style:family="paragraph" style:parent-style-name="Heading_20_3">
      <style:text-properties fo:font-style="italic" officeooo:paragraph-rsid="001b3d45" style:font-style-asian="italic" style:font-style-complex="italic"/>
    </style:style>
    <style:style style:name="P797" style:family="paragraph" style:parent-style-name="Heading_20_3">
      <style:text-properties fo:font-style="italic" officeooo:paragraph-rsid="0031d240" style:font-style-asian="italic" style:font-style-complex="italic"/>
    </style:style>
    <style:style style:name="P798" style:family="paragraph" style:parent-style-name="Heading_20_3">
      <style:text-properties fo:font-style="italic" officeooo:paragraph-rsid="0036771c" style:font-style-asian="italic" style:font-style-complex="italic"/>
    </style:style>
    <style:style style:name="P799" style:family="paragraph" style:parent-style-name="Heading_20_3">
      <style:text-properties fo:font-style="italic" officeooo:paragraph-rsid="0044535d" style:font-style-asian="italic" style:font-style-complex="italic"/>
    </style:style>
    <style:style style:name="P800" style:family="paragraph" style:parent-style-name="Heading_20_3">
      <style:text-properties fo:font-style="italic" officeooo:paragraph-rsid="00510aab" style:font-style-asian="italic" style:font-style-complex="italic"/>
    </style:style>
    <style:style style:name="P801" style:family="paragraph" style:parent-style-name="Heading_20_3">
      <style:text-properties fo:font-style="italic" officeooo:paragraph-rsid="005c2301" style:font-style-asian="italic" style:font-style-complex="italic"/>
    </style:style>
    <style:style style:name="P802" style:family="paragraph" style:parent-style-name="Heading_20_3">
      <style:text-properties fo:font-style="italic" officeooo:paragraph-rsid="00649e80" style:font-style-asian="italic" style:font-style-complex="italic"/>
    </style:style>
    <style:style style:name="P803" style:family="paragraph" style:parent-style-name="Heading_20_3">
      <style:text-properties fo:font-style="italic" officeooo:paragraph-rsid="0078cb82" style:font-style-asian="italic" style:font-style-complex="italic"/>
    </style:style>
    <style:style style:name="P804" style:family="paragraph" style:parent-style-name="Heading_20_3">
      <style:text-properties fo:font-style="italic" officeooo:paragraph-rsid="008310a2" style:font-style-asian="italic" style:font-style-complex="italic"/>
    </style:style>
    <style:style style:name="P805" style:family="paragraph" style:parent-style-name="Heading_20_3">
      <style:text-properties fo:font-style="italic" officeooo:paragraph-rsid="008c866c" style:font-style-asian="italic" style:font-style-complex="italic"/>
    </style:style>
    <style:style style:name="P806" style:family="paragraph" style:parent-style-name="Heading_20_3">
      <style:text-properties fo:font-style="italic" officeooo:paragraph-rsid="0092d596" style:font-style-asian="italic" style:font-style-complex="italic"/>
    </style:style>
    <style:style style:name="P807" style:family="paragraph" style:parent-style-name="Heading_20_3">
      <style:text-properties fo:font-style="italic" officeooo:paragraph-rsid="009b7781" style:font-style-asian="italic" style:font-style-complex="italic"/>
    </style:style>
    <style:style style:name="P808" style:family="paragraph" style:parent-style-name="Heading_20_3">
      <style:text-properties fo:font-style="italic" officeooo:paragraph-rsid="00a38ad9" style:font-style-asian="italic" style:font-style-complex="italic"/>
    </style:style>
    <style:style style:name="P809" style:family="paragraph" style:parent-style-name="Heading_20_3">
      <style:text-properties fo:font-style="italic" officeooo:paragraph-rsid="00a9fcfe" style:font-style-asian="italic" style:font-style-complex="italic"/>
    </style:style>
    <style:style style:name="P810" style:family="paragraph" style:parent-style-name="Heading_20_3">
      <style:text-properties fo:font-style="italic" officeooo:paragraph-rsid="00b7cb75" style:font-style-asian="italic" style:font-style-complex="italic"/>
    </style:style>
    <style:style style:name="P811" style:family="paragraph" style:parent-style-name="Heading_20_3">
      <style:text-properties fo:font-style="italic" officeooo:paragraph-rsid="00c1227f" style:font-style-asian="italic" style:font-style-complex="italic"/>
    </style:style>
    <style:style style:name="P812" style:family="paragraph" style:parent-style-name="Heading_20_3">
      <style:text-properties fo:font-style="italic" officeooo:paragraph-rsid="00c8c45b" style:font-style-asian="italic" style:font-style-complex="italic"/>
    </style:style>
    <style:style style:name="P813" style:family="paragraph" style:parent-style-name="Heading_20_3">
      <style:text-properties fo:font-style="italic" officeooo:paragraph-rsid="00d5ada4" style:font-style-asian="italic" style:font-style-complex="italic"/>
    </style:style>
    <style:style style:name="P814" style:family="paragraph" style:parent-style-name="Heading_20_3">
      <style:text-properties fo:font-style="italic" officeooo:paragraph-rsid="00de4edf" style:font-style-asian="italic" style:font-style-complex="italic"/>
    </style:style>
    <style:style style:name="P815" style:family="paragraph" style:parent-style-name="Heading_20_3">
      <style:text-properties fo:font-style="italic" officeooo:paragraph-rsid="00eaeac7" style:font-style-asian="italic" style:font-style-complex="italic"/>
    </style:style>
    <style:style style:name="P816" style:family="paragraph" style:parent-style-name="Heading_20_3">
      <style:text-properties fo:font-style="italic" officeooo:paragraph-rsid="00f2b948" style:font-style-asian="italic" style:font-style-complex="italic"/>
    </style:style>
    <style:style style:name="P817" style:family="paragraph" style:parent-style-name="Heading_20_3">
      <style:text-properties fo:font-style="italic" officeooo:paragraph-rsid="00f82139" style:font-style-asian="italic" style:font-style-complex="italic"/>
    </style:style>
    <style:style style:name="P818" style:family="paragraph" style:parent-style-name="Heading_20_3">
      <style:text-properties fo:font-style="italic" officeooo:paragraph-rsid="010e91cc" style:font-style-asian="italic" style:font-style-complex="italic"/>
    </style:style>
    <style:style style:name="P819" style:family="paragraph" style:parent-style-name="Heading_20_3">
      <style:text-properties fo:font-style="italic" officeooo:paragraph-rsid="0115db23" style:font-style-asian="italic" style:font-style-complex="italic"/>
    </style:style>
    <style:style style:name="P820" style:family="paragraph" style:parent-style-name="Heading_20_3">
      <style:text-properties fo:font-style="italic" officeooo:paragraph-rsid="011ec6ca" style:font-style-asian="italic" style:font-style-complex="italic"/>
    </style:style>
    <style:style style:name="P821" style:family="paragraph" style:parent-style-name="Heading_20_3">
      <style:text-properties fo:font-style="italic" officeooo:paragraph-rsid="013a7d13" style:font-style-asian="italic" style:font-style-complex="italic"/>
    </style:style>
    <style:style style:name="P822" style:family="paragraph" style:parent-style-name="Heading_20_3">
      <style:text-properties fo:font-style="italic" officeooo:paragraph-rsid="013c2bc1" style:font-style-asian="italic" style:font-style-complex="italic"/>
    </style:style>
    <style:style style:name="P823" style:family="paragraph" style:parent-style-name="Heading_20_2" style:master-page-name="">
      <loext:graphic-properties draw:fill="none"/>
      <style:paragraph-properties fo:margin-left="0cm" fo:margin-right="0cm" fo:margin-top="0.353cm" fo:margin-bottom="0.212cm" loext:contextual-spacing="false" fo:text-align="start" style:justify-single-word="false" fo:text-indent="0cm" style:auto-text-indent="false" style:page-number="auto" fo:break-before="page" fo:background-color="transparent" fo:keep-with-next="always"/>
      <style:text-properties officeooo:paragraph-rsid="002ab867"/>
    </style:style>
    <style:style style:name="P824" style:family="paragraph" style:parent-style-name="Heading_20_2">
      <loext:graphic-properties draw:fill="none"/>
      <style:paragraph-properties fo:margin-left="0cm" fo:margin-right="0cm" fo:margin-top="0.353cm" fo:margin-bottom="0.212cm" loext:contextual-spacing="false" fo:text-align="start" style:justify-single-word="false" fo:text-indent="0cm" style:auto-text-indent="false" fo:background-color="transparent" fo:keep-with-next="always"/>
      <style:text-properties officeooo:paragraph-rsid="010e91cc"/>
    </style:style>
    <style:style style:name="P825" style:family="paragraph" style:parent-style-name="Heading_20_2">
      <loext:graphic-properties draw:fill="none"/>
      <style:paragraph-properties fo:margin-left="0cm" fo:margin-right="0cm" fo:margin-top="0.353cm" fo:margin-bottom="0.212cm" loext:contextual-spacing="false" fo:text-align="start" style:justify-single-word="false" fo:text-indent="0cm" style:auto-text-indent="false" fo:background-color="transparent" fo:keep-with-next="always"/>
      <style:text-properties officeooo:paragraph-rsid="0115db23"/>
    </style:style>
    <style:style style:name="P826" style:family="paragraph" style:parent-style-name="Heading_20_2">
      <loext:graphic-properties draw:fill="none"/>
      <style:paragraph-properties fo:margin-left="0cm" fo:margin-right="0cm" fo:margin-top="0.353cm" fo:margin-bottom="0.212cm" loext:contextual-spacing="false" fo:text-align="start" style:justify-single-word="false" fo:text-indent="0cm" style:auto-text-indent="false" fo:background-color="transparent" fo:keep-with-next="always"/>
      <style:text-properties officeooo:paragraph-rsid="011ec6ca"/>
    </style:style>
    <style:style style:name="P827" style:family="paragraph" style:parent-style-name="Heading_20_2">
      <style:paragraph-properties fo:margin-left="0cm" fo:margin-right="0cm" fo:text-align="start" style:justify-single-word="false" fo:text-indent="0cm" style:auto-text-indent="false"/>
      <style:text-properties officeooo:paragraph-rsid="002ab867"/>
    </style:style>
    <style:style style:name="P828" style:family="paragraph" style:parent-style-name="Heading_20_2">
      <style:paragraph-properties fo:margin-left="0cm" fo:margin-right="0cm" fo:text-align="start" style:justify-single-word="false" fo:text-indent="0cm" style:auto-text-indent="false"/>
      <style:text-properties officeooo:paragraph-rsid="013a7d13"/>
    </style:style>
    <style:style style:name="P829" style:family="paragraph" style:parent-style-name="Heading_20_2">
      <style:paragraph-properties fo:margin-left="0cm" fo:margin-right="0cm" fo:text-align="start" style:justify-single-word="false" fo:text-indent="0cm" style:auto-text-indent="false"/>
      <style:text-properties officeooo:paragraph-rsid="013c2bc1"/>
    </style:style>
    <style:style style:name="P830"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1b3d45" style:font-size-asian="14pt" style:font-style-asian="italic" style:font-size-complex="14pt" style:font-style-complex="italic"/>
    </style:style>
    <style:style style:name="P831"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31d240" style:font-size-asian="14pt" style:font-style-asian="italic" style:font-size-complex="14pt" style:font-style-complex="italic"/>
    </style:style>
    <style:style style:name="P832"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36771c" style:font-size-asian="14pt" style:font-style-asian="italic" style:font-size-complex="14pt" style:font-style-complex="italic"/>
    </style:style>
    <style:style style:name="P833"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44535d" style:font-size-asian="14pt" style:font-style-asian="italic" style:font-size-complex="14pt" style:font-style-complex="italic"/>
    </style:style>
    <style:style style:name="P834"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510aab" style:font-size-asian="14pt" style:font-style-asian="italic" style:font-size-complex="14pt" style:font-style-complex="italic"/>
    </style:style>
    <style:style style:name="P835"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5c2301" style:font-size-asian="14pt" style:font-style-asian="italic" style:font-size-complex="14pt" style:font-style-complex="italic"/>
    </style:style>
    <style:style style:name="P836"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649e80" style:font-size-asian="14pt" style:font-style-asian="italic" style:font-size-complex="14pt" style:font-style-complex="italic"/>
    </style:style>
    <style:style style:name="P837"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78cb82" style:font-size-asian="14pt" style:font-style-asian="italic" style:font-size-complex="14pt" style:font-style-complex="italic"/>
    </style:style>
    <style:style style:name="P838"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8310a2" style:font-size-asian="14pt" style:font-style-asian="italic" style:font-size-complex="14pt" style:font-style-complex="italic"/>
    </style:style>
    <style:style style:name="P839"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8c866c" style:font-size-asian="14pt" style:font-style-asian="italic" style:font-size-complex="14pt" style:font-style-complex="italic"/>
    </style:style>
    <style:style style:name="P840"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92d596" style:font-size-asian="14pt" style:font-style-asian="italic" style:font-size-complex="14pt" style:font-style-complex="italic"/>
    </style:style>
    <style:style style:name="P841"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9b7781" style:font-size-asian="14pt" style:font-style-asian="italic" style:font-size-complex="14pt" style:font-style-complex="italic"/>
    </style:style>
    <style:style style:name="P842"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a38ad9" style:font-size-asian="14pt" style:font-style-asian="italic" style:font-size-complex="14pt" style:font-style-complex="italic"/>
    </style:style>
    <style:style style:name="P843"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a9fcfe" style:font-size-asian="14pt" style:font-style-asian="italic" style:font-size-complex="14pt" style:font-style-complex="italic"/>
    </style:style>
    <style:style style:name="P844"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b7cb75" style:font-size-asian="14pt" style:font-style-asian="italic" style:font-size-complex="14pt" style:font-style-complex="italic"/>
    </style:style>
    <style:style style:name="P845"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c1227f" style:font-size-asian="14pt" style:font-style-asian="italic" style:font-size-complex="14pt" style:font-style-complex="italic"/>
    </style:style>
    <style:style style:name="P846"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c8c45b" style:font-size-asian="14pt" style:font-style-asian="italic" style:font-size-complex="14pt" style:font-style-complex="italic"/>
    </style:style>
    <style:style style:name="P847"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d5ada4" style:font-size-asian="14pt" style:font-style-asian="italic" style:font-size-complex="14pt" style:font-style-complex="italic"/>
    </style:style>
    <style:style style:name="P848"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de4edf" style:font-size-asian="14pt" style:font-style-asian="italic" style:font-size-complex="14pt" style:font-style-complex="italic"/>
    </style:style>
    <style:style style:name="P849"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eaeac7" style:font-size-asian="14pt" style:font-style-asian="italic" style:font-size-complex="14pt" style:font-style-complex="italic"/>
    </style:style>
    <style:style style:name="P850"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f2b948" style:font-size-asian="14pt" style:font-style-asian="italic" style:font-size-complex="14pt" style:font-style-complex="italic"/>
    </style:style>
    <style:style style:name="P851" style:family="paragraph" style:parent-style-name="Heading_20_2">
      <style:paragraph-properties fo:margin-left="0cm" fo:margin-right="0cm" fo:text-align="start" style:justify-single-word="false" fo:text-indent="0cm" style:auto-text-indent="false"/>
      <style:text-properties style:font-name="Arial2" fo:font-size="14pt" fo:font-style="italic" officeooo:rsid="00388caf" officeooo:paragraph-rsid="00f82139" style:font-size-asian="14pt" style:font-style-asian="italic" style:font-size-complex="14pt" style:font-style-complex="italic"/>
    </style:style>
    <style:style style:name="P852" style:family="paragraph" style:parent-style-name="Footnote" style:list-style-name="WW8Num9">
      <style:paragraph-properties fo:text-align="justify" style:justify-single-word="false"/>
      <style:text-properties style:font-name="Arial2" fo:font-size="12pt" fo:font-weight="bold" officeooo:paragraph-rsid="00b57fac" style:font-size-asian="12pt" style:font-weight-asian="bold" style:font-size-complex="12pt"/>
    </style:style>
    <style:style style:name="P853" style:family="paragraph" style:parent-style-name="Footnote" style:list-style-name="WW8Num9">
      <style:paragraph-properties fo:text-align="start" style:justify-single-word="false"/>
      <style:text-properties style:font-name="Arial2" fo:font-size="11pt" fo:font-weight="bold" officeooo:paragraph-rsid="00fe1715" style:font-size-asian="11pt" style:font-weight-asian="bold" style:font-size-complex="11pt"/>
    </style:style>
    <style:style style:name="P854" style:family="paragraph" style:parent-style-name="Footnote" style:list-style-name="WW8Num2">
      <style:paragraph-properties fo:text-align="start" style:justify-single-word="false"/>
      <style:text-properties style:font-name="Arial2" fo:font-size="11pt" fo:font-weight="bold" officeooo:paragraph-rsid="00fe1715" style:font-size-asian="11pt" style:font-weight-asian="bold" style:font-size-complex="11pt"/>
    </style:style>
    <style:style style:name="P855"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2" fo:font-size="11pt" officeooo:paragraph-rsid="00fe1715" style:font-size-asian="11pt" style:font-name-complex="Times New Roman" style:font-size-complex="11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4c4c4c"/>
    </style:style>
    <style:style style:name="T4" style:family="text">
      <style:text-properties fo:color="#4c4c4c" style:font-name="Verdana" fo:font-weight="bold" style:font-weight-asian="bold" style:font-weight-complex="bold"/>
    </style:style>
    <style:style style:name="T5" style:family="text">
      <style:text-properties style:font-name="Verdana" fo:font-weight="bold"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7a6ab9" style:font-weight-asian="bold" style:font-weight-complex="bold"/>
    </style:style>
    <style:style style:name="T9" style:family="text">
      <style:text-properties fo:font-weight="bold" officeooo:rsid="001a1946" style:font-weight-asian="bold"/>
    </style:style>
    <style:style style:name="T10" style:family="text">
      <style:text-properties fo:font-weight="bold" officeooo:rsid="0020143f" style:font-weight-asian="bold"/>
    </style:style>
    <style:style style:name="T11" style:family="text">
      <style:text-properties fo:font-weight="bold" style:font-weight-asian="bold" style:font-weight-complex="normal"/>
    </style:style>
    <style:style style:name="T12" style:family="text">
      <style:text-properties fo:font-weight="bold" officeooo:rsid="001960a6" style:font-weight-asian="bold" style:font-weight-complex="normal"/>
    </style:style>
    <style:style style:name="T13" style:family="text">
      <style:text-properties fo:font-weight="bold" officeooo:rsid="00290f04" style:font-weight-asian="bold" style:font-weight-complex="normal"/>
    </style:style>
    <style:style style:name="T14" style:family="text">
      <style:text-properties fo:font-weight="bold" officeooo:rsid="0018708f" style:font-weight-asian="bold"/>
    </style:style>
    <style:style style:name="T15" style:family="text">
      <style:text-properties style:font-name="Arial"/>
    </style:style>
    <style:style style:name="T16" style:family="text">
      <style:text-properties style:font-name="Arial" fo:font-size="11pt"/>
    </style:style>
    <style:style style:name="T17" style:family="text">
      <style:text-properties style:font-name="Arial" fo:font-size="11pt" officeooo:rsid="00200190"/>
    </style:style>
    <style:style style:name="T18" style:family="text">
      <style:text-properties style:font-name="Arial" fo:font-size="11pt" officeooo:rsid="00227f49"/>
    </style:style>
    <style:style style:name="T19" style:family="text">
      <style:text-properties style:font-name="Arial" fo:font-size="11pt" officeooo:rsid="00251745"/>
    </style:style>
    <style:style style:name="T20" style:family="text">
      <style:text-properties style:font-name="Arial" fo:font-size="11pt" officeooo:rsid="002548f2"/>
    </style:style>
    <style:style style:name="T21" style:family="text">
      <style:text-properties style:font-name="Arial" fo:font-size="11pt" officeooo:rsid="0025ac00"/>
    </style:style>
    <style:style style:name="T22" style:family="text">
      <style:text-properties style:font-name="Arial" fo:font-size="11pt" officeooo:rsid="00266587"/>
    </style:style>
    <style:style style:name="T23" style:family="text">
      <style:text-properties style:font-name="Arial" fo:font-size="11pt" officeooo:rsid="0028d2c6"/>
    </style:style>
    <style:style style:name="T24" style:family="text">
      <style:text-properties style:font-name="Arial" fo:font-size="11pt" officeooo:rsid="002a40ca"/>
    </style:style>
    <style:style style:name="T25" style:family="text">
      <style:text-properties style:font-name="Arial" fo:font-size="11pt" officeooo:rsid="002ab867"/>
    </style:style>
    <style:style style:name="T26" style:family="text">
      <style:text-properties style:font-name="Arial" fo:font-size="11pt" officeooo:rsid="002c536a"/>
    </style:style>
    <style:style style:name="T27" style:family="text">
      <style:text-properties style:font-name="Arial" fo:font-size="11pt" officeooo:rsid="0031d240"/>
    </style:style>
    <style:style style:name="T28" style:family="text">
      <style:text-properties style:font-name="Arial" fo:font-size="11pt" officeooo:rsid="00322d35"/>
    </style:style>
    <style:style style:name="T29" style:family="text">
      <style:text-properties style:font-name="Arial" fo:font-size="11pt" officeooo:rsid="00329fbf"/>
    </style:style>
    <style:style style:name="T30" style:family="text">
      <style:text-properties style:font-name="Arial" fo:font-size="11pt" officeooo:rsid="0036771c"/>
    </style:style>
    <style:style style:name="T31" style:family="text">
      <style:text-properties style:font-name="Arial" fo:font-size="11pt" officeooo:rsid="0044535d"/>
    </style:style>
    <style:style style:name="T32" style:family="text">
      <style:text-properties style:font-name="Arial" fo:font-size="11pt" officeooo:rsid="00510aab"/>
    </style:style>
    <style:style style:name="T33" style:family="text">
      <style:text-properties style:font-name="Arial" fo:font-size="11pt" officeooo:rsid="005d3063"/>
    </style:style>
    <style:style style:name="T34" style:family="text">
      <style:text-properties style:font-name="Arial" fo:font-size="11pt" officeooo:rsid="00649e80"/>
    </style:style>
    <style:style style:name="T35" style:family="text">
      <style:text-properties style:font-name="Arial" fo:font-size="11pt" officeooo:rsid="0078cb82"/>
    </style:style>
    <style:style style:name="T36" style:family="text">
      <style:text-properties style:font-name="Arial" fo:font-size="11pt" officeooo:rsid="008310a2"/>
    </style:style>
    <style:style style:name="T37" style:family="text">
      <style:text-properties style:font-name="Arial" fo:font-size="11pt" officeooo:rsid="008c866c"/>
    </style:style>
    <style:style style:name="T38" style:family="text">
      <style:text-properties style:font-name="Arial" fo:font-size="11pt" officeooo:rsid="0092d596"/>
    </style:style>
    <style:style style:name="T39" style:family="text">
      <style:text-properties style:font-name="Arial" fo:font-size="11pt" officeooo:rsid="009b7781"/>
    </style:style>
    <style:style style:name="T40" style:family="text">
      <style:text-properties style:font-name="Arial" fo:font-size="11pt" officeooo:rsid="00a38ad9"/>
    </style:style>
    <style:style style:name="T41" style:family="text">
      <style:text-properties style:font-name="Arial" fo:font-size="11pt" officeooo:rsid="00a9fcfe"/>
    </style:style>
    <style:style style:name="T42" style:family="text">
      <style:text-properties style:font-name="Arial" fo:font-size="11pt" officeooo:rsid="00b7cb75"/>
    </style:style>
    <style:style style:name="T43" style:family="text">
      <style:text-properties style:font-name="Arial" fo:font-size="11pt" officeooo:rsid="00c1227f"/>
    </style:style>
    <style:style style:name="T44" style:family="text">
      <style:text-properties style:font-name="Arial" fo:font-size="11pt" officeooo:rsid="00c8c45b"/>
    </style:style>
    <style:style style:name="T45" style:family="text">
      <style:text-properties style:font-name="Arial" fo:font-size="11pt" officeooo:rsid="00d5ada4"/>
    </style:style>
    <style:style style:name="T46" style:family="text">
      <style:text-properties style:font-name="Arial" fo:font-size="11pt" officeooo:rsid="00de4edf"/>
    </style:style>
    <style:style style:name="T47" style:family="text">
      <style:text-properties style:font-name="Arial" fo:font-size="11pt" officeooo:rsid="00eaeac7"/>
    </style:style>
    <style:style style:name="T48" style:family="text">
      <style:text-properties style:font-name="Arial" fo:font-size="11pt" officeooo:rsid="00eb1282"/>
    </style:style>
    <style:style style:name="T49" style:family="text">
      <style:text-properties style:font-name="Arial" fo:font-size="11pt" officeooo:rsid="00f2b948"/>
    </style:style>
    <style:style style:name="T50" style:family="text">
      <style:text-properties style:font-name="Arial" fo:font-size="11pt" officeooo:rsid="00f82139"/>
    </style:style>
    <style:style style:name="T51" style:family="text">
      <style:text-properties style:font-name="Arial" fo:font-size="11pt" fo:font-style="italic" style:font-style-asian="italic" style:font-style-complex="italic"/>
    </style:style>
    <style:style style:name="T52" style:family="text">
      <style:text-properties style:font-name="Arial" fo:font-size="11pt" fo:font-style="italic" officeooo:rsid="00f82139" style:font-style-asian="italic" style:font-style-complex="italic"/>
    </style:style>
    <style:style style:name="T53" style:family="text">
      <style:text-properties style:font-name="Arial" fo:font-size="11pt" fo:font-style="italic" officeooo:rsid="00fc4dd4" style:font-style-asian="italic" style:font-style-complex="italic"/>
    </style:style>
    <style:style style:name="T54" style:family="text">
      <style:text-properties style:font-name="Arial" fo:font-size="11pt" fo:font-style="italic" officeooo:rsid="00febb38" style:font-style-asian="italic" style:font-style-complex="italic"/>
    </style:style>
    <style:style style:name="T55" style:family="text">
      <style:text-properties style:font-name="Arial" fo:font-size="11pt" fo:font-style="italic" fo:font-weight="normal" style:font-style-asian="italic" style:font-weight-asian="normal" style:font-style-complex="italic" style:font-weight-complex="normal"/>
    </style:style>
    <style:style style:name="T56" style:family="text">
      <style:text-properties style:font-name="Arial" fo:font-size="11pt" fo:font-style="italic" fo:font-weight="normal" officeooo:rsid="00febb38" style:font-style-asian="italic" style:font-weight-asian="normal" style:font-style-complex="italic" style:font-weight-complex="normal"/>
    </style:style>
    <style:style style:name="T57" style:family="text">
      <style:text-properties style:font-name="Arial" fo:font-size="11pt" officeooo:rsid="010e91cc"/>
    </style:style>
    <style:style style:name="T58" style:family="text">
      <style:text-properties style:font-name="Arial" fo:font-size="11pt" officeooo:rsid="0115db23"/>
    </style:style>
    <style:style style:name="T59" style:family="text">
      <style:text-properties style:font-name="Arial" fo:font-size="11pt" officeooo:rsid="011ec6ca"/>
    </style:style>
    <style:style style:name="T60" style:family="text">
      <style:text-properties style:font-name="Arial" fo:font-size="11pt" officeooo:rsid="013c2bc1"/>
    </style:style>
    <style:style style:name="T61" style:family="text">
      <style:text-properties style:font-name="Arial" fo:font-size="11pt" officeooo:rsid="013d9907"/>
    </style:style>
    <style:style style:name="T62" style:family="text">
      <style:text-properties style:font-name="Arial" fo:font-size="11pt" officeooo:rsid="013e9166"/>
    </style:style>
    <style:style style:name="T63" style:family="text">
      <style:text-properties style:font-name="Arial" fo:font-size="11pt" officeooo:rsid="0140fd6f"/>
    </style:style>
    <style:style style:name="T64" style:family="text">
      <style:text-properties style:font-name="Arial" officeooo:rsid="002ab867"/>
    </style:style>
    <style:style style:name="T65" style:family="text">
      <style:text-properties style:font-name="Arial" officeooo:rsid="0031d240"/>
    </style:style>
    <style:style style:name="T66" style:family="text">
      <style:text-properties style:font-name="Arial" officeooo:rsid="0036771c"/>
    </style:style>
    <style:style style:name="T67" style:family="text">
      <style:text-properties style:font-name="Arial" officeooo:rsid="0044535d"/>
    </style:style>
    <style:style style:name="T68" style:family="text">
      <style:text-properties style:font-name="Arial" officeooo:rsid="00510aab"/>
    </style:style>
    <style:style style:name="T69" style:family="text">
      <style:text-properties style:font-name="Arial" fo:font-size="14pt" fo:font-style="italic" officeooo:rsid="00388caf" style:font-size-asian="14pt" style:font-style-asian="italic" style:font-size-complex="14pt" style:font-style-complex="italic"/>
    </style:style>
    <style:style style:name="T70" style:family="text">
      <style:text-properties style:font-name="Arial" fo:font-size="14pt" fo:font-style="italic" officeooo:rsid="002ab867" style:font-size-asian="14pt" style:font-style-asian="italic" style:font-size-complex="14pt" style:font-style-complex="italic"/>
    </style:style>
    <style:style style:name="T71" style:family="text">
      <style:text-properties style:font-name="Arial" fo:font-size="14pt" fo:font-style="italic" officeooo:rsid="002c536a" style:font-size-asian="14pt" style:font-style-asian="italic" style:font-size-complex="14pt" style:font-style-complex="italic"/>
    </style:style>
    <style:style style:name="T72" style:family="text">
      <style:text-properties style:font-name="Arial" fo:font-size="14pt" fo:font-style="italic" officeooo:rsid="010502fe" style:font-size-asian="14pt" style:font-style-asian="italic" style:font-size-complex="14pt" style:font-style-complex="italic"/>
    </style:style>
    <style:style style:name="T73" style:family="text">
      <style:text-properties style:font-name="Arial" fo:font-size="14pt" fo:font-style="italic" officeooo:rsid="010e91cc" style:font-size-asian="14pt" style:font-style-asian="italic" style:font-size-complex="14pt" style:font-style-complex="italic"/>
    </style:style>
    <style:style style:name="T74" style:family="text">
      <style:text-properties style:font-name="Arial" fo:font-size="14pt" fo:font-style="italic" officeooo:rsid="0115db23" style:font-size-asian="14pt" style:font-style-asian="italic" style:font-size-complex="14pt" style:font-style-complex="italic"/>
    </style:style>
    <style:style style:name="T75" style:family="text">
      <style:text-properties style:font-name="Arial" fo:font-size="14pt" fo:font-style="italic" officeooo:rsid="011ec6ca" style:font-size-asian="14pt" style:font-style-asian="italic" style:font-size-complex="14pt" style:font-style-complex="italic"/>
    </style:style>
    <style:style style:name="T76" style:family="text">
      <style:text-properties style:font-name="Arial" fo:font-size="14pt" fo:font-style="italic" officeooo:rsid="013a7d13" style:font-size-asian="14pt" style:font-style-asian="italic" style:font-size-complex="14pt" style:font-style-complex="italic"/>
    </style:style>
    <style:style style:name="T77" style:family="text">
      <style:text-properties style:font-name="Arial" fo:font-size="14pt" fo:font-style="italic" officeooo:rsid="013c2bc1" style:font-size-asian="14pt" style:font-style-asian="italic" style:font-size-complex="14pt" style:font-style-complex="italic"/>
    </style:style>
    <style:style style:name="T78" style:family="text">
      <style:text-properties style:font-name="Arial" fo:font-size="14pt" fo:font-style="italic" officeooo:rsid="0142a8b9" style:font-size-asian="14pt" style:font-style-asian="italic" style:font-size-complex="14pt" style:font-style-complex="italic"/>
    </style:style>
    <style:style style:name="T79" style:family="text">
      <style:text-properties style:font-name="Arial" fo:font-size="14pt" fo:font-style="italic" officeooo:rsid="01430372" style:font-size-asian="14pt" style:font-style-asian="italic" style:font-size-complex="14pt" style:font-style-complex="italic"/>
    </style:style>
    <style:style style:name="T80" style:family="text">
      <style:text-properties style:font-name="Arial" officeooo:rsid="005c2301"/>
    </style:style>
    <style:style style:name="T81" style:family="text">
      <style:text-properties style:font-name="Arial" officeooo:rsid="00649e80"/>
    </style:style>
    <style:style style:name="T82" style:family="text">
      <style:text-properties style:font-name="Arial" officeooo:rsid="0078cb82"/>
    </style:style>
    <style:style style:name="T83" style:family="text">
      <style:text-properties style:font-name="Arial" officeooo:rsid="008310a2"/>
    </style:style>
    <style:style style:name="T84" style:family="text">
      <style:text-properties style:font-name="Arial" officeooo:rsid="008c866c"/>
    </style:style>
    <style:style style:name="T85" style:family="text">
      <style:text-properties style:font-name="Arial" officeooo:rsid="0092d596"/>
    </style:style>
    <style:style style:name="T86" style:family="text">
      <style:text-properties style:font-name="Arial" officeooo:rsid="009b7781"/>
    </style:style>
    <style:style style:name="T87" style:family="text">
      <style:text-properties style:font-name="Arial" officeooo:rsid="00a38ad9"/>
    </style:style>
    <style:style style:name="T88" style:family="text">
      <style:text-properties style:font-name="Arial" officeooo:rsid="00a9fcfe"/>
    </style:style>
    <style:style style:name="T89" style:family="text">
      <style:text-properties style:font-name="Arial" officeooo:rsid="00b7cb75"/>
    </style:style>
    <style:style style:name="T90" style:family="text">
      <style:text-properties style:font-name="Arial" officeooo:rsid="00c1227f"/>
    </style:style>
    <style:style style:name="T91" style:family="text">
      <style:text-properties style:font-name="Arial" officeooo:rsid="00c8c45b"/>
    </style:style>
    <style:style style:name="T92" style:family="text">
      <style:text-properties style:font-name="Arial" officeooo:rsid="00d5ada4"/>
    </style:style>
    <style:style style:name="T93" style:family="text">
      <style:text-properties style:font-name="Arial" officeooo:rsid="00de4edf"/>
    </style:style>
    <style:style style:name="T94" style:family="text">
      <style:text-properties style:font-name="Arial" officeooo:rsid="00eaeac7"/>
    </style:style>
    <style:style style:name="T95" style:family="text">
      <style:text-properties style:font-name="Arial" officeooo:rsid="00f2b948"/>
    </style:style>
    <style:style style:name="T96" style:family="text">
      <style:text-properties style:font-name="Arial" officeooo:rsid="00f82139"/>
    </style:style>
    <style:style style:name="T97" style:family="text">
      <style:text-properties officeooo:rsid="00696b2d"/>
    </style:style>
    <style:style style:name="T98" style:family="text">
      <style:text-properties officeooo:rsid="001c7b1b"/>
    </style:style>
    <style:style style:name="T99" style:family="text">
      <style:text-properties officeooo:rsid="00227f49"/>
    </style:style>
    <style:style style:name="T100" style:family="text">
      <style:text-properties officeooo:rsid="00235edf"/>
    </style:style>
    <style:style style:name="T101" style:family="text">
      <style:text-properties officeooo:rsid="002a40ca"/>
    </style:style>
    <style:style style:name="T102" style:family="text">
      <style:text-properties officeooo:rsid="002ab867"/>
    </style:style>
    <style:style style:name="T103" style:family="text">
      <style:text-properties officeooo:rsid="00678e89"/>
    </style:style>
    <style:style style:name="T104" style:family="text">
      <style:text-properties officeooo:rsid="002e1c8e"/>
    </style:style>
    <style:style style:name="T105" style:family="text">
      <style:text-properties fo:font-style="italic" style:font-style-asian="italic" style:font-style-complex="italic"/>
    </style:style>
    <style:style style:name="T106" style:family="text">
      <style:text-properties fo:font-style="italic" officeooo:rsid="0031d240" style:font-style-asian="italic" style:font-style-complex="italic"/>
    </style:style>
    <style:style style:name="T107" style:family="text">
      <style:text-properties fo:font-style="italic" officeooo:rsid="0044535d" style:font-style-asian="italic" style:font-style-complex="italic"/>
    </style:style>
    <style:style style:name="T108" style:family="text">
      <style:text-properties fo:font-style="italic" officeooo:rsid="005c2301" style:font-style-asian="italic" style:font-style-complex="italic"/>
    </style:style>
    <style:style style:name="T109" style:family="text">
      <style:text-properties fo:font-style="italic" officeooo:rsid="00669636" style:font-style-asian="italic" style:font-style-complex="italic"/>
    </style:style>
    <style:style style:name="T110" style:family="text">
      <style:text-properties fo:font-style="italic" officeooo:rsid="0078cb82" style:font-style-asian="italic" style:font-style-complex="italic"/>
    </style:style>
    <style:style style:name="T111" style:family="text">
      <style:text-properties fo:font-style="italic" officeooo:rsid="00aba40b" style:font-style-asian="italic" style:font-style-complex="italic"/>
    </style:style>
    <style:style style:name="T112" style:family="text">
      <style:text-properties fo:font-style="italic" officeooo:rsid="0115db23" style:font-style-asian="italic" style:font-style-complex="italic"/>
    </style:style>
    <style:style style:name="T113" style:family="text">
      <style:text-properties fo:font-style="italic" officeooo:rsid="0120202f" style:font-style-asian="italic" style:font-style-complex="italic"/>
    </style:style>
    <style:style style:name="T114" style:family="text">
      <style:text-properties fo:font-style="italic" officeooo:rsid="01215069" style:font-style-asian="italic" style:font-style-complex="italic"/>
    </style:style>
    <style:style style:name="T115" style:family="text">
      <style:text-properties fo:font-style="italic" officeooo:rsid="01245af2" style:font-style-asian="italic" style:font-style-complex="italic"/>
    </style:style>
    <style:style style:name="T116" style:family="text">
      <style:text-properties fo:font-style="italic" officeooo:rsid="0125a446" style:font-style-asian="italic" style:font-style-complex="italic"/>
    </style:style>
    <style:style style:name="T117" style:family="text">
      <style:text-properties fo:font-style="italic" officeooo:rsid="012616b9" style:font-style-asian="italic" style:font-style-complex="italic"/>
    </style:style>
    <style:style style:name="T118" style:family="text">
      <style:text-properties fo:font-style="italic" officeooo:rsid="0128050f" style:font-style-asian="italic" style:font-style-complex="italic"/>
    </style:style>
    <style:style style:name="T119" style:family="text">
      <style:text-properties fo:font-style="italic" officeooo:rsid="012c4581" style:font-style-asian="italic" style:font-style-complex="italic"/>
    </style:style>
    <style:style style:name="T120" style:family="text">
      <style:text-properties fo:font-style="italic" officeooo:rsid="012fe297"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officeooo:rsid="004d1942"/>
    </style:style>
    <style:style style:name="T123" style:family="text">
      <style:text-properties style:font-size-complex="10pt"/>
    </style:style>
    <style:style style:name="T124" style:family="text">
      <style:text-properties officeooo:rsid="0070a29e" style:font-size-complex="10pt"/>
    </style:style>
    <style:style style:name="T125" style:family="text">
      <style:text-properties officeooo:rsid="002f81b4"/>
    </style:style>
    <style:style style:name="T126" style:family="text">
      <style:text-properties officeooo:rsid="0031d240"/>
    </style:style>
    <style:style style:name="T127" style:family="text">
      <style:text-properties officeooo:rsid="0036771c"/>
    </style:style>
    <style:style style:name="T128" style:family="text">
      <style:text-properties officeooo:rsid="003b2189"/>
    </style:style>
    <style:style style:name="T129" style:family="text">
      <style:text-properties officeooo:rsid="003c343c"/>
    </style:style>
    <style:style style:name="T130" style:family="text">
      <style:text-properties officeooo:rsid="003e0c7b"/>
    </style:style>
    <style:style style:name="T131" style:family="text">
      <style:text-properties officeooo:rsid="00416c9d"/>
    </style:style>
    <style:style style:name="T132" style:family="text">
      <style:text-properties officeooo:rsid="0044535d"/>
    </style:style>
    <style:style style:name="T133" style:family="text">
      <style:text-properties officeooo:rsid="0045fcfb"/>
    </style:style>
    <style:style style:name="T134" style:family="text">
      <style:text-properties officeooo:rsid="004779c7"/>
    </style:style>
    <style:style style:name="T135" style:family="text">
      <style:text-properties officeooo:rsid="0047e9f0"/>
    </style:style>
    <style:style style:name="T136" style:family="text">
      <style:text-properties officeooo:rsid="0049ab00"/>
    </style:style>
    <style:style style:name="T137" style:family="text">
      <style:text-properties officeooo:rsid="00510aab"/>
    </style:style>
    <style:style style:name="T138" style:family="text">
      <style:text-properties officeooo:rsid="005157c0"/>
    </style:style>
    <style:style style:name="T139" style:family="text">
      <style:text-properties officeooo:rsid="0055e27e"/>
    </style:style>
    <style:style style:name="T140" style:family="text">
      <style:text-properties style:text-underline-style="solid" style:text-underline-width="auto" style:text-underline-color="font-color" officeooo:rsid="0055e27e"/>
    </style:style>
    <style:style style:name="T141" style:family="text">
      <style:text-properties officeooo:rsid="00581401"/>
    </style:style>
    <style:style style:name="T142" style:family="text">
      <style:text-properties officeooo:rsid="005c2301"/>
    </style:style>
    <style:style style:name="T143" style:family="text">
      <style:text-properties officeooo:rsid="005fb958"/>
    </style:style>
    <style:style style:name="T144" style:family="text">
      <style:text-properties officeooo:rsid="00621bfa"/>
    </style:style>
    <style:style style:name="T145" style:family="text">
      <style:text-properties officeooo:rsid="00649e80"/>
    </style:style>
    <style:style style:name="T146" style:family="text">
      <style:text-properties officeooo:rsid="00669636"/>
    </style:style>
    <style:style style:name="T147" style:family="text">
      <style:text-properties officeooo:rsid="006ed0f2"/>
    </style:style>
    <style:style style:name="T148" style:family="text">
      <style:text-properties officeooo:rsid="006effbd"/>
    </style:style>
    <style:style style:name="T149" style:family="text">
      <style:text-properties officeooo:rsid="0070e58b"/>
    </style:style>
    <style:style style:name="T150" style:family="text">
      <style:text-properties officeooo:rsid="0078cb82"/>
    </style:style>
    <style:style style:name="T151" style:family="text">
      <style:text-properties officeooo:rsid="007d6748"/>
    </style:style>
    <style:style style:name="T152" style:family="text">
      <style:text-properties officeooo:rsid="0080a0d7"/>
    </style:style>
    <style:style style:name="T153" style:family="text">
      <style:text-properties officeooo:rsid="00817970"/>
    </style:style>
    <style:style style:name="T154" style:family="text">
      <style:text-properties officeooo:rsid="008310a2"/>
    </style:style>
    <style:style style:name="T155" style:family="text">
      <style:text-properties officeooo:rsid="008c866c"/>
    </style:style>
    <style:style style:name="T156" style:family="text">
      <style:text-properties officeooo:rsid="0091d6f6"/>
    </style:style>
    <style:style style:name="T157" style:family="text">
      <style:text-properties officeooo:rsid="0092d596"/>
    </style:style>
    <style:style style:name="T158" style:family="text">
      <style:text-properties officeooo:rsid="0098289d"/>
    </style:style>
    <style:style style:name="T159" style:family="text">
      <style:text-properties officeooo:rsid="009f1c32"/>
    </style:style>
    <style:style style:name="T160" style:family="text">
      <style:text-properties officeooo:rsid="00a145e5"/>
    </style:style>
    <style:style style:name="T161" style:family="text">
      <style:text-properties officeooo:rsid="00a38ad9"/>
    </style:style>
    <style:style style:name="T162" style:family="text">
      <style:text-properties officeooo:rsid="00a5f4b2"/>
    </style:style>
    <style:style style:name="T163" style:family="text">
      <style:text-properties officeooo:rsid="00a80ebd"/>
    </style:style>
    <style:style style:name="T164" style:family="text">
      <style:text-properties officeooo:rsid="00a9fcfe"/>
    </style:style>
    <style:style style:name="T165" style:family="text">
      <style:text-properties officeooo:rsid="00aba40b"/>
    </style:style>
    <style:style style:name="T166" style:family="text">
      <style:text-properties officeooo:rsid="00ac1c48"/>
    </style:style>
    <style:style style:name="T167" style:family="text">
      <style:text-properties officeooo:rsid="00ada3e6"/>
    </style:style>
    <style:style style:name="T168" style:family="text">
      <style:text-properties officeooo:rsid="00ae690f"/>
    </style:style>
    <style:style style:name="T169" style:family="text">
      <style:text-properties officeooo:rsid="00affb74"/>
    </style:style>
    <style:style style:name="T170" style:family="text">
      <style:text-properties officeooo:rsid="00b06eae"/>
    </style:style>
    <style:style style:name="T171" style:family="text">
      <style:text-properties officeooo:rsid="00b283e9"/>
    </style:style>
    <style:style style:name="T172" style:family="text">
      <style:text-properties style:use-window-font-color="true" fo:language="es" fo:country="ES" fo:font-weight="normal" officeooo:rsid="001960a6" style:font-name-asian="Times New Roman" style:font-weight-asian="normal" style:language-complex="ar" style:country-complex="SA" style:font-weight-complex="normal"/>
    </style:style>
    <style:style style:name="T173" style:family="text">
      <style:text-properties style:use-window-font-color="true" fo:language="es" fo:country="ES" fo:font-weight="normal" officeooo:rsid="001a9023" style:font-name-asian="Times New Roman" style:font-weight-asian="normal" style:language-complex="ar" style:country-complex="SA" style:font-weight-complex="normal"/>
    </style:style>
    <style:style style:name="T174" style:family="text">
      <style:text-properties style:use-window-font-color="true" fo:language="es" fo:country="ES" fo:font-weight="normal" officeooo:rsid="001b6b89" style:font-name-asian="Times New Roman" style:font-weight-asian="normal" style:language-complex="ar" style:country-complex="SA" style:font-weight-complex="normal"/>
    </style:style>
    <style:style style:name="T175" style:family="text">
      <style:text-properties style:use-window-font-color="true" fo:language="es" fo:country="ES" fo:font-weight="normal" style:font-name-asian="Times New Roman" style:font-weight-asian="normal" style:font-name-complex="Times New Roman" style:language-complex="ar" style:country-complex="SA" style:font-style-complex="italic" style:font-weight-complex="normal"/>
    </style:style>
    <style:style style:name="T176" style:family="text">
      <style:text-properties style:use-window-font-color="true" fo:language="es" fo:country="ES" fo:font-weight="normal" officeooo:rsid="001960a6" style:font-name-asian="Times New Roman" style:font-weight-asian="normal" style:font-name-complex="Times New Roman" style:language-complex="ar" style:country-complex="SA" style:font-style-complex="italic" style:font-weight-complex="normal"/>
    </style:style>
    <style:style style:name="T177" style:family="text">
      <style:text-properties style:use-window-font-color="true" fo:language="es" fo:country="ES" fo:font-weight="normal" officeooo:rsid="00275fe6" style:font-name-asian="Times New Roman" style:font-weight-asian="normal" style:font-name-complex="Times New Roman" style:language-complex="ar" style:country-complex="SA" style:font-style-complex="italic" style:font-weight-complex="normal"/>
    </style:style>
    <style:style style:name="T178" style:family="text">
      <style:text-properties style:use-window-font-color="true" fo:language="es" fo:country="ES" fo:font-weight="normal" officeooo:rsid="001a9023" style:font-name-asian="Times New Roman" style:font-weight-asian="normal" style:font-name-complex="Times New Roman" style:language-complex="ar" style:country-complex="SA" style:font-style-complex="italic" style:font-weight-complex="normal"/>
    </style:style>
    <style:style style:name="T179" style:family="text">
      <style:text-properties style:use-window-font-color="true" fo:language="es" fo:country="ES" fo:font-weight="normal" officeooo:rsid="0021cdc6" style:font-name-asian="Times New Roman" style:font-weight-asian="normal" style:font-name-complex="Times New Roman" style:language-complex="ar" style:country-complex="SA" style:font-style-complex="italic" style:font-weight-complex="normal"/>
    </style:style>
    <style:style style:name="T180" style:family="text">
      <style:text-properties style:use-window-font-color="true" fo:language="es" fo:country="ES" fo:font-weight="normal" officeooo:rsid="0021f263" style:font-name-asian="Times New Roman" style:font-weight-asian="normal" style:font-name-complex="Times New Roman" style:language-complex="ar" style:country-complex="SA" style:font-style-complex="italic" style:font-weight-complex="normal"/>
    </style:style>
    <style:style style:name="T181" style:family="text">
      <style:text-properties style:use-window-font-color="true" fo:language="es" fo:country="ES" officeooo:rsid="001960a6" style:font-name-asian="Times New Roman" style:font-name-complex="Times New Roman" style:language-complex="ar" style:country-complex="SA" style:font-style-complex="italic" style:font-weight-complex="normal"/>
    </style:style>
    <style:style style:name="T182" style:family="text">
      <style:text-properties style:use-window-font-color="true" fo:language="es" fo:country="ES" officeooo:rsid="001a0f3d" style:font-name-asian="Times New Roman" style:font-name-complex="Times New Roman" style:language-complex="ar" style:country-complex="SA" style:font-style-complex="italic" style:font-weight-complex="normal"/>
    </style:style>
    <style:style style:name="T183" style:family="text">
      <style:text-properties style:use-window-font-color="true" fo:language="es" fo:country="ES" officeooo:rsid="001f214b" style:font-name-asian="Times New Roman" style:font-name-complex="Times New Roman" style:language-complex="ar" style:country-complex="SA" style:font-style-complex="italic" style:font-weight-complex="normal"/>
    </style:style>
    <style:style style:name="T184" style:family="text">
      <style:text-properties officeooo:rsid="001ab1c9"/>
    </style:style>
    <style:style style:name="T185" style:family="text">
      <style:text-properties fo:color="#000000"/>
    </style:style>
    <style:style style:name="T186" style:family="text">
      <style:text-properties fo:color="#000000" officeooo:rsid="001a9023"/>
    </style:style>
    <style:style style:name="T187" style:family="text">
      <style:text-properties officeooo:rsid="00275fe6"/>
    </style:style>
    <style:style style:name="T188" style:family="text">
      <style:text-properties officeooo:rsid="001f7c82"/>
    </style:style>
    <style:style style:name="T189" style:family="text">
      <style:text-properties officeooo:rsid="0028de9c"/>
    </style:style>
    <style:style style:name="T190" style:family="text">
      <style:text-properties fo:font-weight="normal" style:font-weight-asian="normal" style:font-weight-complex="normal"/>
    </style:style>
    <style:style style:name="T191" style:family="text">
      <style:text-properties fo:font-weight="normal" officeooo:rsid="001960a6" style:font-weight-asian="normal" style:font-weight-complex="normal"/>
    </style:style>
    <style:style style:name="T192" style:family="text">
      <style:text-properties fo:font-weight="normal" officeooo:rsid="00275fe6" style:font-weight-asian="normal" style:font-weight-complex="normal"/>
    </style:style>
    <style:style style:name="T193" style:family="text">
      <style:text-properties fo:font-weight="normal" officeooo:rsid="0140fd6f" style:font-weight-asian="normal" style:font-weight-complex="normal"/>
    </style:style>
    <style:style style:name="T194" style:family="text">
      <style:text-properties fo:font-weight="normal" officeooo:rsid="01430372" style:font-weight-asian="normal" style:font-weight-complex="normal"/>
    </style:style>
    <style:style style:name="T195" style:family="text">
      <style:text-properties fo:font-weight="normal" style:font-weight-asian="normal" style:font-name-complex="Times New Roman" style:font-style-complex="italic" style:font-weight-complex="normal"/>
    </style:style>
    <style:style style:name="T196" style:family="text">
      <style:text-properties fo:font-weight="normal" officeooo:rsid="002fd7fc" style:font-weight-asian="normal" style:font-name-complex="Times New Roman" style:font-style-complex="italic" style:font-weight-complex="normal"/>
    </style:style>
    <style:style style:name="T197" style:family="text">
      <style:text-properties officeooo:rsid="001fa06f"/>
    </style:style>
    <style:style style:name="T198" style:family="text">
      <style:text-properties officeooo:rsid="0018acc3"/>
    </style:style>
    <style:style style:name="T199" style:family="text">
      <style:text-properties officeooo:rsid="00181e18"/>
    </style:style>
    <style:style style:name="T200" style:family="text">
      <style:text-properties officeooo:rsid="001a930f"/>
    </style:style>
    <style:style style:name="T201" style:family="text">
      <style:text-properties officeooo:rsid="00219591"/>
    </style:style>
    <style:style style:name="T202" style:family="text">
      <style:text-properties officeooo:rsid="001abafe"/>
    </style:style>
    <style:style style:name="T203" style:family="text">
      <style:text-properties officeooo:rsid="0020143f"/>
    </style:style>
    <style:style style:name="T204" style:family="text">
      <style:text-properties officeooo:rsid="001d9404"/>
    </style:style>
    <style:style style:name="T205" style:family="text">
      <style:text-properties officeooo:rsid="001caafd"/>
    </style:style>
    <style:style style:name="T206" style:family="text">
      <style:text-properties officeooo:rsid="001a0f3d"/>
    </style:style>
    <style:style style:name="T207" style:family="text">
      <style:text-properties officeooo:rsid="0022ffe2"/>
    </style:style>
    <style:style style:name="T208" style:family="text">
      <style:text-properties style:font-weight-complex="normal"/>
    </style:style>
    <style:style style:name="T209" style:family="text">
      <style:text-properties officeooo:rsid="0022ffe2" style:font-weight-complex="normal"/>
    </style:style>
    <style:style style:name="T210" style:family="text">
      <style:text-properties officeooo:rsid="00b57fac" style:font-weight-complex="normal"/>
    </style:style>
    <style:style style:name="T211" style:family="text">
      <style:text-properties officeooo:rsid="00b6e02c"/>
    </style:style>
    <style:style style:name="T212" style:family="text">
      <style:text-properties officeooo:rsid="00b73982"/>
    </style:style>
    <style:style style:name="T213" style:family="text">
      <style:text-properties officeooo:rsid="00b7cb75"/>
    </style:style>
    <style:style style:name="T214" style:family="text">
      <style:text-properties officeooo:rsid="00bb70ad"/>
    </style:style>
    <style:style style:name="T215" style:family="text">
      <style:text-properties officeooo:rsid="00be8bbb"/>
    </style:style>
    <style:style style:name="T216" style:family="text">
      <style:text-properties officeooo:rsid="00c1227f"/>
    </style:style>
    <style:style style:name="T217" style:family="text">
      <style:text-properties officeooo:rsid="00c46c41"/>
    </style:style>
    <style:style style:name="T218" style:family="text">
      <style:text-properties officeooo:rsid="00c47232"/>
    </style:style>
    <style:style style:name="T219" style:family="text">
      <style:text-properties officeooo:rsid="00c8c45b"/>
    </style:style>
    <style:style style:name="T220" style:family="text">
      <style:text-properties officeooo:rsid="00ca2bcc"/>
    </style:style>
    <style:style style:name="T221" style:family="text">
      <style:text-properties officeooo:rsid="00ce0aa9"/>
    </style:style>
    <style:style style:name="T222" style:family="text">
      <style:text-properties officeooo:rsid="00cee863"/>
    </style:style>
    <style:style style:name="T223" style:family="text">
      <style:text-properties officeooo:rsid="00d45224"/>
    </style:style>
    <style:style style:name="T224" style:family="text">
      <style:text-properties officeooo:rsid="00d5ada4"/>
    </style:style>
    <style:style style:name="T225" style:family="text">
      <style:text-properties officeooo:rsid="00d784d4"/>
    </style:style>
    <style:style style:name="T226" style:family="text">
      <style:text-properties style:font-name="Arial1"/>
    </style:style>
    <style:style style:name="T227" style:family="text">
      <style:text-properties officeooo:rsid="00de4edf"/>
    </style:style>
    <style:style style:name="T228" style:family="text">
      <style:text-properties officeooo:rsid="00e4840e"/>
    </style:style>
    <style:style style:name="T229" style:family="text">
      <style:text-properties officeooo:rsid="00e52017"/>
    </style:style>
    <style:style style:name="T230" style:family="text">
      <style:text-properties officeooo:rsid="00e6e6fe"/>
    </style:style>
    <style:style style:name="T231" style:family="text">
      <style:text-properties officeooo:rsid="00eaeac7"/>
    </style:style>
    <style:style style:name="T232" style:family="text">
      <style:text-properties officeooo:rsid="00ef6a6e"/>
    </style:style>
    <style:style style:name="T233" style:family="text">
      <style:text-properties officeooo:rsid="00f086e5"/>
    </style:style>
    <style:style style:name="T234" style:family="text">
      <style:text-properties officeooo:rsid="00f2b948"/>
    </style:style>
    <style:style style:name="T235" style:family="text">
      <style:text-properties officeooo:rsid="00f52d12"/>
    </style:style>
    <style:style style:name="T236" style:family="text">
      <style:text-properties officeooo:rsid="00f68c8b"/>
    </style:style>
    <style:style style:name="T237" style:family="text">
      <style:text-properties officeooo:rsid="00f82139"/>
    </style:style>
    <style:style style:name="T238" style:family="text">
      <style:text-properties officeooo:rsid="00fb6dd2"/>
    </style:style>
    <style:style style:name="T239" style:family="text">
      <style:text-properties officeooo:rsid="00fc4dd4"/>
    </style:style>
    <style:style style:name="T240" style:family="text">
      <style:text-properties fo:letter-spacing="0.106cm"/>
    </style:style>
    <style:style style:name="T241" style:family="text">
      <style:text-properties officeooo:rsid="00319a7a"/>
    </style:style>
    <style:style style:name="T242" style:family="text">
      <style:text-properties officeooo:rsid="001ddf74"/>
    </style:style>
    <style:style style:name="T243" style:family="text">
      <style:text-properties officeooo:rsid="001e0cfa"/>
    </style:style>
    <style:style style:name="T244" style:family="text">
      <style:text-properties officeooo:rsid="00204af0"/>
    </style:style>
    <style:style style:name="T245" style:family="text">
      <style:text-properties officeooo:rsid="0018708f"/>
    </style:style>
    <style:style style:name="T246" style:family="text">
      <style:text-properties officeooo:rsid="00fd3576"/>
    </style:style>
    <style:style style:name="T247" style:family="text">
      <style:text-properties officeooo:rsid="002f4a71"/>
    </style:style>
    <style:style style:name="T248" style:family="text">
      <style:text-properties officeooo:rsid="003403ca"/>
    </style:style>
    <style:style style:name="T249" style:family="text">
      <style:text-properties officeooo:rsid="0030b907"/>
    </style:style>
    <style:style style:name="T250" style:family="text">
      <style:text-properties officeooo:rsid="003521e3"/>
    </style:style>
    <style:style style:name="T251" style:family="text">
      <style:text-properties officeooo:rsid="002e9dc1"/>
    </style:style>
    <style:style style:name="T252" style:family="text">
      <style:text-properties officeooo:rsid="002617a1"/>
    </style:style>
    <style:style style:name="T253" style:family="text">
      <style:text-properties officeooo:rsid="00292c10"/>
    </style:style>
    <style:style style:name="T254" style:family="text">
      <style:text-properties officeooo:rsid="002725c4"/>
    </style:style>
    <style:style style:name="T255" style:family="text">
      <style:text-properties officeooo:rsid="0034aa2b"/>
    </style:style>
    <style:style style:name="T256" style:family="text">
      <style:text-properties officeooo:rsid="00fe1715"/>
    </style:style>
    <style:style style:name="T257" style:family="text">
      <style:text-properties officeooo:rsid="001f214b"/>
    </style:style>
    <style:style style:name="T258" style:family="text">
      <style:text-properties officeooo:rsid="00353d60"/>
    </style:style>
    <style:style style:name="T259" style:family="text">
      <style:text-properties officeooo:rsid="00fe42c5"/>
    </style:style>
    <style:style style:name="T260" style:family="text">
      <style:text-properties officeooo:rsid="01007ee9"/>
    </style:style>
    <style:style style:name="T261" style:family="text">
      <style:text-properties officeooo:rsid="010502fe"/>
    </style:style>
    <style:style style:name="T262" style:family="text">
      <style:text-properties officeooo:rsid="010ad4b0"/>
    </style:style>
    <style:style style:name="T263" style:family="text">
      <style:text-properties officeooo:rsid="010e91cc"/>
    </style:style>
    <style:style style:name="T264" style:family="text">
      <style:text-properties officeooo:rsid="01111639"/>
    </style:style>
    <style:style style:name="T265" style:family="text">
      <style:text-properties officeooo:rsid="0115db23"/>
    </style:style>
    <style:style style:name="T266" style:family="text">
      <style:text-properties officeooo:rsid="011a4357"/>
    </style:style>
    <style:style style:name="T267" style:family="text">
      <style:text-properties officeooo:rsid="011ddde2"/>
    </style:style>
    <style:style style:name="T268" style:family="text">
      <style:text-properties officeooo:rsid="0120202f"/>
    </style:style>
    <style:style style:name="T269" style:family="text">
      <style:text-properties style:font-name="Arial2" fo:font-size="11pt" fo:font-style="italic" style:font-size-asian="11pt" style:font-style-asian="italic" style:font-size-complex="11pt" style:font-style-complex="italic"/>
    </style:style>
    <style:style style:name="T270" style:family="text">
      <style:text-properties style:font-name="Arial2" fo:font-size="11pt" fo:font-style="italic" officeooo:rsid="0128050f" style:font-size-asian="11pt" style:font-style-asian="italic" style:font-size-complex="11pt" style:font-style-complex="italic"/>
    </style:style>
    <style:style style:name="T271" style:family="text">
      <style:text-properties officeooo:rsid="0133ab7c"/>
    </style:style>
    <style:style style:name="T272" style:family="text">
      <style:text-properties officeooo:rsid="01383f33"/>
    </style:style>
    <style:style style:name="T273" style:family="text">
      <style:text-properties officeooo:rsid="013af367"/>
    </style:style>
    <style:style style:name="T274" style:family="text">
      <style:text-properties officeooo:rsid="013b8e41"/>
    </style:style>
    <style:style style:name="T275" style:family="text">
      <style:text-properties officeooo:rsid="013bfb9a"/>
    </style:style>
    <style:style style:name="T276" style:family="text">
      <style:text-properties officeooo:rsid="013e9931"/>
    </style:style>
    <style:style style:name="T277" style:family="text">
      <style:text-properties officeooo:rsid="0140fd6f"/>
    </style:style>
    <style:style style:name="T278" style:family="text">
      <style:text-properties officeooo:rsid="014303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3" text:outline-level="2" text:is-list-header="true"><text:span text:style-name="T69">ACTA Nº </text:span><text:span text:style-name="T70">1</text:span></text:h>
      <text:h text:style-name="P795" text:outline-level="3">Fecha: <text:span text:style-name="T16">01/01/1</text:span><text:span text:style-name="T17">6</text:span></text:h>
      <text:h text:style-name="P795" text:outline-level="3">Asistentes:</text:h>
      <text:list xml:id="list2746698312569090765" text:style-name="L1">
        <text:list-item>
          <text:p text:style-name="P667">Juan Francisco <text:span text:style-name="T101">Sánchez González</text:span></text:p>
        </text:list-item>
        <text:list-item>
          <text:p text:style-name="P695">Etiel Juan Domínguez Sánchez</text:p>
        </text:list-item>
        <text:list-item>
          <text:p text:style-name="P695">Iván Chillón García</text:p>
        </text:list-item>
      </text:list>
      <text:p text:style-name="P184"/>
      <text:h text:style-name="P795" text:outline-level="3">Orden del día</text:h>
      <text:p text:style-name="P273">1. Aprobación si procede del acta de la reunión anterior </text:p>
      <text:p text:style-name="P273">2. <text:span text:style-name="T102">Reparto de carga horaria</text:span></text:p>
      <text:p text:style-name="P273">3. <text:span text:style-name="T98">Seguimiento de programaciones de aula</text:span></text:p>
      <text:p text:style-name="P273"><text:span text:style-name="T97">4. </text:span>Sugerencias y preguntas</text:p>
      <text:p text:style-name="P322"/>
      <text:h text:style-name="P795" text:outline-level="3">Aspectos tratados y decisiones adoptadas</text:h>
      <text:h text:style-name="P737" text:outline-level="4">1. Aprobación si procede del acta de la reunión anterior</text:h>
      <text:p text:style-name="P184"/>
      <text:p text:style-name="P7">Se aprueba</text:p>
      <text:p text:style-name="P184"/>
      <text:h text:style-name="P737" text:outline-level="4">2. <text:span text:style-name="T125">Reparto de carga horaria</text:span></text:h>
      <text:p text:style-name="P349">ras recibir de jefatura de estudios la carga horaria del departamento e informados todos los miembros del departamento <text:span text:style-name="T122">presentes </text:span>se aprueba, por consenso, el siguiente reparto de la carga horaria:</text:p>
      <text:p text:style-name="P349"/>
      <text:p text:style-name="P350"><text:span text:style-name="T124">J</text:span><text:span text:style-name="T123">uan Francisco Sánchez González</text:span></text:p>
      <text:list xml:id="list726357850157298360" text:style-name="L2">
        <text:list-item>
          <text:p text:style-name="P649">Aplicaciones web 2º CFGM SMR 3h</text:p>
        </text:list-item>
        <text:list-item>
          <text:p text:style-name="P649">Implantación y mantenimiento de aplicaciones ofimáticas 1º CFGM SMR 8h</text:p>
        </text:list-item>
        <text:list-item>
          <text:p text:style-name="P649">TIC 1º bachillerato 2h</text:p>
        </text:list-item>
        <text:list-item>
          <text:p text:style-name="P649">TIC <text:span text:style-name="T125">4</text:span>º <text:span text:style-name="T125">ESO 4</text:span>h</text:p>
        </text:list-item>
        <text:list-item>
          <text:p text:style-name="P649">Tutoría 1º CFGM SMR 2h</text:p>
        </text:list-item>
        <text:list-item>
          <text:p text:style-name="P649">Guardia 1h</text:p>
        </text:list-item>
      </text:list>
      <text:p text:style-name="P349"/>
      <text:p text:style-name="P349">Etiel Juan Domínguez Sánchez:</text:p>
      <text:list xml:id="list8014944148671665571" text:style-name="L3">
        <text:list-item>
          <text:p text:style-name="P650">Mantenimiento de equipos 1º CFGM SMR 7h</text:p>
        </text:list-item>
        <text:list-item>
          <text:p text:style-name="P650">Sistemas operativos en red 2º CFGM SMR 5h</text:p>
        </text:list-item>
        <text:list-item>
          <text:p text:style-name="P650">Sistemas operativos monopuesto 1º CFGM SMR 5h</text:p>
        </text:list-item>
        <text:list-item>
          <text:p text:style-name="P650">Tutoría FCT 2º CFGM SMR 2h</text:p>
        </text:list-item>
        <text:list-item>
          <text:p text:style-name="P650">TICs 1h</text:p>
        </text:list-item>
      </text:list>
      <text:p text:style-name="P349"><text:soft-page-break/></text:p>
      <text:p text:style-name="P349">Iván Chillón García:</text:p>
      <text:list xml:id="list8610437398719299586" text:style-name="L4">
        <text:list-item>
          <text:p text:style-name="P651">Redes locales 1º CFGM SMR 7h</text:p>
        </text:list-item>
        <text:list-item>
          <text:p text:style-name="P651">Seguridad informática 2º CFGM SMR 4h</text:p>
        </text:list-item>
        <text:list-item>
          <text:p text:style-name="P651">Servicios en red 2º CFGM SMR 5h</text:p>
        </text:list-item>
        <text:list-item>
          <text:p text:style-name="P651">Integración 2º CFGM SMR 2h</text:p>
        </text:list-item>
        <text:list-item>
          <text:p text:style-name="P652">Jefatura de departamento 2h</text:p>
        </text:list-item>
      </text:list>
      <text:p text:style-name="P184"/>
      <text:p text:style-name="Text_20_body"/>
      <text:h text:style-name="P737" text:outline-level="4">3. <text:span text:style-name="T98">Análisis del seguimiento de las programaciones de aula</text:span></text:h>
      <text:p text:style-name="P65">Se comentan los contenidos impartidos en cada módulo y materias y se debaten propuestas de coordinación y de posibles actividades a realizar.</text:p>
      <text:p text:style-name="P65"/>
      <text:p text:style-name="P184"/>
      <text:h text:style-name="P737" text:outline-level="4">4. Sugerencias y preguntas</text:h>
      <text:p text:style-name="P184"/>
      <text:p text:style-name="P7">No hay</text:p>
      <text:p text:style-name="P184"/>
      <text:h text:style-name="P795" text:outline-level="3">Tareas asignadas</text:h>
      <text:p text:style-name="P184"/>
      <text:p text:style-name="P184"/>
      <text:p text:style-name="P7">Sin más asuntos que tratar se levanta la sesión, de todo lo cual yo, como Jefe del Departamento, doy fe.</text:p>
      <text:p text:style-name="P184"/>
      <text:p text:style-name="P36">El jefe de departamento </text:p>
      <text:p text:style-name="P212"/>
      <text:p text:style-name="P212"/>
      <text:p text:style-name="P212"/>
      <text:p text:style-name="P212"/>
      <text:p text:style-name="P212"/>
      <text:p text:style-name="P36">Iván Chillón García </text:p>
      <text:p text:style-name="P240"/>
      <text:p text:style-name="P489"/>
      <text:h text:style-name="P827" text:outline-level="2"><text:span text:style-name="T69">ACTA Nº </text:span><text:span text:style-name="T71">2</text:span></text:h>
      <text:h text:style-name="P795" text:outline-level="3">Fecha: <text:span text:style-name="T16">1</text:span><text:span text:style-name="T26">3</text:span><text:span text:style-name="T16">/0</text:span><text:span text:style-name="T26">9</text:span><text:span text:style-name="T16">/1</text:span><text:span text:style-name="T17">6</text:span></text:h>
      <text:h text:style-name="P795" text:outline-level="3">Asistentes:</text:h>
      <text:list xml:id="list95313216175198" text:continue-list="list2746698312569090765" text:style-name="L1">
        <text:list-item>
          <text:p text:style-name="P667">Juan Francisco <text:span text:style-name="T101">Sánchez González</text:span></text:p>
        </text:list-item>
        <text:list-item>
          <text:p text:style-name="P695">Etiel Juan Domínguez Sánchez</text:p>
        </text:list-item>
        <text:list-item>
          <text:p text:style-name="P695">Iván Chillón García</text:p>
        </text:list-item>
      </text:list>
      <text:p text:style-name="P184"/>
      <text:h text:style-name="P795" text:outline-level="3"><text:soft-page-break/>Orden del día</text:h>
      <text:p text:style-name="P273">1. Aprobación si procede del acta de la reunión anterior </text:p>
      <text:p text:style-name="P273">2. <text:span text:style-name="T98">Informe de la reunión de CCP</text:span></text:p>
      <text:p text:style-name="P273">3. <text:span text:style-name="T98">Seguimiento de programaciones de aula</text:span></text:p>
      <text:p text:style-name="P302">4. Taller de reparación de equipos</text:p>
      <text:p text:style-name="P302">5. Calendario del curso</text:p>
      <text:p text:style-name="P273"><text:span text:style-name="T104">6. </text:span>Sugerencias y preguntas</text:p>
      <text:p text:style-name="P322"/>
      <text:h text:style-name="P795" text:outline-level="3">Aspectos tratados y decisiones adoptadas</text:h>
      <text:h text:style-name="P737" text:outline-level="4">1. Aprobación si procede del acta de la reunión anterior</text:h>
      <text:p text:style-name="P184"/>
      <text:p text:style-name="P7">Se aprueba</text:p>
      <text:p text:style-name="P184"/>
      <text:h text:style-name="P737" text:outline-level="4">2. Informe<text:span text:style-name="T97">s</text:span> <text:span text:style-name="T98">de la reunión de CCP</text:span></text:h>
      <text:p text:style-name="P7">Se informa de los aspectos tratados en la reunión de CCP del día <text:span text:style-name="T103">13 de septiembre</text:span>. De entre los puntos tratados cabe destacar:</text:p>
      <text:p text:style-name="P7"/>
      <text:p text:style-name="P98">Aula 12 para TIC 4º ESO. Queda disponible aula medusa todas las horas. Rosa dice tiene libro de 4º ESO que le llegó final curso pasado. Tener cuidado con teclados del aula. Crear usuario aula12 para proyectar. Informa próxima CCP.</text:p>
      <text:p text:style-name="P98"/>
      <text:p text:style-name="P98">Departamento informática informar fechas 1ª evaluación e ITG y FCT para incluir en PGA.</text:p>
      <text:p text:style-name="P98"/>
      <text:p text:style-name="P98">Atención biblioteca recreos con profesorado voluntario. Interesado comunicar Sergio.</text:p>
      <text:p text:style-name="P98"/>
      <text:p text:style-name="P98">Documento unificado seguimiento diario programaciones. Modelo de Rosa se mirarán para acordar formato con items mínimos de referencia.</text:p>
      <text:p text:style-name="P98"/>
      <text:p text:style-name="P98">Se reparte art 44 (puntos del 1 al 4) ROC con items de la programación didáctica.</text:p>
      <text:p text:style-name="P98"/>
      <text:p text:style-name="P98">Se pondrá en carpeta CCP artículo NOF modificado sobre móviles que a va ser modificado. Entra ya su aplicación. No lo pueden llevar al baño.</text:p>
      <text:p text:style-name="P98"/>
      <text:p text:style-name="P98">Se colgarán fechas de evaluación y fechas de tutorías de tarde. La primera será el martes 27. En esta primera reunión va todo el profesorado.</text:p>
      <text:p text:style-name="P98"/>
      <text:p text:style-name="P98">Planes de formación en centros. Abiertos, profesorado interesado contactar con Sergio. En este curso se hará sobre convivencia.</text:p>
      <text:p text:style-name="P184"/>
      <text:p text:style-name="P184"/>
      <text:h text:style-name="P737" text:outline-level="4">3. <text:span text:style-name="T104">Seguimiento de las programaciones de aula</text:span></text:h>
      <text:p text:style-name="Text_20_body">Se <text:span text:style-name="T104">aprueba uso de documento colaborativo en Google Docs para el seguimiento de los módulos y materias. Se trata de una hoja de cálculo en la que se utilizará una pestaña para cada materia y módulo. </text:span></text:p>
      <text:p text:style-name="P184"><text:soft-page-break/></text:p>
      <text:h text:style-name="P738" text:outline-level="4">4. <text:span text:style-name="T104">Taller de reparación de equipos</text:span></text:h>
      <text:p text:style-name="P428">Se muda al aula de 2º. Los alumnos se encargarán del recepionado de equipos e incidencias durante el recreo de los lunes y miércoles se encargarán del seguimiento del mismo.</text:p>
      <text:h text:style-name="P739" text:outline-level="4">5. Calendario del curso</text:h>
      <text:p text:style-name="P430">Se acuerda establecer las siguientes fechas para el presente curso:</text:p>
      <text:p text:style-name="P430">Primera evaluació de módulos del ciclo: <text:s/>jueves 1 de diciembre</text:p>
      <text:p text:style-name="P430">Evaluación final de módulos de 2º del ciclo: 16 de marzo</text:p>
      <text:p text:style-name="P430">Inicio del modulo de Integración: 20 de marzo</text:p>
      <text:p text:style-name="P430">Inicio de las prácticas en empresa de los alumnos de 2º: 17 de abril</text:p>
      <text:h text:style-name="P738" text:outline-level="4"><text:span text:style-name="T104">5. </text:span>Sugerencias y preguntas</text:h>
      <text:p text:style-name="P184"/>
      <text:p text:style-name="P7">No hay</text:p>
      <text:p text:style-name="P184"/>
      <text:h text:style-name="P795" text:outline-level="3">Tareas asignadas</text:h>
      <text:p text:style-name="P184"/>
      <text:p text:style-name="P184"/>
      <text:p text:style-name="P7">Sin más asuntos que tratar se levanta la sesión, de todo lo cual yo, como Jefe del Departamento, doy fe.</text:p>
      <text:p text:style-name="P184"/>
      <text:p text:style-name="P36">El jefe de departamento </text:p>
      <text:p text:style-name="P212"/>
      <text:p text:style-name="P212"/>
      <text:p text:style-name="P212"/>
      <text:p text:style-name="P212"/>
      <text:p text:style-name="P212"/>
      <text:p text:style-name="P36">Iván Chillón García </text:p>
      <text:p text:style-name="P240"/>
      <text:p text:style-name="P489"/>
      <text:h text:style-name="P830" text:outline-level="2"><text:span text:style-name="T15">ACTA Nº </text:span><text:span text:style-name="T64">3</text:span></text:h>
      <text:h text:style-name="P796" text:outline-level="3">Fecha: <text:span text:style-name="T25">20/</text:span><text:span text:style-name="T16">0</text:span><text:span text:style-name="T18">9</text:span><text:span text:style-name="T16">/1</text:span><text:span text:style-name="T17">6</text:span></text:h>
      <text:h text:style-name="P796" text:outline-level="3">Asistentes:</text:h>
      <text:list xml:id="list2244396088724209461" text:style-name="L5">
        <text:list-item>
          <text:p text:style-name="P673">Juan Francisco <text:span text:style-name="T101">Sánchez González</text:span></text:p>
        </text:list-item>
        <text:list-item>
          <text:p text:style-name="P701">Etiel Juan Domínguez Sánchez</text:p>
        </text:list-item>
        <text:list-item>
          <text:p text:style-name="P701">Iván Chillón García</text:p>
        </text:list-item>
      </text:list>
      <text:p text:style-name="P182"/>
      <text:h text:style-name="P796" text:outline-level="3">Orden del día</text:h>
      <text:p text:style-name="P272">1. Aprobación si procede del acta de la reunión anterior </text:p>
      <text:p text:style-name="P272"><text:soft-page-break/>2. <text:span text:style-name="T98">Informe de la reunión de CCP</text:span></text:p>
      <text:p text:style-name="P272">3. <text:span text:style-name="T98">Seguimiento de programaciones de aula</text:span></text:p>
      <text:p text:style-name="P272"><text:span text:style-name="T97">4. </text:span>Sugerencias y preguntas</text:p>
      <text:p text:style-name="P321"/>
      <text:h text:style-name="P796" text:outline-level="3">Aspectos tratados y decisiones adoptadas</text:h>
      <text:h text:style-name="P741" text:outline-level="4">1. Aprobación si procede del acta de la reunión anterior</text:h>
      <text:p text:style-name="P182"/>
      <text:p text:style-name="P5">Se aprueba</text:p>
      <text:p text:style-name="P182"/>
      <text:h text:style-name="P741" text:outline-level="4">2. Informe<text:span text:style-name="T97">s</text:span> <text:span text:style-name="T98">de la reunión de CCP</text:span></text:h>
      <text:p text:style-name="P6">Se informa de los aspectos tratados en la reunión de CCP del día <text:span text:style-name="T99">20 de septiembre</text:span>. De entre los puntos tratados cabe destacar:</text:p>
      <text:p text:style-name="P6"/>
      <text:p text:style-name="P91">Se explica uso de Tamagochis. Estarán activos tras últimas incorporaciones. Las faltas a primera hora se ponen como F1 no como FA. Profesores de guardia pasan a recoger. Se recuerda obligatoriedad de pasar lista. Debe haber coherencia entre lo regisrado como incidencias en el SGD y la información que se le traslada a los padres en las sesiones de tutoría.</text:p>
      <text:p text:style-name="P91"/>
      <text:p text:style-name="P91">Fechas de los primero ESO, de forma obligatoria se reflejan en Tamagochis. Para el resto de niveles es una recomendación. Se recuerda que se pueden reflejar también las notas. Hay tutoriales de su uso en la zona compartida. Se dará en recreo taller de su uso básico cuando estén operativos.</text:p>
      <text:p text:style-name="P91"/>
      <text:p text:style-name="P91">Se convocará consejo escolar la próxima semana coincidiendo con la primera tutoría de tarde. Por dicho motivo se adelantará media hora la tutoría de tarde. Bachillerato y ciclos empezarán a las seis. Se convocan al salón de actos. Luego los tutores se llevarán a los padres a las aulas. En el consejo escolar se modificará NOF artículo conciernente a los móviles. Se solicita añadir precio para fotocopia en color <text:span text:style-name="T100">0,</text:span>1<text:span text:style-name="T100">0€</text:span>, se mantienen a <text:span text:style-name="T100">0,0</text:span>5<text:span text:style-name="T100">€</text:span> las fotocopías en blanco y negro.</text:p>
      <text:p text:style-name="P91"/>
      <text:p text:style-name="P92">En los próximos días se elaborará cuadrante para el plan de sustituciones de corta duración. Se explica el funcionamiento del plan.</text:p>
      <text:p text:style-name="P92"/>
      <text:p text:style-name="P93">Próxima semana se repartirá a departamento listado de alumnado con materias pendientes.</text:p>
      <text:p text:style-name="P93"/>
      <text:p text:style-name="P183"><text:span text:style-name="T19">Se cuelga en zona compartida en carpeta normativa nuevo orden de evaluación publicada en BOC. Novedades. Se especifica que la segunda evaluación evalúa un semestre. Incluye bastantes anexos de como debe ser el consejo orientador de cada curso de la LOMCE. </text:span><text:span text:style-name="T20">Se irá trabajando a lo largo del curso. </text:span></text:p>
      <text:p text:style-name="P94"/>
      <text:p text:style-name="P95">Evaluación por competencias obligatoria en todos los cursos salvo el ciclo. Se propone elegir entre tablas de Excel y PROIDEAC. Se recuerda importancia de trabajo previo de tutor para evitar incoherencias si se decide utilizar PROIDEAC. Hablar en departamentos y llevar a próxima CCP decisión del método a utilizar.</text:p>
      <text:p text:style-name="P95"><text:soft-page-break/></text:p>
      <text:p text:style-name="P95">Desde convivencia se comunica a directiva que se haga reunión con ayuntamiento y policía local para tratar consumo y menudeo de droga en el entorno del Centro. Se elabora escrito.</text:p>
      <text:p text:style-name="P95"/>
      <text:p text:style-name="P241"><text:span text:style-name="T24">Miércoles</text:span><text:span text:style-name="T16"> pasado reunión directores con inspectores sobre instrucciones comienzo de curso. Citan guardias de recreo se contabilizan como media hora. Obligatoriedad de informar alumnos de criterios de evaluación y calificación, debe ser demostrable que se les ha informado. Se colgarán en la web al igual que las programaciones. También se menciona que debe estar aprobado protocolo contra acoso escolar. Ya aprobado en centro, está en zona compartida en carpeta específica. Cada centro debe recoger en su PGA plan de mejora. Directiva está trabajando en ello. </text:span><text:span text:style-name="T21">Se hará llevar a los departamentos para recogerlo en las programaciones.</text:span></text:p>
      <text:p text:style-name="P95"/>
      <text:p text:style-name="P241"><text:span text:style-name="T16">Consejería remite escrito </text:span><text:span text:style-name="T21">sobre evaluaciones finales ESO y bachillerato (reválidas). <text:s/>Reválida año que viene no determinante para título bachillerato, pero si para acceso a universidad. Serán de ámbito autonómico </text:span><text:span text:style-name="T22">de acuerdo con los nuevos curriculos LOMCE</text:span><text:span text:style-name="T21">. Tampoco cuenta para título la reválida de este año en 4º ESO.</text:span></text:p>
      <text:p text:style-name="P96"/>
      <text:p text:style-name="P242"><text:span text:style-name="T21">I</text:span><text:span text:style-name="T16">niciado proceso licitación del nuevo instituto. Publicado en prensa.</text:span></text:p>
      <text:p text:style-name="P97"/>
      <text:p text:style-name="P97">Se reparten horario de la profesora de apoyo y características de alumnado con NAE.</text:p>
      <text:p text:style-name="P97"/>
      <text:p text:style-name="P243"><text:span text:style-name="T16">Se solicita a departamentos actividades, con duración de una hora, de cada grupo para el banco de actividades del plan de sustituciones de corta duración. </text:span><text:span text:style-name="T23">Entregar en jefatura.</text:span></text:p>
      <text:p text:style-name="P182"/>
      <text:h text:style-name="P741" text:outline-level="4">3. <text:span text:style-name="T98">Análisis del seguimiento de las programaciones de aula</text:span></text:h>
      <text:p text:style-name="P63">Se comentan los contenidos impartidos en cada módulo y materias y se debaten propuestas de coordinación y de posibles actividades a realizar.</text:p>
      <text:p text:style-name="P64"/>
      <text:p text:style-name="P182"/>
      <text:h text:style-name="P741" text:outline-level="4">4. Sugerencias y preguntas</text:h>
      <text:p text:style-name="P182"/>
      <text:p text:style-name="P5">No hay</text:p>
      <text:p text:style-name="P182"/>
      <text:h text:style-name="P796" text:outline-level="3">Tareas asignadas</text:h>
      <text:p text:style-name="P182"/>
      <text:p text:style-name="P182"/>
      <text:p text:style-name="P5">Sin más asuntos que tratar se levanta la sesión, de todo lo cual yo, como Jefe del Departamento, doy fe.</text:p>
      <text:p text:style-name="P182"/>
      <text:p text:style-name="P35">El jefe de departamento </text:p>
      <text:p text:style-name="P211"/>
      <text:p text:style-name="P211"/>
      <text:p text:style-name="P211"/>
      <text:p text:style-name="P211"/>
      <text:p text:style-name="P211"><text:soft-page-break/></text:p>
      <text:p text:style-name="P35">Iván Chillón García </text:p>
      <text:p text:style-name="P239"/>
      <text:p text:style-name="P490"/>
      <text:h text:style-name="P831" text:outline-level="2"><text:span text:style-name="T15">ACTA Nº </text:span><text:span text:style-name="T65">4</text:span></text:h>
      <text:h text:style-name="P797" text:outline-level="3">Fecha: <text:span text:style-name="T25">2</text:span><text:span text:style-name="T27">7</text:span><text:span text:style-name="T25">/</text:span><text:span text:style-name="T16">0</text:span><text:span text:style-name="T18">9</text:span><text:span text:style-name="T16">/1</text:span><text:span text:style-name="T17">6</text:span></text:h>
      <text:h text:style-name="P797" text:outline-level="3">Asistentes:</text:h>
      <text:list xml:id="list95313501299952" text:continue-numbering="true" text:style-name="L5">
        <text:list-item>
          <text:p text:style-name="P674">Juan Francisco <text:span text:style-name="T101">Sánchez González</text:span></text:p>
        </text:list-item>
        <text:list-item>
          <text:p text:style-name="P702">Etiel Juan Domínguez Sánchez</text:p>
        </text:list-item>
        <text:list-item>
          <text:p text:style-name="P702">Iván Chillón García</text:p>
        </text:list-item>
      </text:list>
      <text:p text:style-name="P185"/>
      <text:h text:style-name="P797" text:outline-level="3">Orden del día</text:h>
      <text:p text:style-name="P274">1. Aprobación si procede del acta de la reunión anterior </text:p>
      <text:p text:style-name="P274">2. <text:span text:style-name="T98">Informe de la reunión de CCP</text:span></text:p>
      <text:p text:style-name="P274">3. <text:span text:style-name="T98">Seguimiento de programaciones de aula</text:span></text:p>
      <text:p text:style-name="P304">4. Compra de fungibles</text:p>
      <text:p text:style-name="P274"><text:span text:style-name="T126">5. </text:span>Sugerencias y preguntas</text:p>
      <text:p text:style-name="P323"/>
      <text:h text:style-name="P797" text:outline-level="3">Aspectos tratados y decisiones adoptadas</text:h>
      <text:h text:style-name="P742" text:outline-level="4">1. Aprobación si procede del acta de la reunión anterior</text:h>
      <text:p text:style-name="P185"/>
      <text:p text:style-name="P8">Se aprueba</text:p>
      <text:p text:style-name="P185"/>
      <text:h text:style-name="P742" text:outline-level="4">2. Informe<text:span text:style-name="T97">s</text:span> <text:span text:style-name="T98">de la reunión de CCP</text:span></text:h>
      <text:p text:style-name="P8">Se informa de los aspectos tratados en la reunión de CCP del día <text:span text:style-name="T99">27 de septiembre</text:span>. De entre los puntos tratados cabe destacar:</text:p>
      <text:p text:style-name="P8"/>
      <text:p text:style-name="P244"><text:span text:style-name="T23">E</text:span><text:span text:style-name="T16">nrique acude a reunión en Gran Canaria sobre el Fondo Social Europeo.</text:span></text:p>
      <text:p text:style-name="P99"/>
      <text:p text:style-name="P99">De cara a la auditoría de inspección a la que va a ser sometido el centro se realizará cambio en el formato del parte e guardia. Se recuerda como es su correcta cumplimentación. Al tratarse de documento oficial no debería tener tachones. Se debe anotar el profesorado ausente, no sólo el que tenga horas lectivas sino también el que tenga horas complementarias. Se modificará el procedimiento y formato para anotar las incidencias de alumnado.</text:p>
      <text:p text:style-name="P99"/>
      <text:p text:style-name="P99">Desde dirección se elabora propuesta de items mínimos a incluir en la programación de aula. Se parte de modelo presentado por Rosa y se quitan elementos que no se consideran mínimos y se añade apartado para seguimiento de la unidad. Se cuelga en zona compartida como propuesta. Se recuerda que el formato a utilizar es libre. Sergio <text:soft-page-break/>comenta que si se programa utilizando la aplicación PROIDEAC este premite imprimir los aspectos curriculares de cada situación de aprendizaje.</text:p>
      <text:p text:style-name="P99"/>
      <text:p text:style-name="P99">Se cuerda en carpeta CCP resumen extenso de la orden de evaluación de 3 de septiembre. Se irá trabajando en CCP.</text:p>
      <text:p text:style-name="P99"/>
      <text:p text:style-name="P244"><text:span text:style-name="T16">Guardias de recreo y 3ª hora. La puerta del centro deberá quedar cerrada al finalizar la tercera hora. Se encargará de abrirla el profesor de guardia del recreo durante cinco minutos. Se volverá a abrir poco antes de fina</text:span><text:span text:style-name="T28">lizar el recreo. Se recuerda al profesorado que debe quedar cerrada en todo momento la puerta trasera del centro. Algunos alumnos está aprovechando para escaparse por la misma.</text:span></text:p>
      <text:p text:style-name="P100"/>
      <text:p text:style-name="P245"><text:span text:style-name="T16">Se va a, desde convivencia, protocolo de seguimiento de incidencias del alumnado a partir de establecido por la conserjería. </text:span><text:span text:style-name="T29">La incidencia, en función de su gravedad, debe pasar por el profesor, tutor y convivencia. En cada etapa debería llega con documentación y medidas previas. El formato a elaborar se prevé que sea ágil y fácil de rellenar.</text:span></text:p>
      <text:p text:style-name="P101"/>
      <text:p text:style-name="P246"><text:span text:style-name="T29">T</text:span><text:span text:style-name="T16">rini realiza anotaciones al documento de apoyo entregado en la CCP de la semana anterior. Referente a este departamento hay un alumno de 1º del ciclo y otro de 2º del ciclo con informes. La documentación debe ser remitida por los padres a los tutores.</text:span></text:p>
      <text:p text:style-name="P185"/>
      <text:h text:style-name="P742" text:outline-level="4">3. <text:span text:style-name="T98">Análisis del seguimiento de las programaciones de aula</text:span></text:h>
      <text:p text:style-name="P66">Se comentan los contenidos impartidos en cada módulo y materias y se debaten propuestas de coordinación y de posibles actividades a realizar.</text:p>
      <text:p text:style-name="P185"/>
      <text:h text:style-name="P742" text:outline-level="4">4. <text:span text:style-name="T126">Compra de fungibles</text:span></text:h>
      <text:p text:style-name="P445"><text:span text:style-name="T106">S</text:span><text:span text:style-name="T105">e aprueba la adquisición de pasta térmica, ratones y switch Gb de ocho bocas.</text:span></text:p>
      <text:h text:style-name="P742" text:outline-level="4"><text:span text:style-name="T126">5. </text:span>Sugerencias y preguntas</text:h>
      <text:p text:style-name="P185"/>
      <text:p text:style-name="P8">No hay</text:p>
      <text:p text:style-name="P185"/>
      <text:h text:style-name="P797" text:outline-level="3">Tareas asignadas</text:h>
      <text:p text:style-name="P185"/>
      <text:p text:style-name="P185"/>
      <text:p text:style-name="P8">Sin más asuntos que tratar se levanta la sesión, de todo lo cual yo, como Jefe del Departamento, doy fe.</text:p>
      <text:p text:style-name="P185"/>
      <text:p text:style-name="P37">El jefe de departamento </text:p>
      <text:p text:style-name="P213"/>
      <text:p text:style-name="P213"/>
      <text:p text:style-name="P213"/>
      <text:p text:style-name="P213"/>
      <text:p text:style-name="P213"/>
      <text:p text:style-name="P495">Iván Chillón García </text:p>
      <text:p text:style-name="P495"/>
      <text:h text:style-name="P832" text:outline-level="2" text:is-list-header="true"><text:soft-page-break/><text:span text:style-name="T15">ACTA Nº </text:span><text:span text:style-name="T66">5</text:span></text:h>
      <text:h text:style-name="P798" text:outline-level="3">Fecha: <text:span text:style-name="T30">04</text:span><text:span text:style-name="T25">/</text:span><text:span text:style-name="T30">10</text:span><text:span text:style-name="T16">/1</text:span><text:span text:style-name="T17">6</text:span></text:h>
      <text:h text:style-name="P798" text:outline-level="3">Asistentes:</text:h>
      <text:list xml:id="list95313328800660" text:continue-numbering="true" text:style-name="L5">
        <text:list-item>
          <text:p text:style-name="P675">Juan Francisco <text:span text:style-name="T101">Sánchez González</text:span></text:p>
        </text:list-item>
        <text:list-item>
          <text:p text:style-name="P703">Etiel Juan Domínguez Sánchez</text:p>
        </text:list-item>
        <text:list-item>
          <text:p text:style-name="P703">Iván Chillón García</text:p>
        </text:list-item>
      </text:list>
      <text:p text:style-name="P186"/>
      <text:h text:style-name="P798" text:outline-level="3">Orden del día</text:h>
      <text:p text:style-name="P275">1. Aprobación si procede del acta de la reunión anterior </text:p>
      <text:p text:style-name="P275">2. <text:span text:style-name="T98">Informe de la reunión de CCP</text:span></text:p>
      <text:p text:style-name="P275">3. <text:span text:style-name="T98">Seguimiento de programaciones de aula</text:span></text:p>
      <text:p text:style-name="P275"><text:span text:style-name="T126">4. </text:span>Sugerencias y preguntas</text:p>
      <text:p text:style-name="P324"/>
      <text:h text:style-name="P798" text:outline-level="3">Aspectos tratados y decisiones adoptadas</text:h>
      <text:h text:style-name="P743" text:outline-level="4">1. Aprobación si procede del acta de la reunión anterior</text:h>
      <text:p text:style-name="P186"/>
      <text:p text:style-name="P9">Se aprueba</text:p>
      <text:p text:style-name="P186"/>
      <text:h text:style-name="P743" text:outline-level="4">2. Informe<text:span text:style-name="T97">s</text:span> <text:span text:style-name="T98">de la reunión de CCP</text:span></text:h>
      <text:p text:style-name="P9">Se informa de los aspectos tratados en la reunión de CCP del día <text:span text:style-name="T127">4 de octubre</text:span>. De entre los puntos tratados cabe destacar:</text:p>
      <text:p text:style-name="P9"/>
      <text:p text:style-name="P102">Inspección hace llegar correo con programación de todas las PGA, en todos los centros por defecto hasta fin de mes e indican que va a ser objeto de supervisión. Programaciones deberán entregarse sobre el día 25.</text:p>
      <text:p text:style-name="P102"/>
      <text:p text:style-name="P102">Publicada por conserjería orientaciones sobre competencias claves. Do<text:span text:style-name="T131">cum</text:span>ento escalera adaptado a la LOMCE.</text:p>
      <text:p text:style-name="P102"/>
      <text:p text:style-name="P102">Hacen llegar circular posibilidad pasar 23 diciembre como lectivo al 23 de junio. Se llevará al consejo escolar. Se decide por centros. Propuesta debe reflejarse en PGA y be ser a<text:span text:style-name="T128">p</text:span>robado también por dirección territorial.</text:p>
      <text:p text:style-name="P102"/>
      <text:p text:style-name="P102">Secretaria pide recordar desperfectos en aula indicar en apartado mante<text:span text:style-name="T131">ni</text:span>miento del SGD, tamagochi.</text:p>
      <text:p text:style-name="P102"/>
      <text:p text:style-name="P104">Desde dirección se solicita que se asume como leído los comunicados en el tamagochi y actuar en consecuencia.</text:p>
      <text:p text:style-name="P104"/>
      <text:p text:style-name="P104">Reunión FSE, volvemos a estar cofinaciados, 1º <text:span text:style-name="T129">curso del </text:span>ciclo formativo. Lleva aparejado muchos procedimientos. De forma inmediata se implementará libro de seguimiento que <text:soft-page-break/>certifique que se han dado clases. Propio profesorado será el que certifique. Las horas certificables aquellas en las que se han impartido clases del ciclo, p ej, presentación no es certificable <text:span text:style-name="T129">o las actividades extraescolares tampoco</text:span>. Se explicará en detalle al profesorado del ciclo.</text:p>
      <text:p text:style-name="P104"/>
      <text:p text:style-name="P105">Se aprueba nuevo horario de pedagogía <text:span text:style-name="T130">terapéutica y la normativa sobre funciones de cada docente implicado en la elaboración de la documentación de adaptación curricular.</text:span> Se explican <text:span text:style-name="T130">horario y </text:span>modificaciones.</text:p>
      <text:p text:style-name="P105"/>
      <text:p text:style-name="P103">Se reparte resumen con aspectos destacados de la nueva orde<text:span text:style-name="T129">n</text:span> evaluación de la LOMCE. <text:span text:style-name="T130">Documento está en zona compartida. Varios aspectos se deben tener en cuenta en programaciones y evaluación sin notas. </text:span></text:p>
      <text:p text:style-name="P103"/>
      <text:list xml:id="list7307418057792975800" text:style-name="L6">
        <text:list-item>
          <text:p text:style-name="P725">CE curriculo referencia principal.</text:p>
        </text:list-item>
        <text:list-item>
          <text:p text:style-name="P725">CCP se debe establecer medidas evaluación alumnado asentista. Incluir en programación los porcentajes establecidos en PGA.</text:p>
        </text:list-item>
        <text:list-item>
          <text:p text:style-name="P725">Al valorar competencias generales los objetivos de etapa son en lo que nos tenemos que fijar también servirán para diseñar situaciones de aprendizaje.</text:p>
        </text:list-item>
        <text:list-item>
          <text:p text:style-name="P726">Coherencia entre calificación materias y competencias en ESO.</text:p>
        </text:list-item>
        <text:list-item>
          <text:p text:style-name="P726">Profesorado establecerá medida para alumnado cuya evolución no sea positiva. Se reflejará en programaciones de departamento.</text:p>
        </text:list-item>
        <text:list-item>
          <text:p text:style-name="P726">En la segunda evaluación se evalúa el semestre completo. </text:p>
        </text:list-item>
        <text:list-item>
          <text:p text:style-name="P727">En el equipo educativo hay que reflejar las medidas a tomar con alumnado que van mal.</text:p>
        </text:list-item>
        <text:list-item>
          <text:p text:style-name="P727">Medidas de refuerzo para alumnado con pendientes se diseñarán e incluirán en programaciones.</text:p>
        </text:list-item>
        <text:list-item>
          <text:p text:style-name="P727">Plan especifico para alumnado repetidor.</text:p>
        </text:list-item>
        <text:list-item>
          <text:p text:style-name="P727">Mirar con detalle. Hay aspectos a reflejar en programaciones.</text:p>
        </text:list-item>
      </text:list>
      <text:p text:style-name="P106"/>
      <text:p text:style-name="P106">Programación de aula. Se ha terminado documento con mínimos y se colgará en carpeta de CCP</text:p>
      <text:p text:style-name="P9"/>
      <text:h text:style-name="P743" text:outline-level="4">3. <text:span text:style-name="T98">Análisis del seguimiento de las programaciones de aula</text:span></text:h>
      <text:p text:style-name="P67">Se comentan los contenidos impartidos en cada módulo y materias y se debaten propuestas de coordinación y de posibles actividades a realizar.</text:p>
      <text:p text:style-name="P186"/>
      <text:h text:style-name="P743" text:outline-level="4">4. Sugerencias y preguntas</text:h>
      <text:p text:style-name="P186"/>
      <text:p text:style-name="P9">No hay</text:p>
      <text:p text:style-name="P186"/>
      <text:h text:style-name="P798" text:outline-level="3">Tareas asignadas</text:h>
      <text:p text:style-name="P186"/>
      <text:p text:style-name="P186"/>
      <text:p text:style-name="P9">Sin más asuntos que tratar se levanta la sesión, de todo lo cual yo, como Jefe del Departamento, doy fe.</text:p>
      <text:p text:style-name="P186"><text:soft-page-break/></text:p>
      <text:p text:style-name="P38">El jefe de departamento </text:p>
      <text:p text:style-name="P214"/>
      <text:p text:style-name="P214"/>
      <text:p text:style-name="P214"/>
      <text:p text:style-name="P214"/>
      <text:p text:style-name="P214"/>
      <text:p text:style-name="P496">Iván Chillón García </text:p>
      <text:p text:style-name="P496"/>
      <text:p text:style-name="P515"/>
      <text:h text:style-name="P833" text:outline-level="2" text:is-list-header="true"><text:span text:style-name="T15">ACTA Nº </text:span><text:span text:style-name="T67">6</text:span></text:h>
      <text:h text:style-name="P799" text:outline-level="3">Fecha: <text:span text:style-name="T31">1</text:span><text:span text:style-name="T32">1</text:span><text:span text:style-name="T25">/</text:span><text:span text:style-name="T30">10</text:span><text:span text:style-name="T16">/1</text:span><text:span text:style-name="T17">6</text:span></text:h>
      <text:h text:style-name="P799" text:outline-level="3">Asistentes:</text:h>
      <text:list xml:id="list95311846455499" text:continue-list="list95313328800660" text:style-name="L5">
        <text:list-item>
          <text:p text:style-name="P728">Enrique Pérez Coll</text:p>
        </text:list-item>
        <text:list-item>
          <text:p text:style-name="P676">Juan Francisco <text:span text:style-name="T101">Sánchez González</text:span></text:p>
        </text:list-item>
        <text:list-item>
          <text:p text:style-name="P704">Etiel Juan Domínguez Sánchez</text:p>
        </text:list-item>
        <text:list-item>
          <text:p text:style-name="P704">Iván Chillón García</text:p>
        </text:list-item>
      </text:list>
      <text:p text:style-name="P187"/>
      <text:h text:style-name="P799" text:outline-level="3">Orden del día</text:h>
      <text:p text:style-name="P276">1. Aprobación si procede del acta de la reunión anterior </text:p>
      <text:p text:style-name="P276">2. <text:span text:style-name="T98">Informe de la reunión de CCP</text:span></text:p>
      <text:p text:style-name="P276">3. <text:span text:style-name="T132">Fondo Social Europeo</text:span></text:p>
      <text:p text:style-name="P305">4. Compras</text:p>
      <text:p text:style-name="P305">5. Seguimiento de programaciones de aula</text:p>
      <text:p text:style-name="P276"><text:span text:style-name="T132">6. </text:span>Sugerencias y preguntas</text:p>
      <text:p text:style-name="P325"/>
      <text:h text:style-name="P799" text:outline-level="3">Aspectos tratados y decisiones adoptadas</text:h>
      <text:h text:style-name="P744" text:outline-level="4">1. Aprobación si procede del acta de la reunión anterior</text:h>
      <text:p text:style-name="P187"/>
      <text:p text:style-name="P10">Se aprueba</text:p>
      <text:p text:style-name="P187"/>
      <text:h text:style-name="P744" text:outline-level="4">2. Informe<text:span text:style-name="T97">s</text:span> <text:span text:style-name="T98">de la reunión de CCP</text:span></text:h>
      <text:p text:style-name="P10">Se informa de los aspectos tratados en la reunión de CCP del día <text:span text:style-name="T132">11 de octubre</text:span>. De entre los puntos tratados cabe destacar:</text:p>
      <text:p text:style-name="P10"/>
      <text:p text:style-name="P107">Orden de evaluación incluye matricula de honor en la ESO. Hay que orientar a los equipos educativos con criterios a seguir para concederla. Se propone utilizar la máxima nota media en todos los cursos de la ESO. Para el desempate se usarían las de 4º, 3º,… sucesivamente. Llevar a los departamentos y traer a próxima reunión.</text:p>
      <text:p text:style-name="P107"/>
      <text:p text:style-name="P107"><text:soft-page-break/>En consejo escolar se decide pasar 23/12 a 23/6 como lectivo. Por lo que la entrega de notas se adelanta al 21 de diciembre. Trámite debe ser aprobado por dirección territorial.</text:p>
      <text:p text:style-name="P107"/>
      <text:p text:style-name="P107">Se vuelve a aprobar programa de desayunos escolares para los IES. Se está en proceso de asignación de la medida al alumnado que lo solicita.</text:p>
      <text:p text:style-name="P107"/>
      <text:p text:style-name="P107">Primera parte PGA centrada plan de mejora del centro. Cose<text:span text:style-name="T135">r</text:span>jería a añadido objetivos de mejora. Se añaden a la PGA, se pone en separata de zona compartida. Jefes de departamento deben informar al profesorado para que se incluyan en las program<text:span text:style-name="T134">a</text:span>ciones.</text:p>
      <text:p text:style-name="P107"/>
      <text:p text:style-name="P108">Comienza proceso de renovación del consejo escolar. Se renovarán dos profesores. Del alumnado hay que nombrar 4 representantes, uno de los cuales lo elegirá la junta de delegados. No se eligen representantes de padres y madres. Se hará claustro extraordinario para la elección.</text:p>
      <text:p text:style-name="P108"/>
      <text:p text:style-name="P108">Modalidad OMAs se propone utilizar misma modalidad curso pasado: atención a alumnado con necesidades educativas.</text:p>
      <text:p text:style-name="P108"/>
      <text:p text:style-name="P109">Hay que actualizar documentos a la nueva nomenclatura de la LOMCE:</text:p>
      <text:p text:style-name="P109">- competencias básicas – competencias clave</text:p>
      <text:p text:style-name="P109">- Unidades didácticas – unidades de programación.</text:p>
      <text:p text:style-name="P109"/>
      <text:p text:style-name="P109">Se comentan aspectos relacionados con las evaluaciones sin notas.</text:p>
      <text:p text:style-name="P109"/>
      <text:p text:style-name="P110">Actividades para alumnos expulsados.</text:p>
      <text:p text:style-name="P11"/>
      <text:p text:style-name="P110">Faltan comentarios de profesores en la web par<text:span text:style-name="T136">a</text:span> la tutoría.</text:p>
      <text:p text:style-name="P110"/>
      <text:p text:style-name="P111">Elena: continuación de proyecto de reciclaje <text:s/>del curso pasado.</text:p>
      <text:h text:style-name="P744" text:outline-level="4">3. <text:span text:style-name="T132">Fondo social europeo</text:span></text:h>
      <text:p text:style-name="P446">Enrique explica aspectos administrativos y procedimientos relacionados con la financiación de 1º del ciclo por el FSE:</text:p>
      <text:list xml:id="list3707862782112278621" text:style-name="L7">
        <text:list-item>
          <text:p text:style-name="P653">Lee carta remitida por </text:p>
        </text:list-item>
        <text:list-item>
          <text:p text:style-name="P653">Se establece formulario de certificación de asistencia e impartición del curriculo del proesorado de 1º curso del ciclo. Se explica su cumplimentación.</text:p>
        </text:list-item>
      </text:list>
      <text:p text:style-name="P446"/>
      <text:h text:style-name="P793" text:outline-level="4">4. Compras</text:h>
      <text:p text:style-name="P471">Transformador monitor profesor 2º curso. Teclado, ratón, pasta térmica y switch.</text:p>
      <text:h text:style-name="P745" text:outline-level="4">5. Análisis del seguimiento de las programaciones de aula</text:h>
      <text:p text:style-name="P68">Se comentan los contenidos impartidos en cada módulo y materias y se debaten propuestas de coordinación y de posibles actividades a realizar.</text:p>
      <text:p text:style-name="P187"/>
      <text:h text:style-name="P744" text:outline-level="4"><text:span text:style-name="T133">6</text:span>. Sugerencias y preguntas</text:h>
      <text:p text:style-name="P187"/>
      <text:p text:style-name="P107"><text:soft-page-break/>Se informa de que se remite por correo a todos los miembros del departamento del modelo de seguimiento de programación de aula propuesto por dirección con items mínimos que debería contener la misma <text:span text:style-name="T134">y aspectos del plan de mejora que deberían ser contemplados en las programaciones de aula.</text:span></text:p>
      <text:p text:style-name="P187"/>
      <text:h text:style-name="P799" text:outline-level="3">Tareas asignadas</text:h>
      <text:p text:style-name="P187"/>
      <text:p text:style-name="P187"/>
      <text:p text:style-name="P10">Sin más asuntos que tratar se levanta la sesión, de todo lo cual yo, como Jefe del Departamento, doy fe.</text:p>
      <text:p text:style-name="P187"/>
      <text:p text:style-name="P39">El jefe de departamento </text:p>
      <text:p text:style-name="P215"/>
      <text:p text:style-name="P215"/>
      <text:p text:style-name="P215"/>
      <text:p text:style-name="P215"/>
      <text:p text:style-name="P215"/>
      <text:p text:style-name="P497">Iván Chillón García </text:p>
      <text:p text:style-name="P497"/>
      <text:h text:style-name="P834" text:outline-level="2" text:is-list-header="true"><text:span text:style-name="T15">ACTA Nº </text:span><text:span text:style-name="T68">7</text:span></text:h>
      <text:h text:style-name="P800" text:outline-level="3">Fecha: <text:span text:style-name="T31">1</text:span><text:span text:style-name="T32">8/</text:span><text:span text:style-name="T30">10</text:span><text:span text:style-name="T16">/1</text:span><text:span text:style-name="T17">6</text:span></text:h>
      <text:h text:style-name="P800" text:outline-level="3">Asistentes:</text:h>
      <text:list xml:id="list95312010045965" text:continue-list="list95311846455499" text:style-name="L5">
        <text:list-item>
          <text:p text:style-name="P677">Juan Francisco <text:span text:style-name="T101">Sánchez González</text:span></text:p>
        </text:list-item>
        <text:list-item>
          <text:p text:style-name="P705">Etiel Juan Domínguez Sánchez</text:p>
        </text:list-item>
        <text:list-item>
          <text:p text:style-name="P705">Iván Chillón García</text:p>
        </text:list-item>
      </text:list>
      <text:p text:style-name="P188"/>
      <text:h text:style-name="P800" text:outline-level="3">Orden del día</text:h>
      <text:p text:style-name="P277">1. Aprobación si procede del acta de la reunión anterior </text:p>
      <text:p text:style-name="P277">2. <text:span text:style-name="T98">Informe de la reunión de CCP</text:span></text:p>
      <text:p text:style-name="P277">3. <text:span text:style-name="T137">Familia profesional. Necesidades de equipamiento y dotaciones</text:span></text:p>
      <text:p text:style-name="P306"><text:span text:style-name="T138">4</text:span>. Seguimiento de programaciones de aula</text:p>
      <text:p text:style-name="P277"><text:span text:style-name="T138">5. </text:span>Sugerencias y preguntas</text:p>
      <text:p text:style-name="P326"/>
      <text:h text:style-name="P800" text:outline-level="3">Aspectos tratados y decisiones adoptadas</text:h>
      <text:h text:style-name="P751" text:outline-level="4">1. Aprobación si procede del acta de la reunión anterior</text:h>
      <text:p text:style-name="P188"/>
      <text:p text:style-name="P12">Se aprueba</text:p>
      <text:p text:style-name="P188"/>
      <text:h text:style-name="P751" text:outline-level="4"><text:soft-page-break/>2. Informe<text:span text:style-name="T97">s</text:span> <text:span text:style-name="T98">de la reunión de CCP</text:span></text:h>
      <text:p text:style-name="P12">Se informa de los aspectos tratados en la reunión de CCP del día <text:span text:style-name="T132">18 de octubre</text:span>. De entre los puntos tratados cabe destacar:</text:p>
      <text:p text:style-name="P12"/>
      <text:p text:style-name="P112">Modalidad OMAs se propone cambiar a nueva modalidad refuerzo especial para alumnado con dificultades de aprendizaje o NAE ya que se adapta mejor a lo que se está aplicando actualmente.</text:p>
      <text:p text:style-name="P112"/>
      <text:p text:style-name="P116">Fechas elecciones CE 3/11 profesorado y PAS en claustro extraordinario en recreo, alumnado 8/11. </text:p>
      <text:p text:style-name="P116"/>
      <text:p text:style-name="P117"><text:span text:style-name="T139">Se propone departamentos discutan usar mismo criterio para segundo de bachillerato. Acuerdo sobre matrículas de honor se aprueba utilizar media de ESO completo y desempate nota de 4º, 3º y así </text:span><text:span text:style-name="T140">sucesivamente</text:span><text:span text:style-name="T139">. El requisito es sacar un 9 en el ciclo completo. </text:span></text:p>
      <text:p text:style-name="P115"/>
      <text:p text:style-name="P118">Fechas evaluación propuestas para el ciclo. Se informa 1/12 primera evaluación, evaluación final 2º 16/3, módulo de integración 20/3 <text:s/>y FCT 17/4.</text:p>
      <text:p text:style-name="P118"/>
      <text:p text:style-name="P119">Recibido correo informando de resolución publicada <text:span text:style-name="T141">en junio </text:span>sobre alumnado con materias pendientes serán LOMCE aunque el curso pasado cursara LOE. En las que tengan diferente nomenclatura o hayan dejado de existir la consejería habla de asignaturas mínimas por curso. En consecuencia, los alumnos que tengan pendiente educación para la ciudadanía de 3º <text:s/>ESO tienen que recuperar prácticas comunicativas.</text:p>
      <text:p text:style-name="P119"/>
      <text:p text:style-name="P120">PGA se aprobará 27/10, lunes 24/10 colocar programaciones. Criterios de calificación y estándares de aprendizaje en separata.</text:p>
      <text:p text:style-name="P120"/>
      <text:p text:style-name="P120">Adaptaciones curriculares con nombres y apellidos documento aparte.</text:p>
      <text:p text:style-name="P120"/>
      <text:p text:style-name="P121">Huelga oficial de alumnos para el 26/10 a nivel nacional. Por tanto es falta justificada.</text:p>
      <text:p text:style-name="P121"/>
      <text:p text:style-name="P121">Se piden voluntarios para llevar alumnos de forma voluntaria a las canchas completarían segunda media hora que hay que hacer en otra hora. Aclarar en breve.</text:p>
      <text:p text:style-name="P120"/>
      <text:p text:style-name="P120"/>
      <text:p text:style-name="P12"/>
      <text:h text:style-name="P751" text:outline-level="4">3. <text:span text:style-name="T132">Familia profesional. Necesidades de equipamiento y dotaciones</text:span></text:h>
      <text:p text:style-name="P472"><text:span text:style-name="T107">E</text:span><text:span text:style-name="T105">xtracto del correo remitido por la familia profesional:</text:span></text:p>
      <text:p text:style-name="P447"/>
      <text:p text:style-name="P472">Se ha de elaborar informe en el que figuren:</text:p>
      <text:p text:style-name="P472"/>
      <text:p text:style-name="P472">Para todos los centros:</text:p>
      <text:p text:style-name="P472"/>
      <text:p text:style-name="P472"><text:s text:c="4"/>Relación de ciclos formativos y grupos que este curso tiene el centro de la Familia Profesional de Informática y Comunicaciones, indicando, en cada caso, si se trata de formación presencial o a distancia.</text:p>
      <text:p text:style-name="P472"/>
      <text:p text:style-name="P472"><text:soft-page-break/><text:s/>¿Qué conectividad a Internet disponen las aulas de la Familia Profesional (velocidad y entidad que la facilita: en caso de Medusa, indicarlo)?</text:p>
      <text:p text:style-name="P472"><text:s text:c="4"/></text:p>
      <text:p text:style-name="P472">¿Se dispone de servidores para la gestión de las aulas la Familia Profesional? ¿Qué antigüedad tienen?</text:p>
      <text:p text:style-name="P472"><text:s text:c="4"/></text:p>
      <text:p text:style-name="P472">¿Se dispone de dispositivos de almacenamiento NAS? ¿Qué antigüedad y capacidad tienen?</text:p>
      <text:p text:style-name="P472"/>
      <text:p text:style-name="P472">¿Se dispone de inscripción en el centro al proyecto Imagine de Microsoft (antiguo Dreamspark)?</text:p>
      <text:p text:style-name="P472"/>
      <text:p text:style-name="P472">¿Se dispone en las aulas del software MS Office para su utilización por parte del alumnado?</text:p>
      <text:p text:style-name="P472"/>
      <text:p text:style-name="P472">¿Se dispone de algún tipo de inscripción como departamento a servicios de nube como Azure, Amazon o similares? En caso afirmativo, explicar cómo se ha realizado el alta del servicio y qué tipo de servicio es, así como su coste.</text:p>
      <text:p text:style-name="P472"/>
      <text:p text:style-name="P472">Para cada laboratorio / taller que sea de uso principal de la Familia Profesional:</text:p>
      <text:p text:style-name="P472"/>
      <text:p text:style-name="P472"><text:s text:c="8"/>- Ciclo que se imparte en dicho laboratorio / taller (también para el caso de varios turnos).</text:p>
      <text:p text:style-name="P472"/>
      <text:p text:style-name="P472"><text:s text:c="8"/>- Número de equipos actuales.</text:p>
      <text:p text:style-name="P472"/>
      <text:p text:style-name="P472"><text:s text:c="8"/>- Descripción corta de los equipos (marca y modelo en caso de tenerlo y características de procesador, memoria y disco duro).</text:p>
      <text:p text:style-name="P472"/>
      <text:p text:style-name="P472"><text:s text:c="8"/>- Años de antigüedad de los equipos.</text:p>
      <text:p text:style-name="P472"/>
      <text:p text:style-name="P472"><text:s text:c="8"/>- ¿Se requieren mesas nuevas?</text:p>
      <text:p text:style-name="P472"/>
      <text:p text:style-name="P472"><text:s text:c="8"/>- ¿Se requieren sillas nuevas?</text:p>
      <text:p text:style-name="P472"/>
      <text:p text:style-name="P472">Para centros con el Ciclos de Grado Medio de Sistemas Microinformáticos y Redes:</text:p>
      <text:p text:style-name="P472"/>
      <text:p text:style-name="P472"><text:s text:c="8"/>- ¿Se dispone de electrónica de red gestionable para prácticas (Cisco por ejemplo)?</text:p>
      <text:p text:style-name="P472"/>
      <text:p text:style-name="P472"><text:s text:c="8"/>- ¿Se dispone de servidores para realizar las prácticas? (no se valora material de segundo uso cedido por empresas o CAUCE).</text:p>
      <text:p text:style-name="P472"/>
      <text:p text:style-name="P472"><text:s text:c="8"/>- ¿Se dispone de kits para prácticas de fibra óptica (convertidores de medio, latiguillos de fibra óptica)? No se solicitarán en esta fase herramientas de montaje de fibra.</text:p>
      <text:p text:style-name="P472"/>
      <text:p text:style-name="P472"><text:s text:c="8"/>- ¿Se dispone de kits de WIFI 802.11ac con salidas Gigabit para prácticas del alumnado?</text:p>
      <text:p text:style-name="P472"/>
      <text:p text:style-name="P472"><text:soft-page-break/><text:s text:c="8"/>- ¿Se dispone de equipos nuevos para realizar montaje de equipos para prácticas del alumnado?</text:p>
      <text:p text:style-name="P472"/>
      <text:p text:style-name="P472">En el caso de ya haber contestado a alguna de las preguntas por estar en varios apartados (por ejemplo centros que tienen ciclo de grado medio y de superior de Administración de Sistemas informáticos), sólo contestarlas en una ocasión.</text:p>
      <text:p text:style-name="P472"/>
      <text:p text:style-name="P472">Se intenta con este inventario tener una visión lo más ajustada a la realidad de cada centro, ya que se quiere la próxima semana entregar una petición de dotaciones por parte de la Familia Profesional incluyendo las necesidades de todos los centros de Canarias. Esta petición se basará en lo ya disponible en el centro y se intentará hacer una estimación de necesidades mínimas para los próximos cinco cursos.</text:p>
      <text:p text:style-name="P472"/>
      <text:p text:style-name="P472">Por este motivo, ruego que se conteste a la mayor brevedad a esta petición, enviando el informe a <text:a xlink:type="simple" xlink:href="mailto:coordinacion@fpinformatica.com" text:style-name="Internet_20_link" text:visited-style-name="Visited_20_Internet_20_Link">coordinacion@fpinformatica.com</text:a>.</text:p>
      <text:p text:style-name="P472"/>
      <text:h text:style-name="P746" text:outline-level="4"><text:span text:style-name="T137">4</text:span>. Análisis del seguimiento de las programaciones de aula</text:h>
      <text:p text:style-name="P69">Se comentan los contenidos impartidos en cada módulo y materias y se debaten propuestas de coordinación y de posibles actividades a realizar.</text:p>
      <text:p text:style-name="P188"/>
      <text:h text:style-name="P751" text:outline-level="4"><text:span text:style-name="T137">5</text:span>. Sugerencias y preguntas</text:h>
      <text:p text:style-name="P188"/>
      <text:p text:style-name="P112">Llega libramiento libros bachillerato y ciclos</text:p>
      <text:p text:style-name="P188"/>
      <text:h text:style-name="P800" text:outline-level="3">Tareas asignadas</text:h>
      <text:p text:style-name="P188"/>
      <text:p text:style-name="P188"/>
      <text:p text:style-name="P12">Sin más asuntos que tratar se levanta la sesión, de todo lo cual yo, como Jefe del Departamento, doy fe.</text:p>
      <text:p text:style-name="P188"/>
      <text:p text:style-name="P40">El jefe de departamento </text:p>
      <text:p text:style-name="P216"/>
      <text:p text:style-name="P216"/>
      <text:p text:style-name="P216"/>
      <text:p text:style-name="P216"/>
      <text:p text:style-name="P216"/>
      <text:p text:style-name="P498">Iván Chillón García </text:p>
      <text:p text:style-name="P498"/>
      <text:h text:style-name="P835" text:outline-level="2" text:is-list-header="true"><text:span text:style-name="T15">ACTA Nº </text:span><text:span text:style-name="T80">8</text:span></text:h>
      <text:h text:style-name="P801" text:outline-level="3">Fecha: <text:span text:style-name="T33">25</text:span><text:span text:style-name="T32">/</text:span><text:span text:style-name="T30">10</text:span><text:span text:style-name="T16">/1</text:span><text:span text:style-name="T17">6</text:span></text:h>
      <text:h text:style-name="P801" text:outline-level="3">Asistentes:</text:h>
      <text:list xml:id="list95312422327339" text:continue-numbering="true" text:style-name="L5">
        <text:list-item>
          <text:p text:style-name="P678">Juan Francisco <text:span text:style-name="T101">Sánchez González</text:span></text:p>
        </text:list-item>
        <text:list-item>
          <text:p text:style-name="P706"><text:soft-page-break/>Etiel Juan Domínguez Sánchez</text:p>
        </text:list-item>
        <text:list-item>
          <text:p text:style-name="P706">Iván Chillón García</text:p>
        </text:list-item>
      </text:list>
      <text:p text:style-name="P189"/>
      <text:h text:style-name="P801" text:outline-level="3">Orden del día</text:h>
      <text:p text:style-name="P278">1. Aprobación si procede del acta de la reunión anterior </text:p>
      <text:p text:style-name="P278">2. <text:span text:style-name="T98">Informe de la reunión de CCP</text:span></text:p>
      <text:p text:style-name="P278">3. <text:span text:style-name="T137">Familia profesional. Necesidades de equipamiento y dotaciones</text:span></text:p>
      <text:p text:style-name="P307"><text:span text:style-name="T138">4</text:span>. Seguimiento de programaciones de aula</text:p>
      <text:p text:style-name="P278"><text:span text:style-name="T138">5. </text:span>Sugerencias y preguntas</text:p>
      <text:p text:style-name="P327"/>
      <text:h text:style-name="P801" text:outline-level="3">Aspectos tratados y decisiones adoptadas</text:h>
      <text:h text:style-name="P752" text:outline-level="4">1. Aprobación si procede del acta de la reunión anterior</text:h>
      <text:p text:style-name="P189"/>
      <text:p text:style-name="P13">Se aprueba</text:p>
      <text:p text:style-name="P189"/>
      <text:h text:style-name="P752" text:outline-level="4">2. Informe<text:span text:style-name="T97">s</text:span> <text:span text:style-name="T98">de la reunión de CCP</text:span></text:h>
      <text:p text:style-name="P13">Se informa de los aspectos tratados en la reunión de CCP del día <text:span text:style-name="T142">25 de octubre</text:span>. De entre los puntos tratados cabe destacar:</text:p>
      <text:p text:style-name="P13"/>
      <text:p text:style-name="P122">Se entregan materias pendientes por departamentos. Profesores deben contactar con alumnos e informarles del plan de recuperación. No se entrega nada a nuestro departamento.</text:p>
      <text:p text:style-name="P122"/>
      <text:p text:style-name="P122">Pasada semana consejería informa nuevo libramiento para bachillerato y ciclos formativos. No es tan restringido como ESO y se podría emplear, una vez cubierto alumnado con rentas bajas, para fondos del Cetro. Tenemos varios meses para gastarlos.</text:p>
      <text:p text:style-name="P122"/>
      <text:p text:style-name="P122">CCP pasado curso se debatió sistema de evalua<text:span text:style-name="T144">c</text:span>ión alternativo para alumnado absentista. Sistema debe ser aprobado por CCP. Porcentaje de absentismo se usan los reflejados en el NOF. <text:s/>Al darse la circunstancia los alumnos tienen derecho a ser evaluados con este sistema de evaluación alternativo. El sistema de evaluación queda a criterio de los departamentos.</text:p>
      <text:p text:style-name="P122"/>
      <text:p text:style-name="P122">Se reparte características de reválidas <text:span text:style-name="T143">(extraídas RD 310/2016 <text:s/>29 de julio)</text:span> para el curso 16-17. <text:span text:style-name="T143">Los alumnos en 4º y en 2º de bachillerato podrían ser examinados de una materia específica a elección del alumnado, entre ellas TIC de 4º ESO o la de TIC en 1º o 2º bachillerato. No está claro la de 1º de bachillerato al ser de continuidad. 30 noviembre ministerio informará a las comunidades de los detalles. Hasta que no este confirmado e manera oficial no se debería dar detalles al alumnado.</text:span></text:p>
      <text:p text:style-name="P122"/>
      <text:p text:style-name="P123">Citados directores, 3º y 4º ESO también serán cofinanciados por FSF. Informarán a directores mañana 26.</text:p>
      <text:p text:style-name="P123"/>
      <text:p text:style-name="P123"><text:soft-page-break/>Departamentos informan de sistema para evaluar competencias clave. Hay profesorado que prefiere utilizar tablas excel y otros que prefieren usar PROIDEAC. Mayoría prefiere tablas Excel. Es compatible usar ambos, incluso uno para las programaciones y el otro para competencias clave.</text:p>
      <text:p text:style-name="P123"/>
      <text:p text:style-name="P123">Charla 1º bachillerato sobre “justicia igualitaria” el 25/XI. El proyecto lo lleva Bea en su tutoría de 1º de bachillerato.</text:p>
      <text:p text:style-name="P123"/>
      <text:p text:style-name="P123">Viernes 28 a las 11:00 <text:s/>cuentacuentos para alumnos de 1º y 2º en el salón de actos. Ofertado por ayuntamiento.</text:p>
      <text:p text:style-name="P123"/>
      <text:p text:style-name="P123">Trini informa de nuevas modificaciones en horario de apoyo.</text:p>
      <text:p text:style-name="P123"/>
      <text:p text:style-name="P124">Elena informa de que mañana vendrán del cabildo sobre el proyecto de reciclado.</text:p>
      <text:p text:style-name="P122"/>
      <text:h text:style-name="P752" text:outline-level="4">3. <text:span text:style-name="T132">Familia profesional. Necesidades de equipamiento y dotaciones</text:span></text:h>
      <text:p text:style-name="P448">Se informa de que se ha remitido por correo el informe solicitado desde la coordinación de la familia profesional</text:p>
      <text:h text:style-name="P747" text:outline-level="4"><text:span text:style-name="T137">4</text:span>. Análisis del seguimiento de las programaciones de aula</text:h>
      <text:p text:style-name="P70">Se comentan los contenidos impartidos en cada módulo y materias y se debaten propuestas de coordinación y de posibles actividades a realizar.</text:p>
      <text:p text:style-name="P189"/>
      <text:h text:style-name="P752" text:outline-level="4"><text:span text:style-name="T137">5</text:span>. Sugerencias y preguntas</text:h>
      <text:p text:style-name="P189"/>
      <text:p text:style-name="P113">Llega libramiento libros bachillerato y ciclos</text:p>
      <text:p text:style-name="P189"/>
      <text:h text:style-name="P801" text:outline-level="3">Tareas asignadas</text:h>
      <text:p text:style-name="P189"/>
      <text:p text:style-name="P189"/>
      <text:p text:style-name="P13">Sin más asuntos que tratar se levanta la sesión, de todo lo cual yo, como Jefe del Departamento, doy fe.</text:p>
      <text:p text:style-name="P189"/>
      <text:p text:style-name="P41">El jefe de departamento </text:p>
      <text:p text:style-name="P217"/>
      <text:p text:style-name="P217"/>
      <text:p text:style-name="P217"/>
      <text:p text:style-name="P217"/>
      <text:p text:style-name="P217"/>
      <text:p text:style-name="P499">Iván Chillón García </text:p>
      <text:p text:style-name="P499"/>
      <text:h text:style-name="P836" text:outline-level="2" text:is-list-header="true"><text:soft-page-break/><text:span text:style-name="T15">ACTA Nº </text:span><text:span text:style-name="T81">9</text:span></text:h>
      <text:h text:style-name="P802" text:outline-level="3">Fecha: <text:span text:style-name="T34">8/11</text:span><text:span text:style-name="T16">/1</text:span><text:span text:style-name="T17">6</text:span></text:h>
      <text:h text:style-name="P802" text:outline-level="3">Asistentes:</text:h>
      <text:list xml:id="list95313707868631" text:continue-numbering="true" text:style-name="L5">
        <text:list-item>
          <text:p text:style-name="P679">Juan Francisco <text:span text:style-name="T101">Sánchez González</text:span></text:p>
        </text:list-item>
        <text:list-item>
          <text:p text:style-name="P707">Etiel Juan Domínguez Sánchez</text:p>
        </text:list-item>
        <text:list-item>
          <text:p text:style-name="P707">Iván Chillón García</text:p>
        </text:list-item>
      </text:list>
      <text:p text:style-name="P190"/>
      <text:h text:style-name="P802" text:outline-level="3">Orden del día</text:h>
      <text:p text:style-name="P279">1. Aprobación si procede del acta de la reunión anterior </text:p>
      <text:p text:style-name="P279">2. <text:span text:style-name="T98">Informe de la reunión de CCP</text:span></text:p>
      <text:p text:style-name="P279">3. <text:span text:style-name="T145">Compra equipo enrutador y proxy para el departamento</text:span></text:p>
      <text:p text:style-name="P308"><text:span text:style-name="T138">4</text:span>. Seguimiento de programaciones de aula</text:p>
      <text:p text:style-name="P279"><text:span text:style-name="T138">5. </text:span>Sugerencias y preguntas</text:p>
      <text:p text:style-name="P328"/>
      <text:h text:style-name="P802" text:outline-level="3">Aspectos tratados y decisiones adoptadas</text:h>
      <text:h text:style-name="P753" text:outline-level="4">1. Aprobación si procede del acta de la reunión anterior</text:h>
      <text:p text:style-name="P190"/>
      <text:p text:style-name="P14">Se aprueba</text:p>
      <text:p text:style-name="P190"/>
      <text:h text:style-name="P753" text:outline-level="4">2. Informe<text:span text:style-name="T97">s</text:span> <text:span text:style-name="T98">de la reunión de CCP</text:span></text:h>
      <text:p text:style-name="P14">Se informa de los aspectos tratados en la reunión de CCP del día <text:span text:style-name="T145">8 de noviembre</text:span>. De entre los puntos tratados cabe destacar:</text:p>
      <text:p text:style-name="P125"/>
      <text:p text:style-name="P125">Se confirma cofinanciación FSE grupos 3º y 4º ESO en algunas de las materias matemáticas en 3º ESO y en 4º ESO matemáticas y materias troncales de opción. Habrá reunión con profesorado de las materias, jefes de departamento <text:s/>y tutores. Habrá que modificar programaciones para mencionar en las mismas el hecho de que están cofinanciadas. Se hace cuadrante para certificar impartición de estas horas.</text:p>
      <text:p text:style-name="P125"/>
      <text:p text:style-name="P125">Abierto concurso general de traslados del 8 al 28 de noviembre. </text:p>
      <text:p text:style-name="P125"/>
      <text:p text:style-name="P125">Colgar criterios de evaluación y calificación.</text:p>
      <text:p text:style-name="P125"/>
      <text:p text:style-name="P125">S<text:span text:style-name="T147">e</text:span>cretaria solicita hacer actas de evaluación Times New Roman 12. Hay modelo en zona compartida. Preferentemente en formato odt. Recordatorio alumnos dejen llaves aulas en centro.</text:p>
      <text:p text:style-name="P125"/>
      <text:p text:style-name="P125">Consejería publica modificaciones instrucciones inicio de curso en la que se quita la coletilla de que las guardias de recreo se contabilicen como media hora.</text:p>
      <text:p text:style-name="P125"/>
      <text:p text:style-name="P126"><text:soft-page-break/>Fabiola. Programaciones. Como vamos a ser evaluados, se van a revisar en este mes de noviembre en reuniones de departamento. Aspectos a corregir:</text:p>
      <text:p text:style-name="P126">- Diferentes formatos.</text:p>
      <text:p text:style-name="P126"/>
      <text:p text:style-name="P126">- Errores terminológicos.</text:p>
      <text:p text:style-name="P126"/>
      <text:p text:style-name="P126">Partes de guardia: no se está reflejando en horas complementarias las faltas del profesorado. <text:span text:style-name="T148">Se recuerda a profesorado de guardia que deben reflejarlo.</text:span></text:p>
      <text:p text:style-name="P126"/>
      <text:p text:style-name="P126">Justificación falta alumnos: tutores deben recordar a los alumnos las faltas que deben justificar.</text:p>
      <text:p text:style-name="P126"/>
      <text:p text:style-name="P126">Justificación falta profesores, hay tres días para justificar faltas. Pero se está dando el caso de profesores que no justifican faltas. Se va a solicitar a dicho profesorado por escrito que realice la justificación.</text:p>
      <text:p text:style-name="P127"/>
      <text:p text:style-name="P127">Se reúne equipo de convivencia con representantes del ayuntamiento. Se solicita mayor presencia policial y medidas educativas de prevención de malos hábitos en el alumnado.</text:p>
      <text:p text:style-name="P127"/>
      <text:p text:style-name="P127">Cesar y M Paz. Red escuela solidaria. Trabajo con alumnos sobre ciberacoso. <text:span text:style-name="T149">Carteles con mensajes reales recibidos por los alumnos.</text:span></text:p>
      <text:p text:style-name="P127"/>
      <text:p text:style-name="P128">Elena. Mañana miércoles a las 12:00 viene representante del proyecto sobre reciclaje.</text:p>
      <text:p text:style-name="P125"/>
      <text:h text:style-name="P753" text:outline-level="4">3. <text:span text:style-name="T145">Compra equipo enrutador y proxy para el departamento</text:span></text:h>
      <text:p text:style-name="P473"><text:span text:style-name="T108">Se </text:span><text:span text:style-name="T109">aprueba la adquisición de equipo </text:span>Mini Pc caja Pfsense Mi3215L 3215U Procesador Intel 1.70 GHz <text:span text:style-name="T146">con 4 LAN para su instalación como </text:span>router, firewall, proxy <text:span text:style-name="T146">y servidor de DNS y DHCP del departamento</text:span></text:p>
      <text:p text:style-name="P449"/>
      <text:h text:style-name="P748" text:outline-level="4"><text:span text:style-name="T137">4</text:span>. Análisis del seguimiento de las programaciones de aula</text:h>
      <text:p text:style-name="P71">Se comentan los contenidos impartidos en cada módulo y materias y se debaten propuestas de coordinación y de posibles actividades a realizar.</text:p>
      <text:p text:style-name="P190"/>
      <text:h text:style-name="P753" text:outline-level="4"><text:span text:style-name="T137">5</text:span>. Sugerencias y preguntas</text:h>
      <text:p text:style-name="P114"/>
      <text:p text:style-name="P190"/>
      <text:h text:style-name="P802" text:outline-level="3">Tareas asignadas</text:h>
      <text:p text:style-name="P247">Revisión de programaciones. Criterios de evaluación y calificación de las materias de 4º de ESO y <text:s/>primero de bachillerato.</text:p>
      <text:p text:style-name="P190"/>
      <text:p text:style-name="P14">Sin más asuntos que tratar se levanta la sesión, de todo lo cual yo, como Jefe del Departamento, doy fe.</text:p>
      <text:p text:style-name="P190"/>
      <text:p text:style-name="P42">El jefe de departamento </text:p>
      <text:p text:style-name="P218"/>
      <text:p text:style-name="P218"><text:soft-page-break/></text:p>
      <text:p text:style-name="P218"/>
      <text:p text:style-name="P218"/>
      <text:p text:style-name="P218"/>
      <text:p text:style-name="P500">Iván Chillón García </text:p>
      <text:p text:style-name="P500"/>
      <text:h text:style-name="P837" text:outline-level="2" text:is-list-header="true"><text:span text:style-name="T15">ACTA Nº </text:span><text:span text:style-name="T82">10</text:span></text:h>
      <text:h text:style-name="P803" text:outline-level="3">Fecha: <text:span text:style-name="T35">15</text:span><text:span text:style-name="T34">/11</text:span><text:span text:style-name="T16">/1</text:span><text:span text:style-name="T17">6</text:span></text:h>
      <text:h text:style-name="P803" text:outline-level="3">Asistentes:</text:h>
      <text:list xml:id="list95312155728464" text:continue-numbering="true" text:style-name="L5">
        <text:list-item>
          <text:p text:style-name="P680">Juan Francisco <text:span text:style-name="T101">Sánchez González</text:span></text:p>
        </text:list-item>
        <text:list-item>
          <text:p text:style-name="P708">Etiel Juan Domínguez Sánchez</text:p>
        </text:list-item>
        <text:list-item>
          <text:p text:style-name="P708">Iván Chillón García</text:p>
        </text:list-item>
      </text:list>
      <text:p text:style-name="P191"/>
      <text:h text:style-name="P803" text:outline-level="3">Orden del día</text:h>
      <text:p text:style-name="P280">1. Aprobación si procede del acta de la reunión anterior </text:p>
      <text:p text:style-name="P280">2. <text:span text:style-name="T98">Informe de la reunión de CCP</text:span></text:p>
      <text:p text:style-name="P280">3. <text:span text:style-name="T145">Compra equipo enrutador y proxy para el departamento</text:span></text:p>
      <text:p text:style-name="P309"><text:span text:style-name="T138">4</text:span>. Seguimiento de programaciones de aula</text:p>
      <text:p text:style-name="P280"><text:span text:style-name="T138">5. </text:span>Sugerencias y preguntas</text:p>
      <text:p text:style-name="P329"/>
      <text:h text:style-name="P803" text:outline-level="3">Aspectos tratados y decisiones adoptadas</text:h>
      <text:h text:style-name="P754" text:outline-level="4">1. Aprobación si procede del acta de la reunión anterior</text:h>
      <text:p text:style-name="P191"/>
      <text:p text:style-name="P15">Se aprueba</text:p>
      <text:p text:style-name="P191"/>
      <text:h text:style-name="P754" text:outline-level="4">2. Informe<text:span text:style-name="T97">s</text:span> <text:span text:style-name="T98">de la reunión de CCP</text:span></text:h>
      <text:p text:style-name="P15">Se informa de los aspectos tratados en la reunión de CCP del día <text:span text:style-name="T150">15 de noviembre</text:span>. De entre los puntos tratados cabe destacar:</text:p>
      <text:p text:style-name="P15"/>
      <text:p text:style-name="P129">Jueves pasado reunión director sobre guardias recreo, dada modificación consejería instrucciones principio de curso, se volverá situación anterior guardia equivaldrá a hora normal. Esto modifica horarios ya aprobados en PGA. Habrá que hacer claustro aprobar modificaciones. Se aprovechará para posibles m<text:span text:style-name="T151">ejoras en</text:span> programaciones.</text:p>
      <text:p text:style-name="P129"/>
      <text:p text:style-name="P130">Se recuerda que para la primera evaluación habrá que ir poniendo a partir de la semana que viene las calificaciones en el SGD o Tamagochi, competencias clave en tablas Excel en zona compartida, salvo para segundo de bachillerato que no ha dado tiempo de prepararlas, se pondrán en el PROIDEAC. Comentarios en la web en el apartado de informes trimestrales. Se recomienda guardar copia de los comentarios por si surgen problemas en la web. </text:p>
      <text:p text:style-name="P130"><text:soft-page-break/></text:p>
      <text:p text:style-name="P130">Viernes se informó a profesorado materias cofinaciadas ESO y se <text:span text:style-name="T153">repartió</text:span> tutores información que <text:s/>deben hacer llegar al alumnado y actividades a realizar.</text:p>
      <text:p text:style-name="P130"/>
      <text:p text:style-name="P130">Colgadas fechas de las evaluaciones. Organización se colgará a lo largo de la semana.</text:p>
      <text:p text:style-name="P130"/>
      <text:p text:style-name="P130">Coordinaciones primaria/secundaria. <text:span text:style-name="T152">Nuevo inspector hace cambios en procedimiento. Se detalla profesorado que debe acudir.</text:span></text:p>
      <text:p text:style-name="P130"/>
      <text:h text:style-name="P754" text:outline-level="4">3. <text:span text:style-name="T145">Compra equipo enrutador y proxy para el departamento</text:span></text:h>
      <text:p text:style-name="P474"><text:span text:style-name="T108">Se </text:span><text:span text:style-name="T110">informa de</text:span><text:span text:style-name="T109"> la adquisición de equipo </text:span>Mini Pc caja Pfsense Mi3215L 3215U Procesador Intel 1.70 GHz <text:span text:style-name="T146">con 4 LAN para su instalación como </text:span>router, firewall, proxy <text:span text:style-name="T146">y servidor de DNS y DHCP del departamento</text:span></text:p>
      <text:p text:style-name="P450"/>
      <text:h text:style-name="P749" text:outline-level="4"><text:span text:style-name="T137">4</text:span>. Análisis del seguimiento de las programaciones de aula</text:h>
      <text:p text:style-name="P72">Se comentan los contenidos impartidos en cada módulo y materias y se debaten propuestas de coordinación y de posibles actividades a realizar.</text:p>
      <text:p text:style-name="P191"/>
      <text:h text:style-name="P754" text:outline-level="4"><text:span text:style-name="T137">5</text:span>. Sugerencias y preguntas</text:h>
      <text:p text:style-name="P138">Añadir referencia FSE programaciones. Modificaciones criterios evaluación materias de 4º ESO y primero bachillerato. Pendiente Juanfran remita.</text:p>
      <text:p text:style-name="P191"/>
      <text:h text:style-name="P803" text:outline-level="3">Tareas asignadas</text:h>
      <text:p text:style-name="P248">Revisión de programaciones. Criterios de evaluación y calificación de las materias de 4º de ESO y <text:s/>primero de bachillerato.</text:p>
      <text:p text:style-name="P191"/>
      <text:p text:style-name="P15">Sin más asuntos que tratar se levanta la sesión, de todo lo cual yo, como Jefe del Departamento, doy fe.</text:p>
      <text:p text:style-name="P191"/>
      <text:p text:style-name="P43">El jefe de departamento </text:p>
      <text:p text:style-name="P219"/>
      <text:p text:style-name="P219"/>
      <text:p text:style-name="P219"/>
      <text:p text:style-name="P219"/>
      <text:p text:style-name="P219"/>
      <text:p text:style-name="P501">Iván Chillón García </text:p>
      <text:p text:style-name="P501"/>
      <text:p text:style-name="P502"/>
      <text:h text:style-name="P838" text:outline-level="2" text:is-list-header="true"><text:soft-page-break/><text:span text:style-name="T15">ACTA Nº </text:span><text:span text:style-name="T82">1</text:span><text:span text:style-name="T83">1</text:span></text:h>
      <text:h text:style-name="P804" text:outline-level="3">Fecha: <text:span text:style-name="T36">22</text:span><text:span text:style-name="T34">/11</text:span><text:span text:style-name="T16">/1</text:span><text:span text:style-name="T17">6</text:span></text:h>
      <text:h text:style-name="P804" text:outline-level="3">Asistentes:</text:h>
      <text:list xml:id="list95311998877469" text:continue-numbering="true" text:style-name="L5">
        <text:list-item>
          <text:p text:style-name="P681">Juan Francisco <text:span text:style-name="T101">Sánchez González</text:span></text:p>
        </text:list-item>
        <text:list-item>
          <text:p text:style-name="P709">Etiel Juan Domínguez Sánchez</text:p>
        </text:list-item>
        <text:list-item>
          <text:p text:style-name="P709">Iván Chillón García</text:p>
        </text:list-item>
      </text:list>
      <text:p text:style-name="P192"/>
      <text:h text:style-name="P804" text:outline-level="3">Orden del día</text:h>
      <text:p text:style-name="P281">1. Aprobación si procede del acta de la reunión anterior </text:p>
      <text:p text:style-name="P281">2. <text:span text:style-name="T98">Informe de la reunión de CCP</text:span></text:p>
      <text:p text:style-name="P281">3. <text:span text:style-name="T154">Mejora programaciones</text:span></text:p>
      <text:p text:style-name="P310">4. Seguimiento de programaciones de aula</text:p>
      <text:p text:style-name="P281"><text:span text:style-name="T154">5. </text:span>Sugerencias y preguntas</text:p>
      <text:p text:style-name="P330"/>
      <text:h text:style-name="P804" text:outline-level="3">Aspectos tratados y decisiones adoptadas</text:h>
      <text:h text:style-name="P755" text:outline-level="4">1. Aprobación si procede del acta de la reunión anterior</text:h>
      <text:p text:style-name="P192"/>
      <text:p text:style-name="P16">Se aprueba</text:p>
      <text:p text:style-name="P192"/>
      <text:h text:style-name="P755" text:outline-level="4">2. Informe<text:span text:style-name="T97">s</text:span> <text:span text:style-name="T98">de la reunión de CCP</text:span></text:h>
      <text:p text:style-name="P16">Se informa de los aspectos tratados en la reunión de CCP del día <text:span text:style-name="T154">22 de noviembre</text:span>. De entre los puntos tratados cabe destacar:</text:p>
      <text:p text:style-name="P16"/>
      <text:p text:style-name="P141">Se recuerda departamentos que deben incluir frase en introducción de las programaciones sobre cofinanciación del FSE. Añadiendo fecha en el nombre de la programación. Se llevará la actualización al consejo escolar del jueves, aunque queda pendiente aprobarlo en claustro.</text:p>
      <text:p text:style-name="P141"/>
      <text:p text:style-name="P141">DGCentros solicita original del presupuesto para instalación de aire acondicionado hecho por el ayuntamiento para mejora de ventilación de aulas.</text:p>
      <text:p text:style-name="P141"/>
      <text:p text:style-name="P141">Inspector comunica próxima semana vendrá a CCP. Previamente hablará con director. Dará orientaciones sobre programaciones didácticas.</text:p>
      <text:p text:style-name="P141"/>
      <text:p text:style-name="P141">Ya se pueden poner comentarios en web.</text:p>
      <text:p text:style-name="P131"/>
      <text:h text:style-name="P755" text:outline-level="4">3. <text:span text:style-name="T154">Mejora de programaciones</text:span></text:h>
      <text:p text:style-name="P475">Añadir a introducción programaciones de módulos de 1º ciclo: “Este módulo está cofinanciado por el Fondo Social Europeo”.</text:p>
      <text:p text:style-name="P475"/>
      <text:p text:style-name="P476"><text:soft-page-break/>Revisión de los criterios de evaluación de las materias de ESO y bachillerato</text:p>
      <text:p text:style-name="P451"/>
      <text:h text:style-name="P750" text:outline-level="4"><text:span text:style-name="T137">4</text:span>. Análisis del seguimiento de las programaciones de aula</text:h>
      <text:p text:style-name="P73">Se comentan los contenidos impartidos en cada módulo y materias y se debaten propuestas de coordinación y de posibles actividades a realizar.</text:p>
      <text:p text:style-name="P192"/>
      <text:h text:style-name="P755" text:outline-level="4"><text:span text:style-name="T137">5</text:span>. Sugerencias y preguntas</text:h>
      <text:p text:style-name="P139"/>
      <text:p text:style-name="P192"/>
      <text:h text:style-name="P804" text:outline-level="3">Tareas asignadas</text:h>
      <text:p text:style-name="P249"/>
      <text:p text:style-name="P192"/>
      <text:p text:style-name="P16">Sin más asuntos que tratar se levanta la sesión, de todo lo cual yo, como Jefe del Departamento, doy fe.</text:p>
      <text:p text:style-name="P192"/>
      <text:p text:style-name="P44">El jefe de departamento </text:p>
      <text:p text:style-name="P220"/>
      <text:p text:style-name="P220"/>
      <text:p text:style-name="P220"/>
      <text:p text:style-name="P220"/>
      <text:p text:style-name="P220"/>
      <text:p text:style-name="P502">Iván Chillón García </text:p>
      <text:p text:style-name="P502"/>
      <text:h text:style-name="P839" text:outline-level="2" text:is-list-header="true"><text:span text:style-name="T15">ACTA Nº </text:span><text:span text:style-name="T82">1</text:span><text:span text:style-name="T84">2</text:span></text:h>
      <text:h text:style-name="P805" text:outline-level="3">Fecha: <text:span text:style-name="T37">13/</text:span><text:span text:style-name="T34">1</text:span><text:span text:style-name="T37">2</text:span><text:span text:style-name="T16">/1</text:span><text:span text:style-name="T17">6</text:span></text:h>
      <text:h text:style-name="P805" text:outline-level="3">Asistentes:</text:h>
      <text:list xml:id="list95312774088846" text:continue-numbering="true" text:style-name="L5">
        <text:list-item>
          <text:p text:style-name="P682">Juan Francisco <text:span text:style-name="T101">Sánchez González</text:span></text:p>
        </text:list-item>
        <text:list-item>
          <text:p text:style-name="P710">Etiel Juan Domínguez Sánchez</text:p>
        </text:list-item>
        <text:list-item>
          <text:p text:style-name="P710">Iván Chillón García</text:p>
        </text:list-item>
      </text:list>
      <text:p text:style-name="P193"/>
      <text:h text:style-name="P805" text:outline-level="3">Orden del día</text:h>
      <text:p text:style-name="P282">1. Aprobación si procede del acta de la reunión anterior </text:p>
      <text:p text:style-name="P282">2. <text:span text:style-name="T98">Informe de la reunión de CCP</text:span></text:p>
      <text:p text:style-name="P282">3. <text:span text:style-name="T154">Seguimiento de programaciones de aula</text:span></text:p>
      <text:p text:style-name="P282"><text:span text:style-name="T157">4. </text:span>Sugerencias y preguntas</text:p>
      <text:p text:style-name="P331"/>
      <text:h text:style-name="P805" text:outline-level="3"><text:soft-page-break/>Aspectos tratados y decisiones adoptadas</text:h>
      <text:h text:style-name="P756" text:outline-level="4">1. Aprobación si procede del acta de la reunión anterior</text:h>
      <text:p text:style-name="P193"/>
      <text:p text:style-name="P17">Se aprueba</text:p>
      <text:p text:style-name="P193"/>
      <text:h text:style-name="P756" text:outline-level="4">2. Informe<text:span text:style-name="T97">s</text:span> <text:span text:style-name="T98">de la reunión de CCP</text:span></text:h>
      <text:p text:style-name="P17">Se informa de los aspectos tratados en la reunión de CCP del día <text:span text:style-name="T155">13 de noviembre</text:span>. De entre los puntos tratados cabe destacar:</text:p>
      <text:p text:style-name="P17"/>
      <text:p text:style-name="P142">Consejería publica información sobre evaluaciones de diagnóstico se realizarán del 15 al 19 de mayo. Sustituyen a las reválidas. No está del todo claro el procedimiento que se va a seguir.</text:p>
      <text:p text:style-name="P142"/>
      <text:p text:style-name="P142">Dirección territorial concede oficialmente cambio de fechas del 23 de diciembre al 23 de junio como lectivos. Las clases se impartirán hasta el 22 de diciembre. No incitar alumnado al absentismo. Se sugiere no informar a los alumnos de las calificaciones hasta la próxima semana o en la entrega de notas.</text:p>
      <text:p text:style-name="P142"/>
      <text:p text:style-name="P142">Vicedirección informa caminata prevista día 22 para todo el centro. Colegio San Juan pide para el 22 el salón de actos. Probablemente habrá alguna actividad el 21 en el salón de actos, que será el día que tengamos el salón de actos disponible.</text:p>
      <text:p text:style-name="P142"/>
      <text:p text:style-name="P143">DG Innovación envía aclaraciones sobre evaluación y promoción alumnado de PEMAR y POSTPEMAR. Se cuelga en carpeta zona compartida.</text:p>
      <text:p text:style-name="P143"/>
      <text:p text:style-name="P144">Vino semana pasada inspector que dio información sobre programaciones didácticas y reviso PGA. Da algunas sugerencias que todavía no se sabe cómo se harán llegar al profesorado. </text:p>
      <text:p text:style-name="P144"/>
      <text:p text:style-name="P145">M Paz: criterios a seguir para alumnos de 4º para participar en viaje de fin de curso. <text:span text:style-name="T156">No tener parte de incidencias, dos o menos materias suspendidas en el primer trimestre. Se firmaron condiciones. Algunos alumnos ahora no están conformes</text:span></text:p>
      <text:p text:style-name="P132"/>
      <text:h text:style-name="P756" text:outline-level="4">3. <text:span text:style-name="T132">Análisis del seguimiento de las programaciones de aula</text:span></text:h>
      <text:p text:style-name="P74">Se comentan los contenidos impartidos en cada módulo y materias y se debaten propuestas de coordinación y de posibles actividades a realizar.</text:p>
      <text:p text:style-name="P193"/>
      <text:h text:style-name="P756" text:outline-level="4"><text:span text:style-name="T155">4</text:span>. Sugerencias y preguntas</text:h>
      <text:p text:style-name="P140"/>
      <text:p text:style-name="P193"/>
      <text:h text:style-name="P805" text:outline-level="3">Tareas asignadas</text:h>
      <text:p text:style-name="P250"/>
      <text:p text:style-name="P193"/>
      <text:p text:style-name="P17"><text:soft-page-break/>Sin más asuntos que tratar se levanta la sesión, de todo lo cual yo, como Jefe del Departamento, doy fe.</text:p>
      <text:p text:style-name="P193"/>
      <text:p text:style-name="P45">El jefe de departamento </text:p>
      <text:p text:style-name="P221"/>
      <text:p text:style-name="P221"/>
      <text:p text:style-name="P221"/>
      <text:p text:style-name="P221"/>
      <text:p text:style-name="P221"/>
      <text:p text:style-name="P503">Iván Chillón García </text:p>
      <text:p text:style-name="P503"/>
      <text:h text:style-name="P840" text:outline-level="2" text:is-list-header="true"><text:span text:style-name="T15">ACTA Nº </text:span><text:span text:style-name="T82">1</text:span><text:span text:style-name="T85">3</text:span></text:h>
      <text:h text:style-name="P806" text:outline-level="3">Fecha: <text:span text:style-name="T37">1</text:span><text:span text:style-name="T38">0</text:span><text:span text:style-name="T37">/</text:span><text:span text:style-name="T38">0</text:span><text:span text:style-name="T34">1</text:span><text:span text:style-name="T16">/1</text:span><text:span text:style-name="T38">7</text:span></text:h>
      <text:h text:style-name="P806" text:outline-level="3">Asistentes:</text:h>
      <text:list xml:id="list95312747294619" text:continue-numbering="true" text:style-name="L5">
        <text:list-item>
          <text:p text:style-name="P683">Juan Francisco <text:span text:style-name="T101">Sánchez González</text:span></text:p>
        </text:list-item>
        <text:list-item>
          <text:p text:style-name="P711">Etiel Juan Domínguez Sánchez</text:p>
        </text:list-item>
        <text:list-item>
          <text:p text:style-name="P711">Iván Chillón García</text:p>
        </text:list-item>
      </text:list>
      <text:p text:style-name="P194"/>
      <text:h text:style-name="P806" text:outline-level="3">Orden del día</text:h>
      <text:p text:style-name="P283">1. Aprobación si procede del acta de la reunión anterior </text:p>
      <text:p text:style-name="P283">2. <text:span text:style-name="T98">Informe de la reunión de CCP</text:span></text:p>
      <text:p text:style-name="P283">3. <text:span text:style-name="T154">Seguimiento de programaciones de aula</text:span></text:p>
      <text:p text:style-name="P283"><text:span text:style-name="T157">4. </text:span>Sugerencias y preguntas</text:p>
      <text:p text:style-name="P332"/>
      <text:h text:style-name="P806" text:outline-level="3">Aspectos tratados y decisiones adoptadas</text:h>
      <text:h text:style-name="P757" text:outline-level="4">1. Aprobación si procede del acta de la reunión anterior</text:h>
      <text:p text:style-name="P194"/>
      <text:p text:style-name="P18">Se aprueba</text:p>
      <text:p text:style-name="P194"/>
      <text:h text:style-name="P757" text:outline-level="4">2. Informe<text:span text:style-name="T97">s</text:span> <text:span text:style-name="T98">de la reunión de CCP</text:span></text:h>
      <text:p text:style-name="P18">Se informa de los aspectos tratados en la reunión de CCP del día <text:span text:style-name="T155">10 de enero</text:span>. De entre los puntos tratados cabe destacar:</text:p>
      <text:p text:style-name="P18"/>
      <text:p text:style-name="P147">Hay que hacer análisis de resultados de la primera evaluación. En el acto en el que se refleje deben constar las medidas de recuperación para alumnado con evaluación negativa. Hay nuevo formato.</text:p>
      <text:p text:style-name="P147"/>
      <text:p text:style-name="P147">No hay reclamaciones hasta la tercera evaluación. Si algún padre tiene alguna duda el tutor lo remitirá al profesor.</text:p>
      <text:p text:style-name="P147"/>
      <text:p text:style-name="P147"><text:soft-page-break/>En la segunda evaluación sin notas se hará seguimiento de las medidas de recup<text:span text:style-name="T158">e</text:span>ración. Hacer constar en acta recuperaciones realizadas y las que se van a realizar.</text:p>
      <text:p text:style-name="P147"/>
      <text:p text:style-name="P147">Problema con potencia eléctrica. Vino electricista del ayuntamiento. Potencia contratada inferior picos de consumo. Se cambió contador, nuevo contador salta al superar potencia contratada. </text:p>
      <text:p text:style-name="P147"/>
      <text:p text:style-name="P147">Consejería publica cursos para acreditación en mediación. Centro propone una persona, se propone a Laura. </text:p>
      <text:p text:style-name="P147"/>
      <text:p text:style-name="P147">Fabiola: talleres de inmersión lingüística abierta convocatoria. Matrícula hasta el 13 de enero. Información en carpeta COFO de sala de profesores.</text:p>
      <text:p text:style-name="P147"/>
      <text:p text:style-name="P148">Sergio: modificación formato parte de incidencia, se parte del elaborado por la conserjería. Se reparte y explica uso. El formato digital está en zona compartida.</text:p>
      <text:p text:style-name="P148"/>
      <text:p text:style-name="P148">Raquel francés: pide cambio de fechas en segunda evaluación sin para adelantarlas una semana 28, 29 y 30de marzo. Se aprueba. 2º de bachillerato queda pendiente de otras propuestas.</text:p>
      <text:p text:style-name="P133"/>
      <text:h text:style-name="P757" text:outline-level="4">3. <text:span text:style-name="T132">Análisis del seguimiento de las programaciones de aula</text:span></text:h>
      <text:p text:style-name="P75">Se comentan los contenidos impartidos en cada módulo y materias y se debaten propuestas de coordinación y de posibles actividades a realizar.</text:p>
      <text:p text:style-name="P194"/>
      <text:h text:style-name="P757" text:outline-level="4"><text:span text:style-name="T155">4</text:span>. Sugerencias y preguntas</text:h>
      <text:p text:style-name="P146">Iván informa de que el mini-servidor adquirido online para uso como proxy/cortafuegos de la red del departamento está retenido en aduanas. Se contacta con agencia de aduanas para realizar los trámites necesarios.</text:p>
      <text:p text:style-name="P194"/>
      <text:h text:style-name="P806" text:outline-level="3">Tareas asignadas</text:h>
      <text:p text:style-name="P251"/>
      <text:p text:style-name="P194"/>
      <text:p text:style-name="P18">Sin más asuntos que tratar se levanta la sesión, de todo lo cual yo, como Jefe del Departamento, doy fe.</text:p>
      <text:p text:style-name="P194"/>
      <text:p text:style-name="P46">El jefe de departamento </text:p>
      <text:p text:style-name="P222"/>
      <text:p text:style-name="P222"/>
      <text:p text:style-name="P222"/>
      <text:p text:style-name="P222"/>
      <text:p text:style-name="P222"/>
      <text:p text:style-name="P504">Iván Chillón García </text:p>
      <text:p text:style-name="P504"/>
      <text:h text:style-name="P841" text:outline-level="2" text:is-list-header="true"><text:soft-page-break/><text:span text:style-name="T15">ACTA Nº </text:span><text:span text:style-name="T82">1</text:span><text:span text:style-name="T86">4</text:span></text:h>
      <text:h text:style-name="P807" text:outline-level="3">Fecha: <text:span text:style-name="T37">1</text:span><text:span text:style-name="T39">7</text:span><text:span text:style-name="T37">/</text:span><text:span text:style-name="T38">0</text:span><text:span text:style-name="T34">1</text:span><text:span text:style-name="T16">/1</text:span><text:span text:style-name="T38">7</text:span></text:h>
      <text:h text:style-name="P807" text:outline-level="3">Asistentes:</text:h>
      <text:list xml:id="list95313426790954" text:continue-numbering="true" text:style-name="L5">
        <text:list-item>
          <text:p text:style-name="P684">Juan Francisco <text:span text:style-name="T101">Sánchez González</text:span></text:p>
        </text:list-item>
        <text:list-item>
          <text:p text:style-name="P712">Etiel Juan Domínguez Sánchez</text:p>
        </text:list-item>
        <text:list-item>
          <text:p text:style-name="P712">Iván Chillón García</text:p>
        </text:list-item>
      </text:list>
      <text:p text:style-name="P195"/>
      <text:h text:style-name="P807" text:outline-level="3">Orden del día</text:h>
      <text:p text:style-name="P284">1. Aprobación si procede del acta de la reunión anterior </text:p>
      <text:p text:style-name="P284">2. <text:span text:style-name="T98">Informe de la reunión de CCP</text:span></text:p>
      <text:p text:style-name="P313">3. Análisis de resultados del primer trimestre</text:p>
      <text:p text:style-name="P284"><text:span text:style-name="T171">4</text:span>. <text:span text:style-name="T154">Seguimiento de programaciones de aula</text:span></text:p>
      <text:p text:style-name="P284"><text:span text:style-name="T171">5. </text:span>Sugerencias y preguntas</text:p>
      <text:p text:style-name="P333"/>
      <text:h text:style-name="P807" text:outline-level="3">Aspectos tratados y decisiones adoptadas</text:h>
      <text:h text:style-name="P758" text:outline-level="4">1. Aprobación si procede del acta de la reunión anterior</text:h>
      <text:p text:style-name="P195"/>
      <text:p text:style-name="P19">Se aprueba</text:p>
      <text:p text:style-name="P195"/>
      <text:h text:style-name="P758" text:outline-level="4">2. Informe<text:span text:style-name="T97">s</text:span> <text:span text:style-name="T98">de la reunión de CCP</text:span></text:h>
      <text:p text:style-name="P19">Se informa de los aspectos tratados en la reunión de CCP del día <text:span text:style-name="T155">17 de enero</text:span>. De entre los puntos tratados cabe destacar:</text:p>
      <text:p text:style-name="P19"/>
      <text:p text:style-name="P149">DGFP pide a los centros cambios en la oferta de ciclos formativos. La única posibilidad es cambiar la oferta actual. La directiva no contempla hacer cambios en la oferta actual y se hará así si nadie opina lo contrario.</text:p>
      <text:p text:style-name="P149"/>
      <text:p text:style-name="P149">Cambio segunda evaluación bachillerato, se propone adelantarlo al jueves 23 de marzo, una semana respecto al resto de equipos educativos.</text:p>
      <text:p text:style-name="P149"/>
      <text:p text:style-name="P149">Se pide ir poniendo cuando antes el análisis de resultados de la primera evaluación. Fecha tope 19 de enero. Hay intención de convocar consejo escolar, claustro y comisión económica <text:span text:style-name="T159">para hacer cierre económico del segundo semestre de 2016 </text:span>el martes 24 de enero. Coincide con la tutoría de tarde.</text:p>
      <text:p text:style-name="P149"/>
      <text:p text:style-name="P150">Abierta convocatoria para plan de atención diversidad incorporar alumnado propuesto que cumple el perfil. No han llegado a la directiva propuestas. Junto a la petición de alumnado nuevo se pide valoración de nueva medida de pospemar. Fabiola elaborará de forma conjunta con lo profesores que imparten la medida. Se pasará por CCP para su envío.</text:p>
      <text:p text:style-name="P150"/>
      <text:p text:style-name="P150"><text:soft-page-break/>Seguimos con problemas eléctricos. Posible vía de solución utilizar segundo contador existente para conectar la cafetería. Ayuntamiento ha realizado ya algún trabajo en este sentido.</text:p>
      <text:p text:style-name="P150"/>
      <text:p text:style-name="P150">En el claustro se aprobarán modificaciones a PGA pendientes, entre ellas medida de cofinanciación europea creada después del inicio de curso.</text:p>
      <text:p text:style-name="P150"/>
      <text:p text:style-name="P150">Se pasa horario nuevo de la profesora de apoyo. Trini informa de los cambios producidos <text:span text:style-name="T160">y de los motivos.</text:span></text:p>
      <text:p text:style-name="P134"/>
      <text:h text:style-name="P759" text:outline-level="4">3. <text:span text:style-name="T171">Análisis de resultados del primer trimestre</text:span></text:h>
      <text:p text:style-name="P351">El Departamento didáctico citado, una vez realizado el análisis de los resultados correspondientes a la <text:s/>evaluación citada, hace las siguientes consideraciones:</text:p>
      <text:p text:style-name="P352"/>
      <text:p text:style-name="P352">TECNOLOGÍAS DE LA INFORMACIÓN Y LA COMUNICACIÓN (TGD)</text:p>
      <text:p text:style-name="P359"/>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572">Alumnado matriculado</text:p>
          </table:table-cell>
          <table:table-cell table:style-name="Tabla5.A1" office:value-type="string">
            <text:p text:style-name="P572">Evaluación positiva</text:p>
          </table:table-cell>
          <table:table-cell table:style-name="Tabla5.A1" office:value-type="string">
            <text:p text:style-name="P572">%</text:p>
          </table:table-cell>
          <table:table-cell table:style-name="Tabla5.A1" office:value-type="string">
            <text:p text:style-name="P572">Evaluación negativa</text:p>
          </table:table-cell>
          <table:table-cell table:style-name="Tabla5.E1" office:value-type="string">
            <text:p text:style-name="P572">%</text:p>
          </table:table-cell>
        </table:table-row>
        <table:table-row table:style-name="Tabla5.2">
          <table:table-cell table:style-name="Tabla5.A2" office:value-type="string">
            <text:p text:style-name="P366">29</text:p>
          </table:table-cell>
          <table:table-cell table:style-name="Tabla5.B2" office:value-type="string">
            <text:p text:style-name="P366">29</text:p>
          </table:table-cell>
          <table:table-cell table:style-name="Tabla5.C2" office:value-type="string">
            <text:p text:style-name="P573">100</text:p>
          </table:table-cell>
          <table:table-cell table:style-name="Tabla5.D2" office:value-type="string">
            <text:p text:style-name="P573">0</text:p>
          </table:table-cell>
          <table:table-cell table:style-name="Tabla5.E2" office:value-type="string">
            <text:p text:style-name="P573">0</text:p>
          </table:table-cell>
        </table:table-row>
      </table:table>
      <text:p text:style-name="P365"/>
      <table:table table:name="Tabla6" table:style-name="Tabla6">
        <table:table-column table:style-name="Tabla6.A"/>
        <table:table-row table:style-name="Tabla6.1">
          <table:table-cell table:style-name="Tabla6.A1" office:value-type="string">
            <text:p text:style-name="P577"/>
            <text:list xml:id="list3705514885376701787" text:style-name="WW8Num9">
              <text:list-item>
                <text:list>
                  <text:list-item>
                    <text:p text:style-name="P852">Análisis/Valoración de los resultados</text:p>
                  </text:list-item>
                </text:list>
              </text:list-item>
            </text:list>
            <text:p text:style-name="P557"><text:span text:style-name="T172">Los resultados han sido </text:span><text:span text:style-name="T173">muy</text:span><text:span text:style-name="T172"> positivos. </text:span><text:span text:style-name="T174">E</text:span><text:span text:style-name="T172">l alumnado ha mostrado interés, es un grupo un poco hablador pero que en líneas generales, cumplen con los trabajos y deberes que se les señala.</text:span></text:p>
            <text:p text:style-name="P373"/>
            <text:p text:style-name="P373">Dificultades encontradas:</text:p>
            <text:p text:style-name="P565">Diferencia de conocimientos iniciales, capacidad y esfuerzo de los alumnos.</text:p>
            <text:p text:style-name="P583"/>
            <text:p text:style-name="P583">1.<text:span text:style-name="T184">2</text:span>. Propuestas de mejora</text:p>
            <text:p text:style-name="P540">Fomento de la lectura, ya que por medio de esta, accederán además a poseer buena escritura y a expresar mejor sus ideas, pensamientos y argumentos a la hora de manifestarse.</text:p>
            <text:p text:style-name="P526"><text:span text:style-name="T176">Actualización </text:span><text:span text:style-name="T177">y modificación</text:span><text:span text:style-name="T176"> de </text:span><text:span text:style-name="T177">algunos</text:span><text:span text:style-name="T176"> contenidos </text:span><text:span text:style-name="T177">en las diferentes</text:span><text:span text:style-name="T176"> unidades. </text:span><text:span text:style-name="T177">Además de añadir nuevos recursos.</text:span></text:p>
            <text:p text:style-name="P586"/>
            <text:p text:style-name="P536">1.3. Plan de recuperación del alumnado evaluado negativamente</text:p>
            <text:p text:style-name="P587">No existirá <text:s/>el <text:s/>concepto <text:s/>de <text:s/>“recuperación” <text:s/>en <text:s/>el <text:s/>sentido <text:s/>de <text:s/>que <text:s/>existan <text:s/>exámenes específicos cuando no se superen unidades anteriores. Se hará una evaluación continua y personalizada, que permite evaluar al alumno todos los contenidos. La superación de los contenidos mínimos está condicionada a la realización de todas las actividades que incluye el módulo para cada unidad de trabajo.</text:p>
            <text:p text:style-name="P578"/>
          </table:table-cell>
        </table:table-row>
      </table:table>
      <text:p text:style-name="P351"><text:soft-page-break/></text:p>
      <text:p text:style-name="P360">TECNOLOGÍAS DE LA INFORMACIÓN Y LA COMUNICACIÓN (TFY)</text:p>
      <text:p text:style-name="P359"/>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572">Alumnado matriculado</text:p>
          </table:table-cell>
          <table:table-cell table:style-name="Tabla7.A1" office:value-type="string">
            <text:p text:style-name="P572">Evaluación positiva</text:p>
          </table:table-cell>
          <table:table-cell table:style-name="Tabla7.A1" office:value-type="string">
            <text:p text:style-name="P572">%</text:p>
          </table:table-cell>
          <table:table-cell table:style-name="Tabla7.A1" office:value-type="string">
            <text:p text:style-name="P572">Evaluación negativa</text:p>
          </table:table-cell>
          <table:table-cell table:style-name="Tabla7.E1" office:value-type="string">
            <text:p text:style-name="P572">%</text:p>
          </table:table-cell>
        </table:table-row>
        <table:table-row table:style-name="Tabla7.2">
          <table:table-cell table:style-name="Tabla7.A2" office:value-type="string">
            <text:p text:style-name="P367">9</text:p>
          </table:table-cell>
          <table:table-cell table:style-name="Tabla7.B2" office:value-type="string">
            <text:p text:style-name="P367">9</text:p>
          </table:table-cell>
          <table:table-cell table:style-name="Tabla7.C2" office:value-type="string">
            <text:p text:style-name="P574">100</text:p>
          </table:table-cell>
          <table:table-cell table:style-name="Tabla7.D2" office:value-type="string">
            <text:p text:style-name="P574">0</text:p>
          </table:table-cell>
          <table:table-cell table:style-name="Tabla7.E2" office:value-type="float" office:value="0">
            <text:p text:style-name="P574">0</text:p>
          </table:table-cell>
        </table:table-row>
      </table:table>
      <text:p text:style-name="P365"/>
      <table:table table:name="Tabla8" table:style-name="Tabla8">
        <table:table-column table:style-name="Tabla8.A"/>
        <table:table-row table:style-name="Tabla8.1">
          <table:table-cell table:style-name="Tabla8.A1" office:value-type="string">
            <text:p text:style-name="P585"><text:span text:style-name="T211">1.1 </text:span>Análisis/Valoración de los resultados</text:p>
            <text:p text:style-name="P558"><text:span text:style-name="T176">Los resultados han sido </text:span><text:span text:style-name="T178">muy</text:span><text:span text:style-name="T176"> positivos. </text:span><text:span text:style-name="T185">Grupo muy trabajador, con </text:span><text:span text:style-name="T186">interés</text:span><text:span text:style-name="T185"> en la materia </text:span><text:span text:style-name="T186">y participativo en clase. C</text:span><text:span text:style-name="T176">umplen con los trabajos y deberes que se les señala.</text:span> <text:span text:style-name="T176"><text:s/></text:span></text:p>
            <text:p text:style-name="P373"/>
            <text:p text:style-name="P373">Dificultades encontradas:</text:p>
            <text:p text:style-name="P565">Diferencia de conocimientos iniciales, capacidad y esfuerzo de los alumnos.</text:p>
            <text:p text:style-name="P583"/>
            <text:p text:style-name="P583">1.<text:span text:style-name="T184">2</text:span>. Propuestas de mejora</text:p>
            <text:p text:style-name="P540">Fomento de la lectura, ya que por medio de esta, accederán además a poseer buena escritura y a expresar mejor sus ideas, pensamientos y argumentos a la hora de manifestarse.</text:p>
            <text:p text:style-name="P533">Actualización <text:span text:style-name="T187">y modificación</text:span> de <text:span text:style-name="T187">algunos</text:span> contenidos <text:span text:style-name="T187">en las diferentes</text:span> unidades. <text:span text:style-name="T187">Además de añadir nuevos recursos.</text:span></text:p>
            <text:p text:style-name="P542"/>
            <text:p text:style-name="P536">1.3. Plan de recuperación del alumnado evaluado negativamente</text:p>
            <text:p text:style-name="P587">No existirá <text:s/>el <text:s/>concepto <text:s/>de <text:s/>“recuperación” <text:s/>en <text:s/>el <text:s/>sentido <text:s/>de <text:s/>que <text:s/>existan <text:s/>exámenes específicos cuando no se superen unidades anteriores. Se hará una evaluación continua y personalizada, que permite evaluar al alumno todos los contenidos. La superación de los contenidos mínimos está condicionada a la realización de todas las actividades que incluye el módulo para cada unidad de trabajo.</text:p>
            <text:p text:style-name="P578"/>
          </table:table-cell>
        </table:table-row>
      </table:table>
      <text:p text:style-name="P359"/>
      <text:p text:style-name="P588"/>
      <text:p text:style-name="P353">APLICACIONES OFIMÁTICAS (AIF)</text:p>
      <text:p text:style-name="P359"/>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572">Alumnado matriculado</text:p>
          </table:table-cell>
          <table:table-cell table:style-name="Tabla11.A1" office:value-type="string">
            <text:p text:style-name="P572">Evaluación positiva</text:p>
          </table:table-cell>
          <table:table-cell table:style-name="Tabla11.A1" office:value-type="string">
            <text:p text:style-name="P572">%</text:p>
          </table:table-cell>
          <table:table-cell table:style-name="Tabla11.A1" office:value-type="string">
            <text:p text:style-name="P572">Evaluación negativa</text:p>
          </table:table-cell>
          <table:table-cell table:style-name="Tabla11.E1" office:value-type="string">
            <text:p text:style-name="P572">%</text:p>
          </table:table-cell>
        </table:table-row>
        <table:table-row table:style-name="Tabla11.2">
          <table:table-cell table:style-name="Tabla11.A2" office:value-type="string">
            <text:p text:style-name="P368">27</text:p>
          </table:table-cell>
          <table:table-cell table:style-name="Tabla11.B2" office:value-type="string">
            <text:p text:style-name="P368">20</text:p>
          </table:table-cell>
          <table:table-cell table:style-name="Tabla11.C2" office:value-type="string">
            <text:p text:style-name="P575">74,07</text:p>
          </table:table-cell>
          <table:table-cell table:style-name="Tabla11.D2" office:value-type="string">
            <text:p text:style-name="P575">7</text:p>
          </table:table-cell>
          <table:table-cell table:style-name="Tabla11.E2" office:value-type="string">
            <text:p text:style-name="P575">25,93</text:p>
          </table:table-cell>
        </table:table-row>
      </table:table>
      <text:p text:style-name="P365"/>
      <table:table table:name="Tabla12" table:style-name="Tabla12">
        <table:table-column table:style-name="Tabla12.A"/>
        <text:soft-page-break/>
        <table:table-row table:style-name="Tabla12.1">
          <table:table-cell table:style-name="Tabla12.A1" office:value-type="string">
            <text:p text:style-name="P583"/>
            <text:p text:style-name="P583"><text:span text:style-name="T188">1.1. </text:span>Análisis/Valoración de los resultados</text:p>
            <text:p text:style-name="P562">Los resultados han sido bastante positivos. Por regla general el alumnado ha mostrado interés, es un grupo un poco hablador pero que en líneas generales, cumplen con los trabajos y deberes que se les señala.</text:p>
            <text:p text:style-name="P424">La falta de hábitos de trabajo y de estudio en casa, además de una actitud poco propicia para un aprovechamiento adecuado de las clases: la falta de motivación e interés, y el absentismo justifican el porcentaje de suspensos. </text:p>
            <text:p text:style-name="P373"/>
            <text:p text:style-name="P373">Dificultades encontradas:</text:p>
            <text:p text:style-name="P565">La falta reiterativa de algunos alumnos hacen que no se pueda seguir un ritmo normal, con una pérdida de tiempo considerable en la repetición de explicaciones. </text:p>
            <text:p text:style-name="P565">La falta de seriedad e interés de algunos algunos que se limitan a venir a clase a jugar o a perder el tiempo.</text:p>
            <text:p text:style-name="P565">Diferencia de conocimientos iniciales, capacidad y esfuerzo de los alumnos.</text:p>
            <text:p text:style-name="P565">El primer mes no había suficientes equipos para todos los alumnos y algunos tuvieron que intercambiar ordenadores en las diferentes clases. </text:p>
            <text:p text:style-name="P477"><text:s/></text:p>
            <text:p text:style-name="P432"><text:span text:style-name="T6">1.</text:span><text:span text:style-name="T9">2</text:span><text:span text:style-name="T6">. Propuestas de mejora</text:span></text:p>
            <text:p text:style-name="P533">Se intentará motivar al alumnado para que estudien más en casa, sean más constantes en la realización de las tareas tanto en clase como en casa y que las familias se impliquen más en el seguimiento de los estudios de sus hijos.</text:p>
            <text:p text:style-name="P533">Realizar un seguimiento más cercano al alumnado que ha suspendido la materia <text:span text:style-name="T189">e intentar</text:span> que trabajen más. Procurar mejorar la asistencia a clase de los alumnos que han faltado excesivamente en esta primera evaluación.</text:p>
            <text:p text:style-name="P533">Proyector más potente.</text:p>
            <text:p text:style-name="P526"><text:span text:style-name="T191">Actualización </text:span><text:span text:style-name="T192">y modificación</text:span><text:span text:style-name="T191"> de </text:span><text:span text:style-name="T192">algunos</text:span><text:span text:style-name="T191"> contenidos </text:span><text:span text:style-name="T192">en las diferentes</text:span><text:span text:style-name="T191"> unidades. </text:span><text:span text:style-name="T192">Además de añadir nuevos recursos.</text:span><text:span text:style-name="T191"> </text:span></text:p>
            <text:p text:style-name="P527"/>
            <text:p text:style-name="P536">1.3. Plan de recuperación del alumnado evaluado negativamente</text:p>
            <text:p text:style-name="P533">Para que los alumnos puedan superar las unidades que tienen evaluadas negativamente, en primer lugar tienen que realizar todas las actividades que incluye dicha unidad de trabajo. Cada trimestre se realizará una prueba de recuperación teórico/práctica de cada unidad donde existan alumnos evaluados negativamente. Superar dichas pruebas y la realización de todas las tareas supone “aprobar la unidad”. </text:p>
          </table:table-cell>
        </table:table-row>
      </table:table>
      <text:p text:style-name="P354"/>
      <text:p text:style-name="P354"/>
      <text:p text:style-name="P355">REDES DE ÁREA LOCAL (RDE)</text:p>
      <text:p text:style-name="P354"/>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572">Alumnado matriculado</text:p>
          </table:table-cell>
          <table:table-cell table:style-name="Tabla1.A1" office:value-type="string">
            <text:p text:style-name="P572">Evaluación positiva</text:p>
          </table:table-cell>
          <table:table-cell table:style-name="Tabla1.A1" office:value-type="string">
            <text:p text:style-name="P572">%</text:p>
          </table:table-cell>
          <table:table-cell table:style-name="Tabla1.A1" office:value-type="string">
            <text:p text:style-name="P572">Evaluación negativa</text:p>
          </table:table-cell>
          <table:table-cell table:style-name="Tabla1.E1" office:value-type="string">
            <text:p text:style-name="P572">%</text:p>
          </table:table-cell>
        </table:table-row>
        <text:soft-page-break/>
        <table:table-row table:style-name="Tabla1.2">
          <table:table-cell table:style-name="Tabla1.A2" office:value-type="string">
            <text:p text:style-name="P370">31</text:p>
          </table:table-cell>
          <table:table-cell table:style-name="Tabla1.B2" office:value-type="string">
            <text:p text:style-name="P370">14</text:p>
          </table:table-cell>
          <table:table-cell table:style-name="Tabla1.C2" office:value-type="string">
            <text:p text:style-name="P579">45</text:p>
          </table:table-cell>
          <table:table-cell table:style-name="Tabla1.D2" office:value-type="string">
            <text:p text:style-name="P589">17</text:p>
          </table:table-cell>
          <table:table-cell table:style-name="Tabla1.E2" office:value-type="string">
            <text:p text:style-name="P589">55</text:p>
          </table:table-cell>
        </table:table-row>
      </table:table>
      <text:p text:style-name="P365"/>
      <table:table table:name="Tabla2" table:style-name="Tabla2">
        <table:table-column table:style-name="Tabla2.A"/>
        <table:table-row table:style-name="Tabla2.1">
          <table:table-cell table:style-name="Tabla2.A1" office:value-type="string">
            <text:p text:style-name="P583"><text:span text:style-name="T197">1.1. </text:span>Análisis/Valoración de los resultados</text:p>
            <text:p text:style-name="P377"/>
            <text:p text:style-name="P374">3 alumnos absentistas han dejado de asistir a clase, 3 alumnos que acumulan un alto porcentaje de faltas y 5 alumnos que pese a que asisten regularmente a clase no trabajan ni participan y parecen haber abandonado el módulo. Por tanto, realmente, es un 70% (14/20) el porcentaje de alumnos que siguen con regularidad las clases y superan el módulo.</text:p>
            <text:p text:style-name="P377"/>
            <text:p text:style-name="P373">Dificultades encontradas:</text:p>
            <text:p text:style-name="P594"><text:s/></text:p>
            <text:p text:style-name="P595">Diferencia de niveles de implicación y dedicación por parte de los alumnos.</text:p>
            <text:p text:style-name="P595"/>
            <text:p text:style-name="P595">Comportamientos disruptivos y dificultad para crear ambiente adecuado en el aula. Tendencia de un grupo de alumnos a distraerse y jugar durante las clases.</text:p>
            <text:p text:style-name="P595"/>
            <text:p text:style-name="P595">No disponer durante los primeros meses de ordenadores suficientes debido a averías de los mismos, lo que ha llevado a tener que perder mucho tiempo en tareas de reparación y mantenimiento.</text:p>
            <text:p text:style-name="P596"/>
            <text:p text:style-name="P583">1.2. Propuestas de mejora</text:p>
            <text:p text:style-name="P543"/>
            <text:p text:style-name="P544">Llevar a la programación del próximo curso los cambios propuestos en e documento de seguimiento de las programaciones.</text:p>
            <text:p text:style-name="P544"/>
            <text:p text:style-name="P544">Instalar en la red proxy que permita filtrar el acceso de los alumnos a Internet.</text:p>
            <text:p text:style-name="P544"/>
            <text:p text:style-name="P544">Proyector de mayor potencia, el actual es prácticamente inservible.</text:p>
            <text:p text:style-name="P543"/>
            <text:p text:style-name="P580">1.3. Plan de recuperación del alumnado evaluado negativamente</text:p>
            <text:p text:style-name="P599"/>
            <text:p text:style-name="P601">La unidad fundamental de evaluación reflejada en la programación del módulo no es el trimestre sino la unidad de trabajo. En cada unidad de trabajo se toman como referencia para superarla las prácticas y actividades entregadas; y pruebas y controles de tipo teórico y práctico. En este presente se completaron las unidades 1 y 2 de la programación y de ambas se han realizado tanto pruebas como recuperaciones.</text:p>
            <text:p text:style-name="P601"/>
            <text:p text:style-name="P601">El alumnado <text:s/>evaluado negativamente podrá recuperar las unidades pendientes y superar el módulo realizando las siguientes <text:span text:style-name="T198">actividades/</text:span>tareas:</text:p>
            <text:p text:style-name="P601"/>
            <text:p text:style-name="P601"><text:s text:c="2"/>- Entregar hasta un 85% del total de las actividades y prácticas pendientes. Lo puede realizar en cualquier momento utilizando la plataforma o, previo aviso, pres<text:span text:style-name="T199">en</text:span>t<text:span text:style-name="T199">án</text:span>d<text:span text:style-name="T199">o</text:span>selas al profesor (aquellas que requieran revisión directa) </text:p>
            <text:p text:style-name="P599"><text:soft-page-break/></text:p>
            <text:p text:style-name="P601"><text:s text:c="2"/>- En la parte final del tercer trimestre, se realizarán pruebas de “repesca” de las partes teóricas y/o prácticas de cada unidad pendiente a aquellos alumnos con partes pendientes en 3 o menos unidades de trabajo y que hayan entregado el 85% de las prácticas y actividades de cada una de las UT (hay que tener en cuenta de que ya se han realizado pruebas de recuperación de cada una de las unidades a lo largo del curso y que los alumnos han tenido todo el curso para ir entregando prácticas pendientes)</text:p>
          </table:table-cell>
        </table:table-row>
      </table:table>
      <text:p text:style-name="P356"/>
      <text:p text:style-name="P356">MÓDULO/MATERIA: <text:span text:style-name="T200">MONTAJE Y MANTENIMIENTO DE EQUIPOS</text:span></text:p>
      <text:p text:style-name="P35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572">Alumnado matriculado</text:p>
          </table:table-cell>
          <table:table-cell table:style-name="Tabla17.A1" office:value-type="string">
            <text:p text:style-name="P572">Evaluación positiva</text:p>
          </table:table-cell>
          <table:table-cell table:style-name="Tabla17.A1" office:value-type="string">
            <text:p text:style-name="P572">%</text:p>
          </table:table-cell>
          <table:table-cell table:style-name="Tabla17.A1" office:value-type="string">
            <text:p text:style-name="P572">Evaluación negativa</text:p>
          </table:table-cell>
          <table:table-cell table:style-name="Tabla17.E1" office:value-type="string">
            <text:p text:style-name="P572">%</text:p>
          </table:table-cell>
        </table:table-row>
        <table:table-row table:style-name="Tabla17.2">
          <table:table-cell table:style-name="Tabla17.A2" office:value-type="string">
            <text:p text:style-name="P363">31</text:p>
          </table:table-cell>
          <table:table-cell table:style-name="Tabla17.B2" office:value-type="string">
            <text:p text:style-name="P363">11</text:p>
          </table:table-cell>
          <table:table-cell table:style-name="Tabla17.C2" office:value-type="string">
            <text:p text:style-name="P590">35</text:p>
          </table:table-cell>
          <table:table-cell table:style-name="Tabla17.D2" office:value-type="string">
            <text:p text:style-name="P590">20</text:p>
          </table:table-cell>
          <table:table-cell table:style-name="Tabla17.E2" office:value-type="string">
            <text:p text:style-name="P591">65</text:p>
          </table:table-cell>
        </table:table-row>
      </table:table>
      <table:table table:name="Tabla18" table:style-name="Tabla18">
        <table:table-column table:style-name="Tabla18.A"/>
        <table:table-row table:style-name="Tabla18.1">
          <table:table-cell table:style-name="Tabla18.A1" office:value-type="string">
            <text:p text:style-name="P583"><text:span text:style-name="T201">1.1. </text:span>Análisis/Valoración de los resultados</text:p>
            <text:p text:style-name="P373"/>
            <text:p text:style-name="P375">Los alumnos con interés en la materia aprueban sin dificultad aunque no destaquen por sus notas elevadas. La parte de la clase que suspende es <text:s/>por falta de interés <text:s/>y esfuerzo.</text:p>
            <text:p text:style-name="P373"/>
            <text:p text:style-name="P373">Dificultades encontradas:</text:p>
            <text:p text:style-name="P583"/>
            <text:p text:style-name="P597"><text:s/>Hay alumnos que a la mínima tienden a distraerse jugando, hablando, con el móvil y el ambiente según qué días y qué alumnos asistan, no es <text:s/>muy propicio para la docencia.</text:p>
            <text:p text:style-name="P583"/>
            <text:p text:style-name="P583">1.<text:span text:style-name="T201">2</text:span>. Propuestas de mejora:</text:p>
            <text:p text:style-name="P583"/>
            <text:p text:style-name="P598">Proyector más potente. Renovar unos 10 ordenadores. Eliminar la posibilidad de que accedan a juegos. Reubicar alumnos.</text:p>
            <text:p text:style-name="P542"/>
            <text:p text:style-name="P581">1.3. Plan de recuperación del alumnado evaluado negativamente</text:p>
            <text:p text:style-name="P586"/>
            <text:p text:style-name="P554">Para todos los módulos, en cada trimestre, se realizan las recuperaciones de aquella pruebas objetivas (una por cada tema de los 3 o 4 del trimestre) suspendidas evaluables de 0 a 10 antes de la evaluación correspondiente. <text:line-break/><text:line-break/>El resto de actividades evaluables como los trabajos, no son recuperables pues se consideran actividades de clase. Si en las segunda oportunidad tampoco recuperara todas las pruebas o sacara como mínimo un 4 (valor a partir del que se hace media).<text:line-break/><text:soft-page-break/><text:line-break/>A final de curso, antes de la evaluación final, tendría una tercera oportunidad para recuperar aquellas pruebas que todavía no hubiera superado.</text:p>
            <text:p text:style-name="P586"/>
            <text:p text:style-name="P586"/>
            <text:p text:style-name="P578"/>
          </table:table-cell>
        </table:table-row>
      </table:table>
      <text:p text:style-name="P359"/>
      <text:p text:style-name="P356">MÓDULO/MATERIA: <text:span text:style-name="T202">SISTEMAS OPERATIVOS MONOPUESTO</text:span></text:p>
      <text:p text:style-name="P359"/>
      <table:table table:name="Tabla19" table:style-name="Tabla19">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P572">Alumnado matriculado</text:p>
          </table:table-cell>
          <table:table-cell table:style-name="Tabla19.A1" office:value-type="string">
            <text:p text:style-name="P572">Evaluación positiva</text:p>
          </table:table-cell>
          <table:table-cell table:style-name="Tabla19.A1" office:value-type="string">
            <text:p text:style-name="P572">%</text:p>
          </table:table-cell>
          <table:table-cell table:style-name="Tabla19.A1" office:value-type="string">
            <text:p text:style-name="P572">Evaluación negativa</text:p>
          </table:table-cell>
          <table:table-cell table:style-name="Tabla19.E1" office:value-type="string">
            <text:p text:style-name="P572">%</text:p>
          </table:table-cell>
        </table:table-row>
        <table:table-row table:style-name="Tabla19.2">
          <table:table-cell table:style-name="Tabla19.A2" office:value-type="string">
            <text:p text:style-name="P363">31</text:p>
          </table:table-cell>
          <table:table-cell table:style-name="Tabla19.B2" office:value-type="string">
            <text:p text:style-name="P363">1<text:span text:style-name="T202">3</text:span></text:p>
          </table:table-cell>
          <table:table-cell table:style-name="Tabla19.C2" office:value-type="string">
            <text:p text:style-name="P592">42</text:p>
          </table:table-cell>
          <table:table-cell table:style-name="Tabla19.D2" office:value-type="string">
            <text:p text:style-name="P592">18</text:p>
          </table:table-cell>
          <table:table-cell table:style-name="Tabla19.E2" office:value-type="string">
            <text:p text:style-name="P592">58</text:p>
          </table:table-cell>
        </table:table-row>
      </table:table>
      <text:p text:style-name="P365"/>
      <table:table table:name="Tabla20" table:style-name="Tabla20">
        <table:table-column table:style-name="Tabla20.A"/>
        <table:table-row table:style-name="Tabla20.1">
          <table:table-cell table:style-name="Tabla20.A1" office:value-type="string">
            <text:p text:style-name="P583"><text:span text:style-name="T203">1.1. </text:span>Análisis/Valoración de los resultados</text:p>
            <text:p text:style-name="P373"/>
            <text:p text:style-name="P375">Los alumnos con interés en la materia aprueban sin dificultad aunque no destaquen por sus notas elev<text:span text:style-name="T203">a</text:span>das. La parte de la clase que suspende es <text:s/>por <text:span text:style-name="T204">falta de interés <text:s/>y esfuerzo.</text:span></text:p>
            <text:p text:style-name="P377"/>
            <text:p text:style-name="P373">Dificultades encontradas:</text:p>
            <text:p text:style-name="P583"/>
            <text:p text:style-name="P597"><text:s/>Hay alumnos que a la mínima tienden a distraerse jugando, hablando, con el móvil y el ambiente según qué días y qué alumnos asistan, no es <text:s/>muy propicio para la docencia.</text:p>
            <text:p text:style-name="P583"/>
            <text:p text:style-name="P583">1.<text:span text:style-name="T203">2</text:span>. Propuestas de mejora</text:p>
            <text:p text:style-name="P583"/>
            <text:p text:style-name="P598">Proyector más potente. Renovar unos 10 ordenadores. Eliminar la posibilidad de que accedan a juegos. Reubicar alumnos.</text:p>
            <text:p text:style-name="P584"/>
            <text:p text:style-name="P581">1.3. Plan de recuperación del alumnado evaluado negativamente</text:p>
            <text:p text:style-name="P586"/>
            <text:p text:style-name="P554">Para todos los módulos, en cada trimestre, se realizan las recuperaciones de aquella pruebas objetivas (una por cada tema de los 3 o 4 del trimestre) suspendidas evaluables de 0 a 10 antes de la evaluación correspondiente. <text:line-break/><text:line-break/>El resto de actividades evaluables como los trabajos, no son recuperables pues se consideran actividades de clase. Si en las segunda oportunidad tampoco recuperara todas las pruebas o sacara como mínimo un 4 (valor a partir del que se hace media).<text:line-break/><text:line-break/>A final de curso, antes de la evaluación final, tendría una tercera oportunidad para recuperar aquellas pruebas que todavía no hubiera superado.</text:p>
          </table:table-cell>
        </table:table-row>
      </table:table>
      <text:p text:style-name="P357"/>
      <text:p text:style-name="P358">APLICACIONES WEB (APW)</text:p>
      <text:p text:style-name="P359"><text:soft-page-break/></text:p>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572">Alumnado matriculado</text:p>
          </table:table-cell>
          <table:table-cell table:style-name="Tabla13.A1" office:value-type="string">
            <text:p text:style-name="P572">Evaluación positiva</text:p>
          </table:table-cell>
          <table:table-cell table:style-name="Tabla13.A1" office:value-type="string">
            <text:p text:style-name="P572">%</text:p>
          </table:table-cell>
          <table:table-cell table:style-name="Tabla13.A1" office:value-type="string">
            <text:p text:style-name="P572">Evaluación negativa</text:p>
          </table:table-cell>
          <table:table-cell table:style-name="Tabla13.E1" office:value-type="string">
            <text:p text:style-name="P572">%</text:p>
          </table:table-cell>
        </table:table-row>
        <table:table-row table:style-name="Tabla13.2">
          <table:table-cell table:style-name="Tabla13.A2" office:value-type="string">
            <text:p text:style-name="P369">11</text:p>
          </table:table-cell>
          <table:table-cell table:style-name="Tabla13.B2" office:value-type="string">
            <text:p text:style-name="P369">10</text:p>
          </table:table-cell>
          <table:table-cell table:style-name="Tabla13.C2" office:value-type="string">
            <text:p text:style-name="P576">90,91</text:p>
          </table:table-cell>
          <table:table-cell table:style-name="Tabla13.D2" office:value-type="string">
            <text:p text:style-name="P576">1</text:p>
          </table:table-cell>
          <table:table-cell table:style-name="Tabla13.E2" office:value-type="string">
            <text:p text:style-name="P576">9,09</text:p>
          </table:table-cell>
        </table:table-row>
      </table:table>
      <text:p text:style-name="P365"/>
      <table:table table:name="Tabla14" table:style-name="Tabla14">
        <table:table-column table:style-name="Tabla14.A"/>
        <table:table-row table:style-name="Tabla14.1">
          <table:table-cell table:style-name="Tabla14.A1" office:value-type="string">
            <text:p text:style-name="P583"/>
            <text:p text:style-name="P583"><text:span text:style-name="T205">1.1. </text:span>Análisis/Valoración de los resultados</text:p>
            <text:p text:style-name="P562">Los resultados han sido bastante positivos. <text:span text:style-name="T206">E</text:span>l alumnado ha mostrado interés, es un grupo <text:span text:style-name="T206">trabajador y con buena actitud. E</text:span>n líneas generales, cumplen con los trabajos y deberes que se les señala.</text:p>
            <text:p text:style-name="P562"><text:span text:style-name="T206">El alumno que</text:span> no ha aprobado <text:span text:style-name="T206">ha sido</text:span> por falta de <text:span text:style-name="T206">constancia en el trabajo.</text:span> </text:p>
            <text:p text:style-name="P373"/>
            <text:p text:style-name="P373">Dificultades encontradas:</text:p>
            <text:p text:style-name="P568"><text:span text:style-name="T181">Absentismo puntual de </text:span><text:span text:style-name="T182">algunos</text:span><text:span text:style-name="T181"> alumnos, sobre todo llegada la época de navidad debido a bien por trabajos puntuales de estas fechas, por enfermedad o fugas injustificadas.</text:span></text:p>
            <text:p text:style-name="P565">Diferencia de conocimientos iniciales, capacidad y esfuerzo de los alumnos.</text:p>
            <text:p text:style-name="P583"/>
            <text:p text:style-name="P583">1.<text:span text:style-name="T184">2</text:span>. Propuestas de mejora</text:p>
            <text:p text:style-name="P526"><text:span text:style-name="T191">Actualización </text:span><text:span text:style-name="T192">y modificación</text:span><text:span text:style-name="T191"> de </text:span><text:span text:style-name="T192">algunos</text:span><text:span text:style-name="T191"> contenidos </text:span><text:span text:style-name="T192">en las diferentes</text:span><text:span text:style-name="T191"> unidades. </text:span><text:span text:style-name="T192">Además de añadir nuevos recursos.</text:span><text:span text:style-name="T191"> </text:span></text:p>
            <text:p text:style-name="P542"/>
            <text:p text:style-name="P555">1.3. Plan de recuperación del alumnado evaluado negativamente</text:p>
            <text:p text:style-name="P586"/>
            <text:p text:style-name="P533">Para que los alumnos puedan superar las unidades que tienen evaluadas negativamente, en primer lugar tienen que realizar todas las actividades que incluye dicha unidad de trabajo. Cada trimestre se realizará una prueba de recuperación teórico/práctica de cada unidad donde existan alumnos evaluados negativamente. Superar dichas pruebas y la realización de todas las tareas supone “aprobar la unidad”. </text:p>
          </table:table-cell>
        </table:table-row>
      </table:table>
      <text:p text:style-name="P359"/>
      <text:p text:style-name="P359"/>
      <text:p text:style-name="P356">MÓDULO/MATERIA: <text:span text:style-name="T202">SISTEMAS OPERATIVOS EN RED</text:span></text:p>
      <text:p text:style-name="P359"/>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P572">Alumnado matriculado</text:p>
          </table:table-cell>
          <table:table-cell table:style-name="Tabla21.A1" office:value-type="string">
            <text:p text:style-name="P572">Evaluación positiva</text:p>
          </table:table-cell>
          <table:table-cell table:style-name="Tabla21.A1" office:value-type="string">
            <text:p text:style-name="P572">%</text:p>
          </table:table-cell>
          <table:table-cell table:style-name="Tabla21.A1" office:value-type="string">
            <text:p text:style-name="P572">Evaluación negativa</text:p>
          </table:table-cell>
          <table:table-cell table:style-name="Tabla21.E1" office:value-type="string">
            <text:p text:style-name="P572">%</text:p>
          </table:table-cell>
        </table:table-row>
        <table:table-row table:style-name="Tabla21.2">
          <table:table-cell table:style-name="Tabla21.A2" office:value-type="string">
            <text:p text:style-name="P364">11</text:p>
          </table:table-cell>
          <table:table-cell table:style-name="Tabla21.B2" office:value-type="string">
            <text:p text:style-name="P364">9</text:p>
          </table:table-cell>
          <table:table-cell table:style-name="Tabla21.C2" office:value-type="string">
            <text:p text:style-name="P592">81</text:p>
          </table:table-cell>
          <table:table-cell table:style-name="Tabla21.D2" office:value-type="string">
            <text:p text:style-name="P590">2</text:p>
          </table:table-cell>
          <table:table-cell table:style-name="Tabla21.E2" office:value-type="string">
            <text:p text:style-name="P592">19</text:p>
          </table:table-cell>
        </table:table-row>
      </table:table>
      <text:p text:style-name="P365"/>
      <table:table table:name="Tabla22" table:style-name="Tabla22">
        <table:table-column table:style-name="Tabla22.A"/>
        <text:soft-page-break/>
        <table:table-row table:style-name="Tabla22.1">
          <table:table-cell table:style-name="Tabla22.A1" office:value-type="string">
            <text:p text:style-name="P583"><text:span text:style-name="T203">1.1. </text:span>Análisis/Valoración de los resultados</text:p>
            <text:p text:style-name="P373"/>
            <text:p text:style-name="P376">En general, los resultado son buenos. Los alumnos que asisten un mínimo y trabajan , han conseguido superar la materia. Los dos suspensos han sido por falta de interés <text:s/>y nulo esfuerzo en uno de los casos <text:s/>y poca asistencia y falta de concentración en el otro. Pero el primero de ellos la sacará desde que se lo proponga.</text:p>
            <text:p text:style-name="P373"/>
            <text:p text:style-name="P373">Dificultades encontradas:</text:p>
            <text:p text:style-name="P598">Este grupo es <text:s/>muy tranquilo y trabajador. No ha habido dificultades dignas de mención.</text:p>
            <text:p text:style-name="P583"/>
            <text:p text:style-name="P586"><text:span text:style-name="T6">1.</text:span><text:span text:style-name="T10">2</text:span><text:span text:style-name="T6">. Propuestas de mejora</text:span></text:p>
            <text:p text:style-name="P598">Arreglar el mando del proyector y...siempre se pueden ampliar los equipos </text:p>
            <text:p text:style-name="P542"/>
            <text:p text:style-name="P581">1.3. Plan de recuperación del alumnado evaluado negativamente</text:p>
            <text:p text:style-name="P586"/>
            <text:p text:style-name="P586">Para todos los módulos, en cada trimestre, se realizan las recuperaciones de aquella pruebas objetivas (una por cada tema de los 3 o 4 del trimestre) suspendidas evaluables de 0 a 10 antes de la evaluación correspondiente. <text:line-break/><text:line-break/>El resto de actividades evaluables como los trabajos, no son recuperables pues se consideran actividades de clase. Si en las segunda oportunidad tampoco recuperara todas las pruebas o sacara como mínimo un 4 (valor a partir del que se hace media).<text:line-break/><text:line-break/>A final de curso, antes de la evaluación final, tendría una tercera oportunidad para recuperar aquellas pruebas que todavía no hubiera superado.</text:p>
            <text:p text:style-name="P578"/>
          </table:table-cell>
        </table:table-row>
      </table:table>
      <text:p text:style-name="P570"/>
      <text:p text:style-name="P361">SERVICIOS EN RED (SRC)</text:p>
      <text:p text:style-name="P359"/>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572">Alumnado matriculado</text:p>
          </table:table-cell>
          <table:table-cell table:style-name="Tabla3.A1" office:value-type="string">
            <text:p text:style-name="P572">Evaluación positiva</text:p>
          </table:table-cell>
          <table:table-cell table:style-name="Tabla3.A1" office:value-type="string">
            <text:p text:style-name="P572">%</text:p>
          </table:table-cell>
          <table:table-cell table:style-name="Tabla3.A1" office:value-type="string">
            <text:p text:style-name="P572">Evaluación negativa</text:p>
          </table:table-cell>
          <table:table-cell table:style-name="Tabla3.E1" office:value-type="string">
            <text:p text:style-name="P572">%</text:p>
          </table:table-cell>
        </table:table-row>
        <table:table-row table:style-name="Tabla3.2">
          <table:table-cell table:style-name="Tabla3.A2" office:value-type="string">
            <text:p text:style-name="P371">11</text:p>
          </table:table-cell>
          <table:table-cell table:style-name="Tabla3.B2" office:value-type="string">
            <text:p text:style-name="P371">10</text:p>
          </table:table-cell>
          <table:table-cell table:style-name="Tabla3.C2" office:value-type="string">
            <text:p text:style-name="P582">91</text:p>
          </table:table-cell>
          <table:table-cell table:style-name="Tabla3.D2" office:value-type="string">
            <text:p text:style-name="P593">1</text:p>
          </table:table-cell>
          <table:table-cell table:style-name="Tabla3.E2" office:value-type="string">
            <text:p text:style-name="P593">9</text:p>
          </table:table-cell>
        </table:table-row>
      </table:table>
      <text:p text:style-name="P365"/>
      <table:table table:name="Tabla4" table:style-name="Tabla4">
        <table:table-column table:style-name="Tabla4.A"/>
        <text:soft-page-break/>
        <table:table-row table:style-name="Tabla4.1">
          <table:table-cell table:style-name="Tabla4.A1" office:value-type="string">
            <text:p text:style-name="P581"/>
            <text:p text:style-name="P581">1.1. Análisis/Valoración de los resultados</text:p>
            <text:p text:style-name="P581"/>
            <text:p text:style-name="P602">Los resultados se pueden considerar muy buenos. El único alumno que no supera el módulo ha faltado bastante a clase y perdido el ritmo de clase.</text:p>
            <text:p text:style-name="P581"/>
            <text:p text:style-name="P581"/>
            <text:p text:style-name="P581">Dificultades encontradas:</text:p>
            <text:p text:style-name="P603">La mayor dificultad la suponen las faltas periódicas de algunos alumnos que impiden que todo el grupo vaya al mismo ritmo de avance de las clases.</text:p>
            <text:p text:style-name="P581"/>
            <text:p text:style-name="P581">1.2. Propuestas de mejora</text:p>
            <text:p text:style-name="P581"/>
            <text:p text:style-name="P545">Llevar a la programación del próximo curso los cambios propuestos en e documento de seguimiento de las programaciones.</text:p>
            <text:p text:style-name="P581"/>
            <text:p text:style-name="P581">1.3. Plan de recuperación del alumnado evaluado negativamente</text:p>
            <text:p text:style-name="P581"/>
            <text:p text:style-name="P601">La unidad fundamental de evaluación reflejada en la programación del módulo no es el trimestre sino la unidad de trabajo. En cada unidad de trabajo se toman como referencia para superarla las prácticas y actividades entregadas; y pruebas y controles de tipo teórico y práctico. </text:p>
            <text:p text:style-name="P601"/>
            <text:p text:style-name="P601">El alumnado <text:s/>evaluado negativamente podrá recuperar las unidades pendientes y superar el módulo realizando las siguientes <text:span text:style-name="T198">actividades/</text:span>tareas:</text:p>
            <text:p text:style-name="P601"/>
            <text:p text:style-name="P601"><text:s text:c="2"/>- Entregar hasta un 85% del total de las actividades y prácticas pendientes. Lo puede realizar en cualquier momento utilizando la plataforma o, previo aviso, pres<text:span text:style-name="T199">en</text:span>t<text:span text:style-name="T199">án</text:span>d<text:span text:style-name="T199">o</text:span>selas al profesor (aquellas que requieran revisión directa) </text:p>
            <text:p text:style-name="P599"/>
            <text:p text:style-name="P600"><text:s text:c="2"/>- En la parte final del <text:span text:style-name="T207">segundo</text:span> trimestre, se realizarán pruebas de “repesca” de las partes teóricas y/o prácticas de cada unidad pendiente a aquellos alumnos con partes pendientes y que hayan entregado el 85% de las prácticas y actividades de cada una de las UT.</text:p>
            <text:p text:style-name="P600"/>
            <text:p text:style-name="P604"><text:span text:style-name="T208"><text:s text:c="2"/>- </text:span><text:span text:style-name="T209">Los alumnos que promocionen a FCT e Integración sin haber superado el módulo podrán entregar actividades y prácticas pendientes a los largo del módulo de FCT y deberán acudir uno o varios días al centro para entregar actividades que requieran corrección presencial y también para realizar pruebas extraor</text:span><text:span text:style-name="T210">di</text:span><text:span text:style-name="T209">narias de las unidades que no hayan superado.</text:span></text:p>
          </table:table-cell>
        </table:table-row>
      </table:table>
      <text:p text:style-name="P372"/>
      <text:p text:style-name="P361">SERGURIDAD INFORMÁTICA <text:s/>(SGF)</text:p>
      <text:p text:style-name="P359"/>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572">Alumnado matriculado</text:p>
          </table:table-cell>
          <table:table-cell table:style-name="Tabla15.A1" office:value-type="string">
            <text:p text:style-name="P572">Evaluación positiva</text:p>
          </table:table-cell>
          <table:table-cell table:style-name="Tabla15.A1" office:value-type="string">
            <text:p text:style-name="P572">%</text:p>
          </table:table-cell>
          <table:table-cell table:style-name="Tabla15.A1" office:value-type="string">
            <text:p text:style-name="P572">Evaluación negativa</text:p>
          </table:table-cell>
          <table:table-cell table:style-name="Tabla15.E1" office:value-type="string">
            <text:p text:style-name="P572">%</text:p>
          </table:table-cell>
        </table:table-row>
        <text:soft-page-break/>
        <table:table-row table:style-name="Tabla15.2">
          <table:table-cell table:style-name="Tabla15.A2" office:value-type="string">
            <text:p text:style-name="P371">11</text:p>
          </table:table-cell>
          <table:table-cell table:style-name="Tabla15.B2" office:value-type="string">
            <text:p text:style-name="P371">10</text:p>
          </table:table-cell>
          <table:table-cell table:style-name="Tabla15.C2" office:value-type="string">
            <text:p text:style-name="P582">91</text:p>
          </table:table-cell>
          <table:table-cell table:style-name="Tabla15.D2" office:value-type="string">
            <text:p text:style-name="P593">1</text:p>
          </table:table-cell>
          <table:table-cell table:style-name="Tabla15.E2" office:value-type="string">
            <text:p text:style-name="P593">9</text:p>
          </table:table-cell>
        </table:table-row>
      </table:table>
      <table:table table:name="Tabla16" table:style-name="Tabla16">
        <table:table-column table:style-name="Tabla16.A"/>
        <text:soft-page-break/>
        <table:table-row table:style-name="Tabla16.1">
          <table:table-cell table:style-name="Tabla16.A1" office:value-type="string">
            <text:p text:style-name="P581">1.1. Análisis/Valoración de los resultados</text:p>
            <text:p text:style-name="P581"/>
            <text:p text:style-name="P602">Los resultados se pueden considerar muy buenos. El único alumno que no supera el módulo ha faltado bastante a clase y perdido el ritmo de clase.</text:p>
            <text:p text:style-name="P581"/>
            <text:p text:style-name="P581"/>
            <text:p text:style-name="P581">Dificultades encontradas:</text:p>
            <text:p text:style-name="P581"/>
            <text:p text:style-name="P603">La mayor dificultad la suponen las faltas periódicas de algunos alumnos que impiden que todo el grupo vaya al mismo ritmo de avance de las clases.</text:p>
            <text:p text:style-name="P581"/>
            <text:p text:style-name="P581">1.2. Propuestas de mejora</text:p>
            <text:p text:style-name="P581"/>
            <text:p text:style-name="P545">Llevar a la programación del próximo curso los cambios propuestos en e documento de seguimiento de las programaciones.</text:p>
            <text:p text:style-name="P581"/>
            <text:p text:style-name="P581">1.3. Plan de recuperación del alumnado evaluado negativamente</text:p>
            <text:p text:style-name="P581"/>
            <text:p text:style-name="P601">La unidad fundamental de evaluación reflejada en la programación del módulo no es el trimestre sino la unidad de trabajo. En cada unidad de trabajo se toman como referencia para superarla las prácticas y actividades entregadas; y pruebas y controles de tipo teórico y práctico. </text:p>
            <text:p text:style-name="P601"/>
            <text:p text:style-name="P601">El alumnado <text:s/>evaluado negativamente podrá recuperar las unidades pendientes y superar el módulo realizando las siguientes <text:span text:style-name="T198">actividades/</text:span>tareas:</text:p>
            <text:p text:style-name="P601"/>
            <text:p text:style-name="P601"><text:s text:c="2"/>- Entregar hasta un 85% del total de las actividades y prácticas pendientes. Lo puede realizar en cualquier momento utilizando la plataforma o, previo aviso, pres<text:span text:style-name="T199">en</text:span>t<text:span text:style-name="T199">án</text:span>d<text:span text:style-name="T199">o</text:span>selas al profesor (aquellas que requieran revisión directa) </text:p>
            <text:p text:style-name="P599"/>
            <text:p text:style-name="P600"><text:s text:c="2"/>- En la parte final del <text:span text:style-name="T207">segundo</text:span> trimestre, se realizarán pruebas de “repesca” de las partes teóricas y/o prácticas de cada unidad pendiente a aquellos alumnos con partes pendientes y que hayan entregado el 85% de las prácticas y actividades de cada una de las UT.</text:p>
            <text:p text:style-name="P600"/>
            <text:p text:style-name="P604"><text:span text:style-name="T208"><text:s text:c="2"/>- </text:span><text:span text:style-name="T209">Los alumnos que promocionen a FCT e Integración sin haber superado el módulo podrán entregar actividades y prácticas pendientes a los largo del módulo de FCT y deberán acudir uno o varios días al centro para entregar actividades que requieran corrección presencial y también para realizar pruebas extraoridanarias de las unidades que no hayan superado.</text:span></text:p>
          </table:table-cell>
        </table:table-row>
      </table:table>
      <text:p text:style-name="P492"><text:soft-page-break/></text:p>
      <text:h text:style-name="P760" text:outline-level="4">4. Análisis del seguimiento de las programaciones de aula</text:h>
      <text:p text:style-name="P76">Se comentan los contenidos impartidos en cada módulo y materias y se debaten propuestas de coordinación y de posibles actividades a realizar.</text:p>
      <text:p text:style-name="P195"/>
      <text:h text:style-name="P758" text:outline-level="4"><text:span text:style-name="T171">5</text:span>. Sugerencias y preguntas</text:h>
      <text:p text:style-name="P252">Se informa del estado actual del pedido de mini-pc comprado online. Se contacta con empresa Valido para realizar despacho de aduanas, se realiza trámite, producto sale de Las Palmas el lunes 16.</text:p>
      <text:p text:style-name="P195"/>
      <text:p text:style-name="P19">Sin más asuntos que tratar se levanta la sesión, de todo lo cual yo, como Jefe del Departamento, doy fe.</text:p>
      <text:p text:style-name="P195"/>
      <text:p text:style-name="P47">El jefe de departamento </text:p>
      <text:p text:style-name="P223"/>
      <text:p text:style-name="P223"/>
      <text:p text:style-name="P223"/>
      <text:p text:style-name="P223"/>
      <text:p text:style-name="P223"/>
      <text:p text:style-name="P505">Iván Chillón García </text:p>
      <text:p text:style-name="P505"/>
      <text:p text:style-name="P505"/>
      <text:h text:style-name="P842" text:outline-level="2" text:is-list-header="true"><text:span text:style-name="T15">ACTA Nº </text:span><text:span text:style-name="T82">1</text:span><text:span text:style-name="T87">5</text:span></text:h>
      <text:h text:style-name="P808" text:outline-level="3">Fecha: <text:span text:style-name="T40">24/</text:span><text:span text:style-name="T38">0</text:span><text:span text:style-name="T34">1</text:span><text:span text:style-name="T16">/1</text:span><text:span text:style-name="T38">7</text:span></text:h>
      <text:h text:style-name="P808" text:outline-level="3">Asistentes:</text:h>
      <text:list xml:id="list95312685439401" text:continue-list="list95313426790954" text:style-name="L5">
        <text:list-item>
          <text:p text:style-name="P685">Juan Francisco <text:span text:style-name="T101">Sánchez González</text:span></text:p>
        </text:list-item>
        <text:list-item>
          <text:p text:style-name="P713">Etiel Juan Domínguez Sánchez</text:p>
        </text:list-item>
        <text:list-item>
          <text:p text:style-name="P713">Iván Chillón García</text:p>
        </text:list-item>
      </text:list>
      <text:p text:style-name="P196"/>
      <text:h text:style-name="P808" text:outline-level="3">Orden del día</text:h>
      <text:p text:style-name="P285">1. Aprobación si procede del acta de la reunión anterior </text:p>
      <text:p text:style-name="P285">2. <text:span text:style-name="T98">Informe de la reunión de CCP</text:span></text:p>
      <text:p text:style-name="P285">3. <text:span text:style-name="T154">Seguimiento de programaciones de aula</text:span></text:p>
      <text:p text:style-name="P285"><text:span text:style-name="T157">4. </text:span>Sugerencias y preguntas</text:p>
      <text:p text:style-name="P334"/>
      <text:h text:style-name="P808" text:outline-level="3">Aspectos tratados y decisiones adoptadas</text:h>
      <text:h text:style-name="P761" text:outline-level="4">1. Aprobación si procede del acta de la reunión anterior</text:h>
      <text:p text:style-name="P196"/>
      <text:p text:style-name="P20">Se aprueba</text:p>
      <text:p text:style-name="P196"><text:soft-page-break/></text:p>
      <text:h text:style-name="P761" text:outline-level="4">2. Informe<text:span text:style-name="T97">s</text:span> <text:span text:style-name="T98">de la reunión de CCP</text:span></text:h>
      <text:p text:style-name="P20">Se informa de los aspectos tratados en la reunión de CCP del día <text:span text:style-name="T161">24 de enero</text:span>. De entre los puntos tratados cabe destacar:</text:p>
      <text:p text:style-name="P20"/>
      <text:p text:style-name="P151">Para análisis de resultados se ha usado modelo aportado por inspección el año pasado. Se lee extracto de análisis de resultados para la CCP. Se hace comparativa con los resultados finales del curso pasado. Se hace comparativa también con el primer trimestre del curso pasado, resultados similares salvo en 2º de ESO que son significativamente peores.</text:p>
      <text:p text:style-name="P151"/>
      <text:p text:style-name="P152">Materias en las que no se alcanza 60% de aprobados se deberán realizar justificación de los resultados. Varios profesores comentan que este tipo de información ya es incluida en el análisis de resultados. <text:span text:style-name="T162">Al inspector le causa sorpresa que no haya alumnos en el centro con excelente en alguna de sus competencias. Se establece debate sobre este asunto.</text:span></text:p>
      <text:p text:style-name="P152"/>
      <text:p text:style-name="P153">Revisadas actas CCP matrículas de honor en bachillerato, para dar matrículas de horno en primer lugar se mirará la media de la etapa, en caso de empata se mirará la media del curso más alta y así sucesivamente. Esto significa modificación en el criterio actual para conceder matrícula en 2º de bachillerato.</text:p>
      <text:p text:style-name="P135"/>
      <text:h text:style-name="P761" text:outline-level="4">3. <text:span text:style-name="T132">Análisis del seguimiento de las programaciones de aula</text:span></text:h>
      <text:p text:style-name="P77">Se comentan los contenidos impartidos en cada módulo y materias y se debaten propuestas de coordinación y de posibles actividades a realizar.</text:p>
      <text:p text:style-name="P196"/>
      <text:h text:style-name="P761" text:outline-level="4"><text:span text:style-name="T155">4</text:span>. Sugerencias y preguntas</text:h>
      <text:p text:style-name="P253">Se informa del estado actual del pedido de mini-pc comprado online. <text:span text:style-name="T163">Llega el paquete. No han enviado la factura, que se solicita. Pendiente revisar.</text:span></text:p>
      <text:p text:style-name="P196"/>
      <text:p text:style-name="P20">Sin más asuntos que tratar se levanta la sesión, de todo lo cual yo, como Jefe del Departamento, doy fe.</text:p>
      <text:p text:style-name="P196"/>
      <text:p text:style-name="P48">El jefe de departamento </text:p>
      <text:p text:style-name="P224"/>
      <text:p text:style-name="P224"/>
      <text:p text:style-name="P224"/>
      <text:p text:style-name="P224"/>
      <text:p text:style-name="P224"/>
      <text:p text:style-name="P506">Iván Chillón García </text:p>
      <text:p text:style-name="P506"/>
      <text:h text:style-name="P843" text:outline-level="2" text:is-list-header="true"><text:soft-page-break/><text:span text:style-name="T15">ACTA Nº </text:span><text:span text:style-name="T82">1</text:span><text:span text:style-name="T88">6</text:span></text:h>
      <text:h text:style-name="P809" text:outline-level="3">Fecha: <text:span text:style-name="T41">31</text:span><text:span text:style-name="T40">/</text:span><text:span text:style-name="T38">0</text:span><text:span text:style-name="T34">1</text:span><text:span text:style-name="T16">/1</text:span><text:span text:style-name="T38">7</text:span></text:h>
      <text:h text:style-name="P809" text:outline-level="3">Asistentes:</text:h>
      <text:list xml:id="list95313097193287" text:continue-numbering="true" text:style-name="L5">
        <text:list-item>
          <text:p text:style-name="P686">Juan Francisco <text:span text:style-name="T101">Sánchez González</text:span></text:p>
        </text:list-item>
        <text:list-item>
          <text:p text:style-name="P714">Etiel Juan Domínguez Sánchez</text:p>
        </text:list-item>
        <text:list-item>
          <text:p text:style-name="P714">Iván Chillón García</text:p>
        </text:list-item>
      </text:list>
      <text:p text:style-name="P197"/>
      <text:h text:style-name="P809" text:outline-level="3">Orden del día</text:h>
      <text:p text:style-name="P286">1. Aprobación si procede del acta de la reunión anterior </text:p>
      <text:p text:style-name="P286">2. <text:span text:style-name="T98">Informe de la reunión de CCP</text:span></text:p>
      <text:p text:style-name="P311">3. Adquisición de libros</text:p>
      <text:p text:style-name="P311">4. Muestra de salidas profesionales PLANEATE</text:p>
      <text:p text:style-name="P286"><text:span text:style-name="T165">5</text:span>. <text:span text:style-name="T154">Seguimiento de programaciones de aula</text:span></text:p>
      <text:p text:style-name="P286"><text:span text:style-name="T165">6. </text:span>Sugerencias y preguntas</text:p>
      <text:p text:style-name="P335"/>
      <text:h text:style-name="P809" text:outline-level="3">Aspectos tratados y decisiones adoptadas</text:h>
      <text:h text:style-name="P762" text:outline-level="4">1. Aprobación si procede del acta de la reunión anterior</text:h>
      <text:p text:style-name="P197"/>
      <text:p text:style-name="P21">Se aprueba</text:p>
      <text:p text:style-name="P197"/>
      <text:h text:style-name="P762" text:outline-level="4">2. Informe<text:span text:style-name="T97">s</text:span> <text:span text:style-name="T98">de la reunión de CCP</text:span></text:h>
      <text:p text:style-name="P21">Se informa de los aspectos tratados en la reunión de CCP del día <text:span text:style-name="T164">31 de enero</text:span>. De entre los puntos tratados cabe destacar:</text:p>
      <text:p text:style-name="P21"/>
      <text:p text:style-name="P154">Semana pasada hubo reunión en CEP sobre seguridad escolar. Policia local Arrecife, guardia civil, policía nacional, servicios sociales y representantes AMPAS, representante consejería. Hubo presentaciones e intervenciones sobre seguridad escolar, planes directores con los que cuentan. Por la alarma creada por la difusión de casos de acoso en redes sociales. En febrero se harán jornadas sobre acoso escolar. Se va a pedir fiscalía de menores para Lanzarote, que ahora mismo no tiene. Centro seguirá trabajando con plan director de seguridad existente.</text:p>
      <text:p text:style-name="P154"/>
      <text:p text:style-name="P154">Llega correo al centro informando de que se va a dotar de nuevos equipos informáticos. Se traerán 7 equipos en breve, se supone que para medusa, y finalmente 25 equipos ligeros, que dependerán de un servidor para renovar las aulas medusa.</text:p>
      <text:p text:style-name="P154"/>
      <text:p text:style-name="P154">Jornadas <text:span text:style-name="T167">educativas del ayuntamiento de Haría de los días</text:span> 23 y 24 de marzo <text:span text:style-name="T168">que se comentaron en claustro</text:span>. Dotación de cabildo y ayuntamiento. Se contrata empresa para que organice a partir de ideas y peti<text:span text:style-name="T169">ci</text:span>ones. Se pide ideas relevantes para las mismas. Se piden ideas para charlas y talleres. Serán fuera de horario escolar, ya que se pretende que vengan las familias. Objetivo principal realizar trabajo comunitario, implicando <text:soft-page-break/>profesorado, alumnado y familias. <text:span text:style-name="T168">Desde el centro se pretende presentar los proyectos en curso y se está abierto a propuesta de temas. Antes del 10 de febrero cerrar temática. Tendrá lugar entre el centro y el colegio.</text:span></text:p>
      <text:p text:style-name="P154"/>
      <text:p text:style-name="P155">En breve empiezan obras del nuevo centro.</text:p>
      <text:p text:style-name="P136"/>
      <text:h text:style-name="P763" text:outline-level="4">3. <text:span text:style-name="T165">Adquisición de libros</text:span></text:h>
      <text:p text:style-name="P452">Se recuerda la existencia de la dotación y se piden ideas. <text:span text:style-name="T212">Se creará documento colaborativo para recopilar ideas. Posibilidad de suscripción a revista.</text:span></text:p>
      <text:h text:style-name="P764" text:outline-level="4">4. Muestra de salidas profesionales PLAN<text:span text:style-name="T212">E</text:span>ATE</text:h>
      <text:p text:style-name="P255"><text:span text:style-name="T166">S</text:span><text:span text:style-name="T111">e celebrará, los días 30 y 31 de marzo y 1 de abril de 2016, en el Centro Cívico de Arrecife. Reunión informativa jueves 2 </text:span><text:span text:style-name="T166">de </text:span><text:span text:style-name="T111">febrero a las 11:00. </text:span><text:span text:style-name="T212">Acudirá Etiel. Se hacen cambios de hora para minimizar horas perdidas por alumnado.</text:span></text:p>
      <text:h text:style-name="P764" text:outline-level="4">5. Análisis del seguimiento de las programaciones de aula</text:h>
      <text:p text:style-name="P78">Se comentan los contenidos impartidos en cada módulo y materias y se debaten propuestas de coordinación y de posibles actividades a realizar.</text:p>
      <text:p text:style-name="P197"/>
      <text:h text:style-name="P762" text:outline-level="4"><text:span text:style-name="T155">4</text:span>. Sugerencias y preguntas</text:h>
      <text:p text:style-name="P254"><text:span text:style-name="T170">Se informa de que el </text:span>Triatlhon <text:span text:style-name="T170">de </text:span>Yaiza <text:span text:style-name="T170">tendrán lugar este curso el 21 de abril. La fecha límite de inscripción es el 15 de marzo. La inscripción tendrá un coste de 1€ y habrá que rellenar un pliego de descargos.</text:span> </text:p>
      <text:p text:style-name="P254"/>
      <text:p text:style-name="P197"/>
      <text:p text:style-name="P21">Sin más asuntos que tratar se levanta la sesión, de todo lo cual yo, como Jefe del Departamento, doy fe.</text:p>
      <text:p text:style-name="P197"/>
      <text:p text:style-name="P49">El jefe de departamento </text:p>
      <text:p text:style-name="P225"/>
      <text:p text:style-name="P225"/>
      <text:p text:style-name="P225"/>
      <text:p text:style-name="P225"/>
      <text:p text:style-name="P225"/>
      <text:p text:style-name="P507">Iván Chillón García </text:p>
      <text:p text:style-name="P507"/>
      <text:h text:style-name="P844" text:outline-level="2" text:is-list-header="true"><text:span text:style-name="T15">ACTA Nº </text:span><text:span text:style-name="T82">1</text:span><text:span text:style-name="T89">7</text:span></text:h>
      <text:h text:style-name="P810" text:outline-level="3">Fecha: <text:span text:style-name="T42">07</text:span><text:span text:style-name="T40">/</text:span><text:span text:style-name="T38">0</text:span><text:span text:style-name="T42">2</text:span><text:span text:style-name="T16">/1</text:span><text:span text:style-name="T38">7</text:span></text:h>
      <text:h text:style-name="P810" text:outline-level="3">Asistentes:</text:h>
      <text:list xml:id="list95313618958626" text:continue-numbering="true" text:style-name="L5">
        <text:list-item>
          <text:p text:style-name="P687">Juan Francisco <text:span text:style-name="T101">Sánchez González</text:span></text:p>
        </text:list-item>
        <text:list-item>
          <text:p text:style-name="P715">Etiel Juan Domínguez Sánchez</text:p>
        </text:list-item>
        <text:list-item>
          <text:p text:style-name="P715">Iván Chillón García</text:p>
        </text:list-item>
      </text:list>
      <text:p text:style-name="P198"><text:soft-page-break/></text:p>
      <text:h text:style-name="P810" text:outline-level="3">Orden del día</text:h>
      <text:p text:style-name="P287">1. Aprobación si procede del acta de la reunión anterior </text:p>
      <text:p text:style-name="P287">2. <text:span text:style-name="T98">Informe de la reunión de CCP</text:span></text:p>
      <text:p text:style-name="P312">3. Adquisición de libros</text:p>
      <text:p text:style-name="P312">4. Muestra de salidas profesionales PLANEATE</text:p>
      <text:p text:style-name="P287"><text:span text:style-name="T165">5</text:span>. <text:span text:style-name="T154">Seguimiento de programaciones de aula</text:span></text:p>
      <text:p text:style-name="P287"><text:span text:style-name="T165">6. </text:span>Sugerencias y preguntas</text:p>
      <text:p text:style-name="P336"/>
      <text:h text:style-name="P810" text:outline-level="3">Aspectos tratados y decisiones adoptadas</text:h>
      <text:h text:style-name="P770" text:outline-level="4">1. Aprobación si procede del acta de la reunión anterior</text:h>
      <text:p text:style-name="P198"/>
      <text:p text:style-name="P22">Se aprueba</text:p>
      <text:p text:style-name="P198"/>
      <text:h text:style-name="P770" text:outline-level="4">2. Informe<text:span text:style-name="T97">s</text:span> <text:span text:style-name="T98">de la reunión de CCP</text:span></text:h>
      <text:p text:style-name="P22">Se informa de los aspectos tratados en la reunión de CCP del día <text:span text:style-name="T213">7 de febrero</text:span>. De entre los puntos tratados cabe destacar:</text:p>
      <text:p text:style-name="P22"/>
      <text:p text:style-name="P156">Desde vicedirección se comunica que se pretende continuar con el proyecto sobre juegos de inteligencia canarios. Se necesita un profesor que se comprometa a formarse un día y luego el profesor enseñaría a los alumnos, aunque ya hay varios alumnos de cuarto y tercero que los conocen. <text:span text:style-name="T214">Se organizará un campeonato insular de primaria y secundaria al que acudirían los campeones del centro.</text:span></text:p>
      <text:p text:style-name="P156"/>
      <text:p text:style-name="P157">La ULPGC comunica que las matrículas de honor con 30 alumnos que tenemos ahora es una sola (5%) se aplica redondeo de forma estricta este curso.</text:p>
      <text:p text:style-name="P157"/>
      <text:p text:style-name="P157">Fechas a recordar:</text:p>
      <text:p text:style-name="P157"><text:s text:c="2"/>3ª evaluación segundo de bachillerato 18 de mayo jueves (normativa hasta 19 viernes)</text:p>
      <text:p text:style-name="P157"><text:s text:c="2"/>Clases finalizan 24 de mayo</text:p>
      <text:p text:style-name="P157"><text:s text:c="2"/>Examen bachiller para acceder universidad del 7 al 9 de junio (EBAU). Sustituye a la PAU.</text:p>
      <text:p text:style-name="P157"/>
      <text:p text:style-name="P157"><text:s text:c="2"/>Desde esta semana hay convocatorias para acudir reuniones coordinación de 2º bachillerato para las pruebas de acceso a la universidad. Son en Las Palmas.</text:p>
      <text:p text:style-name="P157"/>
      <text:p text:style-name="P157"><text:s text:c="2"/>Evaluación diagnóstico de 4º serán del 15 al 19 de mayo. En principio será de las materias troncales, aunque informarán.</text:p>
      <text:p text:style-name="P157"/>
      <text:p text:style-name="P157">Guardias de recreo. Tenemos dos alumnos lesionados con problemas de movilidad a los que se está dejando en las aulas.</text:p>
      <text:p text:style-name="P157"/>
      <text:p text:style-name="P157">Centro de Datos de cabildo está haciendo recopilación sobre fondo documental de la educación en Lanzarote.</text:p>
      <text:p text:style-name="P137"><text:soft-page-break/></text:p>
      <text:h text:style-name="P770" text:outline-level="4">3. <text:span text:style-name="T165">Adquisición de libros</text:span></text:h>
      <text:p text:style-name="P453">Creado documento colaborativo para recopilar ideas. </text:p>
      <text:h text:style-name="P765" text:outline-level="4">4. Muestra de salidas profesionales PLAN<text:span text:style-name="T212">E</text:span>ATE</text:h>
      <text:p text:style-name="P261">Etiel informa de los aspectos tratados en la reunión del 2 de febrero. <text:span text:style-name="T215">Será los días 15 y 16 de marzo. Necesitan proyecto de lo que vamos a montar. Próxima reunión 16 de febrero. Se habla posibilidad de cambiar orden de unidades en 1º del ciclo para que los alumnos elaboren trípticos, cartelería y presentaciones.</text:span></text:p>
      <text:p text:style-name="P261"/>
      <text:p text:style-name="P263">Etiel: baja de oficio de alumnado de primero del ciclo absentista.</text:p>
      <text:h text:style-name="P765" text:outline-level="4">5. Análisis del seguimiento de las programaciones de aula</text:h>
      <text:p text:style-name="P79">Se comentan los contenidos impartidos en cada módulo y materias y se debaten propuestas de coordinación y de posibles actividades a realizar. <text:span text:style-name="T215">Queda pendiente de disponibilidad de alumnos de la zona.</text:span></text:p>
      <text:p text:style-name="P198"/>
      <text:h text:style-name="P770" text:outline-level="4"><text:span text:style-name="T217">6</text:span>. Sugerencias y preguntas</text:h>
      <text:p text:style-name="P262">Jornadas culturales de Haría, posibilidad de participar. Mostrar stand informativo sobre el ciclo. Publicitar de cara a familias la posibilidad de reparar equipos en el ciclo.</text:p>
      <text:p text:style-name="P256"/>
      <text:p text:style-name="P198"/>
      <text:p text:style-name="P22">Sin más asuntos que tratar se levanta la sesión, de todo lo cual yo, como Jefe del Departamento, doy fe.</text:p>
      <text:p text:style-name="P198"/>
      <text:p text:style-name="P50">El jefe de departamento </text:p>
      <text:p text:style-name="P226"/>
      <text:p text:style-name="P226"/>
      <text:p text:style-name="P226"/>
      <text:p text:style-name="P226"/>
      <text:p text:style-name="P226"/>
      <text:p text:style-name="P508">Iván Chillón García </text:p>
      <text:p text:style-name="P508"/>
      <text:h text:style-name="P845" text:outline-level="2" text:is-list-header="true"><text:span text:style-name="T15">ACTA Nº </text:span><text:span text:style-name="T82">1</text:span><text:span text:style-name="T90">8</text:span></text:h>
      <text:h text:style-name="P811" text:outline-level="3">Fecha: <text:span text:style-name="T43">14</text:span><text:span text:style-name="T40">/</text:span><text:span text:style-name="T38">0</text:span><text:span text:style-name="T42">2</text:span><text:span text:style-name="T16">/1</text:span><text:span text:style-name="T38">7</text:span></text:h>
      <text:h text:style-name="P811" text:outline-level="3">Asistentes:</text:h>
      <text:list xml:id="list95312599326711" text:continue-numbering="true" text:style-name="L5">
        <text:list-item>
          <text:p text:style-name="P688">Juan Francisco <text:span text:style-name="T101">Sánchez González</text:span></text:p>
        </text:list-item>
        <text:list-item>
          <text:p text:style-name="P716">Etiel Juan Domínguez Sánchez</text:p>
        </text:list-item>
        <text:list-item>
          <text:p text:style-name="P716">Iván Chillón García</text:p>
        </text:list-item>
      </text:list>
      <text:p text:style-name="P199"/>
      <text:h text:style-name="P811" text:outline-level="3"><text:soft-page-break/>Orden del día</text:h>
      <text:p text:style-name="P288">1. Aprobación si procede del acta de la reunión anterior </text:p>
      <text:p text:style-name="P288">2. <text:span text:style-name="T216">Jornadas educativas del municipio de Haría</text:span></text:p>
      <text:p text:style-name="P288"><text:span text:style-name="T217">3</text:span>. <text:span text:style-name="T154">Seguimiento de programaciones de aula</text:span></text:p>
      <text:p text:style-name="P288"><text:span text:style-name="T217">4. </text:span>Sugerencias y preguntas</text:p>
      <text:p text:style-name="P337"/>
      <text:h text:style-name="P811" text:outline-level="3">Aspectos tratados y decisiones adoptadas</text:h>
      <text:h text:style-name="P771" text:outline-level="4">1. Aprobación si procede del acta de la reunión anterior</text:h>
      <text:p text:style-name="P199"/>
      <text:p text:style-name="P23">Se aprueba</text:p>
      <text:p text:style-name="P199"/>
      <text:h text:style-name="P771" text:outline-level="4">2. <text:span text:style-name="T216">Jornadas educativas del municipio de Haría</text:span></text:h>
      <text:p text:style-name="P454">Se acuerda participar en las mismas. <text:span text:style-name="T218">Tendrán lugar los días 24 viernes y 25 sábado de marzo. </text:span>Utilizar como base los materiales que se emplearán en las muestra de salidas profesionales. Objetivo promocionar el ciclo y dar a conocer la posibilidad de reparar equipos a la población del municipio.</text:p>
      <text:h text:style-name="P766" text:outline-level="4"><text:span text:style-name="T217">3</text:span>. Análisis del seguimiento de las programaciones de aula</text:h>
      <text:p text:style-name="P80">Se comentan los contenidos impartidos en cada módulo y materias y se debaten propuestas de coordinación y de posibles actividades a realizar. <text:span text:style-name="T215">Queda pendiente de disponibilidad de alumnos de la zona.</text:span></text:p>
      <text:p text:style-name="P199"/>
      <text:h text:style-name="P771" text:outline-level="4"><text:span text:style-name="T155">4</text:span>. Sugerencias y preguntas</text:h>
      <text:p text:style-name="P264">Alumno de 1º está elaborando trípticos y cartelería promocional.</text:p>
      <text:p text:style-name="P257"/>
      <text:p text:style-name="P199"/>
      <text:p text:style-name="P23">Sin más asuntos que tratar se levanta la sesión, de todo lo cual yo, como Jefe del Departamento, doy fe.</text:p>
      <text:p text:style-name="P199"/>
      <text:p text:style-name="P51">El jefe de departamento </text:p>
      <text:p text:style-name="P227"/>
      <text:p text:style-name="P227"/>
      <text:p text:style-name="P227"/>
      <text:p text:style-name="P227"/>
      <text:p text:style-name="P227"/>
      <text:p text:style-name="P509">Iván Chillón García </text:p>
      <text:p text:style-name="P509"/>
      <text:h text:style-name="P846" text:outline-level="2" text:is-list-header="true"><text:soft-page-break/><text:span text:style-name="T15">ACTA Nº </text:span><text:span text:style-name="T82">1</text:span><text:span text:style-name="T91">9</text:span></text:h>
      <text:h text:style-name="P812" text:outline-level="3">Fecha: <text:span text:style-name="T44">21</text:span><text:span text:style-name="T40">/</text:span><text:span text:style-name="T38">0</text:span><text:span text:style-name="T42">2</text:span><text:span text:style-name="T16">/1</text:span><text:span text:style-name="T38">7</text:span></text:h>
      <text:h text:style-name="P812" text:outline-level="3">Asistentes:</text:h>
      <text:list xml:id="list95312319418531" text:continue-numbering="true" text:style-name="L5">
        <text:list-item>
          <text:p text:style-name="P689">Juan Francisco <text:span text:style-name="T101">Sánchez González</text:span></text:p>
        </text:list-item>
        <text:list-item>
          <text:p text:style-name="P717">Etiel Juan Domínguez Sánchez</text:p>
        </text:list-item>
        <text:list-item>
          <text:p text:style-name="P717">Iván Chillón García</text:p>
        </text:list-item>
      </text:list>
      <text:p text:style-name="P200"/>
      <text:h text:style-name="P812" text:outline-level="3">Orden del día</text:h>
      <text:p text:style-name="P289">1. Aprobación si procede del acta de la reunión anterior </text:p>
      <text:p text:style-name="P289">2. <text:span text:style-name="T219">Informe de la reunión de CCP</text:span></text:p>
      <text:p text:style-name="P290"><text:span text:style-name="T217">3</text:span>. <text:span text:style-name="T220">Dotación extraordinaria adquisición de material bibliográfico</text:span></text:p>
      <text:p text:style-name="P314">4. Seguimiento de programaciones de aula</text:p>
      <text:p text:style-name="P289"><text:span text:style-name="T220">5. </text:span>Sugerencias y preguntas</text:p>
      <text:p text:style-name="P338"/>
      <text:h text:style-name="P812" text:outline-level="3">Aspectos tratados y decisiones adoptadas</text:h>
      <text:h text:style-name="P772" text:outline-level="4">1. Aprobación si procede del acta de la reunión anterior</text:h>
      <text:p text:style-name="P200"/>
      <text:p text:style-name="P24">Se aprueba</text:p>
      <text:p text:style-name="P200"/>
      <text:h text:style-name="P772" text:outline-level="4">2. <text:span text:style-name="T219">Informe de la reunión de CCP</text:span></text:h>
      <text:p text:style-name="P158">Se informa de los aspectos tratados en la reunión de CCP del día <text:span text:style-name="T219">21 de febrero</text:span>. De entre los puntos tratados cabe destacar:</text:p>
      <text:p text:style-name="P158"/>
      <text:p text:style-name="P164">Pendiente partida extraordinaria para invertir en libros de bachillerato y ciclos formativos. Gasto antes primera quincena de marzo. En bachillerato se adquirirán libros de lengua e inglés.</text:p>
      <text:p text:style-name="P164"/>
      <text:p text:style-name="P164">Se ruega al profesorado de guardia en biblioteca durante el recreo que se mantenga silencio y que haya ambiente de estudio. <text:span text:style-name="T221">Se pide adquisición de sillas para la sala de profesores.</text:span></text:p>
      <text:p text:style-name="P164"/>
      <text:p text:style-name="P165">Viaje de 4º ESO. Se pasa lista a alumnado que no ha ido al viaje. Lista en sala de profesores de alumnado que ha ido al viaje. Se debe impartir materia, pero no avanzar en el temario. Si se hiciera se debe repetir.</text:p>
      <text:p text:style-name="P165"/>
      <text:p text:style-name="P165">Reunión directores de zona con inspector:</text:p>
      <text:p text:style-name="P165">- Valoración pruebas individualizadas, reválidas de 3º y 6º realizadas curso pasado. Buenos resultados en general.</text:p>
      <text:p text:style-name="P165">- Valoración análisis resultados primera evaluación. Malos resultados en general en los institutos. Se pide análisis por parte de los centros.</text:p>
      <text:p text:style-name="P165"><text:soft-page-break/>- Se mostró presentación sobre derechos y deberes del profesorado. Recordatorio ROC y decreto de convivencia. Se recuerda que todo el profesorado debería conocer dicha normativa. Decreto 114/2011. Esta en zona compartida/orientación.</text:p>
      <text:p text:style-name="P165">- Jornadas de conserjería sobre acoso escolar este jueves en el Blas Cabrera, acudirán Sergio y Enrique.</text:p>
      <text:p text:style-name="P165">- Evaluación diagnóstico de cuarto, se pregunto, pero el inspector no tenía información concreta. Duda fundamental es que se realizarán mes y medio antes de que terminen las clases y habrá partes del currículo sin impartir.</text:p>
      <text:p text:style-name="P165">- <text:span text:style-name="T222">Supervisión de centros: serán dos inspectores en ocho aulas, cuatro aulas por cada inspector. No se ha concretado fechas ni centros.</text:span></text:p>
      <text:h text:style-name="P767" text:outline-level="4"><text:span text:style-name="T217">3</text:span>. <text:span text:style-name="T220">Dotación extraordinaria adquisición de material bibliográfico</text:span></text:h>
      <text:p text:style-name="P455">Fecha tope para justificar gasto por parte de secretaría el 15 de marzo. Sobre 1200€.</text:p>
      <text:p text:style-name="P455"/>
      <text:p text:style-name="P456">Hablar Leticia seleccione libros de FOL e iniciativa emprendedora. Mirar en editoriales libros nuevos de contenidos del ciclo. Y libros para la biblioteca.</text:p>
      <text:h text:style-name="P767" text:outline-level="4"><text:span text:style-name="T220">4. </text:span>Análisis del seguimiento de las programaciones de aula</text:h>
      <text:p text:style-name="P81">Se comentan los contenidos impartidos en cada módulo y materias y se debaten propuestas de coordinación y de posibles actividades a realizar. <text:span text:style-name="T215">Queda pendiente de disponibilidad de alumnos de la zona.</text:span></text:p>
      <text:p text:style-name="P200"/>
      <text:h text:style-name="P772" text:outline-level="4"><text:span text:style-name="T220">5</text:span>. Sugerencias y preguntas</text:h>
      <text:p text:style-name="P265">Estado cartelería y actividades de promoción.</text:p>
      <text:p text:style-name="P265"/>
      <text:p text:style-name="P266">Jornadas 15, 16 y 17 de 9-11 y de 11:30 a 13:30 y tardes de 17:00 – 20:00 el 15 y 16 para familias y charlas. Pasaran en breve distribución de carpas. Podemos proponer charlas. <text:span text:style-name="T223">Vídeo promocional grabado el curso pasado se proyectó versión provisional. Última reunión tendrá lugar el jueves 9 de marzo.</text:span></text:p>
      <text:p text:style-name="P258"/>
      <text:p text:style-name="P200"/>
      <text:p text:style-name="P24">Sin más asuntos que tratar se levanta la sesión, de todo lo cual yo, como Jefe del Departamento, doy fe.</text:p>
      <text:p text:style-name="P200"/>
      <text:p text:style-name="P52">El jefe de departamento </text:p>
      <text:p text:style-name="P228"/>
      <text:p text:style-name="P228"/>
      <text:p text:style-name="P228"/>
      <text:p text:style-name="P228"/>
      <text:p text:style-name="P228"/>
      <text:p text:style-name="P510">Iván Chillón García </text:p>
      <text:p text:style-name="P510"/>
      <text:h text:style-name="P847" text:outline-level="2" text:is-list-header="true"><text:soft-page-break/><text:span text:style-name="T15">ACTA Nº </text:span><text:span text:style-name="T92">20</text:span></text:h>
      <text:h text:style-name="P813" text:outline-level="3">Fecha: <text:span text:style-name="T45">07/03</text:span><text:span text:style-name="T16">/1</text:span><text:span text:style-name="T38">7</text:span></text:h>
      <text:h text:style-name="P813" text:outline-level="3">Asistentes:</text:h>
      <text:list xml:id="list95312792241684" text:continue-numbering="true" text:style-name="L5">
        <text:list-item>
          <text:p text:style-name="P690">Juan Francisco <text:span text:style-name="T101">Sánchez González</text:span></text:p>
        </text:list-item>
        <text:list-item>
          <text:p text:style-name="P718">Etiel Juan Domínguez Sánchez</text:p>
        </text:list-item>
        <text:list-item>
          <text:p text:style-name="P718">Iván Chillón García</text:p>
        </text:list-item>
      </text:list>
      <text:p text:style-name="P201"/>
      <text:h text:style-name="P813" text:outline-level="3">Orden del día</text:h>
      <text:p text:style-name="P291">1. Aprobación si procede del acta de la reunión anterior </text:p>
      <text:p text:style-name="P291">2. <text:span text:style-name="T219">Informe de la reunión de CCP</text:span></text:p>
      <text:p text:style-name="P291"><text:span text:style-name="T217">3</text:span>. <text:span text:style-name="T220">Dotación extraordinaria adquisición de material bibliográfico</text:span></text:p>
      <text:p text:style-name="P315">4. Seguimiento de programaciones de aula</text:p>
      <text:p text:style-name="P291"><text:span text:style-name="T220">5. </text:span>Sugerencias y preguntas</text:p>
      <text:p text:style-name="P339"/>
      <text:h text:style-name="P813" text:outline-level="3">Aspectos tratados y decisiones adoptadas</text:h>
      <text:h text:style-name="P773" text:outline-level="4">1. Aprobación si procede del acta de la reunión anterior</text:h>
      <text:p text:style-name="P201"/>
      <text:p text:style-name="P25">Se aprueba</text:p>
      <text:p text:style-name="P201"/>
      <text:h text:style-name="P773" text:outline-level="4">2. <text:span text:style-name="T219">Informe de la reunión de CCP</text:span></text:h>
      <text:p text:style-name="P159">Se informa de los aspectos tratados en la reunión de CCP del día <text:span text:style-name="T224">7 de marzo</text:span>. De entre los puntos tratados cabe destacar:</text:p>
      <text:p text:style-name="P168">Abierta convocatoria solicitud comisiones de salud. Se podrán solicitar del 1 al 31 de marzo.</text:p>
      <text:p text:style-name="P168"/>
      <text:p text:style-name="P168">Cálculo de competencias. Las tablas de competencias clave para la segunda evaluación están disponibles. Hacer hincapié en que hay que utilizar las de la carpeta de la segunda evaluación. Si hay algún alumno que esta de baja y aparece dejar en blanco. 2º bachillerato se seguirá haciendo por el PROIDEAC.</text:p>
      <text:p text:style-name="P168"/>
      <text:p text:style-name="P168">Muestra de salidas profesionales va a ser los días 15, 16 y 17 de marzo. IES Haría irá el día 15 (4º y 2º bachillerato). Salen del centro después de segunda hora, empieza la visita a las 11:30. Ciclo acude con stand. Profesores se irán turnando para estar allí.</text:p>
      <text:p text:style-name="P168"/>
      <text:p text:style-name="P168">2º evaluación 2º ciclo formativo, 16 evaluación, 17 de marzo finaliza la evaluación. Módulo de ITG del 20/3 al 7/4. FCT 17 de abril, después de semana santa. Horario de profesorado que impartía a dichos grupos se modifica.</text:p>
      <text:p text:style-name="P168"/>
      <text:p text:style-name="P169">En la biblioteca se necesitan voluntarios, especialmente para el viernes, si no hubiese voluntarios habría que cerrarla dicho día. </text:p>
      <text:p text:style-name="P169"/>
      <text:p text:style-name="P169"><text:soft-page-break/>Actividades punto joven del ayuntamiento también necesita, para martes y jueves, especialmente el martes, apoyo de profesorado. Se pide apoyo del profesorado de guardia o del profesorado ya que hay casi más alumnado acudiendo que el alumnado que queda en el centro. <text:span text:style-name="T225">Se comenta que hay alumnos que están yendo al pabellón que luego llegan tarde a clase.</text:span></text:p>
      <text:p text:style-name="P169"/>
      <text:p text:style-name="P170">Fabiola hace resumen del viaje a la nieve de los alumnos de 4º de ESO durante la semana de carnavales.</text:p>
      <text:h text:style-name="P768" text:outline-level="4"><text:span text:style-name="T217">3</text:span>. <text:span text:style-name="T220">Dotación extraordinaria adquisición de material bibliográfico</text:span></text:h>
      <text:p text:style-name="P457">Enviado listado por correo a secretaria del centro para realización de pedido. Se hace el siguiente pedido:</text:p>
      <text:p text:style-name="P457"/>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641">Título</text:p>
          </table:table-cell>
          <table:table-cell table:style-name="Tabla9.B1" office:value-type="string">
            <text:p text:style-name="P641">Autor</text:p>
          </table:table-cell>
          <table:table-cell table:style-name="Tabla9.B1" office:value-type="string">
            <text:p text:style-name="P641">Editorial</text:p>
          </table:table-cell>
          <table:table-cell table:style-name="Tabla9.B1" office:value-type="string">
            <text:p text:style-name="P641">ISBN</text:p>
          </table:table-cell>
          <table:table-cell table:style-name="Tabla9.B1" office:value-type="string">
            <text:p text:style-name="P642">Cantidad</text:p>
          </table:table-cell>
        </table:table-row>
        <table:table-row>
          <table:table-cell table:style-name="Tabla9.A2" office:value-type="string">
            <text:p text:style-name="P639">Formación y orientación laboral</text:p>
          </table:table-cell>
          <table:table-cell table:style-name="Tabla9.B2" office:value-type="string">
            <text:p text:style-name="P639">García Leal, C. et all</text:p>
          </table:table-cell>
          <table:table-cell table:style-name="Tabla9.B2" office:value-type="string">
            <text:p text:style-name="P639">McGraw Hill</text:p>
          </table:table-cell>
          <table:table-cell table:style-name="Tabla9.B2" office:value-type="string">
            <text:p text:style-name="P639">84-481-9161-7</text:p>
          </table:table-cell>
          <table:table-cell table:style-name="Tabla9.B2" office:value-type="string">
            <text:p text:style-name="P640">25</text:p>
          </table:table-cell>
        </table:table-row>
        <table:table-row>
          <table:table-cell table:style-name="Tabla9.A2" office:value-type="string">
            <text:p text:style-name="P639">Empresa e iniciativa emprendedora</text:p>
          </table:table-cell>
          <table:table-cell table:style-name="Tabla9.B2" office:value-type="string">
            <text:p text:style-name="P639">Salinas, J.M. et all</text:p>
          </table:table-cell>
          <table:table-cell table:style-name="Tabla9.B2" office:value-type="string">
            <text:p text:style-name="P639">McGraw Hill</text:p>
          </table:table-cell>
          <table:table-cell table:style-name="Tabla9.B2" office:value-type="string">
            <text:p text:style-name="P639">84-481-9686-4</text:p>
          </table:table-cell>
          <table:table-cell table:style-name="Tabla9.B2" office:value-type="string">
            <text:p text:style-name="P640">12</text:p>
          </table:table-cell>
        </table:table-row>
        <table:table-row>
          <table:table-cell table:style-name="Tabla9.A2" office:value-type="string">
            <text:p text:style-name="P639">Auditoría de seguridad informática MF0487_3</text:p>
          </table:table-cell>
          <table:table-cell table:style-name="Tabla9.B2" office:value-type="string">
            <text:p text:style-name="P639">Ester Chicano Tejada</text:p>
          </table:table-cell>
          <table:table-cell table:style-name="Tabla9.B2" office:value-type="string">
            <text:p text:style-name="P639">IC editorial</text:p>
          </table:table-cell>
          <table:table-cell table:style-name="Tabla9.B2" office:value-type="string">
            <text:p text:style-name="P639">978-84-16271-24-5</text:p>
          </table:table-cell>
          <table:table-cell table:style-name="Tabla9.B2" office:value-type="string">
            <text:p text:style-name="P640">1</text:p>
          </table:table-cell>
        </table:table-row>
        <table:table-row>
          <table:table-cell table:style-name="Tabla9.A2" office:value-type="string">
            <text:p text:style-name="P639">Ejecución de proyectos de implantación de infraestructuras de redes telemáticas UF1878</text:p>
          </table:table-cell>
          <table:table-cell table:style-name="Tabla9.B2" office:value-type="string">
            <text:p text:style-name="P639">Autor: Sergio Ávila Jiménez</text:p>
          </table:table-cell>
          <table:table-cell table:style-name="Tabla9.B2" office:value-type="string">
            <text:p text:style-name="P639">IC editorial</text:p>
          </table:table-cell>
          <table:table-cell table:style-name="Tabla9.B2" office:value-type="string">
            <text:p text:style-name="P639">978-84-16207-86-2</text:p>
          </table:table-cell>
          <table:table-cell table:style-name="Tabla9.B2" office:value-type="string">
            <text:p text:style-name="P640">1</text:p>
          </table:table-cell>
        </table:table-row>
        <table:table-row>
          <table:table-cell table:style-name="Tabla9.A2" office:value-type="string">
            <text:p text:style-name="Table_20_Contents">“<text:span text:style-name="T226">El arte de la intrusión”, “ghost in the wires”</text:span></text:p>
          </table:table-cell>
          <table:table-cell table:style-name="Tabla9.B2" office:value-type="string">
            <text:p text:style-name="P639">Kevin Mitnick</text:p>
          </table:table-cell>
          <table:table-cell table:style-name="Tabla9.B2" office:value-type="string">
            <text:p text:style-name="P639">RA-MA</text:p>
          </table:table-cell>
          <table:table-cell table:style-name="Tabla9.B2" office:value-type="string">
            <text:p text:style-name="P639">978-8478977482</text:p>
          </table:table-cell>
          <table:table-cell table:style-name="Tabla9.B2" office:value-type="string">
            <text:p text:style-name="P640">1</text:p>
          </table:table-cell>
        </table:table-row>
        <table:table-row>
          <table:table-cell table:style-name="Tabla9.A2" office:value-type="string">
            <text:p text:style-name="P639">iWoz. Steve Wosniak, De Genio De La Informática A Icono De Culto</text:p>
          </table:table-cell>
          <table:table-cell table:style-name="Tabla9.B2" office:value-type="string">
            <text:p text:style-name="P639">Steve Wozniak</text:p>
          </table:table-cell>
          <table:table-cell table:style-name="Tabla9.B2" office:value-type="string">
            <text:p text:style-name="P639">Rasche</text:p>
          </table:table-cell>
          <table:table-cell table:style-name="Tabla9.B2" office:value-type="string">
            <text:p text:style-name="P639">978-8494122910</text:p>
          </table:table-cell>
          <table:table-cell table:style-name="Tabla9.B2" office:value-type="string">
            <text:p text:style-name="P640">1</text:p>
          </table:table-cell>
        </table:table-row>
        <table:table-row>
          <table:table-cell table:style-name="Tabla9.A2" office:value-type="string">
            <text:p text:style-name="P639">Ingeniería social. El arte del hacking personal</text:p>
          </table:table-cell>
          <table:table-cell table:style-name="Tabla9.B2" office:value-type="string">
            <text:p text:style-name="P639">Christopher Hadnagy</text:p>
          </table:table-cell>
          <table:table-cell table:style-name="Tabla9.B2" office:value-type="string">
            <text:p text:style-name="P639">ANAYA MULTIMEDIA</text:p>
          </table:table-cell>
          <table:table-cell table:style-name="Tabla9.B2" office:value-type="string">
            <text:p text:style-name="P639">978-8441529656</text:p>
          </table:table-cell>
          <table:table-cell table:style-name="Tabla9.B2" office:value-type="string">
            <text:p text:style-name="P640">1</text:p>
          </table:table-cell>
        </table:table-row>
        <table:table-row>
          <table:table-cell table:style-name="Tabla9.A2" office:value-type="string">
            <text:p text:style-name="P639">Libros de preparación pruebas LPIC</text:p>
          </table:table-cell>
          <table:table-cell table:style-name="Tabla9.B2" office:value-type="string">
            <text:p text:style-name="P639">Sébastien BOBILLIER et all</text:p>
          </table:table-cell>
          <table:table-cell table:style-name="Tabla9.B2" office:value-type="string">
            <text:p text:style-name="P639">Ediciones ENI</text:p>
          </table:table-cell>
          <table:table-cell table:style-name="Tabla9.B2" office:value-type="string">
            <text:p text:style-name="P639">978-2-7460-9740-7</text:p>
          </table:table-cell>
          <table:table-cell table:style-name="Tabla9.B2" office:value-type="string">
            <text:p text:style-name="P640">1</text:p>
          </table:table-cell>
        </table:table-row>
        <table:table-row>
          <table:table-cell table:style-name="Tabla9.A2" office:value-type="string">
            <text:p text:style-name="P639">Redes de Computadoras. Un enfoque descendente, 5ta Edición</text:p>
          </table:table-cell>
          <table:table-cell table:style-name="Tabla9.B2" office:value-type="string">
            <text:p text:style-name="P639">James F. Kurose &amp; Keith W. Ross</text:p>
          </table:table-cell>
          <table:table-cell table:style-name="Tabla9.B2" office:value-type="string">
            <text:p text:style-name="P639">ADDISON WESLEY</text:p>
          </table:table-cell>
          <table:table-cell table:style-name="Tabla9.B2" office:value-type="string">
            <text:p text:style-name="P639">978-8478291199</text:p>
          </table:table-cell>
          <table:table-cell table:style-name="Tabla9.B2" office:value-type="string">
            <text:p text:style-name="P640">1</text:p>
          </table:table-cell>
        </table:table-row>
        <table:table-row>
          <table:table-cell table:style-name="Tabla9.A2" office:value-type="string">
            <text:p text:style-name="P639">Multimillonarios por accidente: El nacimiento de <text:soft-page-break/>Facebook…</text:p>
          </table:table-cell>
          <table:table-cell table:style-name="Tabla9.B2" office:value-type="string">
            <text:p text:style-name="P643"/>
          </table:table-cell>
          <table:table-cell table:style-name="Tabla9.B2" office:value-type="string">
            <text:p text:style-name="P639">Alienta</text:p>
          </table:table-cell>
          <table:table-cell table:style-name="Tabla9.B2" office:value-type="string">
            <text:p text:style-name="P639">978-8492414208</text:p>
          </table:table-cell>
          <table:table-cell table:style-name="Tabla9.B2" office:value-type="string">
            <text:p text:style-name="P640">1</text:p>
          </table:table-cell>
        </table:table-row>
        <table:table-row>
          <table:table-cell table:style-name="Tabla9.A2" office:value-type="string">
            <text:p text:style-name="P639">Desnudando a Google: La inquietante realidad que no quieren que conozcas</text:p>
          </table:table-cell>
          <table:table-cell table:style-name="Tabla9.B2" office:value-type="string">
            <text:p text:style-name="P639">Alejandro Suárez Sánchez-Ocaña</text:p>
          </table:table-cell>
          <table:table-cell table:style-name="Tabla9.B2" office:value-type="string">
            <text:p text:style-name="P639">Deusto</text:p>
          </table:table-cell>
          <table:table-cell table:style-name="Tabla9.B2" office:value-type="string">
            <text:p text:style-name="P639">978-8423428625</text:p>
          </table:table-cell>
          <table:table-cell table:style-name="Tabla9.B2" office:value-type="string">
            <text:p text:style-name="P640">1</text:p>
          </table:table-cell>
        </table:table-row>
        <table:table-row>
          <table:table-cell table:style-name="Tabla9.A2" office:value-type="string">
            <text:p text:style-name="P639">La Gran Historia De Los Videojuegos</text:p>
          </table:table-cell>
          <table:table-cell table:style-name="Tabla9.B2" office:value-type="string">
            <text:p text:style-name="P643"/>
          </table:table-cell>
          <table:table-cell table:style-name="Tabla9.B2" office:value-type="string">
            <text:p text:style-name="P639">NB NOVA</text:p>
          </table:table-cell>
          <table:table-cell table:style-name="Tabla9.B2" office:value-type="string">
            <text:p text:style-name="P639">978-8466655026</text:p>
          </table:table-cell>
          <table:table-cell table:style-name="Tabla9.B2" office:value-type="string">
            <text:p text:style-name="P640">1</text:p>
          </table:table-cell>
        </table:table-row>
      </table:table>
      <text:p text:style-name="P457"/>
      <text:p text:style-name="P458">En caso de ser la cantidad menor que la dotación se solicitarán más libros de FOL e Iniciativa emprendedora.</text:p>
      <text:h text:style-name="P768" text:outline-level="4"><text:span text:style-name="T220">4. </text:span>Análisis del seguimiento de las programaciones de aula</text:h>
      <text:p text:style-name="P82">Se comentan los contenidos impartidos en cada módulo y materias y se debaten propuestas de coordinación y de posibles actividades a realizar. <text:span text:style-name="T215">Queda pendiente de disponibilidad de alumnos de la zona.</text:span></text:p>
      <text:p text:style-name="P201"/>
      <text:h text:style-name="P773" text:outline-level="4"><text:span text:style-name="T220">5</text:span>. Sugerencias y preguntas</text:h>
      <text:p text:style-name="P267">Dados de baja de oficio 6 alumnos de primero del ciclo.</text:p>
      <text:p text:style-name="P267"/>
      <text:p text:style-name="P267">Se pide presupuesto para imprimir folletos y cartel promocional.</text:p>
      <text:p text:style-name="P267"/>
      <text:p text:style-name="P268">Se cuadran horarios para asistir a las jornada PLANEATE organizadas por el cabildo.</text:p>
      <text:p text:style-name="P201"/>
      <text:p text:style-name="P25">Sin más asuntos que tratar se levanta la sesión, de todo lo cual yo, como Jefe del Departamento, doy fe.</text:p>
      <text:p text:style-name="P201"/>
      <text:p text:style-name="P53">El jefe de departamento </text:p>
      <text:p text:style-name="P229"/>
      <text:p text:style-name="P229"/>
      <text:p text:style-name="P229"/>
      <text:p text:style-name="P229"/>
      <text:p text:style-name="P229"/>
      <text:p text:style-name="P511">Iván Chillón García </text:p>
      <text:p text:style-name="P511"/>
      <text:h text:style-name="P848" text:outline-level="2" text:is-list-header="true"><text:span text:style-name="T15">ACTA Nº </text:span><text:span text:style-name="T92">2</text:span><text:span text:style-name="T93">1</text:span></text:h>
      <text:h text:style-name="P814" text:outline-level="3">Fecha: <text:span text:style-name="T46">14</text:span><text:span text:style-name="T45">/03</text:span><text:span text:style-name="T16">/1</text:span><text:span text:style-name="T38">7</text:span></text:h>
      <text:h text:style-name="P814" text:outline-level="3">Asistentes:</text:h>
      <text:list xml:id="list95312283501217" text:continue-numbering="true" text:style-name="L5">
        <text:list-item>
          <text:p text:style-name="P691">Juan Francisco <text:span text:style-name="T101">Sánchez González</text:span></text:p>
        </text:list-item>
        <text:list-item>
          <text:p text:style-name="P719">Etiel Juan Domínguez Sánchez</text:p>
        </text:list-item>
        <text:list-item>
          <text:p text:style-name="P719">Iván Chillón García</text:p>
        </text:list-item>
      </text:list>
      <text:p text:style-name="P202"/>
      <text:h text:style-name="P814" text:outline-level="3"><text:soft-page-break/>Orden del día</text:h>
      <text:p text:style-name="P292">1. Aprobación si procede del acta de la reunión anterior </text:p>
      <text:p text:style-name="P292">2. <text:span text:style-name="T219">Informe de la reunión de CCP</text:span></text:p>
      <text:p text:style-name="P292"><text:span text:style-name="T217">3</text:span>. <text:span text:style-name="T227">Muestra salidas profesionales PLANEATE</text:span></text:p>
      <text:p text:style-name="P316">4. Seguimiento de programaciones de aula</text:p>
      <text:p text:style-name="P292"><text:span text:style-name="T220">5. </text:span>Sugerencias y preguntas</text:p>
      <text:p text:style-name="P340"/>
      <text:h text:style-name="P814" text:outline-level="3">Aspectos tratados y decisiones adoptadas</text:h>
      <text:h text:style-name="P774" text:outline-level="4">1. Aprobación si procede del acta de la reunión anterior</text:h>
      <text:p text:style-name="P202"/>
      <text:p text:style-name="P26">Se aprueba</text:p>
      <text:p text:style-name="P202"/>
      <text:h text:style-name="P774" text:outline-level="4">2. <text:span text:style-name="T219">Informe de la reunión de CCP</text:span></text:h>
      <text:p text:style-name="P160">Se informa de los aspectos tratados en la reunión de CCP del día <text:span text:style-name="T227">14 de marzo</text:span>. De entre los puntos tratados cabe destacar:</text:p>
      <text:p text:style-name="P166"/>
      <text:p text:style-name="P171">Vicedirección junto con ayuntamiento organizan viaje a La Palma para 1º ESO del 2 al 5 de mayo. Dos monitores ayuntamiento y un profesor del centro.</text:p>
      <text:p text:style-name="P171"/>
      <text:p text:style-name="P171">Para la segunda evaluación se recuerda aspectos a cumplimentar <text:span text:style-name="T228">y además se hará una previsión de alumnado que promociona y repite. Se pide revisar si la información de estado actual es correcta en dicha planilla.</text:span></text:p>
      <text:p text:style-name="P172"/>
      <text:p text:style-name="P172">La nota de la segunda evaluación es la nota del semestre (<text:span text:style-name="T229">nueva </text:span>orden de evaluación).</text:p>
      <text:p text:style-name="P171"/>
      <text:p text:style-name="P172">Hablando inspector comenta que no vamos a ser supervisados, ha sido seleccionado el CEO La Graciosa.</text:p>
      <text:p text:style-name="P172"/>
      <text:p text:style-name="P172">Se harán jornadas de formación sobre el plan de emergencia para profesorado y alumnado. Se llevará a cabo simulacro. Se ha colocado verja nueva en la zona de prefabricados, parte del alumnado saldrá por dicha puerta. Se pondrá copia de dicha llave en el llavero del aula 17 de primero del ciclo.</text:p>
      <text:p text:style-name="P172"/>
      <text:p text:style-name="P173">Ruegos y preguntas</text:p>
      <text:p text:style-name="P173"/>
      <text:p text:style-name="P173">Lidia: comenta aspectos relacionados con las actividades para el viernes por los carnavales de municipio. Alumnos del centro, como en otros años, se suman a pasacalles del municipio. Alumnos de 1º y 2º participan en clase y varios alumnos de 3º ayudarán a maquillarlos. En la primera hora tendrán clase. Saldrán a las 10 de la mañana. <text:span text:style-name="T230">Habrá gala en el centro a las 12:00. Desfile de disfraces de los alumnos de 3º, viene batucada del Zonzamas y al final se hará entierro de la sardina. Alumnos de 2º de bachillerato y ciclos no participan.</text:span></text:p>
      <text:h text:style-name="P775" text:outline-level="4"><text:soft-page-break/>3. Muestra salidas profesionales PLANEATE</text:h>
      <text:p text:style-name="P459">Recibidos los trípticos promocionales. Se acuerda y organiza la asistencia al mismo. Se establecen turnos entre el profesorado. Los profesores que queden en el centro cubrirán las horas <text:s/>de quien acuda al Centro Cívico. </text:p>
      <text:p text:style-name="P459"/>
      <text:p text:style-name="P459">Los alumnos de segundo del ciclo acudirán esos días a la muestra.</text:p>
      <text:h text:style-name="P769" text:outline-level="4"><text:span text:style-name="T220">4. </text:span>Análisis del seguimiento de las programaciones de aula</text:h>
      <text:p text:style-name="P83">Se comentan los contenidos impartidos en cada módulo y materias y se debaten propuestas de coordinación y de posibles actividades a realizar. <text:span text:style-name="T215">Queda pendiente de disponibilidad de alumnos de la zona.</text:span></text:p>
      <text:p text:style-name="P202"/>
      <text:p text:style-name="P202"><text:span text:style-name="T16">Sin más asuntos que tratar se levanta la sesión, de todo lo cual yo, como Jefe del Departamento, doy fe.</text:span></text:p>
      <text:p text:style-name="P202"/>
      <text:p text:style-name="P54">El jefe de departamento </text:p>
      <text:p text:style-name="P230"/>
      <text:p text:style-name="P230"/>
      <text:p text:style-name="P230"/>
      <text:p text:style-name="P230"/>
      <text:p text:style-name="P230"/>
      <text:p text:style-name="P512">Iván Chillón García </text:p>
      <text:p text:style-name="P512"/>
      <text:h text:style-name="P849" text:outline-level="2" text:is-list-header="true"><text:span text:style-name="T15">ACTA Nº </text:span><text:span text:style-name="T92">2</text:span><text:span text:style-name="T94">2</text:span></text:h>
      <text:h text:style-name="P815" text:outline-level="3">Fecha: <text:span text:style-name="T47">2</text:span><text:span text:style-name="T48">8</text:span><text:span text:style-name="T45">/03</text:span><text:span text:style-name="T16">/1</text:span><text:span text:style-name="T38">7</text:span></text:h>
      <text:h text:style-name="P815" text:outline-level="3">Asistentes:</text:h>
      <text:list xml:id="list95313219235162" text:continue-numbering="true" text:style-name="L5">
        <text:list-item>
          <text:p text:style-name="P692">Juan Francisco <text:span text:style-name="T101">Sánchez González</text:span></text:p>
        </text:list-item>
        <text:list-item>
          <text:p text:style-name="P720">Etiel Juan Domínguez Sánchez</text:p>
        </text:list-item>
        <text:list-item>
          <text:p text:style-name="P720">Iván Chillón García</text:p>
        </text:list-item>
      </text:list>
      <text:p text:style-name="P203"/>
      <text:h text:style-name="P815" text:outline-level="3">Orden del día</text:h>
      <text:p text:style-name="P293">1. Aprobación si procede del acta de la reunión anterior </text:p>
      <text:p text:style-name="P293">2. <text:span text:style-name="T219">Informe de la reunión de CCP</text:span></text:p>
      <text:p text:style-name="P293"><text:span text:style-name="T217">3</text:span>. <text:span text:style-name="T220">Seguimiento de programaciones de aula</text:span></text:p>
      <text:p text:style-name="P293"><text:span text:style-name="T231">4. </text:span>Sugerencias y preguntas</text:p>
      <text:p text:style-name="P341"/>
      <text:h text:style-name="P815" text:outline-level="3">Aspectos tratados y decisiones adoptadas</text:h>
      <text:h text:style-name="P780" text:outline-level="4">1. Aprobación si procede del acta de la reunión anterior</text:h>
      <text:p text:style-name="P203"/>
      <text:p text:style-name="P27">Se aprueba</text:p>
      <text:p text:style-name="P203"><text:soft-page-break/></text:p>
      <text:h text:style-name="P780" text:outline-level="4">2. <text:span text:style-name="T219">Informe de la reunión de CCP</text:span></text:h>
      <text:p text:style-name="P161">Se informa de los aspectos tratados en la reunión de CCP del día <text:span text:style-name="T231">28 de marzo</text:span>. De entre los puntos tratados cabe destacar:</text:p>
      <text:p text:style-name="P167"/>
      <text:p text:style-name="P174">Viaje a la Palma 1º ESO, se celebró reunión con padres se firmó acuerdo con condiciones. Se pide profesorado voluntario acompañante a ser posible que le imparta clase. Y también pide aportaciones de situaciones de aprendizajes relacionadas con la isla de La Palma.</text:p>
      <text:p text:style-name="P174"/>
      <text:p text:style-name="P174">Recibida notificación de grupos autorizados para el próximo curso. <text:span text:style-name="T232">No incluye medidas de atención a la diversidad (PEMAR). </text:span>Dos grupos en cada nivel de la ESO, primero de bachillerato y segundo de bachillerato 1 grupo. De mantenerse se gana un grupo respecto al curso actual.</text:p>
      <text:p text:style-name="P174"/>
      <text:p text:style-name="P175">El viernes acaba la previsión de evaluación pasar a la directiva al terminar las sesiones de evaluación.</text:p>
      <text:p text:style-name="P175"/>
      <text:p text:style-name="P176">Se remitió información sobre sesiones preparatorias EBAU. Volverán a ser presenciales.</text:p>
      <text:p text:style-name="P176"/>
      <text:p text:style-name="P176">Semana pasada se instalaron siete pcs nuevo, uno de ellos a dejado de funcionar. La previsión inicial era dejarlos en la sala de profesores, pero al no poder ejecutar en los mismos el Pincel se han puesto 4 en el aula medusa y uno en el laboratorio <text:s/>de ciencias. <text:span text:style-name="T233">Se están estudiando alternativas. Para acceder al Pincel en los nuevos equipos, en la sala de profesores, habría que hacerlo vía web.</text:span></text:p>
      <text:h text:style-name="P776" text:outline-level="4">3. <text:span text:style-name="T165">Análisis del seguimiento de las programaciones de aula</text:span></text:h>
      <text:p text:style-name="P84">Se comentan los contenidos impartidos en cada módulo y materias y se debaten propuestas de coordinación y de posibles actividades a realizar. <text:span text:style-name="T215">Queda pendiente de disponibilidad de alumnos de la zona.</text:span></text:p>
      <text:p text:style-name="P203"/>
      <text:p text:style-name="P27"/>
      <text:p text:style-name="P203"/>
      <text:p text:style-name="P55">El jefe de departamento </text:p>
      <text:p text:style-name="P231"/>
      <text:p text:style-name="P231"/>
      <text:p text:style-name="P231"/>
      <text:p text:style-name="P231"/>
      <text:p text:style-name="P735">Iván Chillón García </text:p>
      <text:h text:style-name="P850" text:outline-level="2" text:is-list-header="true"><text:span text:style-name="T15">ACTA Nº </text:span><text:span text:style-name="T92">2</text:span><text:span text:style-name="T95">3</text:span></text:h>
      <text:h text:style-name="P816" text:outline-level="3">Fecha: <text:span text:style-name="T49">04</text:span><text:span text:style-name="T45">/0</text:span><text:span text:style-name="T49">4</text:span><text:span text:style-name="T16">/1</text:span><text:span text:style-name="T38">7</text:span></text:h>
      <text:h text:style-name="P816" text:outline-level="3">Asistentes:</text:h>
      <text:list xml:id="list95313044114674" text:continue-numbering="true" text:style-name="L5">
        <text:list-item>
          <text:p text:style-name="P693">Juan Francisco <text:span text:style-name="T101">Sánchez González</text:span></text:p>
        </text:list-item>
        <text:list-item>
          <text:p text:style-name="P721">Etiel Juan Domínguez Sánchez</text:p>
        </text:list-item>
      </text:list>
      <text:p text:style-name="P724"><text:soft-page-break/><text:span text:style-name="T235"><text:s/>10 a 12. Posteriormente habrá teatro en el pueblo o taller de comida vegana por parte de la residencia. Propuestas dirigirlas a Sergio, Laura o Fabiola.</text:span></text:p>
      <text:h text:style-name="P777" text:outline-level="4">3. <text:span text:style-name="T165">Análisis del seguimiento de las programaciones de aula</text:span></text:h>
      <text:p text:style-name="P85">Se comentan los contenidos impartidos en cada módulo y materias y se debaten propuestas de coordinación y de posibles actividades a realizar. <text:span text:style-name="T215">Queda pendiente de disponibilidad de alumnos de la zona.</text:span></text:p>
      <text:p text:style-name="P204"/>
      <text:p text:style-name="P56">El jefe de departamento </text:p>
      <text:p text:style-name="P232"/>
      <text:p text:style-name="P232"/>
      <text:p text:style-name="P232"/>
      <text:p text:style-name="P232"/>
      <text:p text:style-name="P232"/>
      <text:p text:style-name="P513">Iván Chillón García </text:p>
      <text:p text:style-name="P513"/>
      <text:h text:style-name="P851" text:outline-level="2" text:is-list-header="true"><text:span text:style-name="T15"/></text:h>
      <text:h text:style-name="P851" text:outline-level="2"><text:span text:style-name="T15">ACTA Nº </text:span><text:span text:style-name="T92">2</text:span><text:span text:style-name="T96">4</text:span></text:h>
      <text:h text:style-name="P817" text:outline-level="3">Fecha: <text:span text:style-name="T50">19</text:span><text:span text:style-name="T45">/0</text:span><text:span text:style-name="T49">4</text:span><text:span text:style-name="T16">/1</text:span><text:span text:style-name="T38">7</text:span></text:h>
      <text:h text:style-name="P817" text:outline-level="3">Asistentes:</text:h>
      <text:list xml:id="list95313777961585" text:continue-numbering="true" text:style-name="L5">
        <text:list-item>
          <text:p text:style-name="P694">Juan Francisco <text:span text:style-name="T101">Sánchez González</text:span></text:p>
        </text:list-item>
        <text:list-item>
          <text:p text:style-name="P722">Etiel Juan Domínguez Sánchez</text:p>
        </text:list-item>
        <text:list-item>
          <text:p text:style-name="P722">Iván Chillón García</text:p>
        </text:list-item>
      </text:list>
      <text:p text:style-name="P205"/>
      <text:h text:style-name="P817" text:outline-level="3">Orden del día</text:h>
      <text:p text:style-name="P295">1. Aprobación si procede del acta de la reunión anterior </text:p>
      <text:p text:style-name="P295">2. <text:span text:style-name="T219">Informe de la reunión de CCP</text:span></text:p>
      <text:p text:style-name="P317">3. Análisis de resultados del segundo trimestre</text:p>
      <text:p text:style-name="P317">4. Jornadas Chapi</text:p>
      <text:p text:style-name="P317">5. Jornadas EDUCAHARÍA</text:p>
      <text:p text:style-name="P295"><text:span text:style-name="T237">6</text:span>. <text:span text:style-name="T220">Seguimiento de programaciones de aula</text:span></text:p>
      <text:p text:style-name="P295"><text:span text:style-name="T237">7. </text:span>Sugerencias y preguntas</text:p>
      <text:p text:style-name="P343"/>
      <text:h text:style-name="P817" text:outline-level="3">Aspectos tratados y decisiones adoptadas</text:h>
      <text:h text:style-name="P782" text:outline-level="4">1. Aprobación si procede del acta de la reunión anterior</text:h>
      <text:p text:style-name="P205"/>
      <text:p text:style-name="P29">Se aprueba</text:p>
      <text:p text:style-name="P205"/>
      <text:h text:style-name="P782" text:outline-level="4"><text:soft-page-break/>2. <text:span text:style-name="T219">Informe de la reunión de CCP</text:span></text:h>
      <text:p text:style-name="P163">Se informa de los aspectos tratados en la reunión de CCP del día <text:span text:style-name="T237">19 de abril</text:span>. De entre los puntos tratados cabe destacar:</text:p>
      <text:p text:style-name="P163"/>
      <text:p text:style-name="P180">Se decide optar por los 23 ordenadores de sobremesa de entre todas las posibilidades que ofrecía la Consejería para la dotación de ordenadores.</text:p>
      <text:p text:style-name="P180">Dirección informa que en la tarde del martes 19 con horario de 16´30 se imparte el curso de Formación para la <text:s/>Prevención de Riesgos: asistirá toda el Claustro y el Director pide disculpas por no asistir pues está convocado <text:s/>a otra reunión con antelación. </text:p>
      <text:p text:style-name="P180"><text:span text:style-name="T238">Se informa</text:span> que en el Claustro de la semana que viene ( martes 25 a las 14´00 horas) se modificarán los horarios de los profesores liberados de clase al haber acabado 2º de Ciclo que pasan a hacer guardias para apoyar a los compañeros de guardia; se aprovechará para actualizar documentos institucionales, como el NOF. <text:s/><text:span text:style-name="T238">Se solicita </text:span>que el Claustro <text:span text:style-name="T238">revise</text:span> los cambios en la carpeta de la CCP ( novedades en azul y elementos a eliminar en rojo).</text:p>
      <text:p text:style-name="P180"><text:span text:style-name="T238">Se informa que están colgadas</text:span> las fechas para la Evaluación sin nota. <text:span text:style-name="T239">La evaluación final de 2º de bachillerato será </text:span>el 18 de mayo a las 14.00 horas.</text:p>
      <text:h text:style-name="P778" text:outline-level="4">3. <text:span text:style-name="T239">Análisis de resultados del 2º trimestre</text:span></text:h>
      <text:p text:style-name="P460">Se aprueba el siguiente análisis de resultados para las materias impartidas por profesorado del departamento correspondientes al segundo trimestre del curso 2016-17</text:p>
      <text:p text:style-name="P460"/>
      <text:p text:style-name="P379">TECNOLOGÍAS DE LA INFORMACIÓN Y LA COMUNICACIÓN (TGD)</text:p>
      <text:p text:style-name="P380"/>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office:value-type="string">
            <text:p text:style-name="P605">Alumnado matriculado</text:p>
          </table:table-cell>
          <table:table-cell table:style-name="Tabla10.A1" office:value-type="string">
            <text:p text:style-name="P605">Evaluación positiva</text:p>
          </table:table-cell>
          <table:table-cell table:style-name="Tabla10.A1" office:value-type="string">
            <text:p text:style-name="P605">%</text:p>
          </table:table-cell>
          <table:table-cell table:style-name="Tabla10.A1" office:value-type="string">
            <text:p text:style-name="P605">Evaluación negativa</text:p>
          </table:table-cell>
          <table:table-cell table:style-name="Tabla10.E1" office:value-type="string">
            <text:p text:style-name="P605">%</text:p>
          </table:table-cell>
        </table:table-row>
        <table:table-row table:style-name="Tabla10.2">
          <table:table-cell table:style-name="Tabla10.A2" office:value-type="string">
            <text:p text:style-name="P393">29</text:p>
          </table:table-cell>
          <table:table-cell table:style-name="Tabla10.B2" office:value-type="string">
            <text:p text:style-name="P393">2<text:span text:style-name="T242">8</text:span></text:p>
          </table:table-cell>
          <table:table-cell table:style-name="Tabla10.C2" office:value-type="string">
            <text:p text:style-name="P607">96,55</text:p>
          </table:table-cell>
          <table:table-cell table:style-name="Tabla10.D2" office:value-type="string">
            <text:p text:style-name="P607">1</text:p>
          </table:table-cell>
          <table:table-cell table:style-name="Tabla10.E2" office:value-type="string">
            <text:p text:style-name="P607">3,45</text:p>
          </table:table-cell>
        </table:table-row>
      </table:table>
      <text:p text:style-name="P389"/>
      <table:table table:name="Tabla23" table:style-name="Tabla23">
        <table:table-column table:style-name="Tabla23.A"/>
        <table:table-row table:style-name="Tabla23.1">
          <table:table-cell table:style-name="Tabla23.A1" office:value-type="string">
            <text:p text:style-name="P621"><text:span text:style-name="T246">1.1. </text:span>Análisis/Valoración de los resultados</text:p>
            <text:p text:style-name="P559"><text:span text:style-name="T172">Los resultados han sido </text:span><text:span text:style-name="T173">muy</text:span><text:span text:style-name="T172"> positivos. </text:span><text:span text:style-name="T174">E</text:span><text:span text:style-name="T172">l alumnado ha mostrado interés, es un grupo un poco hablador pero que en líneas generales, cumplen con los trabajos y deberes que se les señala.</text:span></text:p>
            <text:p text:style-name="P563"><text:span text:style-name="T243">La alumna que ha suspendido</text:span> <text:span text:style-name="T206">ha sido</text:span> por <text:span text:style-name="T244">total falta de interés, le ha faltado por entregar la mayoría de las actividades realizadas.</text:span></text:p>
            <text:p text:style-name="P401"/>
            <text:p text:style-name="P401"><text:span text:style-name="T245">1.2. </text:span>Dificultades encontradas:</text:p>
            <text:p text:style-name="P566">Diferencia de conocimientos iniciales, capacidad y esfuerzo de los alumnos.</text:p>
            <text:p text:style-name="P621"/>
            <text:p text:style-name="P621">1.<text:span text:style-name="T245">3</text:span>. Propuestas de mejora</text:p>
            <text:p text:style-name="P541">Fomento de la lectura, ya que por medio de esta, accederán además a poseer buena escritura y a expresar mejor sus ideas, pensamientos y argumentos a la hora de manifestarse.</text:p>
            <text:p text:style-name="P528"><text:span text:style-name="T176">Actualización </text:span><text:span text:style-name="T177">y modificación</text:span><text:span text:style-name="T176"> de </text:span><text:span text:style-name="T177">algunos</text:span><text:span text:style-name="T176"> contenidos </text:span><text:span text:style-name="T177">en las diferentes</text:span><text:span text:style-name="T176"> unidades. </text:span><text:span text:style-name="T177">Además de añadir nuevos recursos.</text:span></text:p>
            <text:p text:style-name="P736"><text:span text:style-name="T177">F</text:span><text:span text:style-name="T180">omentar y que comprendan la importancia del estudio y trabajo en casa. </text:span></text:p>
            <text:p text:style-name="P736"><text:span text:style-name="T12">1.</text:span><text:span text:style-name="T13">4</text:span><text:span text:style-name="T12">. </text:span><text:span text:style-name="T13">Plan de recuperación de alumnado evaluado negativamente</text:span></text:p>
            <text:p text:style-name="P624"><text:soft-page-break/>No existirá <text:s/>el <text:s/>concepto <text:s/>de <text:s/>“recuperación” <text:s/>en <text:s/>el <text:s/>sentido <text:s/>de <text:s/>que <text:s/>existan <text:s/>exámenes específicos cuando no se superen unidades anteriores. Se hará una evaluación continua y personalizada, que permite evaluar al alumno todos los contenidos. La superación de los contenidos mínimos está condicionada a la realización de todas las actividades que incluye el módulo para cada unidad.</text:p>
          </table:table-cell>
        </table:table-row>
      </table:table>
      <text:p text:style-name="P405"/>
      <text:p text:style-name="P382">TECNOLOGÍAS DE LA INFORMACIÓN Y LA COMUNICACIÓN (TFY)</text:p>
      <text:p text:style-name="P380"/>
      <table:table table:name="Tabla24" table:style-name="Tabla24">
        <table:table-column table:style-name="Tabla24.A"/>
        <table:table-column table:style-name="Tabla24.B"/>
        <table:table-column table:style-name="Tabla24.C"/>
        <table:table-column table:style-name="Tabla24.D"/>
        <table:table-column table:style-name="Tabla24.E"/>
        <table:table-row table:style-name="Tabla24.1">
          <table:table-cell table:style-name="Tabla24.A1" office:value-type="string">
            <text:p text:style-name="P605">Alumnado matriculado</text:p>
          </table:table-cell>
          <table:table-cell table:style-name="Tabla24.A1" office:value-type="string">
            <text:p text:style-name="P605">Evaluación positiva</text:p>
          </table:table-cell>
          <table:table-cell table:style-name="Tabla24.A1" office:value-type="string">
            <text:p text:style-name="P605">%</text:p>
          </table:table-cell>
          <table:table-cell table:style-name="Tabla24.A1" office:value-type="string">
            <text:p text:style-name="P605">Evaluación negativa</text:p>
          </table:table-cell>
          <table:table-cell table:style-name="Tabla24.E1" office:value-type="string">
            <text:p text:style-name="P605">%</text:p>
          </table:table-cell>
        </table:table-row>
        <table:table-row table:style-name="Tabla24.2">
          <table:table-cell table:style-name="Tabla24.A2" office:value-type="string">
            <text:p text:style-name="P394">9</text:p>
          </table:table-cell>
          <table:table-cell table:style-name="Tabla24.B2" office:value-type="string">
            <text:p text:style-name="P394">9</text:p>
          </table:table-cell>
          <table:table-cell table:style-name="Tabla24.C2" office:value-type="string">
            <text:p text:style-name="P608">100</text:p>
          </table:table-cell>
          <table:table-cell table:style-name="Tabla24.D2" office:value-type="string">
            <text:p text:style-name="P608">0</text:p>
          </table:table-cell>
          <table:table-cell table:style-name="Tabla24.E2" office:value-type="float" office:value="0">
            <text:p text:style-name="P608">0</text:p>
          </table:table-cell>
        </table:table-row>
      </table:table>
      <text:p text:style-name="P389"/>
      <table:table table:name="Tabla25" table:style-name="Tabla25">
        <table:table-column table:style-name="Tabla25.A"/>
        <table:table-row table:style-name="Tabla25.1">
          <table:table-cell table:style-name="Tabla25.A1" office:value-type="string">
            <text:p text:style-name="P621"><text:span text:style-name="T246">1.1. </text:span>Análisis/Valoración de los resultados</text:p>
            <text:p text:style-name="P561"><text:span text:style-name="T176">Los resultados han sido </text:span><text:span text:style-name="T178">muy</text:span><text:span text:style-name="T176"> positivos. </text:span><text:span text:style-name="T185">Grupo muy trabajador, con </text:span><text:span text:style-name="T186">interés</text:span><text:span text:style-name="T185"> en la materia </text:span><text:span text:style-name="T186">y participativo en clase. C</text:span><text:span text:style-name="T176">umplen con los trabajos y deberes que se les señala.</text:span> <text:span text:style-name="T176"><text:s/></text:span></text:p>
            <text:p text:style-name="P401"/>
            <text:p text:style-name="P401"><text:span text:style-name="T245">1.2. </text:span>Dificultades encontradas:</text:p>
            <text:p text:style-name="P566">Diferencia de conocimientos iniciales, capacidad y esfuerzo de los alumnos.</text:p>
            <text:p text:style-name="P621"/>
            <text:p text:style-name="P621">1.<text:span text:style-name="T245">3</text:span>. Propuestas de mejora</text:p>
            <text:p text:style-name="P541">Fomento de la lectura, ya que por medio de esta, accederán además a poseer buena escritura y a expresar mejor sus ideas, pensamientos y argumentos a la hora de manifestarse.</text:p>
            <text:p text:style-name="P534">Actualización <text:span text:style-name="T187">y modificación</text:span> de <text:span text:style-name="T187">algunos</text:span> contenidos <text:span text:style-name="T187">en las diferentes</text:span> unidades. <text:span text:style-name="T187">Además de añadir nuevos recursos.</text:span></text:p>
            <text:p text:style-name="P537">Fomentar y que comprendan la importancia del estudio y trabajo en casa.</text:p>
            <text:p text:style-name="P546"/>
            <text:p text:style-name="P528"><text:span text:style-name="T12">1.</text:span><text:span text:style-name="T13">4</text:span><text:span text:style-name="T12">. </text:span><text:span text:style-name="T13">Plan de recuperación de alumnado evaluado negativamente</text:span></text:p>
            <text:p text:style-name="P624">No existirá <text:s/>el <text:s/>concepto <text:s/>de <text:s/>“recuperación” <text:s/>en <text:s/>el <text:s/>sentido <text:s/>de <text:s/>que <text:s/>existan <text:s/>exámenes específicos cuando no se superen unidades anteriores. Se hará una evaluación continua y personalizada, que permite evaluar al alumno todos los contenidos. La superación de los contenidos mínimos está condicionada a la realización de todas las actividades que incluye el módulo para cada unidad.</text:p>
            <text:p text:style-name="P622"/>
            <text:p text:style-name="P622"/>
            <text:p text:style-name="P613"/>
          </table:table-cell>
        </table:table-row>
      </table:table>
      <text:p text:style-name="P405"/>
      <text:p text:style-name="P383">APLICACIONES OFIMÁTICAS (AIF)</text:p>
      <text:p text:style-name="P381"/>
      <table:table table:name="Tabla26" table:style-name="Tabla26">
        <table:table-column table:style-name="Tabla26.A"/>
        <table:table-column table:style-name="Tabla26.B"/>
        <table:table-column table:style-name="Tabla26.C"/>
        <table:table-column table:style-name="Tabla26.D"/>
        <table:table-column table:style-name="Tabla26.E"/>
        <text:soft-page-break/>
        <table:table-row table:style-name="Tabla26.1">
          <table:table-cell table:style-name="Tabla26.A1" office:value-type="string">
            <text:p text:style-name="P606">Alumnado matriculado</text:p>
          </table:table-cell>
          <table:table-cell table:style-name="Tabla26.A1" office:value-type="string">
            <text:p text:style-name="P606">Evaluación positiva</text:p>
          </table:table-cell>
          <table:table-cell table:style-name="Tabla26.A1" office:value-type="string">
            <text:p text:style-name="P606">%</text:p>
          </table:table-cell>
          <table:table-cell table:style-name="Tabla26.A1" office:value-type="string">
            <text:p text:style-name="P606">Evaluación negativa</text:p>
          </table:table-cell>
          <table:table-cell table:style-name="Tabla26.E1" office:value-type="string">
            <text:p text:style-name="P606">%</text:p>
          </table:table-cell>
        </table:table-row>
        <table:table-row table:style-name="Tabla26.2">
          <table:table-cell table:style-name="Tabla26.A2" office:value-type="string">
            <text:p text:style-name="P395">2<text:span text:style-name="T247">0</text:span></text:p>
          </table:table-cell>
          <table:table-cell table:style-name="Tabla26.B2" office:value-type="string">
            <text:p text:style-name="P396">11</text:p>
          </table:table-cell>
          <table:table-cell table:style-name="Tabla26.C2" office:value-type="string">
            <text:p text:style-name="P609">55</text:p>
          </table:table-cell>
          <table:table-cell table:style-name="Tabla26.D2" office:value-type="string">
            <text:p text:style-name="P609">9</text:p>
          </table:table-cell>
          <table:table-cell table:style-name="Tabla26.E2" office:value-type="string">
            <text:p text:style-name="P609">45</text:p>
          </table:table-cell>
        </table:table-row>
      </table:table>
      <text:p text:style-name="P390"/>
      <table:table table:name="Tabla27" table:style-name="Tabla27">
        <table:table-column table:style-name="Tabla27.A"/>
        <table:table-row table:style-name="Tabla27.1">
          <table:table-cell table:style-name="Tabla27.A1" office:value-type="string">
            <text:p text:style-name="P612"/>
            <text:list xml:id="list95313775361265" text:continue-list="list3705514885376701787" text:style-name="WW8Num9">
              <text:list-item>
                <text:list>
                  <text:list-item>
                    <text:p text:style-name="P853">Análisis/Valoración de los resultados</text:p>
                  </text:list-item>
                </text:list>
              </text:list-item>
            </text:list>
            <text:p text:style-name="P564"><text:span text:style-name="T248">L</text:span>os resultados <text:span text:style-name="T249">no </text:span>han sido positivos <text:span text:style-name="T248">ya que tenemos un porcentaje alto de suspensos, aunque p</text:span>or regla general el alumnado ha mostrado interés, es un grupo un poco hablador pero que en líneas generales, cumplen con los trabajos y deberes que se les señala. </text:p>
            <text:p text:style-name="P425">La falta de hábitos de trabajo y de estudio en casa, además de una actitud poco propicia para un aprovechamiento adecuado de las clases: la falta de motivación e interés, el absentismo <text:span text:style-name="T248">y la dificultad de algunas de las unidades de trabajo de esta evaluación</text:span> justifican el porcentaje de suspensos. </text:p>
            <text:p text:style-name="P402"/>
            <text:p text:style-name="P402"><text:span text:style-name="T245">1.2. </text:span>Dificultades encontradas:</text:p>
            <text:p text:style-name="P567">La falta reiterativa de algunos alumnos hacen que no se pueda seguir un ritmo normal, con una pérdida de tiempo considerable en la repetición de explicaciones. </text:p>
            <text:p text:style-name="P567">La falta de seriedad e interés de algunos algunos que se limitan a venir a clase a jugar o a perder el tiempo.</text:p>
            <text:p text:style-name="P567">Diferencia de conocimientos iniciales, capacidad y esfuerzo de los alumnos.</text:p>
            <text:p text:style-name="P567"/>
            <text:p text:style-name="P433"><text:span text:style-name="T179"><text:s/></text:span><text:span text:style-name="T6">1.</text:span><text:span text:style-name="T14">3</text:span><text:span text:style-name="T6">. Propuestas de mejora</text:span></text:p>
            <text:p text:style-name="P539">Se intentará motivar al alumnado para que estudien más en casa, sean más constantes en la realización de las tareas tanto en clase como en casa y que las familias se impliquen más en el seguimiento de los estudios de sus hijos. <text:span text:style-name="T187">Fomentar y que comprendan la importancia del estudio y trabajo en casa.</text:span></text:p>
            <text:p text:style-name="P535">Realizar un seguimiento más cercano al alumnado que ha suspendido la materia <text:span text:style-name="T189">e intentar</text:span> que trabajen más. Procurar mejorar la asistencia a clase de los alumnos que han faltado excesivamente en esta <text:span text:style-name="T247">segunda</text:span> evaluación.</text:p>
            <text:p text:style-name="P535">Proyector más potente.</text:p>
            <text:p text:style-name="P529"><text:span text:style-name="T191">Actualización </text:span><text:span text:style-name="T192">y modificación</text:span><text:span text:style-name="T191"> de </text:span><text:span text:style-name="T192">algunos</text:span><text:span text:style-name="T191"> contenidos </text:span><text:span text:style-name="T192">en las diferentes</text:span><text:span text:style-name="T191"> unidades. </text:span><text:span text:style-name="T192">Además de añadir nuevos recursos.</text:span><text:span text:style-name="T191"> </text:span></text:p>
            <text:p text:style-name="P531"/>
            <text:p text:style-name="P529"><text:span text:style-name="T12">1.</text:span><text:span text:style-name="T13">4</text:span><text:span text:style-name="T12">. </text:span><text:span text:style-name="T13">Plan de recuperación de alumnado evaluado negativamente</text:span></text:p>
            <text:p text:style-name="P535">Para que los alumnos puedan superar las unidades que tienen evaluadas negativamente, en primer lugar tienen que realizar todas las actividades que incluye dicha unidad de trabajo. Cada trimestre se realizará una prueba de recuperación teórico/práctica de cada unidad donde existan alumnos evaluados negativamente. Superar dichas pruebas y la realización de todas las tareas supone “aprobar la unidad <text:span text:style-name="T250">de trabajo</text:span>”. </text:p>
          </table:table-cell>
        </table:table-row>
      </table:table>
      <text:p text:style-name="P384"/>
      <text:p text:style-name="P384"/>
      <text:p text:style-name="P385">REDES DE ÁREA LOCAL (RDE)</text:p>
      <text:p text:style-name="P384"/>
      <table:table table:name="Tabla28" table:style-name="Tabla28">
        <table:table-column table:style-name="Tabla28.A"/>
        <table:table-column table:style-name="Tabla28.B"/>
        <table:table-column table:style-name="Tabla28.C"/>
        <table:table-column table:style-name="Tabla28.D"/>
        <table:table-column table:style-name="Tabla28.E"/>
        <table:table-row table:style-name="Tabla28.1">
          <table:table-cell table:style-name="Tabla28.A1" office:value-type="string">
            <text:p text:style-name="P606">Alumnado matriculado</text:p>
          </table:table-cell>
          <table:table-cell table:style-name="Tabla28.A1" office:value-type="string">
            <text:p text:style-name="P606">Evaluación positiva</text:p>
          </table:table-cell>
          <table:table-cell table:style-name="Tabla28.A1" office:value-type="string">
            <text:p text:style-name="P606">%</text:p>
          </table:table-cell>
          <table:table-cell table:style-name="Tabla28.A1" office:value-type="string">
            <text:p text:style-name="P606">Evaluación negativa</text:p>
          </table:table-cell>
          <table:table-cell table:style-name="Tabla28.E1" office:value-type="string">
            <text:p text:style-name="P606">%</text:p>
          </table:table-cell>
        </table:table-row>
        <text:soft-page-break/>
        <table:table-row table:style-name="Tabla28.2">
          <table:table-cell table:style-name="Tabla28.A2" office:value-type="string">
            <text:p text:style-name="P399">2<text:span text:style-name="T251">4</text:span></text:p>
          </table:table-cell>
          <table:table-cell table:style-name="Tabla28.B2" office:value-type="string">
            <text:p text:style-name="P399">9</text:p>
          </table:table-cell>
          <table:table-cell table:style-name="Tabla28.C2" office:value-type="string">
            <text:p text:style-name="P615">3<text:span text:style-name="T251">7,5</text:span></text:p>
          </table:table-cell>
          <table:table-cell table:style-name="Tabla28.D2" office:value-type="string">
            <text:p text:style-name="P625">1<text:span text:style-name="T252">6</text:span></text:p>
          </table:table-cell>
          <table:table-cell table:style-name="Tabla28.E2" office:value-type="string">
            <text:p text:style-name="P626">6<text:span text:style-name="T251">2,5</text:span></text:p>
          </table:table-cell>
        </table:table-row>
      </table:table>
      <text:p text:style-name="P390"/>
      <table:table table:name="Tabla29" table:style-name="Tabla29">
        <table:table-column table:style-name="Tabla29.A"/>
        <table:table-row table:style-name="Tabla29.1">
          <table:table-cell table:style-name="Tabla29.A1" office:value-type="string">
            <text:p text:style-name="P620"><text:span text:style-name="T197">1.1. </text:span>Análisis/Valoración de los resultados</text:p>
            <text:p text:style-name="P403"/>
            <text:p text:style-name="P404">Aunque a primera vista se observa una evolución negativa respecto a los resultados del primer trimestre, hay que matizar que 3 de los alumnos que suspenden sólo tienen pendiente por entregar algunas actividades y podrían recuperar con facilidad. Además 2 alumnos que suspendieron el primer <text:s/>trimestre han evolucionado de forma positiva en el segundo, superando todas las pruebas y controles y entregando las actividades requeridas y sólo tienen pendiente recuperar una de las unidades del primer trimestre. </text:p>
            <text:p text:style-name="P404"/>
            <text:p text:style-name="P404">También hay que tener en cuenta que de los 2<text:span text:style-name="T251">4</text:span> alumnos actualmente matriculados, <text:span text:style-name="T251">3</text:span> son absentistas o apenas vienen a clase y otros 4, aunque asisten a clase con regularidad no <text:span text:style-name="T251">trabajan, ni </text:span>participan, ni realizan las actividades. </text:p>
            <text:p text:style-name="P404"/>
            <text:p text:style-name="P404">Teniendo lo anterior en cuenta aprueba un 52% <text:span text:style-name="T253">(9/17) </text:span>de los alumnos que realmente asisten y participan en clase. Y si tenemos en cuenta al alumnado con posibilidad de recuperar materia pendiente, a final del curso podría aprobar hasta un 82% <text:span text:style-name="T253">(14/17) </text:span>del alumnado que realmente asiste y participa en clase.</text:p>
            <text:p text:style-name="P403"/>
            <text:p text:style-name="P402"><text:span text:style-name="T256">1.2. </text:span>Dificultades encontradas:</text:p>
            <text:p text:style-name="P629"><text:s/></text:p>
            <text:p text:style-name="P630">Diferencia de niveles de implicación y dedicación por parte de los alumnos.</text:p>
            <text:p text:style-name="P630"/>
            <text:p text:style-name="P631">Sólo disponer de un día a la semana con dos horas seguidas para poder hacer pruebas y controles. Además se da la circunstancia que dichas horas son las dos últimas de clase en la que los alumnos están ya más cansados y les cuesta más concentrarse. </text:p>
            <text:p text:style-name="P632"/>
            <text:p text:style-name="P620">1.<text:span text:style-name="T256">3.</text:span> Propuestas de mejora</text:p>
            <text:p text:style-name="P549"/>
            <text:p text:style-name="P550">Proyector de mayor potencia, el actual es prácticamente inservible.</text:p>
            <text:p text:style-name="P549"/>
            <text:p text:style-name="P616">1.<text:span text:style-name="T256">4</text:span>. Plan de recuperación del alumnado evaluado negativamente</text:p>
            <text:p text:style-name="P633"/>
            <text:p text:style-name="P634">La unidad fundamental de evaluación reflejada en la programación del módulo no es el trimestre sino la unidad de trabajo. En cada unidad de trabajo se toman como referencia para superarla las prácticas y actividades entregadas; y pruebas y controles de tipo teórico y práctico. En este presente se completaron las unidades <text:span text:style-name="T254">3, 4, 5</text:span> y <text:span text:style-name="T254">las prácticas y actividades de la unidad 6</text:span> de la programación. <text:span text:style-name="T254">De las unidades 3, 4 y 5</text:span> se han realizado tanto pruebas como recuperaciones. <text:span text:style-name="T254">Al inicio del tercer trimestre se realizarán las pruebas y recuperaciones de la UT6.</text:span></text:p>
            <text:p text:style-name="P634"/>
            <text:p text:style-name="P634">El alumnado <text:s/>evaluado negativamente podrá recuperar las unidades pendientes y superar el módulo realizando las siguientes <text:span text:style-name="T198">actividades/</text:span>tareas:</text:p>
            <text:p text:style-name="P634"/>
            <text:p text:style-name="P634"><text:s text:c="2"/>- Entregar hasta un 85% del total de las actividades y prácticas pendientes. Lo puede realizar en cualquier momento utilizando la plataforma o, previo aviso, pres<text:span text:style-name="T199">en</text:span>t<text:span text:style-name="T199">án</text:span>d<text:span text:style-name="T199">o</text:span>selas al profesor (aquellas que requieran revisión directa) </text:p>
            <text:p text:style-name="P633"><text:soft-page-break/></text:p>
            <text:p text:style-name="P634"><text:s/>- En la parte final del tercer trimestre, se realizarán pruebas de “repesca” de las partes teóricas y/o prácticas de cada unidad pendiente a aquellos alumnos con partes pendientes en 3 o menos unidades de trabajo y que hayan entregado el 85% de las prácticas y actividades de cada una de las UT (hay que tener en cuenta de que ya se han realizado pruebas de recuperación de cada una de las unidades a lo largo del curso y que los alumnos han tenido todo el curso para ir entregando prácticas pendientes)</text:p>
          </table:table-cell>
        </table:table-row>
      </table:table>
      <text:p text:style-name="P386"/>
      <text:p text:style-name="P647">MONTAJE Y MANTENIMIENTO DE EQUIPOS</text:p>
      <text:p text:style-name="P381"/>
      <table:table table:name="Tabla30" table:style-name="Tabla30">
        <table:table-column table:style-name="Tabla30.A"/>
        <table:table-column table:style-name="Tabla30.B"/>
        <table:table-column table:style-name="Tabla30.C"/>
        <table:table-column table:style-name="Tabla30.D"/>
        <table:table-column table:style-name="Tabla30.E"/>
        <table:table-row table:style-name="Tabla30.1">
          <table:table-cell table:style-name="Tabla30.A1" office:value-type="string">
            <text:p text:style-name="P606">Alumnado matriculado</text:p>
          </table:table-cell>
          <table:table-cell table:style-name="Tabla30.A1" office:value-type="string">
            <text:p text:style-name="P606">Evaluación positiva</text:p>
          </table:table-cell>
          <table:table-cell table:style-name="Tabla30.A1" office:value-type="string">
            <text:p text:style-name="P606">%</text:p>
          </table:table-cell>
          <table:table-cell table:style-name="Tabla30.A1" office:value-type="string">
            <text:p text:style-name="P606">Evaluación negativa</text:p>
          </table:table-cell>
          <table:table-cell table:style-name="Tabla30.E1" office:value-type="string">
            <text:p text:style-name="P606">%</text:p>
          </table:table-cell>
        </table:table-row>
        <table:table-row table:style-name="Tabla30.2">
          <table:table-cell table:style-name="Tabla30.A2" office:value-type="string">
            <text:p text:style-name="P391">24</text:p>
          </table:table-cell>
          <table:table-cell table:style-name="Tabla30.B2" office:value-type="string">
            <text:p text:style-name="P391">10</text:p>
          </table:table-cell>
          <table:table-cell table:style-name="Tabla30.C2" office:value-type="string">
            <text:p text:style-name="P627">42 %</text:p>
          </table:table-cell>
          <table:table-cell table:style-name="Tabla30.D2" office:value-type="string">
            <text:p text:style-name="P627">14</text:p>
          </table:table-cell>
          <table:table-cell table:style-name="Tabla30.E2" office:value-type="string">
            <text:p text:style-name="P627">58%</text:p>
          </table:table-cell>
        </table:table-row>
      </table:table>
      <text:p text:style-name="P390"/>
      <table:table table:name="Tabla31" table:style-name="Tabla31">
        <table:table-column table:style-name="Tabla31.A"/>
        <table:table-row table:style-name="Tabla31.1">
          <table:table-cell table:style-name="Tabla31.A1" office:value-type="string">
            <text:p text:style-name="P612"/>
            <text:list xml:id="list1327244504942005852" text:style-name="WW8Num2">
              <text:list-item>
                <text:list>
                  <text:list-item>
                    <text:p text:style-name="P854">Análisis/Valoración de los resultados</text:p>
                  </text:list-item>
                </text:list>
              </text:list-item>
            </text:list>
            <text:p text:style-name="P403">Ha decaído la asistencia, la regularidad y el interés por el módulo. Quizás sea debido a que los contenidos de <text:s/>la segunda evaluación son más teóricos y requieren de más estudio. En realidad, de los 14 suspendidos, varios alumnos no asisten a clase nunca o no trabajan por sistema, y hay varios con un con un cuatro con lo que podría llegarse hasta 14 aprobados finales en el mejor de los casos.</text:p>
            <text:p text:style-name="P402"/>
            <text:p text:style-name="P402">1.2. Dificultades encontradas:</text:p>
            <text:p text:style-name="P623"><text:span text:style-name="T190">Algunos alumnos conocen todas las partes del ordenador y se aburren y esto hace que arrastren a otros con menos interés en su distracción</text:span><text:span text:style-name="T11">.</text:span></text:p>
            <text:p text:style-name="P620"/>
            <text:p text:style-name="P620">1.3. Propuestas de mejora</text:p>
            <text:p text:style-name="P547">Más equipos en el aula y proyector más potente.</text:p>
            <text:p text:style-name="P547"/>
            <text:p text:style-name="P530"><text:span text:style-name="T12">1.</text:span><text:span text:style-name="T13">4</text:span><text:span text:style-name="T12">. </text:span><text:span text:style-name="T13">Plan de recuperación de alumnado evaluado negativamente</text:span></text:p>
            <text:p text:style-name="P548">Cada uno de los temas pendientes e recupera antes de la evaluación mediante una prueba objetiva de igual valor que la suspendida. Antes de la tercera evaluación volverá a realizarse una tercera recuperación pero sólo con valorada sobre cinco puntos.</text:p>
            <text:p text:style-name="P623"/>
          </table:table-cell>
        </table:table-row>
      </table:table>
      <text:p text:style-name="P381"/>
      <text:p text:style-name="P556"/>
      <text:p text:style-name="P381">SISTEMAS OPERATIVOS MONOPUESTO</text:p>
      <text:p text:style-name="P381"/>
      <table:table table:name="Tabla32" table:style-name="Tabla32">
        <table:table-column table:style-name="Tabla32.A"/>
        <table:table-column table:style-name="Tabla32.B"/>
        <table:table-column table:style-name="Tabla32.C"/>
        <table:table-column table:style-name="Tabla32.D"/>
        <table:table-column table:style-name="Tabla32.E"/>
        <table:table-row table:style-name="Tabla32.1">
          <table:table-cell table:style-name="Tabla32.A1" office:value-type="string">
            <text:p text:style-name="P606">Alumnado matriculado</text:p>
          </table:table-cell>
          <table:table-cell table:style-name="Tabla32.A1" office:value-type="string">
            <text:p text:style-name="P606">Evaluación positiva</text:p>
          </table:table-cell>
          <table:table-cell table:style-name="Tabla32.A1" office:value-type="string">
            <text:p text:style-name="P606">%</text:p>
          </table:table-cell>
          <table:table-cell table:style-name="Tabla32.A1" office:value-type="string">
            <text:p text:style-name="P606">Evaluación negativa</text:p>
          </table:table-cell>
          <table:table-cell table:style-name="Tabla32.E1" office:value-type="string">
            <text:p text:style-name="P606">%</text:p>
          </table:table-cell>
        </table:table-row>
        <text:soft-page-break/>
        <table:table-row table:style-name="Tabla32.2">
          <table:table-cell table:style-name="Tabla32.A2" office:value-type="string">
            <text:p text:style-name="P391">24</text:p>
          </table:table-cell>
          <table:table-cell table:style-name="Tabla32.B2" office:value-type="string">
            <text:p text:style-name="P391">9</text:p>
          </table:table-cell>
          <table:table-cell table:style-name="Tabla32.C2" office:value-type="string">
            <text:p text:style-name="P627">37,5%</text:p>
          </table:table-cell>
          <table:table-cell table:style-name="Tabla32.D2" office:value-type="string">
            <text:p text:style-name="P627">15</text:p>
          </table:table-cell>
          <table:table-cell table:style-name="Tabla32.E2" office:value-type="string">
            <text:p text:style-name="P627">62,5%</text:p>
          </table:table-cell>
        </table:table-row>
      </table:table>
      <text:p text:style-name="P390"/>
      <table:table table:name="Tabla33" table:style-name="Tabla33">
        <table:table-column table:style-name="Tabla33.A"/>
        <table:table-row table:style-name="Tabla33.1">
          <table:table-cell table:style-name="Tabla33.A1" office:value-type="string">
            <text:p text:style-name="P620"><text:span text:style-name="T255">1.1. </text:span>Análisis/Valoración de los resultados</text:p>
            <text:p text:style-name="P403">Se ha notado el aumento de suspensos por ser la materia, en esta segunda evaluación, algo más abstracta y requiere de más conocimientos de programación del sistema. En realidad, de los 15 suspendidos, muchos alumnos no asisten a clase nunca o no trabajan por sistema y, además, hay varios con un cuatro que podrían recuperar al final llegando hasta <text:s/>12 los aprobados finales.</text:p>
            <text:p text:style-name="P402">1.2. Dificultades encontradas:</text:p>
            <text:p text:style-name="P632">Hay que repetir mucho para algunos alumnos y otros llegan a aburrirse.</text:p>
            <text:p text:style-name="P620"/>
            <text:p text:style-name="P620">1.3. Propuestas de mejora</text:p>
            <text:p text:style-name="P547">Más equipos en el aula y proyector más potente.</text:p>
            <text:p text:style-name="P614"/>
            <text:p text:style-name="P530"><text:span text:style-name="T12">1.</text:span><text:span text:style-name="T13">4</text:span><text:span text:style-name="T12">. </text:span><text:span text:style-name="T13">Plan de recuperación de alumnado evaluado negativamente</text:span></text:p>
            <text:p text:style-name="P551">Cada uno de los temas pendientes e recupera antes de la evaluación mediante una prueba objetiva de igual valor que la suspendida. Antes de la tercera evaluación volverá a realizarse una tercera recuperación pero sólo con valorada sobre cinco puntos.</text:p>
          </table:table-cell>
        </table:table-row>
      </table:table>
      <text:p text:style-name="P381"/>
      <text:p text:style-name="P387">APLICACIONES WEB (APW)</text:p>
      <text:p text:style-name="P381"/>
      <table:table table:name="Tabla34" table:style-name="Tabla34">
        <table:table-column table:style-name="Tabla34.A"/>
        <table:table-column table:style-name="Tabla34.B"/>
        <table:table-column table:style-name="Tabla34.C"/>
        <table:table-column table:style-name="Tabla34.D"/>
        <table:table-column table:style-name="Tabla34.E"/>
        <table:table-row table:style-name="Tabla34.1">
          <table:table-cell table:style-name="Tabla34.A1" office:value-type="string">
            <text:p text:style-name="P606">Alumnado matriculado</text:p>
          </table:table-cell>
          <table:table-cell table:style-name="Tabla34.A1" office:value-type="string">
            <text:p text:style-name="P606">Evaluación positiva</text:p>
          </table:table-cell>
          <table:table-cell table:style-name="Tabla34.A1" office:value-type="string">
            <text:p text:style-name="P606">%</text:p>
          </table:table-cell>
          <table:table-cell table:style-name="Tabla34.A1" office:value-type="string">
            <text:p text:style-name="P606">Evaluación negativa</text:p>
          </table:table-cell>
          <table:table-cell table:style-name="Tabla34.E1" office:value-type="string">
            <text:p text:style-name="P606">%</text:p>
          </table:table-cell>
        </table:table-row>
        <table:table-row table:style-name="Tabla34.2">
          <table:table-cell table:style-name="Tabla34.A2" office:value-type="string">
            <text:p text:style-name="P397">11</text:p>
          </table:table-cell>
          <table:table-cell table:style-name="Tabla34.B2" office:value-type="string">
            <text:p text:style-name="P398">9</text:p>
          </table:table-cell>
          <table:table-cell table:style-name="Tabla34.C2" office:value-type="string">
            <text:p text:style-name="P610"><text:span text:style-name="T257">81</text:span>,<text:span text:style-name="T257">82</text:span></text:p>
          </table:table-cell>
          <table:table-cell table:style-name="Tabla34.D2" office:value-type="string">
            <text:p text:style-name="P611">2</text:p>
          </table:table-cell>
          <table:table-cell table:style-name="Tabla34.E2" office:value-type="string">
            <text:p text:style-name="P610"><text:span text:style-name="T257">18</text:span>,<text:span text:style-name="T257">18</text:span></text:p>
          </table:table-cell>
        </table:table-row>
      </table:table>
      <text:p text:style-name="P390"/>
      <table:table table:name="Tabla35" table:style-name="Tabla35">
        <table:table-column table:style-name="Tabla35.A"/>
        <table:table-row table:style-name="Tabla35.1">
          <table:table-cell table:style-name="Tabla35.A1" office:value-type="string">
            <text:p text:style-name="P620"><text:span text:style-name="T258">1.1. </text:span>Análisis/Valoración de los resultados</text:p>
            <text:p text:style-name="P564">Los resultados han sido bastante positivos. <text:span text:style-name="T206">E</text:span>l alumnado ha mostrado interés, es un grupo <text:span text:style-name="T206">trabajador y con buena actitud. E</text:span>n líneas generales, cumplen con los trabajos y deberes que se les señala.</text:p>
            <text:p text:style-name="P564"><text:span text:style-name="T244">Sobre los alumnos que</text:span> no ha<text:span text:style-name="T244">n</text:span> aprobado <text:span text:style-name="T244">el módulo: uno de ellos</text:span> <text:span text:style-name="T206">ha sido</text:span> por <text:span text:style-name="T244">total falta de interés, no ha entregado ninguna actividad ni ha aprobado ninguna de las pruebas realizadas. El otro alumno aprobó todas las pruebas pero le faltaron actividades por entregar.</text:span> </text:p>
            <text:p text:style-name="P402"/>
            <text:p text:style-name="P402"><text:span text:style-name="T245">1.2. </text:span>Dificultades encontradas:</text:p>
            <text:p text:style-name="P569"><text:span text:style-name="T181">Absentismo puntual de </text:span><text:span text:style-name="T182">algunos</text:span><text:span text:style-name="T181"> alumnos, sobre todo llegada la época de </text:span><text:span text:style-name="T183">carnavales</text:span><text:span text:style-name="T181"> debido a bien por trabajos puntuales de estas fechas, por enfermedad o fugas injustificadas.</text:span></text:p>
            <text:p text:style-name="P567">Diferencia de conocimientos iniciales, capacidad y esfuerzo de los alumnos.</text:p>
            <text:p text:style-name="P560"/>
            <text:p text:style-name="P620">1.<text:span text:style-name="T245">3</text:span>. Propuestas de mejora</text:p>
            <text:p text:style-name="P529"><text:span text:style-name="T191">Actualización </text:span><text:span text:style-name="T192">y modificación</text:span><text:span text:style-name="T191"> de </text:span><text:span text:style-name="T192">algunos</text:span><text:span text:style-name="T191"> contenidos </text:span><text:span text:style-name="T192">en las diferentes</text:span><text:span text:style-name="T191"> unidades. </text:span><text:span text:style-name="T192">Además de añadir nuevos recursos.</text:span><text:span text:style-name="T191"> </text:span></text:p>
            <text:p text:style-name="P538">Fomentar y que comprendan la importancia del estudio y trabajo en casa.</text:p>
            <text:p text:style-name="P532"/>
            <text:p text:style-name="P529"><text:span text:style-name="T12">1.</text:span><text:span text:style-name="T13">4</text:span><text:span text:style-name="T12">. </text:span><text:span text:style-name="T13">Plan de recuperación de alumnado evaluado negativamente</text:span></text:p>
            <text:p text:style-name="P535">Para que los alumnos puedan superar las unidades que tienen evaluadas negativamente, en primer lugar tienen que realizar todas las actividades que incluye dicha unidad de trabajo. <text:soft-page-break/>Cada trimestre se realizará una prueba de recuperación teórico/práctica de cada unidad donde existan alumnos evaluados negativamente. Superar dichas pruebas y la realización de todas las tareas supone “aprobar la unidad de trabajo”. </text:p>
            <text:p text:style-name="P614"/>
          </table:table-cell>
        </table:table-row>
      </table:table>
      <text:p text:style-name="P381"/>
      <text:p text:style-name="P381"/>
      <text:p text:style-name="P381">SISTEMAS OPERATIVOS EN RED</text:p>
      <text:p text:style-name="P381"/>
      <table:table table:name="Tabla36" table:style-name="Tabla36">
        <table:table-column table:style-name="Tabla36.A"/>
        <table:table-column table:style-name="Tabla36.B"/>
        <table:table-column table:style-name="Tabla36.C"/>
        <table:table-column table:style-name="Tabla36.D"/>
        <table:table-column table:style-name="Tabla36.E"/>
        <table:table-row table:style-name="Tabla36.1">
          <table:table-cell table:style-name="Tabla36.A1" office:value-type="string">
            <text:p text:style-name="P606">Alumnado matriculado</text:p>
          </table:table-cell>
          <table:table-cell table:style-name="Tabla36.A1" office:value-type="string">
            <text:p text:style-name="P606">Evaluación positiva</text:p>
          </table:table-cell>
          <table:table-cell table:style-name="Tabla36.A1" office:value-type="string">
            <text:p text:style-name="P606">%</text:p>
          </table:table-cell>
          <table:table-cell table:style-name="Tabla36.A1" office:value-type="string">
            <text:p text:style-name="P606">Evaluación negativa</text:p>
          </table:table-cell>
          <table:table-cell table:style-name="Tabla36.E1" office:value-type="string">
            <text:p text:style-name="P606">%</text:p>
          </table:table-cell>
        </table:table-row>
        <table:table-row table:style-name="Tabla36.2">
          <table:table-cell table:style-name="Tabla36.A2" office:value-type="string">
            <text:p text:style-name="P391">11</text:p>
          </table:table-cell>
          <table:table-cell table:style-name="Tabla36.B2" office:value-type="string">
            <text:p text:style-name="P391">6</text:p>
          </table:table-cell>
          <table:table-cell table:style-name="Tabla36.C2" office:value-type="string">
            <text:p text:style-name="P627">54%</text:p>
          </table:table-cell>
          <table:table-cell table:style-name="Tabla36.D2" office:value-type="string">
            <text:p text:style-name="P627">5</text:p>
          </table:table-cell>
          <table:table-cell table:style-name="Tabla36.E2" office:value-type="string">
            <text:p text:style-name="P627">46%</text:p>
          </table:table-cell>
        </table:table-row>
      </table:table>
      <text:p text:style-name="P390"/>
      <table:table table:name="Tabla37" table:style-name="Tabla37">
        <table:table-column table:style-name="Tabla37.A"/>
        <table:table-row table:style-name="Tabla37.1">
          <table:table-cell table:style-name="Tabla37.A1" office:value-type="string">
            <text:p text:style-name="P612"/>
            <text:p text:style-name="P620">1.1. Análisis/Valoración de los resultados</text:p>
            <text:p text:style-name="P381"><text:span text:style-name="T195">De los </text:span><text:span text:style-name="T196">5</text:span><text:span text:style-name="T195"> suspendidos un alumno lo hace por no entregar nada ni realizar exámenes y los otros cuatro <text:s/>suspenden el módulo por quedarles alguna parte pendiente que deberán entregar antes de fin de curso. Los demás aprueban sin problemas.</text:span></text:p>
            <text:p text:style-name="P402"/>
            <text:p text:style-name="P402">1.2. Dificultades encontradas:</text:p>
            <text:p text:style-name="P632">Falta de regularidad en la asistencia de algunos alumnos.</text:p>
            <text:p text:style-name="P632">Falta de seriedad de algunos alumnos a la hora de entregar tareas.</text:p>
            <text:p text:style-name="P632">Problemas con las máquinas virtuales.</text:p>
            <text:p text:style-name="P620"/>
            <text:p text:style-name="P620">1.3. Propuestas de mejora</text:p>
            <text:p text:style-name="P547"/>
            <text:p text:style-name="P617">1.<text:span text:style-name="T258">4</text:span>. Plan de recuperación del alumnado evaluado negativamente</text:p>
            <text:p text:style-name="P633">Los alumnos que vayan a las prácticas de empresa con alguna parte pendiente del módulo, tendrán hasta la última semana del curso para entregar las prácticas suspendidas y serán valoradas sobre cinco puntos por ser ya una tercera recuperación.</text:p>
            <text:p text:style-name="P614"/>
          </table:table-cell>
        </table:table-row>
      </table:table>
      <text:p text:style-name="P381"/>
      <text:p text:style-name="P381"/>
      <text:p text:style-name="P388">SERVICIOS EN RED (SRC)</text:p>
      <text:p text:style-name="P381"/>
      <table:table table:name="Tabla38" table:style-name="Tabla38">
        <table:table-column table:style-name="Tabla38.A"/>
        <table:table-column table:style-name="Tabla38.B"/>
        <table:table-column table:style-name="Tabla38.C"/>
        <table:table-column table:style-name="Tabla38.D"/>
        <table:table-column table:style-name="Tabla38.E"/>
        <table:table-row table:style-name="Tabla38.1">
          <table:table-cell table:style-name="Tabla38.A1" office:value-type="string">
            <text:p text:style-name="P606">Alumnado matriculado</text:p>
          </table:table-cell>
          <table:table-cell table:style-name="Tabla38.A1" office:value-type="string">
            <text:p text:style-name="P606">Evaluación positiva</text:p>
          </table:table-cell>
          <table:table-cell table:style-name="Tabla38.A1" office:value-type="string">
            <text:p text:style-name="P606">%</text:p>
          </table:table-cell>
          <table:table-cell table:style-name="Tabla38.A1" office:value-type="string">
            <text:p text:style-name="P606">Evaluación negativa</text:p>
          </table:table-cell>
          <table:table-cell table:style-name="Tabla38.E1" office:value-type="string">
            <text:p text:style-name="P606">%</text:p>
          </table:table-cell>
        </table:table-row>
        <table:table-row table:style-name="Tabla38.2">
          <table:table-cell table:style-name="Tabla38.A2" office:value-type="string">
            <text:p text:style-name="P400">11</text:p>
          </table:table-cell>
          <table:table-cell table:style-name="Tabla38.B2" office:value-type="string">
            <text:p text:style-name="P400">10</text:p>
          </table:table-cell>
          <table:table-cell table:style-name="Tabla38.C2" office:value-type="string">
            <text:p text:style-name="P618">91</text:p>
          </table:table-cell>
          <table:table-cell table:style-name="Tabla38.D2" office:value-type="string">
            <text:p text:style-name="P628">1</text:p>
          </table:table-cell>
          <table:table-cell table:style-name="Tabla38.E2" office:value-type="string">
            <text:p text:style-name="P628">9</text:p>
          </table:table-cell>
        </table:table-row>
      </table:table>
      <text:p text:style-name="P390"/>
      <text:p text:style-name="P392"><text:soft-page-break/></text:p>
      <table:table table:name="Tabla39" table:style-name="Tabla39">
        <table:table-column table:style-name="Tabla39.A"/>
        <table:table-row table:style-name="Tabla39.1">
          <table:table-cell table:style-name="Tabla39.A1" office:value-type="string">
            <text:p text:style-name="P619"/>
            <text:p text:style-name="P619">1.1. Análisis/Valoración de los resultados</text:p>
            <text:p text:style-name="P619"/>
            <text:p text:style-name="P635">Los resultados se pueden considerar muy buenos. El único alumno que no supera el módulo ha faltado bastante a clase y perdido el ritmo de clase.</text:p>
            <text:p text:style-name="P619"/>
            <text:p text:style-name="P619"/>
            <text:p text:style-name="P619"><text:span text:style-name="T256">1.2. </text:span>Dificultades encontradas:</text:p>
            <text:p text:style-name="P636">La mayor dificultad la suponen las faltas periódicas de algunos alumnos que impiden que todo el grupo vaya al mismo ritmo de avance de las clases. </text:p>
            <text:p text:style-name="P619"/>
            <text:p text:style-name="P619">1.<text:span text:style-name="T256">3</text:span>. Propuestas de mejora</text:p>
            <text:p text:style-name="P619"/>
            <text:p text:style-name="P552">Adaptar prácticas y actividades a la evolución tecnológica de los contenidos del módulo.</text:p>
            <text:p text:style-name="P619"/>
            <text:p text:style-name="P619">1.<text:span text:style-name="T256">4</text:span>. Plan de recuperación del alumnado evaluado negativamente</text:p>
            <text:p text:style-name="P619"/>
            <text:p text:style-name="P638">Superan el módulo todos los alumnos que asisten regularmente a clase. El único alumno que no aprueba ha manifestado su intención de abandonar el ciclo y de no realizar ningún tipo de actividad de recuperación.</text:p>
            <text:p text:style-name="P619"/>
          </table:table-cell>
        </table:table-row>
      </table:table>
      <text:p text:style-name="P381"/>
      <text:p text:style-name="P571"/>
      <text:p text:style-name="P388">SERGURIDAD INFORMÁTICA <text:s/>(SGF)</text:p>
      <text:p text:style-name="P381"/>
      <table:table table:name="Tabla40" table:style-name="Tabla40">
        <table:table-column table:style-name="Tabla40.A"/>
        <table:table-column table:style-name="Tabla40.B"/>
        <table:table-column table:style-name="Tabla40.C"/>
        <table:table-column table:style-name="Tabla40.D"/>
        <table:table-column table:style-name="Tabla40.E"/>
        <table:table-row table:style-name="Tabla40.1">
          <table:table-cell table:style-name="Tabla40.A1" office:value-type="string">
            <text:p text:style-name="P606">Alumnado matriculado</text:p>
          </table:table-cell>
          <table:table-cell table:style-name="Tabla40.A1" office:value-type="string">
            <text:p text:style-name="P606">Evaluación positiva</text:p>
          </table:table-cell>
          <table:table-cell table:style-name="Tabla40.A1" office:value-type="string">
            <text:p text:style-name="P606">%</text:p>
          </table:table-cell>
          <table:table-cell table:style-name="Tabla40.A1" office:value-type="string">
            <text:p text:style-name="P606">Evaluación negativa</text:p>
          </table:table-cell>
          <table:table-cell table:style-name="Tabla40.E1" office:value-type="string">
            <text:p text:style-name="P606">%</text:p>
          </table:table-cell>
        </table:table-row>
        <table:table-row table:style-name="Tabla40.2">
          <table:table-cell table:style-name="Tabla40.A2" office:value-type="string">
            <text:p text:style-name="P400">11</text:p>
          </table:table-cell>
          <table:table-cell table:style-name="Tabla40.B2" office:value-type="string">
            <text:p text:style-name="P400">10</text:p>
          </table:table-cell>
          <table:table-cell table:style-name="Tabla40.C2" office:value-type="string">
            <text:p text:style-name="P618">91</text:p>
          </table:table-cell>
          <table:table-cell table:style-name="Tabla40.D2" office:value-type="string">
            <text:p text:style-name="P628">1</text:p>
          </table:table-cell>
          <table:table-cell table:style-name="Tabla40.E2" office:value-type="string">
            <text:p text:style-name="P628">9</text:p>
          </table:table-cell>
        </table:table-row>
      </table:table>
      <text:p text:style-name="P390"/>
      <text:p text:style-name="P392"/>
      <table:table table:name="Tabla41" table:style-name="Tabla41">
        <table:table-column table:style-name="Tabla41.A"/>
        <table:table-row table:style-name="Tabla41.1">
          <table:table-cell table:style-name="Tabla41.A1" office:value-type="string">
            <text:p text:style-name="P619"/>
            <text:p text:style-name="P619">1.1. Análisis/Valoración de los resultados</text:p>
            <text:p text:style-name="P619"/>
            <text:p text:style-name="P635">Los resultados se pueden considerar muy buenos. El único alumno que no supera el módulo ha faltado bastante a clase y perdido el ritmo de clase.</text:p>
            <text:p text:style-name="P619"/>
            <text:p text:style-name="P619"><text:span text:style-name="T256">1.2. </text:span>Dificultades encontradas:</text:p>
            <text:p text:style-name="P619"/>
            <text:p text:style-name="P636">La mayor dificultad la suponen las faltas periódicas de algunos alumnos que impiden que todo el grupo vaya al mismo ritmo de avance de las clases.</text:p>
            <text:p text:style-name="P619"/>
            <text:p text:style-name="P619">1.<text:span text:style-name="T259">3</text:span>. Propuestas de mejora</text:p>
            <text:p text:style-name="P553"/>
            <text:p text:style-name="P619"/>
            <text:p text:style-name="P619">1.<text:span text:style-name="T259">4</text:span>. Plan de recuperación del alumnado evaluado negativamente</text:p>
            <text:p text:style-name="P619"/>
            <text:p text:style-name="P637">Superan el módulo todos los alumnos que asisten regularmente a clase. El único alumno que <text:soft-page-break/>no aprueba ha manifestado su intención de abandonar el ciclo y de no realizar ningún tipo de actividad de recuperación.</text:p>
            <text:p text:style-name="P619"/>
            <text:p text:style-name="P619"/>
          </table:table-cell>
        </table:table-row>
      </table:table>
      <text:p text:style-name="P491"/>
      <text:p text:style-name="P648"/>
      <text:h text:style-name="P779" text:outline-level="4"><text:span text:style-name="T259">4. </text:span><text:span text:style-name="T50">Jornadas Chapi</text:span></text:h>
      <text:p text:style-name="P479"><text:span text:style-name="T52">S</text:span><text:span text:style-name="T54">e informa de que el viernes 28 de abril tendrán lugar en el IES El Rincón las charlas formativas Chapi, orientadas al profesorado de informática y cuyo </text:span><text:span text:style-name="T51">objetivo final </text:span><text:span text:style-name="T54">es </text:span><text:span text:style-name="T51">que </text:span><text:span text:style-name="Strong_20_Emphasis"><text:span text:style-name="T55">sirva</text:span></text:span><text:span text:style-name="Strong_20_Emphasis"><text:span text:style-name="T56">n</text:span></text:span><text:span text:style-name="Strong_20_Emphasis"><text:span text:style-name="T55"> de ayuda/información al profesor de informática</text:span></text:span><text:span text:style-name="T51">. La duración de cada charla será variable y dependerá de cada ponente, con un mínimo de 10 minutos y un máximo de 2 horas. </text:span><text:span text:style-name="T54">El Centro pagará los gastos de desplazamiento relativos al billete de barco/avión para los compañeros/as que se desplacen de otras islas. Para esto es necesario que confirmen la asistencia al evento como fecha tope el 21 de abril, viernes anterior a la jornada, para poder tener una previsión de gastos.</text:span></text:p>
      <text:h text:style-name="P794" text:outline-level="4">5. Jornadas EDUCAHARÍA</text:h>
      <text:p text:style-name="P478"><text:span text:style-name="T53">S</text:span><text:span text:style-name="T51">e aprueba participar en las mismas montando un stand informativo que se intentará sea atendido por alumnado del ciclo de la zona.</text:span></text:p>
      <text:h text:style-name="P783" text:outline-level="4">6. Análisis del seguimiento de las programaciones de aula</text:h>
      <text:p text:style-name="P86">Se comentan los contenidos impartidos en cada módulo y materias y se debaten propuestas de coordinación y de posibles actividades a realizar. <text:span text:style-name="T215">Queda pendiente de disponibilidad de alumnos de la zona.</text:span></text:p>
      <text:p text:style-name="P205"/>
      <text:h text:style-name="P782" text:outline-level="4"><text:span text:style-name="T231">4</text:span>. Sugerencias y preguntas</text:h>
      <text:p text:style-name="P270">No hay.</text:p>
      <text:p text:style-name="P205"/>
      <text:p text:style-name="P29">Sin más asuntos que tratar se levanta la sesión, de todo lo cual yo, como Jefe del Departamento, doy fe.</text:p>
      <text:p text:style-name="P205"/>
      <text:p text:style-name="P57">El jefe de departamento </text:p>
      <text:p text:style-name="P233"/>
      <text:p text:style-name="P233"/>
      <text:p text:style-name="P233"/>
      <text:p text:style-name="P233"/>
      <text:p text:style-name="P514">Iván Chillón García </text:p>
      <text:h text:style-name="P824" text:outline-level="2" text:is-list-header="true"><text:soft-page-break/><text:span text:style-name="T69">ACTA Nº </text:span><text:span text:style-name="T72">2</text:span><text:span text:style-name="T78">5</text:span></text:h>
      <text:h text:style-name="P818" text:outline-level="3">Fecha: <text:span text:style-name="T57">09</text:span><text:span text:style-name="T16">/0</text:span><text:span text:style-name="T57">5</text:span><text:span text:style-name="T16">/1</text:span><text:span text:style-name="T59">7</text:span></text:h>
      <text:h text:style-name="P818" text:outline-level="3">Asistentes:</text:h>
      <text:list xml:id="list95312407116082" text:continue-list="list95313216175198" text:style-name="L1">
        <text:list-item>
          <text:p text:style-name="P668">Juan Francisco <text:span text:style-name="T101">Sánchez González</text:span></text:p>
        </text:list-item>
        <text:list-item>
          <text:p text:style-name="P696">Etiel Juan Domínguez Sánchez</text:p>
        </text:list-item>
        <text:list-item>
          <text:p text:style-name="P696">Iván Chillón García</text:p>
        </text:list-item>
      </text:list>
      <text:p text:style-name="P206"/>
      <text:h text:style-name="P818" text:outline-level="3">Orden del día</text:h>
      <text:p text:style-name="P296">1. Aprobación si procede del acta de la reunión anterior </text:p>
      <text:p text:style-name="P296">2. <text:span text:style-name="T261">Informe de reunión de CCP</text:span></text:p>
      <text:p text:style-name="P296">3. <text:span text:style-name="T262">Seguimiento de programaciones de aula</text:span></text:p>
      <text:p text:style-name="P296"><text:span text:style-name="T263">4. </text:span>Sugerencias y preguntas</text:p>
      <text:p text:style-name="P344"/>
      <text:h text:style-name="P818" text:outline-level="3">Aspectos tratados y decisiones adoptadas</text:h>
      <text:h text:style-name="P784" text:outline-level="4">1. Aprobación si procede del acta de la reunión anterior</text:h>
      <text:p text:style-name="P206"/>
      <text:p text:style-name="P30">Se aprueba</text:p>
      <text:p text:style-name="P206"/>
      <text:h text:style-name="P784" text:outline-level="4">2. <text:span text:style-name="T261">Informe de reunión de CCP</text:span></text:h>
      <text:p text:style-name="P406">Se informa de los aspectos tratados en la reunión de CCP del día <text:span text:style-name="T263">9 de mayo</text:span>:</text:p>
      <text:p text:style-name="P406"/>
      <text:p text:style-name="P409">Claustro convocado jueves para cumplir plazos asignación profesorado medidas de atención a la diversidad y medidas a aplicar.</text:p>
      <text:p text:style-name="P409"/>
      <text:p text:style-name="P409">Cargados datos de expectativas de promoción repetición sólo hay 5 alumnos previstos para 1º de PMAR que cumplan requisito, por lo que probablemente no saldrá la medida.</text:p>
      <text:p text:style-name="P409"/>
      <text:p text:style-name="P410">En el claustro se aprobará participación en <text:span text:style-name="T264">redes de </text:span>proyectos, si algún departamento tiene pensado participar en alguno debe hacerlo saber a la directiva.</text:p>
      <text:p text:style-name="P410"/>
      <text:p text:style-name="P411">Llegaron libros de bachillerato y ciclo encargados se repartirán para préstamo el próximo curso.</text:p>
      <text:p text:style-name="P411"/>
      <text:p text:style-name="P411">Agradecimiento a Lidia y sus alumnos por pintar las paredes del Centro.</text:p>
      <text:p text:style-name="P411"/>
      <text:p text:style-name="P411">Jueves será evaluación de pendientes de los alumnos de 2º de bachillerato. Debe acudir el profesorado de las materias en las que hay alumnos con pendientes.</text:p>
      <text:p text:style-name="P411"/>
      <text:p text:style-name="P411"><text:soft-page-break/>Baja de Guillermina. Se han nombrado dos profesoras sustitutas que han renunciado. Después de la tercera renuncia pasa a oferta web.</text:p>
      <text:p text:style-name="P411"/>
      <text:p text:style-name="P411">Mantenedor centro solicita que si se ha hecho reserva de salón de actos o aulas que si no se va a acudir se anule la reserva.</text:p>
      <text:p text:style-name="P411"/>
      <text:p text:style-name="P411">Alumno del ciclo formativo con orden de alejamiento de otro alumno del centro de segundo de bachillerato y con alumna, en cuyo caso la orden caducará en breve.</text:p>
      <text:p text:style-name="P411"/>
      <text:p text:style-name="P412">Jueves pasado reunión en CEP para informar de poder solicitar carne de profesor y alumno, se solicita en Oficina Joven de la Ciudad Deportiva.</text:p>
      <text:p text:style-name="P412"/>
      <text:p text:style-name="P412">Comienza semana de arte docente del 18 al 26 de mayo.</text:p>
      <text:p text:style-name="P412"/>
      <text:p text:style-name="P412">Planes de formación cierran el 25 de mayo.</text:p>
      <text:p text:style-name="P412"/>
      <text:p text:style-name="P412">Jornadas de convivencia en el centro cívico el 27 de mayo de 12 a 14</text:p>
      <text:p text:style-name="P412"/>
      <text:p text:style-name="P412">Encuentro de TIC 18 de mayo, en el CEP de 16 a 17:30.</text:p>
      <text:p text:style-name="P412"/>
      <text:p text:style-name="P412">Se va a dotar a todos los centros de impresora 3D. Ya hay tres centros a los que se les ha entregado.</text:p>
      <text:p text:style-name="P444"/>
      <text:h text:style-name="P784" text:outline-level="4">3. <text:span text:style-name="T262">Análisis del seguimiento de las programaciones de aula</text:span></text:h>
      <text:p text:style-name="P87">Se comentan los contenidos impartidos en cada módulo y materias y se debaten propuestas de coordinación y de posibles actividades a realizar.</text:p>
      <text:p text:style-name="P87"/>
      <text:p text:style-name="P206"/>
      <text:h text:style-name="P784" text:outline-level="4"><text:span text:style-name="T263">4</text:span>. Sugerencias y preguntas</text:h>
      <text:p text:style-name="P206"/>
      <text:p text:style-name="P30">No hay</text:p>
      <text:p text:style-name="P206"/>
      <text:h text:style-name="P818" text:outline-level="3">Tareas asignadas</text:h>
      <text:p text:style-name="P206"/>
      <text:p text:style-name="P30">Sin más asuntos que tratar se levanta la sesión, de todo lo cual yo, como Jefe del Departamento, doy fe.</text:p>
      <text:p text:style-name="P206"/>
      <text:p text:style-name="P58">El jefe de departamento </text:p>
      <text:p text:style-name="P234"/>
      <text:p text:style-name="P234"/>
      <text:p text:style-name="P234"/>
      <text:p text:style-name="P234"/>
      <text:p text:style-name="P234"/>
      <text:p text:style-name="P58">Iván Chillón García </text:p>
      <text:p text:style-name="P520"><text:soft-page-break/></text:p>
      <text:h text:style-name="P825" text:outline-level="2" text:is-list-header="true"><text:span text:style-name="T69">ACTA Nº </text:span><text:span text:style-name="T72">2</text:span><text:span text:style-name="T78">6</text:span></text:h>
      <text:h text:style-name="P819" text:outline-level="3">Fecha: <text:span text:style-name="T58">23</text:span><text:span text:style-name="T16">/0</text:span><text:span text:style-name="T57">5</text:span><text:span text:style-name="T16">/1</text:span><text:span text:style-name="T59">7</text:span></text:h>
      <text:h text:style-name="P819" text:outline-level="3">Asistentes:</text:h>
      <text:list xml:id="list95312929982996" text:continue-numbering="true" text:style-name="L1">
        <text:list-item>
          <text:p text:style-name="P669">Juan Francisco <text:span text:style-name="T101">Sánchez González</text:span></text:p>
        </text:list-item>
        <text:list-item>
          <text:p text:style-name="P697">Etiel Juan Domínguez Sánchez</text:p>
        </text:list-item>
        <text:list-item>
          <text:p text:style-name="P697">Iván Chillón García</text:p>
        </text:list-item>
      </text:list>
      <text:p text:style-name="P207"/>
      <text:h text:style-name="P819" text:outline-level="3">Orden del día</text:h>
      <text:p text:style-name="P297">1. Aprobación si procede del acta de la reunión anterior </text:p>
      <text:p text:style-name="P297">2. <text:span text:style-name="T261">Informe de reunión de CCP</text:span></text:p>
      <text:p text:style-name="P297">3. <text:span text:style-name="T265">Convocatoria reunión coordinación familia profesional</text:span></text:p>
      <text:p text:style-name="P318">4. Seguimiento de programaciones de aula</text:p>
      <text:p text:style-name="P297"><text:span text:style-name="T265">5. </text:span>Sugerencias y preguntas</text:p>
      <text:p text:style-name="P345"/>
      <text:h text:style-name="P819" text:outline-level="3">Aspectos tratados y decisiones adoptadas</text:h>
      <text:h text:style-name="P785" text:outline-level="4">1. Aprobación si procede del acta de la reunión anterior</text:h>
      <text:p text:style-name="P207"/>
      <text:p text:style-name="P31">Se aprueba</text:p>
      <text:p text:style-name="P207"/>
      <text:h text:style-name="P785" text:outline-level="4">2. <text:span text:style-name="T261">Informe de reunión de CCP</text:span></text:h>
      <text:p text:style-name="P407">Se informa de los aspectos tratados en la reunión de CCP del día <text:span text:style-name="T265">23 de mayo</text:span>:</text:p>
      <text:p text:style-name="P407"/>
      <text:p text:style-name="P413">Consejería información para alumnos que quieran obtener A2 o B1 (4º ESO) B1 o B2 (2º bachillerato). El examen se celebrará de forma independiente y será gratuito para estos alumnos.</text:p>
      <text:p text:style-name="P413"/>
      <text:p text:style-name="P414">Es intención de la consejería cargar cálculo de plantillas en junio, por lo que se necesita adelantar plazos, especialmente de las predicciones de alumnos que promocionan y repiten. <text:span text:style-name="T266">Se pedirá predicción antes de finalización de curso. Probablemente se hará evaluación “ficticia”.</text:span></text:p>
      <text:p text:style-name="P414"/>
      <text:p text:style-name="P415">Publicada petición de centros para el próximo curso, en secundaria se abrirá el plazo del 6 al 19 de junio.</text:p>
      <text:p text:style-name="P415"/>
      <text:p text:style-name="P415">La visita de los alumnos de 6º del distrito al centro será el 31 de mayo.</text:p>
      <text:p text:style-name="P415"/>
      <text:p text:style-name="P415"><text:soft-page-break/>Publicada la norma que regirá la ayuda para libros de texto del próximo curso. Los padres podrán solicitarla del 5 de junio al 7 de julio. Condicionada a la renta. Con topes muy bajos.</text:p>
      <text:p text:style-name="P415"/>
      <text:p text:style-name="P415">Libros de francés, Raquel comenta que de cara al curso que viene quiere mantener libro para 1º, el que actualmente se está usando en 3º utilizando en en 2º y utilizar un nuevo libro para 3º. </text:p>
      <text:p text:style-name="P415"/>
      <text:p text:style-name="P415">Este año se cumplen 50 años de educación secundaria en el municipio. Y el ayuntamiento ha nombrado una comisión para conmemorar este hecho. Se hará acto a finales de septiembre o principios de octubre. Se propone a Enrique participar en comisión.</text:p>
      <text:p text:style-name="P415"/>
      <text:p text:style-name="P416">Colgado calendario final de curso y fechas de evaluaciones extraordinarias de segundo de bachillerato.</text:p>
      <text:p text:style-name="P422"/>
      <text:h text:style-name="P785" text:outline-level="4">3. <text:span text:style-name="T265">Convocatoria de reunión de coordinación de la familia profesional</text:span></text:h>
      <text:p text:style-name="P480"><text:span text:style-name="T112">T</text:span><text:span text:style-name="T105">endrá lugar el viernes 26 de mayo con el siguiente orden del día:</text:span></text:p>
      <text:p text:style-name="P461"/>
      <text:p text:style-name="P481">1.- Información Proyecto Enlaza.</text:p>
      <text:p text:style-name="P481">2.- Información Proyecto dual Bankia.</text:p>
      <text:p text:style-name="P481">3.- Negociaciones con Microsoft: S.O., Office, Imagine-Dreamspark, ...</text:p>
      <text:p text:style-name="P481">4. Dotaciones de material.</text:p>
      <text:p text:style-name="P481">5. Oferta formativa curso 2017-2018.</text:p>
      <text:p text:style-name="P481">6. Desarrollo Curricular Canario.</text:p>
      <text:p text:style-name="P481">7. Formación del profesorado.</text:p>
      <text:p text:style-name="P481">8. Proyectos de Innovación.</text:p>
      <text:p text:style-name="P481">9. Presentación de Proyectos de Coordinación de Familia Profesional.</text:p>
      <text:p text:style-name="P481">10. Jornadas Chapi.</text:p>
      <text:p text:style-name="P481">11. Ruegos y preguntas.</text:p>
      <text:p text:style-name="P461"/>
      <text:p text:style-name="P461">Acudirá a la misma Iván. Se acuerda comunicar como propuestas de formación:</text:p>
      <text:p text:style-name="P461"/>
      <text:list xml:id="list3087184353891098295" text:style-name="L8">
        <text:list-item>
          <text:p text:style-name="P654">Reparación de dispositivos móviles.</text:p>
        </text:list-item>
        <text:list-item>
          <text:p text:style-name="P655">Fibra óptica.</text:p>
          <text:p text:style-name="P654"/>
        </text:list-item>
      </text:list>
      <text:h text:style-name="P786" text:outline-level="4">4. Análisis del seguimiento de las programaciones de aula</text:h>
      <text:p text:style-name="P88">Se comentan los contenidos impartidos en cada módulo y materias y se debaten propuestas de coordinación y de posibles actividades a realizar.</text:p>
      <text:p text:style-name="P88"/>
      <text:p text:style-name="P207"/>
      <text:h text:style-name="P785" text:outline-level="4"><text:span text:style-name="T267">5</text:span>. Sugerencias y preguntas</text:h>
      <text:p text:style-name="P207"/>
      <text:p text:style-name="P31">No hay</text:p>
      <text:p text:style-name="P207"><text:soft-page-break/></text:p>
      <text:h text:style-name="P819" text:outline-level="3">Tareas asignadas</text:h>
      <text:p text:style-name="P207"/>
      <text:p text:style-name="P207"/>
      <text:p text:style-name="P31">Sin más asuntos que tratar se levanta la sesión, de todo lo cual yo, como Jefe del Departamento, doy fe.</text:p>
      <text:p text:style-name="P207"/>
      <text:p text:style-name="P59">El jefe de departamento </text:p>
      <text:p text:style-name="P235"/>
      <text:p text:style-name="P235"/>
      <text:p text:style-name="P235"/>
      <text:p text:style-name="P235"/>
      <text:p text:style-name="P235"/>
      <text:p text:style-name="P516">Iván Chillón García </text:p>
      <text:p text:style-name="P516"/>
      <text:h text:style-name="P826" text:outline-level="2" text:is-list-header="true"><text:span text:style-name="T69">ACTA Nº </text:span><text:span text:style-name="T72">2</text:span><text:span text:style-name="T78">7</text:span></text:h>
      <text:h text:style-name="P820" text:outline-level="3">Fecha: <text:span text:style-name="T59">06</text:span><text:span text:style-name="T16">/0</text:span><text:span text:style-name="T61">6</text:span><text:span text:style-name="T16">/1</text:span><text:span text:style-name="T59">7</text:span></text:h>
      <text:h text:style-name="P820" text:outline-level="3">Asistentes:</text:h>
      <text:list xml:id="list95312884664983" text:continue-list="list95312929982996" text:style-name="L1">
        <text:list-item>
          <text:p text:style-name="P670">Juan Francisco <text:span text:style-name="T101">Sánchez González</text:span></text:p>
        </text:list-item>
        <text:list-item>
          <text:p text:style-name="P698">Etiel Juan Domínguez Sánchez</text:p>
        </text:list-item>
        <text:list-item>
          <text:p text:style-name="P698">Iván Chillón García</text:p>
        </text:list-item>
      </text:list>
      <text:p text:style-name="P208"/>
      <text:h text:style-name="P820" text:outline-level="3">Orden del día</text:h>
      <text:p text:style-name="P298">1. Aprobación si procede del acta de la reunión anterior </text:p>
      <text:p text:style-name="P299">2.<text:span text:style-name="T268">Informe de la reunión de coordinación de la familia profesional</text:span></text:p>
      <text:p text:style-name="P320">3. Informe de reunión de CCP</text:p>
      <text:p text:style-name="P298"><text:span text:style-name="T268">4</text:span>. <text:span text:style-name="T268">Solicitud de participación en proyecto enlaza-reconecta(fibra-óptica)</text:span></text:p>
      <text:p text:style-name="P319"><text:span text:style-name="T268">5</text:span>. Seguimiento de programaciones de aula</text:p>
      <text:p text:style-name="P298"><text:span text:style-name="T268">6. </text:span>Sugerencias y preguntas</text:p>
      <text:p text:style-name="P346"/>
      <text:h text:style-name="P820" text:outline-level="3">Aspectos tratados y decisiones adoptadas</text:h>
      <text:h text:style-name="P788" text:outline-level="4">1. Aprobación si procede del acta de la reunión anterior</text:h>
      <text:p text:style-name="P208"/>
      <text:p text:style-name="P32">Se aprueba</text:p>
      <text:p text:style-name="P208"/>
      <text:h text:style-name="P789" text:outline-level="4">2. <text:span text:style-name="T268">Informe de la reunión de coordinación de la familia profesional</text:span></text:h>
      <text:p text:style-name="P483"><text:span text:style-name="T113">S</text:span><text:span text:style-name="T105">e informa de los aspectos tratados en la reunión de coordinación de la familia profesional que tuvo lugar el viernes 26 de mayo en el IES El Rincón:</text:span></text:p>
      <text:p text:style-name="P462"/>
      <text:p text:style-name="P468"><text:soft-page-break/>1. Información Proyecto Enlaza. Empleabilidad a través de la FP.</text:p>
      <text:p text:style-name="P462"/>
      <text:p text:style-name="P462">Se explican las líneas de actuación del proyecto así como las iniciativas que se estaban poniendo en marcha para alcanzar los objetivos del mismo. Se comentó que el proyecto figura como buque insignia de la Consejería de Educación y Empleo sobre todo lo relativo a la Formación Profesional y todo gira y parte del proyecto para los próximos cuatro años. Parte con una dotación inicial horaria de 200 horas repartidas entre los CIFP en distintos cargos (Coordinador de Formación por Familia Profesional, Coordinador de de Innovación y Nuevas tecnologías así como coordinadores de Desarrollo curricular). También está sostenido por una dotación económica de 2 millones de euros (de Educación y Empleo) lo cual permite materializar muchas de las iniciativas que se</text:p>
      <text:p text:style-name="P462">quieren poner en marcha. El proyecto se desarrolla en los CIFP pero abarcará todos los centros de FP. </text:p>
      <text:p text:style-name="P462"/>
      <text:p text:style-name="P462">Define 5 líneas de actuación:</text:p>
      <text:p text:style-name="P462"/>
      <text:p text:style-name="P462">1. Calidad de la Formación Profesional. Iniciativas:</text:p>
      <text:list xml:id="list2411638342268616972" text:style-name="L9">
        <text:list-item>
          <text:p text:style-name="P656">Desarrollo curricular de la FP en Canarias.</text:p>
        </text:list-item>
        <text:list-item>
          <text:p text:style-name="P656">Coordinación de la Formación en las familias profesionales.</text:p>
        </text:list-item>
        <text:list-item>
          <text:p text:style-name="P656">Desarrollo de Proyectos de Innovación en la FP.</text:p>
        </text:list-item>
        <text:list-item>
          <text:p text:style-name="P656">Creación de Talleres de Innovación para FP.</text:p>
        </text:list-item>
      </text:list>
      <text:p text:style-name="P462"/>
      <text:p text:style-name="P462">2. Formación Profesional e Inserción Laboral. Iniciativas:</text:p>
      <text:list xml:id="list1009754740542285012" text:style-name="L10">
        <text:list-item>
          <text:p text:style-name="P657">Ampliación de modalidades de formación en la oferta de FP.</text:p>
        </text:list-item>
        <text:list-item>
          <text:p text:style-name="P657">Desarrollo de una oferta formativa del Servicio Canario de Empleo.</text:p>
        </text:list-item>
        <text:list-item>
          <text:p text:style-name="P657">Desarrollo de una oferta formativa para las empresas.</text:p>
        </text:list-item>
        <text:list-item>
          <text:p text:style-name="P657">Desarrollo de una oferta bilíngüe en Formación Profesional.</text:p>
        </text:list-item>
        <text:list-item>
          <text:p text:style-name="P657">Desarrollo del Emprendimiento y de los Viveros de Empresas.</text:p>
        </text:list-item>
        <text:list-item>
          <text:p text:style-name="P657">Incentivación a la contratación del alumnado al finalizar su formación.</text:p>
        </text:list-item>
      </text:list>
      <text:p text:style-name="P462"/>
      <text:p text:style-name="P462">3. Información y Orientación Profesional. Iniciativas:</text:p>
      <text:list xml:id="list3502002629903081241" text:style-name="L11">
        <text:list-item>
          <text:p text:style-name="P658">Integración en los CIFP de la Información y Orientación Laboral y Educativa.</text:p>
        </text:list-item>
      </text:list>
      <text:p text:style-name="P462"/>
      <text:p text:style-name="P462">4. Acreditación de la Experiencia Laboral. Iniciativas:</text:p>
      <text:list xml:id="list6084011185501935269" text:style-name="L12">
        <text:list-item>
          <text:p text:style-name="P659">Desarrollo en los CIFP Acreditación de Competencias Profesionales de trabajadores.</text:p>
        </text:list-item>
        <text:list-item>
          <text:p text:style-name="P659">Desarrollo en los CIFP oferta modular para completar la cualificación profesional.</text:p>
        </text:list-item>
      </text:list>
      <text:p text:style-name="P462"/>
      <text:p text:style-name="P462">5. Movilidad e Internacionalización de la Formación Profesional. Iniciativas:</text:p>
      <text:list xml:id="list483540094786493102" text:style-name="L13">
        <text:list-item>
          <text:p text:style-name="P660">Desarrollo de proyectos de movilidad para alumnado y profesorado de Formación Profesional.</text:p>
        </text:list-item>
        <text:list-item>
          <text:p text:style-name="P660">Desarrollo de proyectos de colaboración con empresas en el exterior y países de nuestro entorno.</text:p>
        </text:list-item>
      </text:list>
      <text:p text:style-name="P462"/>
      <text:p text:style-name="P469">Convocatoria de proyectos enlaza para el próximo curso</text:p>
      <text:p text:style-name="P462"/>
      <text:p text:style-name="P462">La convocatoria de proyectos enlaza para el próximo curso tiene por objeto desarrollar proyectos de innovación y de talleres de innovación en los centros de formación <text:soft-page-break/>profesional en el marco creado por el proyecto Enlaza, para desarrollar áreas de innovación en la actividad docente mediante</text:p>
      <text:p text:style-name="P462"/>
      <text:p text:style-name="P462">a) La incorporación a los procesos de aula de nuevos contenidos, metodologías e instrumentos de trabajo que puedan ser transferibles al resto de la familia profesional y si procede, a trabajadores y empresas del sector, mediante la elaboración del material de aula y el diseño de cursos de formación.</text:p>
      <text:p text:style-name="P462"/>
      <text:p text:style-name="P462">b) La incorporación de equipamiento e instalaciones en talleres, laboratorios y/o aulas del centro que permitan desarrollar áreas de innovación aplicadas a la formación profesional, transferible al resto de la familia profesional y a las empresas mediante la elaboración del material de aula y el diseño de los cursos de formación.</text:p>
      <text:p text:style-name="P462"/>
      <text:p text:style-name="P462">Esta convocatoria incluye dos líneas de participación:</text:p>
      <text:p text:style-name="P462"/>
      <text:p text:style-name="P483"><text:span text:style-name="T105">a) Proyectos que no requieren financiación, denominados </text:span><text:span text:style-name="T121">Proyecto de Innovación</text:span><text:span text:style-name="T105">.</text:span></text:p>
      <text:p text:style-name="P462"/>
      <text:p text:style-name="P483"><text:span text:style-name="T105">b) Proyectos que requieren financiación, denominados </text:span><text:span text:style-name="T121">Proyectos de Talleres de Innovación</text:span><text:span text:style-name="T105">.</text:span></text:p>
      <text:p text:style-name="P462"/>
      <text:p text:style-name="P488">Los talleres de innovación podían llevar una financiación de hasta 18.000 €. <text:s/>También se comentó la posibilidad de que si varios centros tenían una misma idea de proyecto se podía colaborar en su implementación.</text:p>
      <text:p text:style-name="P488"/>
      <text:p text:style-name="P488">El CIFP Villa de Agüimes, ha presentado un proyecto de desarrollo de aplicaciones para dispositivos móviles IOS, tal como aparece en la página Web del proyecto Enlaza, además en este centro se ha nombrado a un compañero como coordinador de innovación. </text:p>
      <text:p text:style-name="P488"/>
      <text:p text:style-name="P488">El IES Siete Palmas quiere presentar un proyecto de montaje de fibra óptica y un taller integral de comunicaciones Voz-IP. También el IES Lomo de la Herradura está preparando un proyecto/taller de Innovación para integrar talleres de fibra óptica y de hecho ya han mantenido contactos con algunas empresas.</text:p>
      <text:p text:style-name="P488"/>
      <text:p text:style-name="P525">desde la Familia Profesional de Informática de la Provincia de Santa Cruz de Tenerife se van a solicitar diferentes proyectos:</text:p>
      <text:list xml:id="list3595805981307659632" text:style-name="L14">
        <text:list-item>
          <text:p text:style-name="P729">Microsoft Dreamspark: que sea el proyecto Enlaza quien pague la adquisición de Dreamspark para todos los centros educativos.</text:p>
        </text:list-item>
        <text:list-item>
          <text:p text:style-name="P729">La empresa en el centro: planificar actividades formativas de empresas en los diferentes centros de la Familia Profesional en la provincia.</text:p>
        </text:list-item>
        <text:list-item>
          <text:p text:style-name="P729">Microsoft Imagine Academy: es un proyecto que incluye certificaciones para docentes y alumnado, además de incluir Dreamspark.</text:p>
        </text:list-item>
        <text:list-item>
          <text:p text:style-name="P730">Diseño de material en píldoras formativas para los diferentes ciclos.</text:p>
        </text:list-item>
      </text:list>
      <text:p text:style-name="Text_20_body"/>
      <text:p text:style-name="P484">2. Información Proyecto dual Bankia.</text:p>
      <text:p text:style-name="P463"/>
      <text:p text:style-name="P486"><text:span text:style-name="T105">Se comentó en la reunión que en lo relativo a este proyecto. </text:span><text:span text:style-name="T117">D</text:span><text:span text:style-name="T105">esde sus comienzos se encontraron muchas dudas sobre como encajar el proyecto en la FCT tal cual se estaba realizando, ya que proponía ampliar la misma 6 meses más incluyendo los meses de julio y agosto. Desde las dos coordinaciones coordinacio nes se presentó un escrito pidiendo </text:span><text:soft-page-break/><text:span text:style-name="T105">que se aclarasen todas las dudas planteadas pero no hubo una respuesta satisfactoria. </text:span><text:span text:style-name="T118">E</text:span><text:span text:style-name="T269">n Marzo de 2017 </text:span><text:span text:style-name="T270">se realizó una reunión </text:span><text:span text:style-name="T269">para planificar el proyecto. A dicha reunión acudió la empresa organizadora (Fundación Indyde) y la Jefa de Servicio de la Dirección General de FP. Se llegaron a acuerdos de participación en el proyecto pero, al día siguiente, todos los acuerdos fueron declarados no viables por la DGFP, por lo que la mayoría de los centros decidió no participar en el proyecto</text:span></text:p>
      <text:p text:style-name="P464"/>
      <text:p text:style-name="P464">Centros como el IES El Rincón, viendo todas las dudas que generaba el proyecto, decidieron no participar este año en el proyecto. De la provincia de Las Palmas, participaron en el proyecto el IES Zonzamas (3 alumnos), CIFP Majada Marcial (4 alumnos) y el IES Roque Amagro (3 alumnos) con lo que para cubrir el cupo establecido en el Convenio firmado entre las partes integrantes del proyecto, se tuvo que ampliar con alumnado de otras especialidades o no se sabe con que otro alumnado. </text:p>
      <text:p text:style-name="P464"/>
      <text:p text:style-name="P464">La parte de la formación que reciben los alumnos en general ha sido satisfactoria pero en junio empezaban las prácticas sin poder tener asignados en la aplicación que gestiona la FCT los alumnos a las empresas, ni asignación, del horario ...</text:p>
      <text:p text:style-name="P463"/>
      <text:p text:style-name="P470">3.- Negociaciones con Microsoft: S.O., Office, Imagine-Dreamspark,Imagine</text:p>
      <text:p text:style-name="P463"/>
      <text:p text:style-name="P521">Por parte de la Secretaría General Técnica de la Consejería de Educación y Universidades se está negociando con Microsoft la gestión de un acuerdo para lograr fijar unos precios de los productos de Microsoft para los centros que los quieran adquirir. Este acuerdo tendría fijados elementos como la adquisición de Sistemas Operativos, Office instalable, Dreamspark, Academia Imagine y Azure, entre otros. </text:p>
      <text:p text:style-name="P521"/>
      <text:p text:style-name="P521">Además, la plataforma de Office 365 es gratuita para los centros educativos, pero todavía no se ha habilitado el procedimiento por parte de la Consejería para que los centros educativos de Canarias se puedan adherir al proyecto. Además, y dentro de la Dirección General de FP, se está intentando la adquisición de licencias de sistemas operativos, Office instalable y Dreamspark para los centros con FP, siendo Informática y Comunicaciones una de las Familias Profesionales prioritarias. El pasado martes 23 de mayo se mantuvo reunión con el Director General de FP sobre este tema y quedó en gestionar esta petición.</text:p>
      <text:p text:style-name="P521"/>
      <text:p text:style-name="P470">4. Dotaciones de material.</text:p>
      <text:p text:style-name="P463"/>
      <text:p text:style-name="P485"><text:span text:style-name="T105">Se presentó otro escrito donde se habían recogido las necesidades que cada centro tenía para poder impartir las clases con unas garantías de calidad mínimas. Desde el CIFP Majada Marcial proponen que se formalice el periodo de solicitud de material como se realizaba hace unos años de forma anual. Es vital para nuestras enseñanzas disponer del equipamiento necesario para poder impartir las clases y los equipos pueden tener un periodo de obsolescencia de máximo 5 años con lo que se deben ir renovando los talleres periódicamente. </text:span><text:span text:style-name="T118">Desde la coordinación de Tenerife se informa de que</text:span><text:span text:style-name="T105"> se está tramitando la adquisición del equipamiento informático para comenzar a d</text:span><text:span text:style-name="T118">o</text:span><text:span text:style-name="T105">tar a los centros de las islas periféricas para luego seguir en una segunda fase, con el resto de los centros de las</text:span></text:p>
      <text:p text:style-name="P463">demás islas. No se sabe en qué plazos llegarán estas dotaciones, pero al menos se sabe que se están tramitando.</text:p>
      <text:p text:style-name="P463"/>
      <text:p text:style-name="P470"><text:soft-page-break/>5. Oferta formativa curso 2017-2018</text:p>
      <text:p text:style-name="P463"/>
      <text:p text:style-name="P486"><text:span text:style-name="T105">Ha habido algunos cambios en cuanto a la oferta formativa respecto al curso anterior, pero no implican una reducción de grupos, más bien ha habido un pequeño aumento. </text:span><text:span text:style-name="T118">Los cambios son:</text:span><text:span text:style-name="T105"> </text:span></text:p>
      <text:list xml:id="list5452012126040519895" text:style-name="L15">
        <text:list-item>
          <text:p text:style-name="P662"><text:span text:style-name="T118">Se empieza a impartir c</text:span><text:span text:style-name="T116">iclo de grado medio (SMR) en el IES Vega de San Mateo.</text:span></text:p>
        </text:list-item>
        <text:list-item>
          <text:p text:style-name="P661">En el CIFP Majada Marcial se va a empezar a impartir DAW en modalidad presencial y ASIR en semipresen lo contrario del curso anterior.</text:p>
        </text:list-item>
        <text:list-item>
          <text:p text:style-name="P662"><text:span text:style-name="T116">El </text:span><text:span text:style-name="T118">IES </text:span><text:span text:style-name="T116">Zonzamas pasará a ser Centro integrado. </text:span><text:span text:style-name="T118">El próximo curso se impartira 3º del ciclo semipresencial de desarrollo de aplicaciones web y como novedad 1º del mismo ciclo en modalidad presencial.</text:span></text:p>
        </text:list-item>
        <text:list-item>
          <text:p text:style-name="P662"><text:span text:style-name="T118">E</text:span><text:span text:style-name="T116">n el IES Firgas, en el IES El Doctaral así como en el IES Santo Tomás de Aquino, sólo se imparte la FP-Básica Básica y las horas están siendo asignadas a compañeros de la lista de Sistemas y Aplicaciones Informáticas. Ya el curso anterior, desde la coordinación se presentó un escrito solicitando esas plazas a profesores de nuestra familia profesional.</text:span></text:p>
        </text:list-item>
      </text:list>
      <text:p text:style-name="P465"/>
      <text:p text:style-name="P487"><text:span text:style-name="T116">E</text:span><text:span text:style-name="T105">n la provincia de Tenerife </text:span><text:span text:style-name="T269">se llegó al compromiso de aumentar la oferta ya que las empresas han hechol legar sus demandas de más alumnado directamente a la DGFP. Por este motivo, se podrán conceder nuevos grupos de Desarrollo de Aplicaciones Multiplataforma de 1º en el IES Domingo Pérez Minik, y en el CIFP César Manrique. Además, se estudiarán nuevas posibilidades de aumento de grupos de Desarrollo teniendo en cuenta la necesidad de dotaciones o de apertura en turnos de tarde de los centros.</text:span></text:p>
      <text:p text:style-name="P436"/>
      <text:p text:style-name="P436">Por este motivo, el crecimiento posible en grupos de SMR que se planteó en la reunión de la Coordinación queda suspendido por la necesidad de focalizar el aumento de oferta en Grado Superior.</text:p>
      <text:p text:style-name="P436"/>
      <text:p text:style-name="P442">6. Desarrollo Curricular Canario</text:p>
      <text:p text:style-name="P437"/>
      <text:p text:style-name="P437">Se comentó en la reunión que sólo se habían puesto en marcha algunas comisiones para comenzar a desarrollar los títulos de algunas familias profesionales, entre las que no se incluía la de Informática y comunicaciones. Desde las dos coordinaciones</text:p>
      <text:p text:style-name="P437">inaciones no hemos estado de acuerdo en cómo se ha intentado abordar el tema, básicamente en nombrar a unos coordinadores y luego realizando el trabajo de forma altruista. En la reunión se realizaron algunas propuestas que intentaremos hacer llegar a la Consejería a través de algún escrito como son:</text:p>
      <text:p text:style-name="P437"/>
      <text:list xml:id="list1880896042627962885" text:style-name="L16">
        <text:list-item>
          <text:p text:style-name="P663">A los participantes en el desarrollo curricular, que se le acredite el trabajo realizado a través de algún tipo de reconocimiento.</text:p>
        </text:list-item>
        <text:list-item>
          <text:p text:style-name="P663">Que se haga una planificación antes del comienzo del curso donde figuren un número de horas lectivas que se puedan asignar para las personas que quieran formar parte de la comisión de elaboración del currículo.</text:p>
        </text:list-item>
        <text:list-item>
          <text:p text:style-name="P663">Que el trabajo de elaboración del currículo se puede pagar como horas fuera del horario lectivo.</text:p>
        </text:list-item>
      </text:list>
      <text:p text:style-name="P437"/>
      <text:p text:style-name="P437"><text:soft-page-break/>En cualquier caso, en lo que si se estuvo de acuerdo es en que hay que realizar algunos cambios en determinados módulos de algunos ciclos, entre otros, una mejor distribución de horas en algunos módulos importantes, formación bilingüe, ... </text:p>
      <text:p text:style-name="P437"/>
      <text:p text:style-name="P437">También se comentó que en algunos centros ya estaba intentando realizar algunas actualizaciones y concreciones de contenidos en determinados módulos así como las herramientas que se utilizaban para impartirlos.</text:p>
      <text:p text:style-name="P437"/>
      <text:p text:style-name="P437">No sabemos cómo se va a acometer este trabajo y si se abordará en tema para el curso que viene, por lo que estamos un poco a la espera de lo que pueda pasar.</text:p>
      <text:p text:style-name="P437"/>
      <text:p text:style-name="P522">Desde el CIFP César Manrique se traslada que se ha realizado este curso un trabajo de modificación y estudio de las programaciones del centro y para el próximo curso se elaborarán una programaciones con el visto bueno de la Inspección Educativa, en cuanto a esquema a seguir e índice a cubrir. Se adelantará el trabajo realizado hasta ahora a los centros de la provincia y se enviará el trabajo realizado el próximo cuso.</text:p>
      <text:p text:style-name="P437"/>
      <text:p text:style-name="P442">7. Formación del profesorado</text:p>
      <text:p text:style-name="P438"/>
      <text:p text:style-name="P438">Se solicitó a principios de curso a todos los centros unas preferencias en cursos de formación y en base a la cual se elaboró una propuesta que se mandó a la Consejería, con las siguientes peticiones:</text:p>
      <text:p text:style-name="P438"/>
      <text:list xml:id="list5584720341859360898" text:style-name="L17">
        <text:list-item>
          <text:p text:style-name="P664">Desarrollo de aplicaciones web con AngularJS</text:p>
        </text:list-item>
        <text:list-item>
          <text:p text:style-name="P664">Desarrollo de aplicaciones móviles nativas multiplataforma con C# y Xamarin o Administración Avanzada de Windows Server 2012/016</text:p>
          <text:p text:style-name="P664"/>
        </text:list-item>
      </text:list>
      <text:p text:style-name="P437">Se ha conseguido montar un curso on-line de Xamarin, así como poner a disposición de todos los jefes de departamento del material del curso de HTML-5 del año pasado, que lo pueden utilizar en sus clases e incluso distribuir a los alumnos.</text:p>
      <text:p text:style-name="P437"/>
      <text:p text:style-name="P434"><text:span text:style-name="T105">En cuanto a las propuestas de formación para el curso que viene, se apuesta por la formación on-line </text:span><text:span text:style-name="T119">para </text:span><text:span text:style-name="T105">que pueda llegar al mayor número de compañeros/as y después de comentar las que proponen desde la coordinación de Tenerife, nos sumamos a las de Java Script, Ciberseguridad y formación en CISCO, así como las propuestas del curso</text:span></text:p>
      <text:p text:style-name="P434"><text:span text:style-name="T105">anterior, proponiendo también que se incluya un curso de </text:span><text:span text:style-name="T121">reparación de dispositivos móviles</text:span><text:span text:style-name="T105">.</text:span></text:p>
      <text:p text:style-name="P434"><text:span text:style-name="T105">También se comentó que se pudiera incluir otras modalidades de formación (jornadas, charlas, compartir experien</text:span><text:span text:style-name="T119">c</text:span><text:span text:style-name="T105">ias, actividades desarrolladas, ... ) o incluso pequeños cursos (píldoras formativas) que pudieran ser impartidos por compañeros especialistas en determinadas áreas. Se pide que esta formación pudiera ser acredita a través de algún</text:span></text:p>
      <text:p text:style-name="P437">tipo de reconocimiento como formador.</text:p>
      <text:p text:style-name="P437"/>
      <text:p text:style-name="P443">9. Presentación de Proyectos de Coordinación de Familia Profesional.</text:p>
      <text:p text:style-name="P439"/>
      <text:p text:style-name="P439">No ha salido la normativa para la presentación de un proyecto de Coordinación de la Familia Profesional, pero la idea es que se presente como un proyecto de centro, y está pendiente una normativa para poder valorar y baremar lo proyectos que se puedan presentar desde los diferentes centros. La idea central, es que la puerta está abierta para <text:soft-page-break/>que cualquier centro pueda presentar un proyecto de coordinación de la familia profesional.</text:p>
      <text:p text:style-name="P439"/>
      <text:p text:style-name="P439">Una propuesta es que la coordinación debería estar en un Centro Integrado ya que la</text:p>
      <text:p text:style-name="P439">la mayoría de las iniciativas que emanan del proyecto Enlaza parten de los centros integrados para luego llegar al resto de los centros. De esta forma, se puede asignar un mayor número de horas al coordinador de la Familia Profesional, ya que con únicamente 2 horas no se puede cubrir todo el trabajo que lleva implícito la coordinación. También se propone que la coordinación de la familia profesional sea itinerante y pueda ir pasando por los diferentes centros</text:p>
      <text:p text:style-name="P439"/>
      <text:p text:style-name="P443">10. Jornadas Chapi.</text:p>
      <text:p text:style-name="P440">Las pasada jornadas Chapi que tuvieron lugar en el IES El Rincón, contaron con una participación de unas 30 personas entre ponentes y asistentes, además de los grupos de alumnos que asistieron a algunas de las charlas.</text:p>
      <text:p text:style-name="P440"/>
      <text:p text:style-name="P440">Creemos que este tipo de jornadas son un punto de encuentro entre compañeros/as con las mismas inquietudes y problemas a resolver donde poder compartir experiencias y tener una visión de lo que se está trabajando en los distintos centros.</text:p>
      <text:p text:style-name="P440"/>
      <text:p text:style-name="P435"><text:span text:style-name="T120">Desde la coordinación se opina que e</text:span><text:span text:style-name="T105">stas jornadas, pueden ser un punto de partida y sería interesante que no se perdiera y continuara en el futuro desarrollándose en sucesivas ediciones. </text:span></text:p>
      <text:p text:style-name="P439"/>
      <text:p text:style-name="P443">11. Ruegos y preguntas</text:p>
      <text:p text:style-name="P439"/>
      <text:p text:style-name="P439">Desde algunos centros se ruega que las reuniones se planifiquen con mayor antelación para facilitar la organización y asistencia desde las islas menores. También la posibilidad de realizar las reuniones a través de videoconferencia.</text:p>
      <text:p text:style-name="P439"/>
      <text:p text:style-name="P439">Otro ruego es que se realice al menos una reunión al trimestre.</text:p>
      <text:p text:style-name="P439"/>
      <text:p text:style-name="P441">En la reunión de la provincia de Tenerife se preguntó por las expectativas oposiciones. El Coordinador informa que no hay previsto nada al respecto, pero es posible que se convoquen en los próximos cursos debido al aumento de oferta formativa, a las jubilaciones ya realizadas y las previstas en los próximos cursos de profesorado de la Familia Profesional. Se manifiesta la preocupación por la antigüedad y obsolescencia de los temarios, que no incluyen ninguna de las nuevas habilidades que se necesitan en la docencia de nuestra especialidad. También por la no concreción de los esquemas de programaciones por parte de la Consejería de Educación y Universidades, ya que existen diferentes esquemas de la misma dependiendo del organigrama de la Consejería al que se pregunte: Ordenación tiene uno y está formado sobre él, DGFP tiene otro, Inspección tiene otro.</text:p>
      <text:p text:style-name="P466"/>
      <text:h text:style-name="P790" text:outline-level="4">3. Informe de reunión de CCP</text:h>
      <text:p text:style-name="P408">Se informa de los aspectos tratados en la reunión de CCP del día <text:span text:style-name="T268">6 de junio</text:span>:</text:p>
      <text:p text:style-name="P408"/>
      <text:p text:style-name="P417"><text:soft-page-break/>Se solicita novedades de departamentos en cuanto a libros de texto. Desde lengua se pide no confirmar el libro de texto de la materia en la librería hasta que este nombrado el profesor a principio de curso.</text:p>
      <text:p text:style-name="P417"/>
      <text:p text:style-name="P418">Directiva solicita colaboración para actualización inventario, desde la consejería se pide informatizarlo. Se repartirá trabajo después de finalizar clases. Se enajenará el material que esté para desechar.</text:p>
      <text:p text:style-name="P418"/>
      <text:p text:style-name="P418">LOMCE impone realizar consejo orientador para todos los grupos de la ESO, serán similares a los realizados el curso pasado para 1º y 3º ESO. Se hará plantilla con datos base de los alumnos y las competencias de la sesión de evaluación y en la sesión de evaluación tutor tomará nota del consejo orientador que se propone y luego posteriormente se pasaran esas indicaciones a las plantillas que estarán colgadas en la zona compartida. </text:p>
      <text:p text:style-name="P418"/>
      <text:p text:style-name="P418">En 4ºESO se hizo en el segundo trimestre ya que debe estar disponible para el periodo de preinscripción. Se ponen como modelo para tenerlos como referencia. Se entregará copia a los padres y deberán firmar un recibí en la entrega de notas.</text:p>
      <text:p text:style-name="P418"/>
      <text:p text:style-name="P418">Se recuerda que hay que poner datos con antelación. Todos antes de las 11:15 del día anterior a la sesión de evaluación. Competencias, comentarios (realizar en casa a red del ciclo formativo en aula 12), <text:span text:style-name="T271">calificaciones en tamagochi o SGD, tener al día tutores justificación de faltas. Para el alumnado que se suspenda hay que realizar documento individual por alumno y materia con orientaciones para la recuperación en septiembre. Se entregará listado con documentos a entregar.</text:span></text:p>
      <text:p text:style-name="P418"/>
      <text:p text:style-name="P419">No se ha concedido grupo de 1º de PEMAR.</text:p>
      <text:p text:style-name="P419"/>
      <text:p text:style-name="P419">Se ha concedido tercer grupo en 1º de ESO.</text:p>
      <text:p text:style-name="P419"/>
      <text:p text:style-name="P419">Importante que el alumno conozca pormenores de su calificación para evitar reclamaciones.</text:p>
      <text:p text:style-name="P419"/>
      <text:p text:style-name="P420">Se han solicitado formar parte para el curso próximo de la red de escuelas solidarias y, como novedad, de la red de escuelas promotoras de salud.</text:p>
      <text:p text:style-name="P420"/>
      <text:p text:style-name="P420">Recordatorio: <text:s/>los alumnos no pueden salir de clase antes de que toque sirena, ni siquiera al terminar examen.</text:p>
      <text:p text:style-name="P420"/>
      <text:p text:style-name="P421">Ruegos y preguntas: Antonio manifiesta que el número de actividades extraescolares ha sido excesivo en el presente curso. <text:span text:style-name="T272">Además ha habido coincidencia en el tiempo de actividades para los mismos grupos.</text:span></text:p>
      <text:p text:style-name="P423"/>
      <text:h text:style-name="P787" text:outline-level="4"><text:soft-page-break/>4. <text:span text:style-name="T268">Solicitud de participación en proyecto enlaza-reconecta(fibra-óptica)</text:span></text:h>
      <text:p text:style-name="P467">Desde el IES Siete Palmas el profesor Daniel Peña contacta con este departamento para solicitar colaboración/participación en proyecto. El proyecto tiene como objetivo dotar de material e infraestructura de fibra óptica a los centros de la familia profesional de informática de la provincia.</text:p>
      <text:p text:style-name="P467"/>
      <text:p text:style-name="P467">El proyecto se divide en varias fases:</text:p>
      <text:p text:style-name="P467"/>
      <text:p text:style-name="P467">Fase 1: Adquisición del material necesario para llevar a cabo la formación en base <text:s/>a talleres prácticos en lo que a fibra óptica se refiere (fusionadora, soportes de empalme mecánico, switches, comprobadores de fibra óptica, cableado, conectores LC, herramientas para pelado y corte del cable, material de protección (gafas, guantes), alcohol isopropílico, switches, paneles de parcheo, etc.)</text:p>
      <text:p text:style-name="P467"/>
      <text:p text:style-name="P467">Fase 2: Formación del profesorado sobre el manejo y utilización de dicho material, incluiría una parte presencial y otra semipresencial. El proyecto cubriría los desplazamientos del profesorado de las islas menores para recibir dicha formación.</text:p>
      <text:p text:style-name="P467"/>
      <text:p text:style-name="P467">Fase 3: Formación del alumnado sobre el manejo y utilización de dicho material.</text:p>
      <text:p text:style-name="P467"/>
      <text:p text:style-name="P467">Fase 4: Realizar el cableado estructurado desde el Rack\Switch\Router principal a los Racks\Switches\Routers secundarios distribuidos por el centro con fibra óptica por parte del alumnado y bajo la supervisión del profesorado, o bien, realizar un armario móvil de fibra óptica.</text:p>
      <text:p text:style-name="P467"/>
      <text:p text:style-name="P467">Se remite por correo el presupuesto del mismo y se solicita de este departamento realizar <text:s/>participar en el proyecto y realizar una evaluación del mismo. Así mismo se solicita la posibilidad de contactar con empresas del sector que quieran colaborar/evaluar el proyecto.</text:p>
      <text:p text:style-name="P467"/>
      <text:p text:style-name="P482"><text:span text:style-name="T105">Se aprueba participar en el proyecto. Se cumplimenta</text:span><text:span text:style-name="T114">n los anexos III y V de valoración del proyecto que se remitirán a Daniel Peña. </text:span><text:span text:style-name="T115">Así mismo se contactará con las empresas del sector para localizar empresa que quiera colaborar en el proyecto.</text:span></text:p>
      <text:h text:style-name="P787" text:outline-level="4"><text:span text:style-name="T268">5. </text:span>Análisis del seguimiento de las programaciones de aula</text:h>
      <text:p text:style-name="P89">Se comentan los contenidos impartidos en cada módulo y materias y se debaten propuestas de coordinación y de posibles actividades a realizar.</text:p>
      <text:p text:style-name="P89"/>
      <text:p text:style-name="P208"/>
      <text:h text:style-name="P788" text:outline-level="4"><text:span text:style-name="T268">6</text:span>. Sugerencias y preguntas</text:h>
      <text:p text:style-name="P208"/>
      <text:p text:style-name="P32">No hay</text:p>
      <text:p text:style-name="P208"/>
      <text:h text:style-name="P820" text:outline-level="3"><text:soft-page-break/>Tareas asignadas</text:h>
      <text:p text:style-name="P271">Iván: remitir anexos III y V cumplimentados del proyecto Enlaza-Reconecta a Daniel Peña Hernández del IES Siete Palmas.</text:p>
      <text:p text:style-name="P208"/>
      <text:p text:style-name="P32">Sin más asuntos que tratar se levanta la sesión, de todo lo cual yo, como Jefe del Departamento, doy fe.</text:p>
      <text:p text:style-name="P208"/>
      <text:p text:style-name="P60">El jefe de departamento </text:p>
      <text:p text:style-name="P236"/>
      <text:p text:style-name="P236"/>
      <text:p text:style-name="P236"/>
      <text:p text:style-name="P236"/>
      <text:p text:style-name="P236"/>
      <text:p text:style-name="P517">Iván Chillón García </text:p>
      <text:p text:style-name="P517"/>
      <text:h text:style-name="P828" text:outline-level="2"><text:span text:style-name="T69">ACTA Nº </text:span><text:span text:style-name="T71">2</text:span><text:span text:style-name="T79">8</text:span></text:h>
      <text:h text:style-name="P821" text:outline-level="3">Fecha: <text:span text:style-name="T16">1</text:span><text:span text:style-name="T26">3</text:span><text:span text:style-name="T16">/0</text:span><text:span text:style-name="T62">6</text:span><text:span text:style-name="T16">/1</text:span><text:span text:style-name="T63">7</text:span></text:h>
      <text:h text:style-name="P821" text:outline-level="3">Asistentes:</text:h>
      <text:list xml:id="list95313702440985" text:continue-list="list95312884664983" text:style-name="L1">
        <text:list-item>
          <text:p text:style-name="P671">Juan Francisco <text:span text:style-name="T101">Sánchez González</text:span></text:p>
        </text:list-item>
        <text:list-item>
          <text:p text:style-name="P699">Etiel Juan Domínguez Sánchez</text:p>
        </text:list-item>
        <text:list-item>
          <text:p text:style-name="P699">Iván Chillón García</text:p>
        </text:list-item>
      </text:list>
      <text:p text:style-name="P209"/>
      <text:h text:style-name="P821" text:outline-level="3">Orden del día</text:h>
      <text:p text:style-name="P300">1. Aprobación si procede del acta de la reunión anterior </text:p>
      <text:p text:style-name="P300">2. . <text:span text:style-name="T98">Seguimiento de programaciones de aula</text:span></text:p>
      <text:p text:style-name="P303"><text:span text:style-name="T273">3</text:span>. <text:span text:style-name="T273">Adquisición de material</text:span></text:p>
      <text:p text:style-name="P300"><text:span text:style-name="T273">4. </text:span>Sugerencias y preguntas</text:p>
      <text:p text:style-name="P347"/>
      <text:h text:style-name="P821" text:outline-level="3">Aspectos tratados y decisiones adoptadas</text:h>
      <text:h text:style-name="P791" text:outline-level="4">1. Aprobación si procede del acta de la reunión anterior</text:h>
      <text:p text:style-name="P209"/>
      <text:p text:style-name="P33">Se aprueba</text:p>
      <text:p text:style-name="P209"/>
      <text:h text:style-name="P791" text:outline-level="4">2. <text:span text:style-name="T104">Seguimiento de las programaciones de aula</text:span></text:h>
      <text:p text:style-name="P90">Se comentan los contenidos impartidos en cada módulo y materias y se debaten propuestas de coordinación y de posibles actividades a realizar. <text:span text:style-name="T274">El miércoles 21/6 se realizará taller de fibra óptica con la colaboración del alumno de segundo Fernando, se acuerda dedicar toda la jornada lectiva con los alumnos de primero del ciclo para dicho taller.</text:span></text:p>
      <text:p text:style-name="P209"><text:soft-page-break/></text:p>
      <text:h text:style-name="P791" text:outline-level="4"><text:span text:style-name="T275">3</text:span>. <text:span text:style-name="T273">Adquisición de material</text:span></text:h>
      <text:p text:style-name="P429">S<text:span text:style-name="T273">e aprueba la adquisición de material para la realización de prácticas de cableado estructurado:</text:span></text:p>
      <text:list xml:id="list7433028276935433003" text:style-name="L18">
        <text:list-item>
          <text:p text:style-name="P665">Conectores macho RJ-45</text:p>
        </text:list-item>
        <text:list-item>
          <text:p text:style-name="P665">Tomas RJ-45 de sobrepared</text:p>
        </text:list-item>
        <text:list-item>
          <text:p text:style-name="P665">Transductores de fibra óptica</text:p>
        </text:list-item>
        <text:list-item>
          <text:p text:style-name="P666">Cajas terminales de fibra óptica</text:p>
        </text:list-item>
      </text:list>
      <text:h text:style-name="P740" text:outline-level="4"><text:span text:style-name="T275">4</text:span>. Calendario del curso</text:h>
      <text:p text:style-name="P431">Se acuerda establecer las siguientes fechas para el presente curso:</text:p>
      <text:p text:style-name="P431">Primera evaluació de módulos del ciclo: <text:s/>jueves 1 de diciembre</text:p>
      <text:p text:style-name="P431">Evaluación final de módulos de 2º del ciclo: 16 de marzo</text:p>
      <text:p text:style-name="P431">Inicio del modulo de Integración: 20 de marzo</text:p>
      <text:p text:style-name="P431">Inicio de las prácticas en empresa de los alumnos de 2º: 17 de abril</text:p>
      <text:h text:style-name="P791" text:outline-level="4"><text:span text:style-name="T104">5. </text:span>Sugerencias y preguntas</text:h>
      <text:p text:style-name="P209"/>
      <text:p text:style-name="P33">No hay</text:p>
      <text:p text:style-name="P209"/>
      <text:h text:style-name="P821" text:outline-level="3">Tareas asignadas</text:h>
      <text:p text:style-name="P209"/>
      <text:p text:style-name="P209"/>
      <text:p text:style-name="P33">Sin más asuntos que tratar se levanta la sesión, de todo lo cual yo, como Jefe del Departamento, doy fe.</text:p>
      <text:p text:style-name="P209"/>
      <text:p text:style-name="P61">El jefe de departamento </text:p>
      <text:p text:style-name="P237"/>
      <text:p text:style-name="P237"/>
      <text:p text:style-name="P237"/>
      <text:p text:style-name="P237"/>
      <text:p text:style-name="P237"/>
      <text:p text:style-name="P61">Iván Chillón García </text:p>
      <text:p text:style-name="P518"/>
      <text:p text:style-name="P519"/>
      <text:h text:style-name="P829" text:outline-level="2"><text:span text:style-name="T69">ACTA Nº </text:span><text:span text:style-name="T79">29</text:span></text:h>
      <text:h text:style-name="P822" text:outline-level="3">Fecha: <text:span text:style-name="T60">20/</text:span><text:span text:style-name="T16">0</text:span><text:span text:style-name="T60">6</text:span><text:span text:style-name="T16">/1</text:span><text:span text:style-name="T17">6</text:span></text:h>
      <text:h text:style-name="P822" text:outline-level="3">Asistentes:</text:h>
      <text:list xml:id="list95312322532739" text:continue-list="list95313702440985" text:style-name="L1">
        <text:list-item>
          <text:p text:style-name="P672">Juan Francisco <text:span text:style-name="T101">Sánchez González</text:span></text:p>
        </text:list-item>
        <text:list-item>
          <text:p text:style-name="P700">Etiel Juan Domínguez Sánchez</text:p>
        </text:list-item>
        <text:list-item>
          <text:p text:style-name="P700">Iván Chillón García</text:p>
        </text:list-item>
      </text:list>
      <text:p text:style-name="P210"/>
      <text:h text:style-name="P822" text:outline-level="3"><text:soft-page-break/>Orden del día</text:h>
      <text:p text:style-name="P301">1. Aprobación si procede del acta de la reunión anterior </text:p>
      <text:p text:style-name="P301">2. <text:span text:style-name="T276">Informe de reunión de CCP</text:span></text:p>
      <text:p text:style-name="P301"><text:span text:style-name="T276">3. </text:span>Sugerencias y preguntas</text:p>
      <text:p text:style-name="P348"/>
      <text:h text:style-name="P822" text:outline-level="3">Aspectos tratados y decisiones adoptadas</text:h>
      <text:h text:style-name="P792" text:outline-level="4">1. Aprobación si procede del acta de la reunión anterior</text:h>
      <text:p text:style-name="P210"/>
      <text:p text:style-name="P34">Se aprueba</text:p>
      <text:p text:style-name="P210"/>
      <text:h text:style-name="P792" text:outline-level="4">2. <text:span text:style-name="T276">Informe de reunión de CCP</text:span></text:h>
      <text:p text:style-name="P427">Se deja en zona compartida memoria de final de curso con apartado para proyectos propios del departamento. En el mismo documento se puede hacer el análisis de resultados. Claustro final será el día 30. La memoria debería entregarse antes del miércoles 28.</text:p>
      <text:p text:style-name="P427"/>
      <text:p text:style-name="P427">Como novedad, este año habrá matrícula de honor en 4º. Por el número de alumno corresponden 2. Nota de la etapa mayor o igual que 9 y se seleccionarán las dos mejores.</text:p>
      <text:p text:style-name="P427"/>
      <text:p text:style-name="P427">Petición/recordatorio dejar todo el material antes de irse en julio. Para los departamentos sin profesorado con destino definitivo deberían dejar correcciones de las pruebas de septiembre en sobre distinto, dentro del sobre principal.</text:p>
      <text:p text:style-name="P427"/>
      <text:p text:style-name="P427">Comida final de curso el miércoles 28. Dinero adelantando a Mari Carmen.</text:p>
      <text:p text:style-name="P427"/>
      <text:p text:style-name="P523">Próxima semana se pide colaboración para realizar inventario.</text:p>
      <text:p text:style-name="P523"/>
      <text:p text:style-name="P524">Horario de permanencia mínimo, a partir del lunes 26 será de 9 a 13.</text:p>
      <text:p text:style-name="P524"/>
      <text:p text:style-name="P524">Entrega de notas viernes de 9:30 a 11:00 el viernes 23. Menores pueden recoger calificaciones con autorización firmada, debe firmar la entrega.</text:p>
      <text:p text:style-name="P524"/>
      <text:p text:style-name="P524">Se pide dejar aula limpias, sin material de los alumnos y recogidas.</text:p>
      <text:p text:style-name="P524"/>
      <text:p text:style-name="P524">Consejo general CEP. Dos proyectos de cara al próximo curso: SOLARLANZ y proyecto educativo de tablets. Campus de profundización científica para alumnos de 4º. Campamento. Solicitudes hasta 22 de junio.</text:p>
      <text:p text:style-name="P210"/>
      <text:h text:style-name="P792" text:outline-level="4"><text:span text:style-name="T275">3</text:span>. Sugerencias y preguntas</text:h>
      <text:p text:style-name="P210"/>
      <text:p text:style-name="P34">No hay</text:p>
      <text:p text:style-name="P210"/>
      <text:h text:style-name="P822" text:outline-level="3"><text:soft-page-break/>Tareas asignadas</text:h>
      <text:p text:style-name="P210"/>
      <text:p text:style-name="P210"/>
      <text:p text:style-name="P34">Sin más asuntos que tratar se levanta la sesión, de todo lo cual yo, como Jefe del Departamento, doy fe.</text:p>
      <text:p text:style-name="P210"/>
      <text:p text:style-name="P62">El jefe de departamento </text:p>
      <text:p text:style-name="P238"/>
      <text:p text:style-name="P238"/>
      <text:p text:style-name="P238"/>
      <text:p text:style-name="P238"/>
      <text:p text:style-name="P238"/>
      <text:p text:style-name="P181">Iván Chillón García </text:p>
      <text:p text:style-name="P426"/>
      <text:p text:style-name="P426"/>
      <text:p text:style-name="P362"/>
      <text:p text:style-name="P493"/>
      <text:p text:style-name="P494"/>
      <text:p text:style-name="P645"><text:span text:style-name="T240">DILIGENCIA</text:span>.- Se hace constar que el presente Libro de Actas de las reuniones del Departamento de <text:span text:style-name="T277">Informática</text:span> correspondiente al curso escolar 201<text:span text:style-name="T241">6</text:span>-20<text:span text:style-name="T241">17</text:span> , consta de <text:s/>páginas, numeradas correlativamente del <text:span text:style-name="T277">1 </text:span>al<text:span text:style-name="T6"> </text:span><text:span text:style-name="T193">8</text:span><text:span text:style-name="T194">1</text:span>, siendo el acta n.º <text:span text:style-name="T278">29</text:span> el último número de acta del curso de fecha <text:span text:style-name="T277">20</text:span> de junio de 20<text:span text:style-name="T260">17.</text:span> Y para que conste, firma la presente.</text:p>
      <text:p text:style-name="P644"/>
      <text:p text:style-name="P644"/>
      <text:p text:style-name="P644">En Haría, Lanzarote, a <text:span text:style-name="T277">27</text:span> de junio de 201<text:span text:style-name="T277">7</text:span></text:p>
      <text:p text:style-name="P644"/>
      <text:p text:style-name="P644"/>
      <text:p text:style-name="P646">Vº Bº EL DIRECTOR<text:tab/><text:tab/><text:tab/><text:tab/> <text:s text:c="19"/>LA SECRETARIA</text:p>
      <text:p text:style-name="P378"/>
      <text:p text:style-name="P378"/>
      <text:p text:style-name="P378">Fdo.: Enrique Blas Pérez Coll<text:tab/><text:tab/> <text:s text:c="9"/><text:tab/> <text:s text:c="14"/>Fdo.: Virtudes Gómez Ro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Arial" svg:font-family="Arial, sans-serif"/>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start" style:justify-single-word="false"/>
      <style:text-properties style:font-name="Arial" fo:font-family="Arial, sans-serif" fo:font-size="11pt" fo:font-style="italic" officeooo:rsid="00696b2d"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ize-complex="11pt"/>
    </style:style>
    <style:style style:name="Sangría_20_2_20_de_20_t._20_independiente" style:display-name="Sangría 2 de t. independiente" style:family="paragraph" style:parent-style-name="Standard">
      <style:paragraph-properties fo:margin-left="9.001cm" fo:margin-right="0cm" fo:text-indent="0cm" style:auto-text-indent="false"/>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style style:name="Numbering_20_Symbols" style:display-name="Numbering Symbols" style:family="text"/>
    <style:style style:name="WW8Num2z0"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officeooo:paragraph-rsid="002f81b4"/>
    </style:style>
    <style:style style:name="MP2" style:family="paragraph" style:parent-style-name="Text_20_body">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officeooo:paragraph-rsid="002f81b4" style:font-size-asian="9pt" style:font-size-complex="9pt"/>
    </style:style>
    <style:style style:name="MP3" style:family="paragraph" style:parent-style-name="Header">
      <style:paragraph-properties fo:margin-left="-0.208cm" fo:margin-right="-0.261cm" fo:margin-top="0cm" fo:margin-bottom="0cm" loext:contextual-spacing="false" fo:text-indent="0cm" style:auto-text-indent="false" fo:padding="0.049cm" fo:border="0.06pt solid #000000" style:shadow="none">
        <style:tab-stops>
          <style:tab-stop style:position="0.053cm"/>
        </style:tab-stops>
      </style:paragraph-properties>
      <style:text-properties fo:font-size="9pt" officeooo:paragraph-rsid="002f81b4" style:font-size-asian="9pt" style:font-size-complex="9pt"/>
    </style:style>
    <style:style style:name="MP4" style:family="paragraph" style:parent-style-name="Footer">
      <style:paragraph-properties fo:text-align="center" style:justify-single-word="false"/>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4c4c4c"/>
    </style:style>
    <style:style style:name="MT4" style:family="text">
      <style:text-properties fo:color="#4c4c4c" style:font-name="Verdana" fo:font-weight="bold" style:font-weight-asian="bold" style:font-weight-complex="bold"/>
    </style:style>
    <style:style style:name="MT5" style:family="text">
      <style:text-properties style:font-name="Verdana" fo:font-weight="bold" style:font-weight-asian="bold" style:font-weight-complex="bold"/>
    </style:style>
    <style:style style:name="MT6" style:family="text">
      <style:text-properties fo:font-weight="bold" style:font-weight-asian="bold" style:font-weight-complex="bold"/>
    </style:style>
    <style:style style:name="MT7" style:family="text">
      <style:text-properties fo:font-weight="bold" officeooo:rsid="007a6ab9"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358cm" fo:margin-right="2.01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x="-0.055cm" svg:y="0.086cm" svg:width="3.134cm" svg:height="1.455cm" draw:z-index="80"><draw:image xlink:href="Pictures/1000000000000072000000357CDC4ACEF9FAECCF.png" xlink:type="simple" xlink:show="embed" xlink:actuate="onLoad"/></draw:frame><text:span text:style-name="MT1">El Director <text:s text:c="18"/></text:span><text:span text:style-name="MT2"><text:s text:c="3"/></text:span></text:p>
        <text:p text:style-name="MP2"/>
        <text:p text:style-name="MP2"/>
        <text:p text:style-name="MP3"><text:s text:c="6"/></text:p>
        <text:p text:style-name="MP3"><text:s text:c="8"/><text:span text:style-name="MT3"><text:s/></text:span><text:span text:style-name="MT4">IES HARÍA</text:span><text:span text:style-name="MT5"><text:tab/></text:span><text:tab/> <text:s text:c="3"/><text:tab/><text:tab/><text:tab/><text:tab/> <text:s/><text:tab/> <text:s text:c="17"/><text:span text:style-name="MT6">Enrique Blas Pérez Col</text:span><text:span text:style-name="MT7">l</text:span></text:p>
      </style:header>
      <style:footer>
        <text:p text:style-name="MP4"><text:page-number text:select-page="current">8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09:19:12.126966954</meta:creation-date>
    <dc:date>2017-06-28T09:53:11.625249056</dc:date>
    <meta:editing-duration>PT20H34M58S</meta:editing-duration>
    <meta:editing-cycles>220</meta:editing-cycles>
    <meta:generator>LibreOffice/5.1.6.2$Linux_X86_64 LibreOffice_project/10m0$Build-2</meta:generator>
    <meta:document-statistic meta:table-count="41" meta:image-count="1" meta:object-count="0" meta:page-count="81" meta:paragraph-count="1633" meta:word-count="21058" meta:character-count="129464" meta:non-whitespace-character-count="109688"/>
  </office:meta>
</office:document-meta>
</file>

<file path=META-INF/documentsignatures.xml><?xml version="1.0" encoding="utf-8"?>
<document-signatures xmlns="urn:oasis:names:tc:opendocument:xmlns:digitalsignature:1.0"/>
</file>